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precision-as-shown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ame ID</text:p>
          </table:table-cell>
          <table:table-cell office:value-type="string" calcext:value-type="string">
            <text:p>Crash</text:p>
          </table:table-cell>
          <table:table-cell table:number-columns-repeated="5"/>
        </table:table-row>
        <table:table-row table:style-name="ro1">
          <table:table-cell office:value-type="float" office:value="5948001" calcext:value-type="float">
            <text:p>5948001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string" calcext:value-type="string">
            <text:p>Moyenne</text:p>
          </table:table-cell>
          <table:table-cell table:formula="of:=AVERAGE([.B2:.B10000])" office:value-type="float" office:value="8.33528215672835" calcext:value-type="float">
            <text:p>8,33528215672835</text:p>
          </table:table-cell>
          <table:table-cell office:value-type="float" office:value="5948000" calcext:value-type="float">
            <text:p>5948000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float" office:value="5948002" calcext:value-type="float">
            <text:p>5948002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string" calcext:value-type="string">
            <text:p>Médiane</text:p>
          </table:table-cell>
          <table:table-cell table:formula="of:=MEDIAN([.B2:.B10000])"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office:value-type="float" office:value="5948003" calcext:value-type="float">
            <text:p>594800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004" calcext:value-type="float">
            <text:p>5948004</text:p>
          </table:table-cell>
          <table:table-cell office:value-type="float" office:value="9.59" calcext:value-type="float">
            <text:p>9,59</text:p>
          </table:table-cell>
          <table:table-cell table:number-columns-repeated="5"/>
        </table:table-row>
        <table:table-row table:style-name="ro1">
          <table:table-cell office:value-type="float" office:value="5948005" calcext:value-type="float">
            <text:p>5948005</text:p>
          </table:table-cell>
          <table:table-cell office:value-type="float" office:value="4.95" calcext:value-type="float">
            <text:p>4,95</text:p>
          </table:table-cell>
          <table:table-cell table:number-columns-repeated="5"/>
        </table:table-row>
        <table:table-row table:style-name="ro1">
          <table:table-cell office:value-type="float" office:value="5948006" calcext:value-type="float">
            <text:p>5948006</text:p>
          </table:table-cell>
          <table:table-cell office:value-type="float" office:value="40.54" calcext:value-type="float">
            <text:p>40,54</text:p>
          </table:table-cell>
          <table:table-cell table:number-columns-repeated="5"/>
        </table:table-row>
        <table:table-row table:style-name="ro1">
          <table:table-cell office:value-type="float" office:value="5948007" calcext:value-type="float">
            <text:p>5948007</text:p>
          </table:table-cell>
          <table:table-cell office:value-type="float" office:value="13.96" calcext:value-type="float">
            <text:p>13,96</text:p>
          </table:table-cell>
          <table:table-cell table:number-columns-repeated="5"/>
        </table:table-row>
        <table:table-row table:style-name="ro1">
          <table:table-cell office:value-type="float" office:value="5948008" calcext:value-type="float">
            <text:p>5948008</text:p>
          </table:table-cell>
          <table:table-cell office:value-type="float" office:value="1.33" calcext:value-type="float">
            <text:p>1,3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5948009" calcext:value-type="float">
            <text:p>5948009</text:p>
          </table:table-cell>
          <table:table-cell office:value-type="float" office:value="6.27" calcext:value-type="float">
            <text:p>6,27</text:p>
          </table:table-cell>
          <table:table-cell table:number-columns-repeated="5"/>
        </table:table-row>
        <table:table-row table:style-name="ro1">
          <table:table-cell office:value-type="float" office:value="5948010" calcext:value-type="float">
            <text:p>5948010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011" calcext:value-type="float">
            <text:p>5948011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012" calcext:value-type="float">
            <text:p>5948012</text:p>
          </table:table-cell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5948013" calcext:value-type="float">
            <text:p>5948013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014" calcext:value-type="float">
            <text:p>5948014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015" calcext:value-type="float">
            <text:p>5948015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8016" calcext:value-type="float">
            <text:p>5948016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017" calcext:value-type="float">
            <text:p>5948017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018" calcext:value-type="float">
            <text:p>5948018</text:p>
          </table:table-cell>
          <table:table-cell office:value-type="float" office:value="5.92" calcext:value-type="float">
            <text:p>5,92</text:p>
          </table:table-cell>
          <table:table-cell table:number-columns-repeated="5"/>
        </table:table-row>
        <table:table-row table:style-name="ro1">
          <table:table-cell office:value-type="float" office:value="5948019" calcext:value-type="float">
            <text:p>5948019</text:p>
          </table:table-cell>
          <table:table-cell office:value-type="float" office:value="3.59" calcext:value-type="float">
            <text:p>3,59</text:p>
          </table:table-cell>
          <table:table-cell table:number-columns-repeated="5"/>
        </table:table-row>
        <table:table-row table:style-name="ro1">
          <table:table-cell office:value-type="float" office:value="5948020" calcext:value-type="float">
            <text:p>5948020</text:p>
          </table:table-cell>
          <table:table-cell office:value-type="float" office:value="46.17" calcext:value-type="float">
            <text:p>46,17</text:p>
          </table:table-cell>
          <table:table-cell table:number-columns-repeated="5"/>
        </table:table-row>
        <table:table-row table:style-name="ro1">
          <table:table-cell office:value-type="float" office:value="5948021" calcext:value-type="float">
            <text:p>5948021</text:p>
          </table:table-cell>
          <table:table-cell office:value-type="float" office:value="6.21" calcext:value-type="float">
            <text:p>6,21</text:p>
          </table:table-cell>
          <table:table-cell table:number-columns-repeated="5"/>
        </table:table-row>
        <table:table-row table:style-name="ro1">
          <table:table-cell office:value-type="float" office:value="5948022" calcext:value-type="float">
            <text:p>5948022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8023" calcext:value-type="float">
            <text:p>5948023</text:p>
          </table:table-cell>
          <table:table-cell office:value-type="float" office:value="3.47" calcext:value-type="float">
            <text:p>3,47</text:p>
          </table:table-cell>
          <table:table-cell table:number-columns-repeated="5"/>
        </table:table-row>
        <table:table-row table:style-name="ro1">
          <table:table-cell office:value-type="float" office:value="5948024" calcext:value-type="float">
            <text:p>5948024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025" calcext:value-type="float">
            <text:p>5948025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8026" calcext:value-type="float">
            <text:p>5948026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027" calcext:value-type="float">
            <text:p>5948027</text:p>
          </table:table-cell>
          <table:table-cell office:value-type="float" office:value="4.05" calcext:value-type="float">
            <text:p>4,05</text:p>
          </table:table-cell>
          <table:table-cell table:number-columns-repeated="5"/>
        </table:table-row>
        <table:table-row table:style-name="ro1">
          <table:table-cell office:value-type="float" office:value="5948028" calcext:value-type="float">
            <text:p>5948028</text:p>
          </table:table-cell>
          <table:table-cell office:value-type="float" office:value="4.8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5948029" calcext:value-type="float">
            <text:p>5948029</text:p>
          </table:table-cell>
          <table:table-cell office:value-type="float" office:value="3.13" calcext:value-type="float">
            <text:p>3,13</text:p>
          </table:table-cell>
          <table:table-cell table:number-columns-repeated="5"/>
        </table:table-row>
        <table:table-row table:style-name="ro1">
          <table:table-cell office:value-type="float" office:value="5948030" calcext:value-type="float">
            <text:p>5948030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8031" calcext:value-type="float">
            <text:p>5948031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48032" calcext:value-type="float">
            <text:p>5948032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033" calcext:value-type="float">
            <text:p>5948033</text:p>
          </table:table-cell>
          <table:table-cell office:value-type="float" office:value="4.88" calcext:value-type="float">
            <text:p>4,88</text:p>
          </table:table-cell>
          <table:table-cell table:number-columns-repeated="5"/>
        </table:table-row>
        <table:table-row table:style-name="ro1">
          <table:table-cell office:value-type="float" office:value="5948034" calcext:value-type="float">
            <text:p>5948034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035" calcext:value-type="float">
            <text:p>5948035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036" calcext:value-type="float">
            <text:p>5948036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037" calcext:value-type="float">
            <text:p>5948037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038" calcext:value-type="float">
            <text:p>5948038</text:p>
          </table:table-cell>
          <table:table-cell office:value-type="float" office:value="27.99" calcext:value-type="float">
            <text:p>27,99</text:p>
          </table:table-cell>
          <table:table-cell table:number-columns-repeated="5"/>
        </table:table-row>
        <table:table-row table:style-name="ro1">
          <table:table-cell office:value-type="float" office:value="5948039" calcext:value-type="float">
            <text:p>5948039</text:p>
          </table:table-cell>
          <table:table-cell office:value-type="float" office:value="4.46" calcext:value-type="float">
            <text:p>4,46</text:p>
          </table:table-cell>
          <table:table-cell table:number-columns-repeated="5"/>
        </table:table-row>
        <table:table-row table:style-name="ro1">
          <table:table-cell office:value-type="float" office:value="5948040" calcext:value-type="float">
            <text:p>5948040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041" calcext:value-type="float">
            <text:p>5948041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8042" calcext:value-type="float">
            <text:p>5948042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8043" calcext:value-type="float">
            <text:p>594804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044" calcext:value-type="float">
            <text:p>5948044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045" calcext:value-type="float">
            <text:p>594804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046" calcext:value-type="float">
            <text:p>5948046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047" calcext:value-type="float">
            <text:p>5948047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048" calcext:value-type="float">
            <text:p>5948048</text:p>
          </table:table-cell>
          <table:table-cell office:value-type="float" office:value="4.3" calcext:value-type="float">
            <text:p>4,3</text:p>
          </table:table-cell>
          <table:table-cell table:number-columns-repeated="5"/>
        </table:table-row>
        <table:table-row table:style-name="ro1">
          <table:table-cell office:value-type="float" office:value="5948049" calcext:value-type="float">
            <text:p>5948049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050" calcext:value-type="float">
            <text:p>5948050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8051" calcext:value-type="float">
            <text:p>5948051</text:p>
          </table:table-cell>
          <table:table-cell office:value-type="float" office:value="75.36" calcext:value-type="float">
            <text:p>75,36</text:p>
          </table:table-cell>
          <table:table-cell table:number-columns-repeated="5"/>
        </table:table-row>
        <table:table-row table:style-name="ro1">
          <table:table-cell office:value-type="float" office:value="5948052" calcext:value-type="float">
            <text:p>5948052</text:p>
          </table:table-cell>
          <table:table-cell office:value-type="float" office:value="4.48" calcext:value-type="float">
            <text:p>4,48</text:p>
          </table:table-cell>
          <table:table-cell table:number-columns-repeated="5"/>
        </table:table-row>
        <table:table-row table:style-name="ro1">
          <table:table-cell office:value-type="float" office:value="5948053" calcext:value-type="float">
            <text:p>5948053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8054" calcext:value-type="float">
            <text:p>5948054</text:p>
          </table:table-cell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5948055" calcext:value-type="float">
            <text:p>5948055</text:p>
          </table:table-cell>
          <table:table-cell office:value-type="float" office:value="10.48" calcext:value-type="float">
            <text:p>10,48</text:p>
          </table:table-cell>
          <table:table-cell table:number-columns-repeated="5"/>
        </table:table-row>
        <table:table-row table:style-name="ro1">
          <table:table-cell office:value-type="float" office:value="5948056" calcext:value-type="float">
            <text:p>5948056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48057" calcext:value-type="float">
            <text:p>5948057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058" calcext:value-type="float">
            <text:p>594805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059" calcext:value-type="float">
            <text:p>5948059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48060" calcext:value-type="float">
            <text:p>5948060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061" calcext:value-type="float">
            <text:p>5948061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48062" calcext:value-type="float">
            <text:p>5948062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48063" calcext:value-type="float">
            <text:p>5948063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48064" calcext:value-type="float">
            <text:p>5948064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8065" calcext:value-type="float">
            <text:p>5948065</text:p>
          </table:table-cell>
          <table:table-cell office:value-type="float" office:value="11.46" calcext:value-type="float">
            <text:p>11,46</text:p>
          </table:table-cell>
          <table:table-cell table:number-columns-repeated="5"/>
        </table:table-row>
        <table:table-row table:style-name="ro1">
          <table:table-cell office:value-type="float" office:value="5948066" calcext:value-type="float">
            <text:p>5948066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8067" calcext:value-type="float">
            <text:p>5948067</text:p>
          </table:table-cell>
          <table:table-cell office:value-type="float" office:value="64.35" calcext:value-type="float">
            <text:p>64,35</text:p>
          </table:table-cell>
          <table:table-cell table:number-columns-repeated="5"/>
        </table:table-row>
        <table:table-row table:style-name="ro1">
          <table:table-cell office:value-type="float" office:value="5948068" calcext:value-type="float">
            <text:p>5948068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069" calcext:value-type="float">
            <text:p>5948069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48070" calcext:value-type="float">
            <text:p>5948070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071" calcext:value-type="float">
            <text:p>5948071</text:p>
          </table:table-cell>
          <table:table-cell office:value-type="float" office:value="2.32" calcext:value-type="float">
            <text:p>2,32</text:p>
          </table:table-cell>
          <table:table-cell table:number-columns-repeated="5"/>
        </table:table-row>
        <table:table-row table:style-name="ro1">
          <table:table-cell office:value-type="float" office:value="5948072" calcext:value-type="float">
            <text:p>5948072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48073" calcext:value-type="float">
            <text:p>5948073</text:p>
          </table:table-cell>
          <table:table-cell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5948074" calcext:value-type="float">
            <text:p>5948074</text:p>
          </table:table-cell>
          <table:table-cell office:value-type="float" office:value="15.08" calcext:value-type="float">
            <text:p>15,08</text:p>
          </table:table-cell>
          <table:table-cell table:number-columns-repeated="5"/>
        </table:table-row>
        <table:table-row table:style-name="ro1">
          <table:table-cell office:value-type="float" office:value="5948075" calcext:value-type="float">
            <text:p>5948075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076" calcext:value-type="float">
            <text:p>5948076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48077" calcext:value-type="float">
            <text:p>5948077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48078" calcext:value-type="float">
            <text:p>5948078</text:p>
          </table:table-cell>
          <table:table-cell office:value-type="float" office:value="8.63" calcext:value-type="float">
            <text:p>8,63</text:p>
          </table:table-cell>
          <table:table-cell table:number-columns-repeated="5"/>
        </table:table-row>
        <table:table-row table:style-name="ro1">
          <table:table-cell office:value-type="float" office:value="5948079" calcext:value-type="float">
            <text:p>5948079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080" calcext:value-type="float">
            <text:p>5948080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8081" calcext:value-type="float">
            <text:p>5948081</text:p>
          </table:table-cell>
          <table:table-cell office:value-type="float" office:value="4.9" calcext:value-type="float">
            <text:p>4,9</text:p>
          </table:table-cell>
          <table:table-cell table:number-columns-repeated="5"/>
        </table:table-row>
        <table:table-row table:style-name="ro1">
          <table:table-cell office:value-type="float" office:value="5948082" calcext:value-type="float">
            <text:p>5948082</text:p>
          </table:table-cell>
          <table:table-cell office:value-type="float" office:value="3.19" calcext:value-type="float">
            <text:p>3,19</text:p>
          </table:table-cell>
          <table:table-cell table:number-columns-repeated="5"/>
        </table:table-row>
        <table:table-row table:style-name="ro1">
          <table:table-cell office:value-type="float" office:value="5948083" calcext:value-type="float">
            <text:p>5948083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8084" calcext:value-type="float">
            <text:p>5948084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8085" calcext:value-type="float">
            <text:p>5948085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48086" calcext:value-type="float">
            <text:p>5948086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8087" calcext:value-type="float">
            <text:p>5948087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088" calcext:value-type="float">
            <text:p>5948088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48089" calcext:value-type="float">
            <text:p>5948089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48090" calcext:value-type="float">
            <text:p>5948090</text:p>
          </table:table-cell>
          <table:table-cell office:value-type="float" office:value="20.24" calcext:value-type="float">
            <text:p>20,24</text:p>
          </table:table-cell>
          <table:table-cell table:number-columns-repeated="5"/>
        </table:table-row>
        <table:table-row table:style-name="ro1">
          <table:table-cell office:value-type="float" office:value="5948091" calcext:value-type="float">
            <text:p>594809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092" calcext:value-type="float">
            <text:p>5948092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48093" calcext:value-type="float">
            <text:p>5948093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094" calcext:value-type="float">
            <text:p>5948094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095" calcext:value-type="float">
            <text:p>5948095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096" calcext:value-type="float">
            <text:p>5948096</text:p>
          </table:table-cell>
          <table:table-cell office:value-type="float" office:value="5.98" calcext:value-type="float">
            <text:p>5,98</text:p>
          </table:table-cell>
          <table:table-cell table:number-columns-repeated="5"/>
        </table:table-row>
        <table:table-row table:style-name="ro1">
          <table:table-cell office:value-type="float" office:value="5948097" calcext:value-type="float">
            <text:p>59480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098" calcext:value-type="float">
            <text:p>5948098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099" calcext:value-type="float">
            <text:p>5948099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48100" calcext:value-type="float">
            <text:p>5948100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101" calcext:value-type="float">
            <text:p>5948101</text:p>
          </table:table-cell>
          <table:table-cell office:value-type="float" office:value="34.45" calcext:value-type="float">
            <text:p>34,45</text:p>
          </table:table-cell>
          <table:table-cell table:number-columns-repeated="5"/>
        </table:table-row>
        <table:table-row table:style-name="ro1">
          <table:table-cell office:value-type="float" office:value="5948102" calcext:value-type="float">
            <text:p>594810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103" calcext:value-type="float">
            <text:p>5948103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8104" calcext:value-type="float">
            <text:p>5948104</text:p>
          </table:table-cell>
          <table:table-cell office:value-type="float" office:value="3.79" calcext:value-type="float">
            <text:p>3,79</text:p>
          </table:table-cell>
          <table:table-cell table:number-columns-repeated="5"/>
        </table:table-row>
        <table:table-row table:style-name="ro1">
          <table:table-cell office:value-type="float" office:value="5948105" calcext:value-type="float">
            <text:p>5948105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8106" calcext:value-type="float">
            <text:p>5948106</text:p>
          </table:table-cell>
          <table:table-cell office:value-type="float" office:value="11.17" calcext:value-type="float">
            <text:p>11,17</text:p>
          </table:table-cell>
          <table:table-cell table:number-columns-repeated="5"/>
        </table:table-row>
        <table:table-row table:style-name="ro1">
          <table:table-cell office:value-type="float" office:value="5948107" calcext:value-type="float">
            <text:p>5948107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8108" calcext:value-type="float">
            <text:p>5948108</text:p>
          </table:table-cell>
          <table:table-cell office:value-type="float" office:value="136.7" calcext:value-type="float">
            <text:p>136,7</text:p>
          </table:table-cell>
          <table:table-cell table:number-columns-repeated="5"/>
        </table:table-row>
        <table:table-row table:style-name="ro1">
          <table:table-cell office:value-type="float" office:value="5948109" calcext:value-type="float">
            <text:p>5948109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48110" calcext:value-type="float">
            <text:p>5948110</text:p>
          </table:table-cell>
          <table:table-cell office:value-type="float" office:value="6.11" calcext:value-type="float">
            <text:p>6,11</text:p>
          </table:table-cell>
          <table:table-cell table:number-columns-repeated="5"/>
        </table:table-row>
        <table:table-row table:style-name="ro1">
          <table:table-cell office:value-type="float" office:value="5948111" calcext:value-type="float">
            <text:p>5948111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8112" calcext:value-type="float">
            <text:p>5948112</text:p>
          </table:table-cell>
          <table:table-cell office:value-type="float" office:value="2.91" calcext:value-type="float">
            <text:p>2,91</text:p>
          </table:table-cell>
          <table:table-cell table:number-columns-repeated="5"/>
        </table:table-row>
        <table:table-row table:style-name="ro1">
          <table:table-cell office:value-type="float" office:value="5948113" calcext:value-type="float">
            <text:p>5948113</text:p>
          </table:table-cell>
          <table:table-cell office:value-type="float" office:value="5.81" calcext:value-type="float">
            <text:p>5,81</text:p>
          </table:table-cell>
          <table:table-cell table:number-columns-repeated="5"/>
        </table:table-row>
        <table:table-row table:style-name="ro1">
          <table:table-cell office:value-type="float" office:value="5948114" calcext:value-type="float">
            <text:p>5948114</text:p>
          </table:table-cell>
          <table:table-cell office:value-type="float" office:value="20.65" calcext:value-type="float">
            <text:p>20,65</text:p>
          </table:table-cell>
          <table:table-cell table:number-columns-repeated="5"/>
        </table:table-row>
        <table:table-row table:style-name="ro1">
          <table:table-cell office:value-type="float" office:value="5948115" calcext:value-type="float">
            <text:p>5948115</text:p>
          </table:table-cell>
          <table:table-cell office:value-type="float" office:value="6.22" calcext:value-type="float">
            <text:p>6,22</text:p>
          </table:table-cell>
          <table:table-cell table:number-columns-repeated="5"/>
        </table:table-row>
        <table:table-row table:style-name="ro1">
          <table:table-cell office:value-type="float" office:value="5948116" calcext:value-type="float">
            <text:p>5948116</text:p>
          </table:table-cell>
          <table:table-cell office:value-type="float" office:value="31.34" calcext:value-type="float">
            <text:p>31,34</text:p>
          </table:table-cell>
          <table:table-cell table:number-columns-repeated="5"/>
        </table:table-row>
        <table:table-row table:style-name="ro1">
          <table:table-cell office:value-type="float" office:value="5948117" calcext:value-type="float">
            <text:p>5948117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118" calcext:value-type="float">
            <text:p>5948118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48119" calcext:value-type="float">
            <text:p>5948119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120" calcext:value-type="float">
            <text:p>5948120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121" calcext:value-type="float">
            <text:p>5948121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122" calcext:value-type="float">
            <text:p>5948122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123" calcext:value-type="float">
            <text:p>594812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124" calcext:value-type="float">
            <text:p>5948124</text:p>
          </table:table-cell>
          <table:table-cell office:value-type="float" office:value="3.44" calcext:value-type="float">
            <text:p>3,44</text:p>
          </table:table-cell>
          <table:table-cell table:number-columns-repeated="5"/>
        </table:table-row>
        <table:table-row table:style-name="ro1">
          <table:table-cell office:value-type="float" office:value="5948125" calcext:value-type="float">
            <text:p>5948125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126" calcext:value-type="float">
            <text:p>5948126</text:p>
          </table:table-cell>
          <table:table-cell office:value-type="float" office:value="16.16" calcext:value-type="float">
            <text:p>16,16</text:p>
          </table:table-cell>
          <table:table-cell table:number-columns-repeated="5"/>
        </table:table-row>
        <table:table-row table:style-name="ro1">
          <table:table-cell office:value-type="float" office:value="5948127" calcext:value-type="float">
            <text:p>5948127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128" calcext:value-type="float">
            <text:p>5948128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129" calcext:value-type="float">
            <text:p>5948129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130" calcext:value-type="float">
            <text:p>5948130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131" calcext:value-type="float">
            <text:p>5948131</text:p>
          </table:table-cell>
          <table:table-cell office:value-type="float" office:value="21.54" calcext:value-type="float">
            <text:p>21,54</text:p>
          </table:table-cell>
          <table:table-cell table:number-columns-repeated="5"/>
        </table:table-row>
        <table:table-row table:style-name="ro1">
          <table:table-cell office:value-type="float" office:value="5948132" calcext:value-type="float">
            <text:p>5948132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48133" calcext:value-type="float">
            <text:p>5948133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134" calcext:value-type="float">
            <text:p>5948134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48135" calcext:value-type="float">
            <text:p>5948135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136" calcext:value-type="float">
            <text:p>5948136</text:p>
          </table:table-cell>
          <table:table-cell office:value-type="float" office:value="3.15" calcext:value-type="float">
            <text:p>3,15</text:p>
          </table:table-cell>
          <table:table-cell table:number-columns-repeated="5"/>
        </table:table-row>
        <table:table-row table:style-name="ro1">
          <table:table-cell office:value-type="float" office:value="5948137" calcext:value-type="float">
            <text:p>5948137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48138" calcext:value-type="float">
            <text:p>5948138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139" calcext:value-type="float">
            <text:p>5948139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8140" calcext:value-type="float">
            <text:p>5948140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48141" calcext:value-type="float">
            <text:p>5948141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48142" calcext:value-type="float">
            <text:p>5948142</text:p>
          </table:table-cell>
          <table:table-cell office:value-type="float" office:value="4.7" calcext:value-type="float">
            <text:p>4,7</text:p>
          </table:table-cell>
          <table:table-cell table:number-columns-repeated="5"/>
        </table:table-row>
        <table:table-row table:style-name="ro1">
          <table:table-cell office:value-type="float" office:value="5948143" calcext:value-type="float">
            <text:p>5948143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8144" calcext:value-type="float">
            <text:p>5948144</text:p>
          </table:table-cell>
          <table:table-cell office:value-type="float" office:value="19.97" calcext:value-type="float">
            <text:p>19,97</text:p>
          </table:table-cell>
          <table:table-cell table:number-columns-repeated="5"/>
        </table:table-row>
        <table:table-row table:style-name="ro1">
          <table:table-cell office:value-type="float" office:value="5948145" calcext:value-type="float">
            <text:p>5948145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48146" calcext:value-type="float">
            <text:p>594814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147" calcext:value-type="float">
            <text:p>5948147</text:p>
          </table:table-cell>
          <table:table-cell office:value-type="float" office:value="12.95" calcext:value-type="float">
            <text:p>12,95</text:p>
          </table:table-cell>
          <table:table-cell table:number-columns-repeated="5"/>
        </table:table-row>
        <table:table-row table:style-name="ro1">
          <table:table-cell office:value-type="float" office:value="5948148" calcext:value-type="float">
            <text:p>5948148</text:p>
          </table:table-cell>
          <table:table-cell office:value-type="float" office:value="19.22" calcext:value-type="float">
            <text:p>19,22</text:p>
          </table:table-cell>
          <table:table-cell table:number-columns-repeated="5"/>
        </table:table-row>
        <table:table-row table:style-name="ro1">
          <table:table-cell office:value-type="float" office:value="5948149" calcext:value-type="float">
            <text:p>5948149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48150" calcext:value-type="float">
            <text:p>5948150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8151" calcext:value-type="float">
            <text:p>5948151</text:p>
          </table:table-cell>
          <table:table-cell office:value-type="float" office:value="11.24" calcext:value-type="float">
            <text:p>11,24</text:p>
          </table:table-cell>
          <table:table-cell table:number-columns-repeated="5"/>
        </table:table-row>
        <table:table-row table:style-name="ro1">
          <table:table-cell office:value-type="float" office:value="5948152" calcext:value-type="float">
            <text:p>5948152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153" calcext:value-type="float">
            <text:p>5948153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154" calcext:value-type="float">
            <text:p>5948154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155" calcext:value-type="float">
            <text:p>5948155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156" calcext:value-type="float">
            <text:p>5948156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8157" calcext:value-type="float">
            <text:p>5948157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158" calcext:value-type="float">
            <text:p>5948158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159" calcext:value-type="float">
            <text:p>5948159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8160" calcext:value-type="float">
            <text:p>5948160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8161" calcext:value-type="float">
            <text:p>5948161</text:p>
          </table:table-cell>
          <table:table-cell office:value-type="float" office:value="42.42" calcext:value-type="float">
            <text:p>42,42</text:p>
          </table:table-cell>
          <table:table-cell table:number-columns-repeated="5"/>
        </table:table-row>
        <table:table-row table:style-name="ro1">
          <table:table-cell office:value-type="float" office:value="5948162" calcext:value-type="float">
            <text:p>5948162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163" calcext:value-type="float">
            <text:p>5948163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8164" calcext:value-type="float">
            <text:p>5948164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8165" calcext:value-type="float">
            <text:p>5948165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166" calcext:value-type="float">
            <text:p>5948166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48167" calcext:value-type="float">
            <text:p>5948167</text:p>
          </table:table-cell>
          <table:table-cell office:value-type="float" office:value="3.28" calcext:value-type="float">
            <text:p>3,28</text:p>
          </table:table-cell>
          <table:table-cell table:number-columns-repeated="5"/>
        </table:table-row>
        <table:table-row table:style-name="ro1">
          <table:table-cell office:value-type="float" office:value="5948168" calcext:value-type="float">
            <text:p>5948168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8169" calcext:value-type="float">
            <text:p>5948169</text:p>
          </table:table-cell>
          <table:table-cell office:value-type="float" office:value="3.84" calcext:value-type="float">
            <text:p>3,84</text:p>
          </table:table-cell>
          <table:table-cell table:number-columns-repeated="5"/>
        </table:table-row>
        <table:table-row table:style-name="ro1">
          <table:table-cell office:value-type="float" office:value="5948170" calcext:value-type="float">
            <text:p>5948170</text:p>
          </table:table-cell>
          <table:table-cell office:value-type="float" office:value="54.69" calcext:value-type="float">
            <text:p>54,69</text:p>
          </table:table-cell>
          <table:table-cell table:number-columns-repeated="5"/>
        </table:table-row>
        <table:table-row table:style-name="ro1">
          <table:table-cell office:value-type="float" office:value="5948171" calcext:value-type="float">
            <text:p>5948171</text:p>
          </table:table-cell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5948172" calcext:value-type="float">
            <text:p>5948172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173" calcext:value-type="float">
            <text:p>5948173</text:p>
          </table:table-cell>
          <table:table-cell office:value-type="float" office:value="4.25" calcext:value-type="float">
            <text:p>4,25</text:p>
          </table:table-cell>
          <table:table-cell table:number-columns-repeated="5"/>
        </table:table-row>
        <table:table-row table:style-name="ro1">
          <table:table-cell office:value-type="float" office:value="5948174" calcext:value-type="float">
            <text:p>5948174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175" calcext:value-type="float">
            <text:p>5948175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48176" calcext:value-type="float">
            <text:p>594817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177" calcext:value-type="float">
            <text:p>5948177</text:p>
          </table:table-cell>
          <table:table-cell office:value-type="float" office:value="30.64" calcext:value-type="float">
            <text:p>30,64</text:p>
          </table:table-cell>
          <table:table-cell table:number-columns-repeated="5"/>
        </table:table-row>
        <table:table-row table:style-name="ro1">
          <table:table-cell office:value-type="float" office:value="5948178" calcext:value-type="float">
            <text:p>5948178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179" calcext:value-type="float">
            <text:p>5948179</text:p>
          </table:table-cell>
          <table:table-cell office:value-type="float" office:value="17.87" calcext:value-type="float">
            <text:p>17,87</text:p>
          </table:table-cell>
          <table:table-cell table:number-columns-repeated="5"/>
        </table:table-row>
        <table:table-row table:style-name="ro1">
          <table:table-cell office:value-type="float" office:value="5948180" calcext:value-type="float">
            <text:p>5948180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48181" calcext:value-type="float">
            <text:p>5948181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182" calcext:value-type="float">
            <text:p>5948182</text:p>
          </table:table-cell>
          <table:table-cell office:value-type="float" office:value="5.04" calcext:value-type="float">
            <text:p>5,04</text:p>
          </table:table-cell>
          <table:table-cell table:number-columns-repeated="5"/>
        </table:table-row>
        <table:table-row table:style-name="ro1">
          <table:table-cell office:value-type="float" office:value="5948183" calcext:value-type="float">
            <text:p>5948183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8184" calcext:value-type="float">
            <text:p>5948184</text:p>
          </table:table-cell>
          <table:table-cell office:value-type="float" office:value="3.31" calcext:value-type="float">
            <text:p>3,31</text:p>
          </table:table-cell>
          <table:table-cell table:number-columns-repeated="5"/>
        </table:table-row>
        <table:table-row table:style-name="ro1">
          <table:table-cell office:value-type="float" office:value="5948185" calcext:value-type="float">
            <text:p>5948185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186" calcext:value-type="float">
            <text:p>5948186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8187" calcext:value-type="float">
            <text:p>5948187</text:p>
          </table:table-cell>
          <table:table-cell office:value-type="float" office:value="3.6" calcext:value-type="float">
            <text:p>3,6</text:p>
          </table:table-cell>
          <table:table-cell table:number-columns-repeated="5"/>
        </table:table-row>
        <table:table-row table:style-name="ro1">
          <table:table-cell office:value-type="float" office:value="5948188" calcext:value-type="float">
            <text:p>594818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948189" calcext:value-type="float">
            <text:p>5948189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190" calcext:value-type="float">
            <text:p>5948190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48191" calcext:value-type="float">
            <text:p>59481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192" calcext:value-type="float">
            <text:p>5948192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8193" calcext:value-type="float">
            <text:p>594819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194" calcext:value-type="float">
            <text:p>5948194</text:p>
          </table:table-cell>
          <table:table-cell office:value-type="float" office:value="30.98" calcext:value-type="float">
            <text:p>30,98</text:p>
          </table:table-cell>
          <table:table-cell table:number-columns-repeated="5"/>
        </table:table-row>
        <table:table-row table:style-name="ro1">
          <table:table-cell office:value-type="float" office:value="5948195" calcext:value-type="float">
            <text:p>5948195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48196" calcext:value-type="float">
            <text:p>5948196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5948197" calcext:value-type="float">
            <text:p>5948197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198" calcext:value-type="float">
            <text:p>5948198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8199" calcext:value-type="float">
            <text:p>5948199</text:p>
          </table:table-cell>
          <table:table-cell office:value-type="float" office:value="2.76" calcext:value-type="float">
            <text:p>2,76</text:p>
          </table:table-cell>
          <table:table-cell table:number-columns-repeated="5"/>
        </table:table-row>
        <table:table-row table:style-name="ro1">
          <table:table-cell office:value-type="float" office:value="5948200" calcext:value-type="float">
            <text:p>5948200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48201" calcext:value-type="float">
            <text:p>5948201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8202" calcext:value-type="float">
            <text:p>5948202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8203" calcext:value-type="float">
            <text:p>5948203</text:p>
          </table:table-cell>
          <table:table-cell office:value-type="float" office:value="4.69" calcext:value-type="float">
            <text:p>4,69</text:p>
          </table:table-cell>
          <table:table-cell table:number-columns-repeated="5"/>
        </table:table-row>
        <table:table-row table:style-name="ro1">
          <table:table-cell office:value-type="float" office:value="5948204" calcext:value-type="float">
            <text:p>5948204</text:p>
          </table:table-cell>
          <table:table-cell office:value-type="float" office:value="53.14" calcext:value-type="float">
            <text:p>53,14</text:p>
          </table:table-cell>
          <table:table-cell table:number-columns-repeated="5"/>
        </table:table-row>
        <table:table-row table:style-name="ro1">
          <table:table-cell office:value-type="float" office:value="5948205" calcext:value-type="float">
            <text:p>5948205</text:p>
          </table:table-cell>
          <table:table-cell office:value-type="float" office:value="18.72" calcext:value-type="float">
            <text:p>18,72</text:p>
          </table:table-cell>
          <table:table-cell table:number-columns-repeated="5"/>
        </table:table-row>
        <table:table-row table:style-name="ro1">
          <table:table-cell office:value-type="float" office:value="5948206" calcext:value-type="float">
            <text:p>5948206</text:p>
          </table:table-cell>
          <table:table-cell office:value-type="float" office:value="7.56" calcext:value-type="float">
            <text:p>7,56</text:p>
          </table:table-cell>
          <table:table-cell table:number-columns-repeated="5"/>
        </table:table-row>
        <table:table-row table:style-name="ro1">
          <table:table-cell office:value-type="float" office:value="5948207" calcext:value-type="float">
            <text:p>5948207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208" calcext:value-type="float">
            <text:p>5948208</text:p>
          </table:table-cell>
          <table:table-cell office:value-type="float" office:value="3.56" calcext:value-type="float">
            <text:p>3,56</text:p>
          </table:table-cell>
          <table:table-cell table:number-columns-repeated="5"/>
        </table:table-row>
        <table:table-row table:style-name="ro1">
          <table:table-cell office:value-type="float" office:value="5948209" calcext:value-type="float">
            <text:p>5948209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210" calcext:value-type="float">
            <text:p>5948210</text:p>
          </table:table-cell>
          <table:table-cell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office:value-type="float" office:value="5948211" calcext:value-type="float">
            <text:p>5948211</text:p>
          </table:table-cell>
          <table:table-cell office:value-type="float" office:value="8.4" calcext:value-type="float">
            <text:p>8,4</text:p>
          </table:table-cell>
          <table:table-cell table:number-columns-repeated="5"/>
        </table:table-row>
        <table:table-row table:style-name="ro1">
          <table:table-cell office:value-type="float" office:value="5948212" calcext:value-type="float">
            <text:p>594821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213" calcext:value-type="float">
            <text:p>5948213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214" calcext:value-type="float">
            <text:p>5948214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48215" calcext:value-type="float">
            <text:p>5948215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8216" calcext:value-type="float">
            <text:p>5948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217" calcext:value-type="float">
            <text:p>594821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218" calcext:value-type="float">
            <text:p>5948218</text:p>
          </table:table-cell>
          <table:table-cell office:value-type="float" office:value="53.8" calcext:value-type="float">
            <text:p>53,8</text:p>
          </table:table-cell>
          <table:table-cell table:number-columns-repeated="5"/>
        </table:table-row>
        <table:table-row table:style-name="ro1">
          <table:table-cell office:value-type="float" office:value="5948219" calcext:value-type="float">
            <text:p>5948219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8220" calcext:value-type="float">
            <text:p>5948220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221" calcext:value-type="float">
            <text:p>5948221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48222" calcext:value-type="float">
            <text:p>5948222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223" calcext:value-type="float">
            <text:p>5948223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5948224" calcext:value-type="float">
            <text:p>5948224</text:p>
          </table:table-cell>
          <table:table-cell office:value-type="float" office:value="3.84" calcext:value-type="float">
            <text:p>3,84</text:p>
          </table:table-cell>
          <table:table-cell table:number-columns-repeated="5"/>
        </table:table-row>
        <table:table-row table:style-name="ro1">
          <table:table-cell office:value-type="float" office:value="5948225" calcext:value-type="float">
            <text:p>5948225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226" calcext:value-type="float">
            <text:p>5948226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48227" calcext:value-type="float">
            <text:p>5948227</text:p>
          </table:table-cell>
          <table:table-cell office:value-type="float" office:value="9.94" calcext:value-type="float">
            <text:p>9,94</text:p>
          </table:table-cell>
          <table:table-cell table:number-columns-repeated="5"/>
        </table:table-row>
        <table:table-row table:style-name="ro1">
          <table:table-cell office:value-type="float" office:value="5948228" calcext:value-type="float">
            <text:p>594822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229" calcext:value-type="float">
            <text:p>5948229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8230" calcext:value-type="float">
            <text:p>5948230</text:p>
          </table:table-cell>
          <table:table-cell office:value-type="float" office:value="11.98" calcext:value-type="float">
            <text:p>11,98</text:p>
          </table:table-cell>
          <table:table-cell table:number-columns-repeated="5"/>
        </table:table-row>
        <table:table-row table:style-name="ro1">
          <table:table-cell office:value-type="float" office:value="5948231" calcext:value-type="float">
            <text:p>5948231</text:p>
          </table:table-cell>
          <table:table-cell office:value-type="float" office:value="3.82" calcext:value-type="float">
            <text:p>3,82</text:p>
          </table:table-cell>
          <table:table-cell table:number-columns-repeated="5"/>
        </table:table-row>
        <table:table-row table:style-name="ro1">
          <table:table-cell office:value-type="float" office:value="5948232" calcext:value-type="float">
            <text:p>5948232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233" calcext:value-type="float">
            <text:p>5948233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234" calcext:value-type="float">
            <text:p>594823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235" calcext:value-type="float">
            <text:p>5948235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236" calcext:value-type="float">
            <text:p>5948236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8237" calcext:value-type="float">
            <text:p>5948237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238" calcext:value-type="float">
            <text:p>5948238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239" calcext:value-type="float">
            <text:p>5948239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48240" calcext:value-type="float">
            <text:p>594824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8241" calcext:value-type="float">
            <text:p>5948241</text:p>
          </table:table-cell>
          <table:table-cell office:value-type="float" office:value="8.84" calcext:value-type="float">
            <text:p>8,84</text:p>
          </table:table-cell>
          <table:table-cell table:number-columns-repeated="5"/>
        </table:table-row>
        <table:table-row table:style-name="ro1">
          <table:table-cell office:value-type="float" office:value="5948242" calcext:value-type="float">
            <text:p>5948242</text:p>
          </table:table-cell>
          <table:table-cell office:value-type="float" office:value="14.18" calcext:value-type="float">
            <text:p>14,18</text:p>
          </table:table-cell>
          <table:table-cell table:number-columns-repeated="5"/>
        </table:table-row>
        <table:table-row table:style-name="ro1">
          <table:table-cell office:value-type="float" office:value="5948243" calcext:value-type="float">
            <text:p>5948243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244" calcext:value-type="float">
            <text:p>5948244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245" calcext:value-type="float">
            <text:p>5948245</text:p>
          </table:table-cell>
          <table:table-cell office:value-type="float" office:value="26.51" calcext:value-type="float">
            <text:p>26,51</text:p>
          </table:table-cell>
          <table:table-cell table:number-columns-repeated="5"/>
        </table:table-row>
        <table:table-row table:style-name="ro1">
          <table:table-cell office:value-type="float" office:value="5948246" calcext:value-type="float">
            <text:p>5948246</text:p>
          </table:table-cell>
          <table:table-cell office:value-type="float" office:value="3.81" calcext:value-type="float">
            <text:p>3,81</text:p>
          </table:table-cell>
          <table:table-cell table:number-columns-repeated="5"/>
        </table:table-row>
        <table:table-row table:style-name="ro1">
          <table:table-cell office:value-type="float" office:value="5948247" calcext:value-type="float">
            <text:p>5948247</text:p>
          </table:table-cell>
          <table:table-cell office:value-type="float" office:value="39.58" calcext:value-type="float">
            <text:p>39,58</text:p>
          </table:table-cell>
          <table:table-cell table:number-columns-repeated="5"/>
        </table:table-row>
        <table:table-row table:style-name="ro1">
          <table:table-cell office:value-type="float" office:value="5948248" calcext:value-type="float">
            <text:p>5948248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8249" calcext:value-type="float">
            <text:p>5948249</text:p>
          </table:table-cell>
          <table:table-cell office:value-type="float" office:value="3.69" calcext:value-type="float">
            <text:p>3,69</text:p>
          </table:table-cell>
          <table:table-cell table:number-columns-repeated="5"/>
        </table:table-row>
        <table:table-row table:style-name="ro1">
          <table:table-cell office:value-type="float" office:value="5948250" calcext:value-type="float">
            <text:p>5948250</text:p>
          </table:table-cell>
          <table:table-cell office:value-type="float" office:value="3.75" calcext:value-type="float">
            <text:p>3,75</text:p>
          </table:table-cell>
          <table:table-cell table:number-columns-repeated="5"/>
        </table:table-row>
        <table:table-row table:style-name="ro1">
          <table:table-cell office:value-type="float" office:value="5948251" calcext:value-type="float">
            <text:p>5948251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48252" calcext:value-type="float">
            <text:p>5948252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253" calcext:value-type="float">
            <text:p>59482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254" calcext:value-type="float">
            <text:p>5948254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8255" calcext:value-type="float">
            <text:p>5948255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8256" calcext:value-type="float">
            <text:p>594825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257" calcext:value-type="float">
            <text:p>5948257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8258" calcext:value-type="float">
            <text:p>59482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259" calcext:value-type="float">
            <text:p>5948259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48260" calcext:value-type="float">
            <text:p>5948260</text:p>
          </table:table-cell>
          <table:table-cell office:value-type="float" office:value="201.31" calcext:value-type="float">
            <text:p>201,31</text:p>
          </table:table-cell>
          <table:table-cell table:number-columns-repeated="5"/>
        </table:table-row>
        <table:table-row table:style-name="ro1">
          <table:table-cell office:value-type="float" office:value="5948261" calcext:value-type="float">
            <text:p>5948261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8262" calcext:value-type="float">
            <text:p>5948262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48263" calcext:value-type="float">
            <text:p>5948263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8264" calcext:value-type="float">
            <text:p>5948264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265" calcext:value-type="float">
            <text:p>5948265</text:p>
          </table:table-cell>
          <table:table-cell office:value-type="float" office:value="5.53" calcext:value-type="float">
            <text:p>5,53</text:p>
          </table:table-cell>
          <table:table-cell table:number-columns-repeated="5"/>
        </table:table-row>
        <table:table-row table:style-name="ro1">
          <table:table-cell office:value-type="float" office:value="5948266" calcext:value-type="float">
            <text:p>5948266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267" calcext:value-type="float">
            <text:p>5948267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8268" calcext:value-type="float">
            <text:p>5948268</text:p>
          </table:table-cell>
          <table:table-cell office:value-type="float" office:value="3.57" calcext:value-type="float">
            <text:p>3,57</text:p>
          </table:table-cell>
          <table:table-cell table:number-columns-repeated="5"/>
        </table:table-row>
        <table:table-row table:style-name="ro1">
          <table:table-cell office:value-type="float" office:value="5948269" calcext:value-type="float">
            <text:p>5948269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270" calcext:value-type="float">
            <text:p>5948270</text:p>
          </table:table-cell>
          <table:table-cell office:value-type="float" office:value="8.7" calcext:value-type="float">
            <text:p>8,7</text:p>
          </table:table-cell>
          <table:table-cell table:number-columns-repeated="5"/>
        </table:table-row>
        <table:table-row table:style-name="ro1">
          <table:table-cell office:value-type="float" office:value="5948271" calcext:value-type="float">
            <text:p>5948271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48272" calcext:value-type="float">
            <text:p>5948272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48273" calcext:value-type="float">
            <text:p>5948273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274" calcext:value-type="float">
            <text:p>5948274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48275" calcext:value-type="float">
            <text:p>5948275</text:p>
          </table:table-cell>
          <table:table-cell office:value-type="float" office:value="3.9" calcext:value-type="float">
            <text:p>3,9</text:p>
          </table:table-cell>
          <table:table-cell table:number-columns-repeated="5"/>
        </table:table-row>
        <table:table-row table:style-name="ro1">
          <table:table-cell office:value-type="float" office:value="5948276" calcext:value-type="float">
            <text:p>5948276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277" calcext:value-type="float">
            <text:p>5948277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8278" calcext:value-type="float">
            <text:p>59482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279" calcext:value-type="float">
            <text:p>5948279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280" calcext:value-type="float">
            <text:p>5948280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8281" calcext:value-type="float">
            <text:p>5948281</text:p>
          </table:table-cell>
          <table:table-cell office:value-type="float" office:value="4.41" calcext:value-type="float">
            <text:p>4,41</text:p>
          </table:table-cell>
          <table:table-cell table:number-columns-repeated="5"/>
        </table:table-row>
        <table:table-row table:style-name="ro1">
          <table:table-cell office:value-type="float" office:value="5948282" calcext:value-type="float">
            <text:p>5948282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8283" calcext:value-type="float">
            <text:p>594828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8284" calcext:value-type="float">
            <text:p>5948284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8285" calcext:value-type="float">
            <text:p>5948285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48286" calcext:value-type="float">
            <text:p>5948286</text:p>
          </table:table-cell>
          <table:table-cell office:value-type="float" office:value="13.64" calcext:value-type="float">
            <text:p>13,64</text:p>
          </table:table-cell>
          <table:table-cell table:number-columns-repeated="5"/>
        </table:table-row>
        <table:table-row table:style-name="ro1">
          <table:table-cell office:value-type="float" office:value="5948287" calcext:value-type="float">
            <text:p>5948287</text:p>
          </table:table-cell>
          <table:table-cell office:value-type="float" office:value="28.07" calcext:value-type="float">
            <text:p>28,07</text:p>
          </table:table-cell>
          <table:table-cell table:number-columns-repeated="5"/>
        </table:table-row>
        <table:table-row table:style-name="ro1">
          <table:table-cell office:value-type="float" office:value="5948288" calcext:value-type="float">
            <text:p>594828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289" calcext:value-type="float">
            <text:p>594828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290" calcext:value-type="float">
            <text:p>5948290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8291" calcext:value-type="float">
            <text:p>5948291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292" calcext:value-type="float">
            <text:p>5948292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8293" calcext:value-type="float">
            <text:p>5948293</text:p>
          </table:table-cell>
          <table:table-cell office:value-type="float" office:value="10.32" calcext:value-type="float">
            <text:p>10,32</text:p>
          </table:table-cell>
          <table:table-cell table:number-columns-repeated="5"/>
        </table:table-row>
        <table:table-row table:style-name="ro1">
          <table:table-cell office:value-type="float" office:value="5948294" calcext:value-type="float">
            <text:p>5948294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295" calcext:value-type="float">
            <text:p>5948295</text:p>
          </table:table-cell>
          <table:table-cell office:value-type="float" office:value="3.44" calcext:value-type="float">
            <text:p>3,44</text:p>
          </table:table-cell>
          <table:table-cell table:number-columns-repeated="5"/>
        </table:table-row>
        <table:table-row table:style-name="ro1">
          <table:table-cell office:value-type="float" office:value="5948296" calcext:value-type="float">
            <text:p>5948296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297" calcext:value-type="float">
            <text:p>5948297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298" calcext:value-type="float">
            <text:p>5948298</text:p>
          </table:table-cell>
          <table:table-cell office:value-type="float" office:value="23.36" calcext:value-type="float">
            <text:p>23,36</text:p>
          </table:table-cell>
          <table:table-cell table:number-columns-repeated="5"/>
        </table:table-row>
        <table:table-row table:style-name="ro1">
          <table:table-cell office:value-type="float" office:value="5948299" calcext:value-type="float">
            <text:p>5948299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8300" calcext:value-type="float">
            <text:p>5948300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48301" calcext:value-type="float">
            <text:p>5948301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302" calcext:value-type="float">
            <text:p>5948302</text:p>
          </table:table-cell>
          <table:table-cell office:value-type="float" office:value="7.39" calcext:value-type="float">
            <text:p>7,39</text:p>
          </table:table-cell>
          <table:table-cell table:number-columns-repeated="5"/>
        </table:table-row>
        <table:table-row table:style-name="ro1">
          <table:table-cell office:value-type="float" office:value="5948303" calcext:value-type="float">
            <text:p>5948303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8304" calcext:value-type="float">
            <text:p>5948304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305" calcext:value-type="float">
            <text:p>5948305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306" calcext:value-type="float">
            <text:p>5948306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8307" calcext:value-type="float">
            <text:p>5948307</text:p>
          </table:table-cell>
          <table:table-cell office:value-type="float" office:value="11.45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float" office:value="5948308" calcext:value-type="float">
            <text:p>5948308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309" calcext:value-type="float">
            <text:p>5948309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8310" calcext:value-type="float">
            <text:p>5948310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48311" calcext:value-type="float">
            <text:p>5948311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312" calcext:value-type="float">
            <text:p>5948312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8313" calcext:value-type="float">
            <text:p>594831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314" calcext:value-type="float">
            <text:p>5948314</text:p>
          </table:table-cell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5948315" calcext:value-type="float">
            <text:p>5948315</text:p>
          </table:table-cell>
          <table:table-cell office:value-type="float" office:value="25.36" calcext:value-type="float">
            <text:p>25,36</text:p>
          </table:table-cell>
          <table:table-cell table:number-columns-repeated="5"/>
        </table:table-row>
        <table:table-row table:style-name="ro1">
          <table:table-cell office:value-type="float" office:value="5948316" calcext:value-type="float">
            <text:p>5948316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48317" calcext:value-type="float">
            <text:p>5948317</text:p>
          </table:table-cell>
          <table:table-cell office:value-type="float" office:value="3.88" calcext:value-type="float">
            <text:p>3,88</text:p>
          </table:table-cell>
          <table:table-cell table:number-columns-repeated="5"/>
        </table:table-row>
        <table:table-row table:style-name="ro1">
          <table:table-cell office:value-type="float" office:value="5948318" calcext:value-type="float">
            <text:p>5948318</text:p>
          </table:table-cell>
          <table:table-cell office:value-type="float" office:value="4.68" calcext:value-type="float">
            <text:p>4,68</text:p>
          </table:table-cell>
          <table:table-cell table:number-columns-repeated="5"/>
        </table:table-row>
        <table:table-row table:style-name="ro1">
          <table:table-cell office:value-type="float" office:value="5948319" calcext:value-type="float">
            <text:p>5948319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320" calcext:value-type="float">
            <text:p>5948320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8321" calcext:value-type="float">
            <text:p>5948321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322" calcext:value-type="float">
            <text:p>5948322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8323" calcext:value-type="float">
            <text:p>5948323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324" calcext:value-type="float">
            <text:p>5948324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325" calcext:value-type="float">
            <text:p>5948325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326" calcext:value-type="float">
            <text:p>5948326</text:p>
          </table:table-cell>
          <table:table-cell office:value-type="float" office:value="39.15" calcext:value-type="float">
            <text:p>39,15</text:p>
          </table:table-cell>
          <table:table-cell table:number-columns-repeated="5"/>
        </table:table-row>
        <table:table-row table:style-name="ro1">
          <table:table-cell office:value-type="float" office:value="5948327" calcext:value-type="float">
            <text:p>5948327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48328" calcext:value-type="float">
            <text:p>5948328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48329" calcext:value-type="float">
            <text:p>594832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48330" calcext:value-type="float">
            <text:p>5948330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48331" calcext:value-type="float">
            <text:p>5948331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48332" calcext:value-type="float">
            <text:p>5948332</text:p>
          </table:table-cell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office:value-type="float" office:value="5948333" calcext:value-type="float">
            <text:p>5948333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334" calcext:value-type="float">
            <text:p>5948334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8335" calcext:value-type="float">
            <text:p>5948335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336" calcext:value-type="float">
            <text:p>5948336</text:p>
          </table:table-cell>
          <table:table-cell office:value-type="float" office:value="2.54" calcext:value-type="float">
            <text:p>2,54</text:p>
          </table:table-cell>
          <table:table-cell table:number-columns-repeated="5"/>
        </table:table-row>
        <table:table-row table:style-name="ro1">
          <table:table-cell office:value-type="float" office:value="5948337" calcext:value-type="float">
            <text:p>5948337</text:p>
          </table:table-cell>
          <table:table-cell office:value-type="float" office:value="3.97" calcext:value-type="float">
            <text:p>3,97</text:p>
          </table:table-cell>
          <table:table-cell table:number-columns-repeated="5"/>
        </table:table-row>
        <table:table-row table:style-name="ro1">
          <table:table-cell office:value-type="float" office:value="5948338" calcext:value-type="float">
            <text:p>5948338</text:p>
          </table:table-cell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float" office:value="5948339" calcext:value-type="float">
            <text:p>5948339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8340" calcext:value-type="float">
            <text:p>5948340</text:p>
          </table:table-cell>
          <table:table-cell office:value-type="float" office:value="8.07" calcext:value-type="float">
            <text:p>8,07</text:p>
          </table:table-cell>
          <table:table-cell table:number-columns-repeated="5"/>
        </table:table-row>
        <table:table-row table:style-name="ro1">
          <table:table-cell office:value-type="float" office:value="5948341" calcext:value-type="float">
            <text:p>5948341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8342" calcext:value-type="float">
            <text:p>5948342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48343" calcext:value-type="float">
            <text:p>59483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344" calcext:value-type="float">
            <text:p>5948344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8345" calcext:value-type="float">
            <text:p>5948345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8346" calcext:value-type="float">
            <text:p>5948346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347" calcext:value-type="float">
            <text:p>5948347</text:p>
          </table:table-cell>
          <table:table-cell office:value-type="float" office:value="8.08" calcext:value-type="float">
            <text:p>8,08</text:p>
          </table:table-cell>
          <table:table-cell table:number-columns-repeated="5"/>
        </table:table-row>
        <table:table-row table:style-name="ro1">
          <table:table-cell office:value-type="float" office:value="5948348" calcext:value-type="float">
            <text:p>5948348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8349" calcext:value-type="float">
            <text:p>5948349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350" calcext:value-type="float">
            <text:p>5948350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351" calcext:value-type="float">
            <text:p>5948351</text:p>
          </table:table-cell>
          <table:table-cell office:value-type="float" office:value="12.49" calcext:value-type="float">
            <text:p>12,49</text:p>
          </table:table-cell>
          <table:table-cell table:number-columns-repeated="5"/>
        </table:table-row>
        <table:table-row table:style-name="ro1">
          <table:table-cell office:value-type="float" office:value="5948352" calcext:value-type="float">
            <text:p>5948352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353" calcext:value-type="float">
            <text:p>5948353</text:p>
          </table:table-cell>
          <table:table-cell office:value-type="float" office:value="4.57" calcext:value-type="float">
            <text:p>4,57</text:p>
          </table:table-cell>
          <table:table-cell table:number-columns-repeated="5"/>
        </table:table-row>
        <table:table-row table:style-name="ro1">
          <table:table-cell office:value-type="float" office:value="5948354" calcext:value-type="float">
            <text:p>5948354</text:p>
          </table:table-cell>
          <table:table-cell office:value-type="float" office:value="11.31" calcext:value-type="float">
            <text:p>11,31</text:p>
          </table:table-cell>
          <table:table-cell table:number-columns-repeated="5"/>
        </table:table-row>
        <table:table-row table:style-name="ro1">
          <table:table-cell office:value-type="float" office:value="5948355" calcext:value-type="float">
            <text:p>5948355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48356" calcext:value-type="float">
            <text:p>5948356</text:p>
          </table:table-cell>
          <table:table-cell office:value-type="float" office:value="9.56" calcext:value-type="float">
            <text:p>9,56</text:p>
          </table:table-cell>
          <table:table-cell table:number-columns-repeated="5"/>
        </table:table-row>
        <table:table-row table:style-name="ro1">
          <table:table-cell office:value-type="float" office:value="5948357" calcext:value-type="float">
            <text:p>5948357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8358" calcext:value-type="float">
            <text:p>5948358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359" calcext:value-type="float">
            <text:p>5948359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360" calcext:value-type="float">
            <text:p>5948360</text:p>
          </table:table-cell>
          <table:table-cell office:value-type="float" office:value="4.25" calcext:value-type="float">
            <text:p>4,25</text:p>
          </table:table-cell>
          <table:table-cell table:number-columns-repeated="5"/>
        </table:table-row>
        <table:table-row table:style-name="ro1">
          <table:table-cell office:value-type="float" office:value="5948361" calcext:value-type="float">
            <text:p>594836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362" calcext:value-type="float">
            <text:p>5948362</text:p>
          </table:table-cell>
          <table:table-cell office:value-type="float" office:value="118.2" calcext:value-type="float">
            <text:p>118,2</text:p>
          </table:table-cell>
          <table:table-cell table:number-columns-repeated="5"/>
        </table:table-row>
        <table:table-row table:style-name="ro1">
          <table:table-cell office:value-type="float" office:value="5948363" calcext:value-type="float">
            <text:p>5948363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364" calcext:value-type="float">
            <text:p>5948364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48365" calcext:value-type="float">
            <text:p>5948365</text:p>
          </table:table-cell>
          <table:table-cell office:value-type="float" office:value="5.15" calcext:value-type="float">
            <text:p>5,15</text:p>
          </table:table-cell>
          <table:table-cell table:number-columns-repeated="5"/>
        </table:table-row>
        <table:table-row table:style-name="ro1">
          <table:table-cell office:value-type="float" office:value="5948366" calcext:value-type="float">
            <text:p>5948366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367" calcext:value-type="float">
            <text:p>5948367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48368" calcext:value-type="float">
            <text:p>594836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8369" calcext:value-type="float">
            <text:p>5948369</text:p>
          </table:table-cell>
          <table:table-cell office:value-type="float" office:value="6.36" calcext:value-type="float">
            <text:p>6,36</text:p>
          </table:table-cell>
          <table:table-cell table:number-columns-repeated="5"/>
        </table:table-row>
        <table:table-row table:style-name="ro1">
          <table:table-cell office:value-type="float" office:value="5948370" calcext:value-type="float">
            <text:p>5948370</text:p>
          </table:table-cell>
          <table:table-cell office:value-type="float" office:value="5.3" calcext:value-type="float">
            <text:p>5,3</text:p>
          </table:table-cell>
          <table:table-cell table:number-columns-repeated="5"/>
        </table:table-row>
        <table:table-row table:style-name="ro1">
          <table:table-cell office:value-type="float" office:value="5948371" calcext:value-type="float">
            <text:p>5948371</text:p>
          </table:table-cell>
          <table:table-cell office:value-type="float" office:value="4.68" calcext:value-type="float">
            <text:p>4,68</text:p>
          </table:table-cell>
          <table:table-cell table:number-columns-repeated="5"/>
        </table:table-row>
        <table:table-row table:style-name="ro1">
          <table:table-cell office:value-type="float" office:value="5948372" calcext:value-type="float">
            <text:p>5948372</text:p>
          </table:table-cell>
          <table:table-cell office:value-type="float" office:value="2.89" calcext:value-type="float">
            <text:p>2,89</text:p>
          </table:table-cell>
          <table:table-cell table:number-columns-repeated="5"/>
        </table:table-row>
        <table:table-row table:style-name="ro1">
          <table:table-cell office:value-type="float" office:value="5948373" calcext:value-type="float">
            <text:p>5948373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float" office:value="5948374" calcext:value-type="float">
            <text:p>5948374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375" calcext:value-type="float">
            <text:p>5948375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office:value-type="float" office:value="5948376" calcext:value-type="float">
            <text:p>5948376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377" calcext:value-type="float">
            <text:p>5948377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8378" calcext:value-type="float">
            <text:p>5948378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379" calcext:value-type="float">
            <text:p>5948379</text:p>
          </table:table-cell>
          <table:table-cell office:value-type="float" office:value="13.45" calcext:value-type="float">
            <text:p>13,45</text:p>
          </table:table-cell>
          <table:table-cell table:number-columns-repeated="5"/>
        </table:table-row>
        <table:table-row table:style-name="ro1">
          <table:table-cell office:value-type="float" office:value="5948380" calcext:value-type="float">
            <text:p>5948380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48381" calcext:value-type="float">
            <text:p>5948381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382" calcext:value-type="float">
            <text:p>5948382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8383" calcext:value-type="float">
            <text:p>5948383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48384" calcext:value-type="float">
            <text:p>5948384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48385" calcext:value-type="float">
            <text:p>5948385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386" calcext:value-type="float">
            <text:p>5948386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387" calcext:value-type="float">
            <text:p>5948387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8388" calcext:value-type="float">
            <text:p>5948388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389" calcext:value-type="float">
            <text:p>5948389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390" calcext:value-type="float">
            <text:p>5948390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391" calcext:value-type="float">
            <text:p>5948391</text:p>
          </table:table-cell>
          <table:table-cell office:value-type="float" office:value="24.5" calcext:value-type="float">
            <text:p>24,5</text:p>
          </table:table-cell>
          <table:table-cell table:number-columns-repeated="5"/>
        </table:table-row>
        <table:table-row table:style-name="ro1">
          <table:table-cell office:value-type="float" office:value="5948392" calcext:value-type="float">
            <text:p>594839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393" calcext:value-type="float">
            <text:p>5948393</text:p>
          </table:table-cell>
          <table:table-cell office:value-type="float" office:value="24.26" calcext:value-type="float">
            <text:p>24,26</text:p>
          </table:table-cell>
          <table:table-cell table:number-columns-repeated="5"/>
        </table:table-row>
        <table:table-row table:style-name="ro1">
          <table:table-cell office:value-type="float" office:value="5948394" calcext:value-type="float">
            <text:p>5948394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395" calcext:value-type="float">
            <text:p>5948395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48396" calcext:value-type="float">
            <text:p>59483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397" calcext:value-type="float">
            <text:p>5948397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398" calcext:value-type="float">
            <text:p>5948398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399" calcext:value-type="float">
            <text:p>5948399</text:p>
          </table:table-cell>
          <table:table-cell office:value-type="float" office:value="4.72" calcext:value-type="float">
            <text:p>4,72</text:p>
          </table:table-cell>
          <table:table-cell table:number-columns-repeated="5"/>
        </table:table-row>
        <table:table-row table:style-name="ro1">
          <table:table-cell office:value-type="float" office:value="5948400" calcext:value-type="float">
            <text:p>5948400</text:p>
          </table:table-cell>
          <table:table-cell office:value-type="float" office:value="89.5" calcext:value-type="float">
            <text:p>89,5</text:p>
          </table:table-cell>
          <table:table-cell table:number-columns-repeated="5"/>
        </table:table-row>
        <table:table-row table:style-name="ro1">
          <table:table-cell office:value-type="float" office:value="5948401" calcext:value-type="float">
            <text:p>5948401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8402" calcext:value-type="float">
            <text:p>5948402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403" calcext:value-type="float">
            <text:p>5948403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404" calcext:value-type="float">
            <text:p>5948404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48405" calcext:value-type="float">
            <text:p>5948405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48406" calcext:value-type="float">
            <text:p>5948406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407" calcext:value-type="float">
            <text:p>5948407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float" office:value="5948408" calcext:value-type="float">
            <text:p>5948408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409" calcext:value-type="float">
            <text:p>5948409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48410" calcext:value-type="float">
            <text:p>5948410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411" calcext:value-type="float">
            <text:p>5948411</text:p>
          </table:table-cell>
          <table:table-cell office:value-type="float" office:value="9.96" calcext:value-type="float">
            <text:p>9,96</text:p>
          </table:table-cell>
          <table:table-cell table:number-columns-repeated="5"/>
        </table:table-row>
        <table:table-row table:style-name="ro1">
          <table:table-cell office:value-type="float" office:value="5948412" calcext:value-type="float">
            <text:p>5948412</text:p>
          </table:table-cell>
          <table:table-cell office:value-type="float" office:value="5.3" calcext:value-type="float">
            <text:p>5,3</text:p>
          </table:table-cell>
          <table:table-cell table:number-columns-repeated="5"/>
        </table:table-row>
        <table:table-row table:style-name="ro1">
          <table:table-cell office:value-type="float" office:value="5948413" calcext:value-type="float">
            <text:p>5948413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8414" calcext:value-type="float">
            <text:p>5948414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48415" calcext:value-type="float">
            <text:p>5948415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48416" calcext:value-type="float">
            <text:p>5948416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417" calcext:value-type="float">
            <text:p>5948417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8418" calcext:value-type="float">
            <text:p>5948418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48419" calcext:value-type="float">
            <text:p>5948419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420" calcext:value-type="float">
            <text:p>594842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421" calcext:value-type="float">
            <text:p>5948421</text:p>
          </table:table-cell>
          <table:table-cell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office:value-type="float" office:value="5948422" calcext:value-type="float">
            <text:p>5948422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8423" calcext:value-type="float">
            <text:p>59484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424" calcext:value-type="float">
            <text:p>5948424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425" calcext:value-type="float">
            <text:p>5948425</text:p>
          </table:table-cell>
          <table:table-cell office:value-type="float" office:value="13.65" calcext:value-type="float">
            <text:p>13,65</text:p>
          </table:table-cell>
          <table:table-cell table:number-columns-repeated="5"/>
        </table:table-row>
        <table:table-row table:style-name="ro1">
          <table:table-cell office:value-type="float" office:value="5948426" calcext:value-type="float">
            <text:p>5948426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8427" calcext:value-type="float">
            <text:p>5948427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8428" calcext:value-type="float">
            <text:p>5948428</text:p>
          </table:table-cell>
          <table:table-cell office:value-type="float" office:value="4.83" calcext:value-type="float">
            <text:p>4,83</text:p>
          </table:table-cell>
          <table:table-cell table:number-columns-repeated="5"/>
        </table:table-row>
        <table:table-row table:style-name="ro1">
          <table:table-cell office:value-type="float" office:value="5948429" calcext:value-type="float">
            <text:p>5948429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8430" calcext:value-type="float">
            <text:p>5948430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48431" calcext:value-type="float">
            <text:p>5948431</text:p>
          </table:table-cell>
          <table:table-cell office:value-type="float" office:value="4.71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5948432" calcext:value-type="float">
            <text:p>5948432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433" calcext:value-type="float">
            <text:p>5948433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48434" calcext:value-type="float">
            <text:p>5948434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435" calcext:value-type="float">
            <text:p>5948435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436" calcext:value-type="float">
            <text:p>5948436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8437" calcext:value-type="float">
            <text:p>5948437</text:p>
          </table:table-cell>
          <table:table-cell office:value-type="float" office:value="13.12" calcext:value-type="float">
            <text:p>13,12</text:p>
          </table:table-cell>
          <table:table-cell table:number-columns-repeated="5"/>
        </table:table-row>
        <table:table-row table:style-name="ro1">
          <table:table-cell office:value-type="float" office:value="5948438" calcext:value-type="float">
            <text:p>5948438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48439" calcext:value-type="float">
            <text:p>5948439</text:p>
          </table:table-cell>
          <table:table-cell office:value-type="float" office:value="2.78" calcext:value-type="float">
            <text:p>2,78</text:p>
          </table:table-cell>
          <table:table-cell table:number-columns-repeated="5"/>
        </table:table-row>
        <table:table-row table:style-name="ro1">
          <table:table-cell office:value-type="float" office:value="5948440" calcext:value-type="float">
            <text:p>5948440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48441" calcext:value-type="float">
            <text:p>5948441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8442" calcext:value-type="float">
            <text:p>5948442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443" calcext:value-type="float">
            <text:p>5948443</text:p>
          </table:table-cell>
          <table:table-cell office:value-type="float" office:value="3.88" calcext:value-type="float">
            <text:p>3,88</text:p>
          </table:table-cell>
          <table:table-cell table:number-columns-repeated="5"/>
        </table:table-row>
        <table:table-row table:style-name="ro1">
          <table:table-cell office:value-type="float" office:value="5948444" calcext:value-type="float">
            <text:p>5948444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445" calcext:value-type="float">
            <text:p>594844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8446" calcext:value-type="float">
            <text:p>5948446</text:p>
          </table:table-cell>
          <table:table-cell office:value-type="float" office:value="25.22" calcext:value-type="float">
            <text:p>25,22</text:p>
          </table:table-cell>
          <table:table-cell table:number-columns-repeated="5"/>
        </table:table-row>
        <table:table-row table:style-name="ro1">
          <table:table-cell office:value-type="float" office:value="5948447" calcext:value-type="float">
            <text:p>5948447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8448" calcext:value-type="float">
            <text:p>5948448</text:p>
          </table:table-cell>
          <table:table-cell office:value-type="float" office:value="3.38" calcext:value-type="float">
            <text:p>3,38</text:p>
          </table:table-cell>
          <table:table-cell table:number-columns-repeated="5"/>
        </table:table-row>
        <table:table-row table:style-name="ro1">
          <table:table-cell office:value-type="float" office:value="5948449" calcext:value-type="float">
            <text:p>5948449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8450" calcext:value-type="float">
            <text:p>5948450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8451" calcext:value-type="float">
            <text:p>594845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48452" calcext:value-type="float">
            <text:p>5948452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8453" calcext:value-type="float">
            <text:p>5948453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454" calcext:value-type="float">
            <text:p>5948454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8455" calcext:value-type="float">
            <text:p>5948455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456" calcext:value-type="float">
            <text:p>5948456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8457" calcext:value-type="float">
            <text:p>5948457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458" calcext:value-type="float">
            <text:p>5948458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48459" calcext:value-type="float">
            <text:p>5948459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460" calcext:value-type="float">
            <text:p>5948460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48461" calcext:value-type="float">
            <text:p>5948461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462" calcext:value-type="float">
            <text:p>5948462</text:p>
          </table:table-cell>
          <table:table-cell office:value-type="float" office:value="6.52" calcext:value-type="float">
            <text:p>6,52</text:p>
          </table:table-cell>
          <table:table-cell table:number-columns-repeated="5"/>
        </table:table-row>
        <table:table-row table:style-name="ro1">
          <table:table-cell office:value-type="float" office:value="5948463" calcext:value-type="float">
            <text:p>5948463</text:p>
          </table:table-cell>
          <table:table-cell office:value-type="float" office:value="8.47" calcext:value-type="float">
            <text:p>8,47</text:p>
          </table:table-cell>
          <table:table-cell table:number-columns-repeated="5"/>
        </table:table-row>
        <table:table-row table:style-name="ro1">
          <table:table-cell office:value-type="float" office:value="5948464" calcext:value-type="float">
            <text:p>5948464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48465" calcext:value-type="float">
            <text:p>5948465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466" calcext:value-type="float">
            <text:p>5948466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467" calcext:value-type="float">
            <text:p>5948467</text:p>
          </table:table-cell>
          <table:table-cell office:value-type="float" office:value="5.75" calcext:value-type="float">
            <text:p>5,75</text:p>
          </table:table-cell>
          <table:table-cell table:number-columns-repeated="5"/>
        </table:table-row>
        <table:table-row table:style-name="ro1">
          <table:table-cell office:value-type="float" office:value="5948468" calcext:value-type="float">
            <text:p>5948468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8469" calcext:value-type="float">
            <text:p>5948469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470" calcext:value-type="float">
            <text:p>5948470</text:p>
          </table:table-cell>
          <table:table-cell office:value-type="float" office:value="31.32" calcext:value-type="float">
            <text:p>31,32</text:p>
          </table:table-cell>
          <table:table-cell table:number-columns-repeated="5"/>
        </table:table-row>
        <table:table-row table:style-name="ro1">
          <table:table-cell office:value-type="float" office:value="5948471" calcext:value-type="float">
            <text:p>5948471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472" calcext:value-type="float">
            <text:p>5948472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473" calcext:value-type="float">
            <text:p>5948473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474" calcext:value-type="float">
            <text:p>5948474</text:p>
          </table:table-cell>
          <table:table-cell office:value-type="float" office:value="3.65" calcext:value-type="float">
            <text:p>3,65</text:p>
          </table:table-cell>
          <table:table-cell table:number-columns-repeated="5"/>
        </table:table-row>
        <table:table-row table:style-name="ro1">
          <table:table-cell office:value-type="float" office:value="5948475" calcext:value-type="float">
            <text:p>5948475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476" calcext:value-type="float">
            <text:p>5948476</text:p>
          </table:table-cell>
          <table:table-cell office:value-type="float" office:value="16.59" calcext:value-type="float">
            <text:p>16,59</text:p>
          </table:table-cell>
          <table:table-cell table:number-columns-repeated="5"/>
        </table:table-row>
        <table:table-row table:style-name="ro1">
          <table:table-cell office:value-type="float" office:value="5948477" calcext:value-type="float">
            <text:p>594847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478" calcext:value-type="float">
            <text:p>5948478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479" calcext:value-type="float">
            <text:p>5948479</text:p>
          </table:table-cell>
          <table:table-cell office:value-type="float" office:value="15.53" calcext:value-type="float">
            <text:p>15,53</text:p>
          </table:table-cell>
          <table:table-cell table:number-columns-repeated="5"/>
        </table:table-row>
        <table:table-row table:style-name="ro1">
          <table:table-cell office:value-type="float" office:value="5948480" calcext:value-type="float">
            <text:p>5948480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8481" calcext:value-type="float">
            <text:p>5948481</text:p>
          </table:table-cell>
          <table:table-cell office:value-type="float" office:value="7.34" calcext:value-type="float">
            <text:p>7,34</text:p>
          </table:table-cell>
          <table:table-cell table:number-columns-repeated="5"/>
        </table:table-row>
        <table:table-row table:style-name="ro1">
          <table:table-cell office:value-type="float" office:value="5948482" calcext:value-type="float">
            <text:p>5948482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48483" calcext:value-type="float">
            <text:p>594848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484" calcext:value-type="float">
            <text:p>5948484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485" calcext:value-type="float">
            <text:p>5948485</text:p>
          </table:table-cell>
          <table:table-cell office:value-type="float" office:value="4.96" calcext:value-type="float">
            <text:p>4,96</text:p>
          </table:table-cell>
          <table:table-cell table:number-columns-repeated="5"/>
        </table:table-row>
        <table:table-row table:style-name="ro1">
          <table:table-cell office:value-type="float" office:value="5948486" calcext:value-type="float">
            <text:p>5948486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8487" calcext:value-type="float">
            <text:p>5948487</text:p>
          </table:table-cell>
          <table:table-cell office:value-type="float" office:value="9.35" calcext:value-type="float">
            <text:p>9,35</text:p>
          </table:table-cell>
          <table:table-cell table:number-columns-repeated="5"/>
        </table:table-row>
        <table:table-row table:style-name="ro1">
          <table:table-cell office:value-type="float" office:value="5948488" calcext:value-type="float">
            <text:p>5948488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489" calcext:value-type="float">
            <text:p>5948489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490" calcext:value-type="float">
            <text:p>5948490</text:p>
          </table:table-cell>
          <table:table-cell office:value-type="float" office:value="3.74" calcext:value-type="float">
            <text:p>3,74</text:p>
          </table:table-cell>
          <table:table-cell table:number-columns-repeated="5"/>
        </table:table-row>
        <table:table-row table:style-name="ro1">
          <table:table-cell office:value-type="float" office:value="5948491" calcext:value-type="float">
            <text:p>5948491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492" calcext:value-type="float">
            <text:p>5948492</text:p>
          </table:table-cell>
          <table:table-cell office:value-type="float" office:value="15.92" calcext:value-type="float">
            <text:p>15,92</text:p>
          </table:table-cell>
          <table:table-cell table:number-columns-repeated="5"/>
        </table:table-row>
        <table:table-row table:style-name="ro1">
          <table:table-cell office:value-type="float" office:value="5948493" calcext:value-type="float">
            <text:p>5948493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8494" calcext:value-type="float">
            <text:p>5948494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8495" calcext:value-type="float">
            <text:p>5948495</text:p>
          </table:table-cell>
          <table:table-cell office:value-type="float" office:value="6.53" calcext:value-type="float">
            <text:p>6,53</text:p>
          </table:table-cell>
          <table:table-cell table:number-columns-repeated="5"/>
        </table:table-row>
        <table:table-row table:style-name="ro1">
          <table:table-cell office:value-type="float" office:value="5948496" calcext:value-type="float">
            <text:p>5948496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8497" calcext:value-type="float">
            <text:p>5948497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8498" calcext:value-type="float">
            <text:p>5948498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8499" calcext:value-type="float">
            <text:p>5948499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500" calcext:value-type="float">
            <text:p>594850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501" calcext:value-type="float">
            <text:p>5948501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48502" calcext:value-type="float">
            <text:p>5948502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5948503" calcext:value-type="float">
            <text:p>5948503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504" calcext:value-type="float">
            <text:p>5948504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505" calcext:value-type="float">
            <text:p>5948505</text:p>
          </table:table-cell>
          <table:table-cell office:value-type="float" office:value="7.26" calcext:value-type="float">
            <text:p>7,26</text:p>
          </table:table-cell>
          <table:table-cell table:number-columns-repeated="5"/>
        </table:table-row>
        <table:table-row table:style-name="ro1">
          <table:table-cell office:value-type="float" office:value="5948506" calcext:value-type="float">
            <text:p>5948506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507" calcext:value-type="float">
            <text:p>5948507</text:p>
          </table:table-cell>
          <table:table-cell office:value-type="float" office:value="5.73" calcext:value-type="float">
            <text:p>5,73</text:p>
          </table:table-cell>
          <table:table-cell table:number-columns-repeated="5"/>
        </table:table-row>
        <table:table-row table:style-name="ro1">
          <table:table-cell office:value-type="float" office:value="5948508" calcext:value-type="float">
            <text:p>5948508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509" calcext:value-type="float">
            <text:p>5948509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8510" calcext:value-type="float">
            <text:p>5948510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48511" calcext:value-type="float">
            <text:p>5948511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8512" calcext:value-type="float">
            <text:p>5948512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48513" calcext:value-type="float">
            <text:p>5948513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48514" calcext:value-type="float">
            <text:p>5948514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515" calcext:value-type="float">
            <text:p>5948515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516" calcext:value-type="float">
            <text:p>5948516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8517" calcext:value-type="float">
            <text:p>5948517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518" calcext:value-type="float">
            <text:p>5948518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float" office:value="5948519" calcext:value-type="float">
            <text:p>5948519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8520" calcext:value-type="float">
            <text:p>5948520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48521" calcext:value-type="float">
            <text:p>5948521</text:p>
          </table:table-cell>
          <table:table-cell office:value-type="float" office:value="17.3" calcext:value-type="float">
            <text:p>17,3</text:p>
          </table:table-cell>
          <table:table-cell table:number-columns-repeated="5"/>
        </table:table-row>
        <table:table-row table:style-name="ro1">
          <table:table-cell office:value-type="float" office:value="5948522" calcext:value-type="float">
            <text:p>5948522</text:p>
          </table:table-cell>
          <table:table-cell office:value-type="float" office:value="14.72" calcext:value-type="float">
            <text:p>14,72</text:p>
          </table:table-cell>
          <table:table-cell table:number-columns-repeated="5"/>
        </table:table-row>
        <table:table-row table:style-name="ro1">
          <table:table-cell office:value-type="float" office:value="5948523" calcext:value-type="float">
            <text:p>594852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524" calcext:value-type="float">
            <text:p>5948524</text:p>
          </table:table-cell>
          <table:table-cell office:value-type="float" office:value="31.13" calcext:value-type="float">
            <text:p>31,13</text:p>
          </table:table-cell>
          <table:table-cell table:number-columns-repeated="5"/>
        </table:table-row>
        <table:table-row table:style-name="ro1">
          <table:table-cell office:value-type="float" office:value="5948525" calcext:value-type="float">
            <text:p>5948525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526" calcext:value-type="float">
            <text:p>5948526</text:p>
          </table:table-cell>
          <table:table-cell office:value-type="float" office:value="6.92" calcext:value-type="float">
            <text:p>6,92</text:p>
          </table:table-cell>
          <table:table-cell table:number-columns-repeated="5"/>
        </table:table-row>
        <table:table-row table:style-name="ro1">
          <table:table-cell office:value-type="float" office:value="5948527" calcext:value-type="float">
            <text:p>5948527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528" calcext:value-type="float">
            <text:p>5948528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529" calcext:value-type="float">
            <text:p>5948529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8530" calcext:value-type="float">
            <text:p>5948530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48531" calcext:value-type="float">
            <text:p>5948531</text:p>
          </table:table-cell>
          <table:table-cell office:value-type="float" office:value="4.6" calcext:value-type="float">
            <text:p>4,6</text:p>
          </table:table-cell>
          <table:table-cell table:number-columns-repeated="5"/>
        </table:table-row>
        <table:table-row table:style-name="ro1">
          <table:table-cell office:value-type="float" office:value="5948532" calcext:value-type="float">
            <text:p>5948532</text:p>
          </table:table-cell>
          <table:table-cell office:value-type="float" office:value="5.18" calcext:value-type="float">
            <text:p>5,18</text:p>
          </table:table-cell>
          <table:table-cell table:number-columns-repeated="5"/>
        </table:table-row>
        <table:table-row table:style-name="ro1">
          <table:table-cell office:value-type="float" office:value="5948533" calcext:value-type="float">
            <text:p>5948533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534" calcext:value-type="float">
            <text:p>5948534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float" office:value="5948535" calcext:value-type="float">
            <text:p>5948535</text:p>
          </table:table-cell>
          <table:table-cell office:value-type="float" office:value="23.73" calcext:value-type="float">
            <text:p>23,73</text:p>
          </table:table-cell>
          <table:table-cell table:number-columns-repeated="5"/>
        </table:table-row>
        <table:table-row table:style-name="ro1">
          <table:table-cell office:value-type="float" office:value="5948536" calcext:value-type="float">
            <text:p>5948536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8537" calcext:value-type="float">
            <text:p>5948537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8538" calcext:value-type="float">
            <text:p>5948538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8539" calcext:value-type="float">
            <text:p>5948539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540" calcext:value-type="float">
            <text:p>5948540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541" calcext:value-type="float">
            <text:p>5948541</text:p>
          </table:table-cell>
          <table:table-cell office:value-type="float" office:value="5.29" calcext:value-type="float">
            <text:p>5,29</text:p>
          </table:table-cell>
          <table:table-cell table:number-columns-repeated="5"/>
        </table:table-row>
        <table:table-row table:style-name="ro1">
          <table:table-cell office:value-type="float" office:value="5948542" calcext:value-type="float">
            <text:p>5948542</text:p>
          </table:table-cell>
          <table:table-cell office:value-type="float" office:value="2.88" calcext:value-type="float">
            <text:p>2,88</text:p>
          </table:table-cell>
          <table:table-cell table:number-columns-repeated="5"/>
        </table:table-row>
        <table:table-row table:style-name="ro1">
          <table:table-cell office:value-type="float" office:value="5948543" calcext:value-type="float">
            <text:p>5948543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8544" calcext:value-type="float">
            <text:p>5948544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48545" calcext:value-type="float">
            <text:p>5948545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5948546" calcext:value-type="float">
            <text:p>5948546</text:p>
          </table:table-cell>
          <table:table-cell office:value-type="float" office:value="11.89" calcext:value-type="float">
            <text:p>11,89</text:p>
          </table:table-cell>
          <table:table-cell table:number-columns-repeated="5"/>
        </table:table-row>
        <table:table-row table:style-name="ro1">
          <table:table-cell office:value-type="float" office:value="5948547" calcext:value-type="float">
            <text:p>5948547</text:p>
          </table:table-cell>
          <table:table-cell office:value-type="float" office:value="9.26" calcext:value-type="float">
            <text:p>9,26</text:p>
          </table:table-cell>
          <table:table-cell table:number-columns-repeated="5"/>
        </table:table-row>
        <table:table-row table:style-name="ro1">
          <table:table-cell office:value-type="float" office:value="5948548" calcext:value-type="float">
            <text:p>5948548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549" calcext:value-type="float">
            <text:p>5948549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8550" calcext:value-type="float">
            <text:p>5948550</text:p>
          </table:table-cell>
          <table:table-cell office:value-type="float" office:value="9.24" calcext:value-type="float">
            <text:p>9,24</text:p>
          </table:table-cell>
          <table:table-cell table:number-columns-repeated="5"/>
        </table:table-row>
        <table:table-row table:style-name="ro1">
          <table:table-cell office:value-type="float" office:value="5948551" calcext:value-type="float">
            <text:p>5948551</text:p>
          </table:table-cell>
          <table:table-cell office:value-type="float" office:value="3.17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float" office:value="5948552" calcext:value-type="float">
            <text:p>5948552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553" calcext:value-type="float">
            <text:p>5948553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48554" calcext:value-type="float">
            <text:p>5948554</text:p>
          </table:table-cell>
          <table:table-cell office:value-type="float" office:value="13.24" calcext:value-type="float">
            <text:p>13,24</text:p>
          </table:table-cell>
          <table:table-cell table:number-columns-repeated="5"/>
        </table:table-row>
        <table:table-row table:style-name="ro1">
          <table:table-cell office:value-type="float" office:value="5948555" calcext:value-type="float">
            <text:p>5948555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556" calcext:value-type="float">
            <text:p>5948556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8557" calcext:value-type="float">
            <text:p>5948557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8558" calcext:value-type="float">
            <text:p>5948558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8559" calcext:value-type="float">
            <text:p>5948559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8560" calcext:value-type="float">
            <text:p>5948560</text:p>
          </table:table-cell>
          <table:table-cell office:value-type="float" office:value="14.31" calcext:value-type="float">
            <text:p>14,31</text:p>
          </table:table-cell>
          <table:table-cell table:number-columns-repeated="5"/>
        </table:table-row>
        <table:table-row table:style-name="ro1">
          <table:table-cell office:value-type="float" office:value="5948561" calcext:value-type="float">
            <text:p>5948561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8562" calcext:value-type="float">
            <text:p>59485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563" calcext:value-type="float">
            <text:p>5948563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564" calcext:value-type="float">
            <text:p>594856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565" calcext:value-type="float">
            <text:p>5948565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566" calcext:value-type="float">
            <text:p>5948566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567" calcext:value-type="float">
            <text:p>5948567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48568" calcext:value-type="float">
            <text:p>5948568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8569" calcext:value-type="float">
            <text:p>5948569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570" calcext:value-type="float">
            <text:p>5948570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48571" calcext:value-type="float">
            <text:p>5948571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48572" calcext:value-type="float">
            <text:p>5948572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573" calcext:value-type="float">
            <text:p>5948573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574" calcext:value-type="float">
            <text:p>5948574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8575" calcext:value-type="float">
            <text:p>5948575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48576" calcext:value-type="float">
            <text:p>5948576</text:p>
          </table:table-cell>
          <table:table-cell office:value-type="float" office:value="12.73" calcext:value-type="float">
            <text:p>12,73</text:p>
          </table:table-cell>
          <table:table-cell table:number-columns-repeated="5"/>
        </table:table-row>
        <table:table-row table:style-name="ro1">
          <table:table-cell office:value-type="float" office:value="5948577" calcext:value-type="float">
            <text:p>5948577</text:p>
          </table:table-cell>
          <table:table-cell office:value-type="float" office:value="3.44" calcext:value-type="float">
            <text:p>3,44</text:p>
          </table:table-cell>
          <table:table-cell table:number-columns-repeated="5"/>
        </table:table-row>
        <table:table-row table:style-name="ro1">
          <table:table-cell office:value-type="float" office:value="5948578" calcext:value-type="float">
            <text:p>5948578</text:p>
          </table:table-cell>
          <table:table-cell office:value-type="float" office:value="10.3" calcext:value-type="float">
            <text:p>10,3</text:p>
          </table:table-cell>
          <table:table-cell table:number-columns-repeated="5"/>
        </table:table-row>
        <table:table-row table:style-name="ro1">
          <table:table-cell office:value-type="float" office:value="5948579" calcext:value-type="float">
            <text:p>5948579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580" calcext:value-type="float">
            <text:p>594858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581" calcext:value-type="float">
            <text:p>5948581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48582" calcext:value-type="float">
            <text:p>5948582</text:p>
          </table:table-cell>
          <table:table-cell office:value-type="float" office:value="4.16" calcext:value-type="float">
            <text:p>4,16</text:p>
          </table:table-cell>
          <table:table-cell table:number-columns-repeated="5"/>
        </table:table-row>
        <table:table-row table:style-name="ro1">
          <table:table-cell office:value-type="float" office:value="5948583" calcext:value-type="float">
            <text:p>5948583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8584" calcext:value-type="float">
            <text:p>5948584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office:value-type="float" office:value="5948585" calcext:value-type="float">
            <text:p>5948585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586" calcext:value-type="float">
            <text:p>59485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587" calcext:value-type="float">
            <text:p>5948587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48588" calcext:value-type="float">
            <text:p>5948588</text:p>
          </table:table-cell>
          <table:table-cell office:value-type="float" office:value="4.03" calcext:value-type="float">
            <text:p>4,03</text:p>
          </table:table-cell>
          <table:table-cell table:number-columns-repeated="5"/>
        </table:table-row>
        <table:table-row table:style-name="ro1">
          <table:table-cell office:value-type="float" office:value="5948589" calcext:value-type="float">
            <text:p>5948589</text:p>
          </table:table-cell>
          <table:table-cell office:value-type="float" office:value="9.8" calcext:value-type="float">
            <text:p>9,8</text:p>
          </table:table-cell>
          <table:table-cell table:number-columns-repeated="5"/>
        </table:table-row>
        <table:table-row table:style-name="ro1">
          <table:table-cell office:value-type="float" office:value="5948590" calcext:value-type="float">
            <text:p>5948590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8591" calcext:value-type="float">
            <text:p>5948591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592" calcext:value-type="float">
            <text:p>5948592</text:p>
          </table:table-cell>
          <table:table-cell office:value-type="float" office:value="11.41" calcext:value-type="float">
            <text:p>11,41</text:p>
          </table:table-cell>
          <table:table-cell table:number-columns-repeated="5"/>
        </table:table-row>
        <table:table-row table:style-name="ro1">
          <table:table-cell office:value-type="float" office:value="5948593" calcext:value-type="float">
            <text:p>5948593</text:p>
          </table:table-cell>
          <table:table-cell office:value-type="float" office:value="4.76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5948594" calcext:value-type="float">
            <text:p>5948594</text:p>
          </table:table-cell>
          <table:table-cell office:value-type="float" office:value="4.69" calcext:value-type="float">
            <text:p>4,69</text:p>
          </table:table-cell>
          <table:table-cell table:number-columns-repeated="5"/>
        </table:table-row>
        <table:table-row table:style-name="ro1">
          <table:table-cell office:value-type="float" office:value="5948595" calcext:value-type="float">
            <text:p>5948595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float" office:value="5948596" calcext:value-type="float">
            <text:p>5948596</text:p>
          </table:table-cell>
          <table:table-cell office:value-type="float" office:value="53.35" calcext:value-type="float">
            <text:p>53,35</text:p>
          </table:table-cell>
          <table:table-cell table:number-columns-repeated="5"/>
        </table:table-row>
        <table:table-row table:style-name="ro1">
          <table:table-cell office:value-type="float" office:value="5948597" calcext:value-type="float">
            <text:p>5948597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598" calcext:value-type="float">
            <text:p>5948598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48599" calcext:value-type="float">
            <text:p>5948599</text:p>
          </table:table-cell>
          <table:table-cell office:value-type="float" office:value="13.84" calcext:value-type="float">
            <text:p>13,84</text:p>
          </table:table-cell>
          <table:table-cell table:number-columns-repeated="5"/>
        </table:table-row>
        <table:table-row table:style-name="ro1">
          <table:table-cell office:value-type="float" office:value="5948600" calcext:value-type="float">
            <text:p>594860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8601" calcext:value-type="float">
            <text:p>5948601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8602" calcext:value-type="float">
            <text:p>5948602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8603" calcext:value-type="float">
            <text:p>5948603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8604" calcext:value-type="float">
            <text:p>5948604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8605" calcext:value-type="float">
            <text:p>5948605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606" calcext:value-type="float">
            <text:p>594860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607" calcext:value-type="float">
            <text:p>5948607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48608" calcext:value-type="float">
            <text:p>5948608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8609" calcext:value-type="float">
            <text:p>5948609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8610" calcext:value-type="float">
            <text:p>5948610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8611" calcext:value-type="float">
            <text:p>5948611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612" calcext:value-type="float">
            <text:p>5948612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8613" calcext:value-type="float">
            <text:p>5948613</text:p>
          </table:table-cell>
          <table:table-cell office:value-type="float" office:value="2.94" calcext:value-type="float">
            <text:p>2,94</text:p>
          </table:table-cell>
          <table:table-cell table:number-columns-repeated="5"/>
        </table:table-row>
        <table:table-row table:style-name="ro1">
          <table:table-cell office:value-type="float" office:value="5948614" calcext:value-type="float">
            <text:p>5948614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 office:value-type="float" office:value="5948615" calcext:value-type="float">
            <text:p>59486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616" calcext:value-type="float">
            <text:p>5948616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8617" calcext:value-type="float">
            <text:p>5948617</text:p>
          </table:table-cell>
          <table:table-cell office:value-type="float" office:value="49.89" calcext:value-type="float">
            <text:p>49,89</text:p>
          </table:table-cell>
          <table:table-cell table:number-columns-repeated="5"/>
        </table:table-row>
        <table:table-row table:style-name="ro1">
          <table:table-cell office:value-type="float" office:value="5948618" calcext:value-type="float">
            <text:p>594861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619" calcext:value-type="float">
            <text:p>5948619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620" calcext:value-type="float">
            <text:p>5948620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48621" calcext:value-type="float">
            <text:p>5948621</text:p>
          </table:table-cell>
          <table:table-cell office:value-type="float" office:value="3.92" calcext:value-type="float">
            <text:p>3,92</text:p>
          </table:table-cell>
          <table:table-cell table:number-columns-repeated="5"/>
        </table:table-row>
        <table:table-row table:style-name="ro1">
          <table:table-cell office:value-type="float" office:value="5948622" calcext:value-type="float">
            <text:p>5948622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8623" calcext:value-type="float">
            <text:p>5948623</text:p>
          </table:table-cell>
          <table:table-cell office:value-type="float" office:value="3.48" calcext:value-type="float">
            <text:p>3,48</text:p>
          </table:table-cell>
          <table:table-cell table:number-columns-repeated="5"/>
        </table:table-row>
        <table:table-row table:style-name="ro1">
          <table:table-cell office:value-type="float" office:value="5948624" calcext:value-type="float">
            <text:p>5948624</text:p>
          </table:table-cell>
          <table:table-cell office:value-type="float" office:value="16.32" calcext:value-type="float">
            <text:p>16,32</text:p>
          </table:table-cell>
          <table:table-cell table:number-columns-repeated="5"/>
        </table:table-row>
        <table:table-row table:style-name="ro1">
          <table:table-cell office:value-type="float" office:value="5948625" calcext:value-type="float">
            <text:p>5948625</text:p>
          </table:table-cell>
          <table:table-cell office:value-type="float" office:value="2.89" calcext:value-type="float">
            <text:p>2,89</text:p>
          </table:table-cell>
          <table:table-cell table:number-columns-repeated="5"/>
        </table:table-row>
        <table:table-row table:style-name="ro1">
          <table:table-cell office:value-type="float" office:value="5948626" calcext:value-type="float">
            <text:p>594862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627" calcext:value-type="float">
            <text:p>5948627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8628" calcext:value-type="float">
            <text:p>5948628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48629" calcext:value-type="float">
            <text:p>594862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630" calcext:value-type="float">
            <text:p>5948630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631" calcext:value-type="float">
            <text:p>5948631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8632" calcext:value-type="float">
            <text:p>5948632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8633" calcext:value-type="float">
            <text:p>5948633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634" calcext:value-type="float">
            <text:p>5948634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8635" calcext:value-type="float">
            <text:p>5948635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636" calcext:value-type="float">
            <text:p>5948636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48637" calcext:value-type="float">
            <text:p>5948637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48638" calcext:value-type="float">
            <text:p>5948638</text:p>
          </table:table-cell>
          <table:table-cell office:value-type="float" office:value="7.42" calcext:value-type="float">
            <text:p>7,42</text:p>
          </table:table-cell>
          <table:table-cell table:number-columns-repeated="5"/>
        </table:table-row>
        <table:table-row table:style-name="ro1">
          <table:table-cell office:value-type="float" office:value="5948639" calcext:value-type="float">
            <text:p>5948639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640" calcext:value-type="float">
            <text:p>5948640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641" calcext:value-type="float">
            <text:p>5948641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642" calcext:value-type="float">
            <text:p>5948642</text:p>
          </table:table-cell>
          <table:table-cell office:value-type="float" office:value="2.92" calcext:value-type="float">
            <text:p>2,92</text:p>
          </table:table-cell>
          <table:table-cell table:number-columns-repeated="5"/>
        </table:table-row>
        <table:table-row table:style-name="ro1">
          <table:table-cell office:value-type="float" office:value="5948643" calcext:value-type="float">
            <text:p>5948643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float" office:value="5948644" calcext:value-type="float">
            <text:p>5948644</text:p>
          </table:table-cell>
          <table:table-cell office:value-type="float" office:value="14.12" calcext:value-type="float">
            <text:p>14,12</text:p>
          </table:table-cell>
          <table:table-cell table:number-columns-repeated="5"/>
        </table:table-row>
        <table:table-row table:style-name="ro1">
          <table:table-cell office:value-type="float" office:value="5948645" calcext:value-type="float">
            <text:p>5948645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48646" calcext:value-type="float">
            <text:p>5948646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8647" calcext:value-type="float">
            <text:p>5948647</text:p>
          </table:table-cell>
          <table:table-cell office:value-type="float" office:value="3.91" calcext:value-type="float">
            <text:p>3,91</text:p>
          </table:table-cell>
          <table:table-cell table:number-columns-repeated="5"/>
        </table:table-row>
        <table:table-row table:style-name="ro1">
          <table:table-cell office:value-type="float" office:value="5948648" calcext:value-type="float">
            <text:p>5948648</text:p>
          </table:table-cell>
          <table:table-cell office:value-type="float" office:value="4.81" calcext:value-type="float">
            <text:p>4,81</text:p>
          </table:table-cell>
          <table:table-cell table:number-columns-repeated="5"/>
        </table:table-row>
        <table:table-row table:style-name="ro1">
          <table:table-cell office:value-type="float" office:value="5948649" calcext:value-type="float">
            <text:p>5948649</text:p>
          </table:table-cell>
          <table:table-cell office:value-type="float" office:value="3.59" calcext:value-type="float">
            <text:p>3,59</text:p>
          </table:table-cell>
          <table:table-cell table:number-columns-repeated="5"/>
        </table:table-row>
        <table:table-row table:style-name="ro1">
          <table:table-cell office:value-type="float" office:value="5948650" calcext:value-type="float">
            <text:p>5948650</text:p>
          </table:table-cell>
          <table:table-cell office:value-type="float" office:value="10.71" calcext:value-type="float">
            <text:p>10,71</text:p>
          </table:table-cell>
          <table:table-cell table:number-columns-repeated="5"/>
        </table:table-row>
        <table:table-row table:style-name="ro1">
          <table:table-cell office:value-type="float" office:value="5948651" calcext:value-type="float">
            <text:p>5948651</text:p>
          </table:table-cell>
          <table:table-cell office:value-type="float" office:value="40.53" calcext:value-type="float">
            <text:p>40,53</text:p>
          </table:table-cell>
          <table:table-cell table:number-columns-repeated="5"/>
        </table:table-row>
        <table:table-row table:style-name="ro1">
          <table:table-cell office:value-type="float" office:value="5948652" calcext:value-type="float">
            <text:p>5948652</text:p>
          </table:table-cell>
          <table:table-cell office:value-type="float" office:value="16.37" calcext:value-type="float">
            <text:p>16,37</text:p>
          </table:table-cell>
          <table:table-cell table:number-columns-repeated="5"/>
        </table:table-row>
        <table:table-row table:style-name="ro1">
          <table:table-cell office:value-type="float" office:value="5948653" calcext:value-type="float">
            <text:p>5948653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654" calcext:value-type="float">
            <text:p>5948654</text:p>
          </table:table-cell>
          <table:table-cell office:value-type="float" office:value="3.82" calcext:value-type="float">
            <text:p>3,82</text:p>
          </table:table-cell>
          <table:table-cell table:number-columns-repeated="5"/>
        </table:table-row>
        <table:table-row table:style-name="ro1">
          <table:table-cell office:value-type="float" office:value="5948655" calcext:value-type="float">
            <text:p>5948655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656" calcext:value-type="float">
            <text:p>5948656</text:p>
          </table:table-cell>
          <table:table-cell office:value-type="float" office:value="12.09" calcext:value-type="float">
            <text:p>12,09</text:p>
          </table:table-cell>
          <table:table-cell table:number-columns-repeated="5"/>
        </table:table-row>
        <table:table-row table:style-name="ro1">
          <table:table-cell office:value-type="float" office:value="5948657" calcext:value-type="float">
            <text:p>5948657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658" calcext:value-type="float">
            <text:p>5948658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float" office:value="5948659" calcext:value-type="float">
            <text:p>5948659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8660" calcext:value-type="float">
            <text:p>5948660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661" calcext:value-type="float">
            <text:p>5948661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662" calcext:value-type="float">
            <text:p>5948662</text:p>
          </table:table-cell>
          <table:table-cell office:value-type="float" office:value="80.06" calcext:value-type="float">
            <text:p>80,06</text:p>
          </table:table-cell>
          <table:table-cell table:number-columns-repeated="5"/>
        </table:table-row>
        <table:table-row table:style-name="ro1">
          <table:table-cell office:value-type="float" office:value="5948663" calcext:value-type="float">
            <text:p>5948663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48664" calcext:value-type="float">
            <text:p>5948664</text:p>
          </table:table-cell>
          <table:table-cell office:value-type="float" office:value="15.65" calcext:value-type="float">
            <text:p>15,65</text:p>
          </table:table-cell>
          <table:table-cell table:number-columns-repeated="5"/>
        </table:table-row>
        <table:table-row table:style-name="ro1">
          <table:table-cell office:value-type="float" office:value="5948665" calcext:value-type="float">
            <text:p>5948665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48666" calcext:value-type="float">
            <text:p>5948666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8667" calcext:value-type="float">
            <text:p>5948667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668" calcext:value-type="float">
            <text:p>5948668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8669" calcext:value-type="float">
            <text:p>5948669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670" calcext:value-type="float">
            <text:p>5948670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48671" calcext:value-type="float">
            <text:p>5948671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672" calcext:value-type="float">
            <text:p>5948672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48673" calcext:value-type="float">
            <text:p>5948673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8674" calcext:value-type="float">
            <text:p>5948674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48675" calcext:value-type="float">
            <text:p>5948675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676" calcext:value-type="float">
            <text:p>59486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8677" calcext:value-type="float">
            <text:p>5948677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48678" calcext:value-type="float">
            <text:p>5948678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48679" calcext:value-type="float">
            <text:p>5948679</text:p>
          </table:table-cell>
          <table:table-cell office:value-type="float" office:value="5.31" calcext:value-type="float">
            <text:p>5,31</text:p>
          </table:table-cell>
          <table:table-cell table:number-columns-repeated="5"/>
        </table:table-row>
        <table:table-row table:style-name="ro1">
          <table:table-cell office:value-type="float" office:value="5948680" calcext:value-type="float">
            <text:p>5948680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681" calcext:value-type="float">
            <text:p>5948681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float" office:value="5948682" calcext:value-type="float">
            <text:p>5948682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683" calcext:value-type="float">
            <text:p>5948683</text:p>
          </table:table-cell>
          <table:table-cell office:value-type="float" office:value="3.23" calcext:value-type="float">
            <text:p>3,23</text:p>
          </table:table-cell>
          <table:table-cell table:number-columns-repeated="5"/>
        </table:table-row>
        <table:table-row table:style-name="ro1">
          <table:table-cell office:value-type="float" office:value="5948684" calcext:value-type="float">
            <text:p>5948684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48685" calcext:value-type="float">
            <text:p>5948685</text:p>
          </table:table-cell>
          <table:table-cell office:value-type="float" office:value="3.03" calcext:value-type="float">
            <text:p>3,03</text:p>
          </table:table-cell>
          <table:table-cell table:number-columns-repeated="5"/>
        </table:table-row>
        <table:table-row table:style-name="ro1">
          <table:table-cell office:value-type="float" office:value="5948686" calcext:value-type="float">
            <text:p>5948686</text:p>
          </table:table-cell>
          <table:table-cell office:value-type="float" office:value="56.99" calcext:value-type="float">
            <text:p>56,99</text:p>
          </table:table-cell>
          <table:table-cell table:number-columns-repeated="5"/>
        </table:table-row>
        <table:table-row table:style-name="ro1">
          <table:table-cell office:value-type="float" office:value="5948687" calcext:value-type="float">
            <text:p>5948687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48688" calcext:value-type="float">
            <text:p>5948688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8689" calcext:value-type="float">
            <text:p>5948689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948690" calcext:value-type="float">
            <text:p>5948690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8691" calcext:value-type="float">
            <text:p>5948691</text:p>
          </table:table-cell>
          <table:table-cell office:value-type="float" office:value="3.36" calcext:value-type="float">
            <text:p>3,36</text:p>
          </table:table-cell>
          <table:table-cell table:number-columns-repeated="5"/>
        </table:table-row>
        <table:table-row table:style-name="ro1">
          <table:table-cell office:value-type="float" office:value="5948692" calcext:value-type="float">
            <text:p>5948692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8693" calcext:value-type="float">
            <text:p>5948693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694" calcext:value-type="float">
            <text:p>5948694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695" calcext:value-type="float">
            <text:p>5948695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8696" calcext:value-type="float">
            <text:p>5948696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8697" calcext:value-type="float">
            <text:p>5948697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698" calcext:value-type="float">
            <text:p>5948698</text:p>
          </table:table-cell>
          <table:table-cell office:value-type="float" office:value="5.11" calcext:value-type="float">
            <text:p>5,11</text:p>
          </table:table-cell>
          <table:table-cell table:number-columns-repeated="5"/>
        </table:table-row>
        <table:table-row table:style-name="ro1">
          <table:table-cell office:value-type="float" office:value="5948699" calcext:value-type="float">
            <text:p>5948699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8700" calcext:value-type="float">
            <text:p>5948700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701" calcext:value-type="float">
            <text:p>5948701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float" office:value="5948702" calcext:value-type="float">
            <text:p>594870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703" calcext:value-type="float">
            <text:p>5948703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8704" calcext:value-type="float">
            <text:p>594870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705" calcext:value-type="float">
            <text:p>5948705</text:p>
          </table:table-cell>
          <table:table-cell office:value-type="float" office:value="5.97" calcext:value-type="float">
            <text:p>5,97</text:p>
          </table:table-cell>
          <table:table-cell table:number-columns-repeated="5"/>
        </table:table-row>
        <table:table-row table:style-name="ro1">
          <table:table-cell office:value-type="float" office:value="5948706" calcext:value-type="float">
            <text:p>5948706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707" calcext:value-type="float">
            <text:p>5948707</text:p>
          </table:table-cell>
          <table:table-cell office:value-type="float" office:value="4.98" calcext:value-type="float">
            <text:p>4,98</text:p>
          </table:table-cell>
          <table:table-cell table:number-columns-repeated="5"/>
        </table:table-row>
        <table:table-row table:style-name="ro1">
          <table:table-cell office:value-type="float" office:value="5948708" calcext:value-type="float">
            <text:p>5948708</text:p>
          </table:table-cell>
          <table:table-cell office:value-type="float" office:value="55.72" calcext:value-type="float">
            <text:p>55,72</text:p>
          </table:table-cell>
          <table:table-cell table:number-columns-repeated="5"/>
        </table:table-row>
        <table:table-row table:style-name="ro1">
          <table:table-cell office:value-type="float" office:value="5948709" calcext:value-type="float">
            <text:p>5948709</text:p>
          </table:table-cell>
          <table:table-cell office:value-type="float" office:value="8.45" calcext:value-type="float">
            <text:p>8,45</text:p>
          </table:table-cell>
          <table:table-cell table:number-columns-repeated="5"/>
        </table:table-row>
        <table:table-row table:style-name="ro1">
          <table:table-cell office:value-type="float" office:value="5948710" calcext:value-type="float">
            <text:p>5948710</text:p>
          </table:table-cell>
          <table:table-cell office:value-type="float" office:value="4.81" calcext:value-type="float">
            <text:p>4,81</text:p>
          </table:table-cell>
          <table:table-cell table:number-columns-repeated="5"/>
        </table:table-row>
        <table:table-row table:style-name="ro1">
          <table:table-cell office:value-type="float" office:value="5948711" calcext:value-type="float">
            <text:p>5948711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8712" calcext:value-type="float">
            <text:p>5948712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48713" calcext:value-type="float">
            <text:p>5948713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714" calcext:value-type="float">
            <text:p>5948714</text:p>
          </table:table-cell>
          <table:table-cell office:value-type="float" office:value="2.72" calcext:value-type="float">
            <text:p>2,72</text:p>
          </table:table-cell>
          <table:table-cell table:number-columns-repeated="5"/>
        </table:table-row>
        <table:table-row table:style-name="ro1">
          <table:table-cell office:value-type="float" office:value="5948715" calcext:value-type="float">
            <text:p>5948715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8716" calcext:value-type="float">
            <text:p>5948716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48717" calcext:value-type="float">
            <text:p>5948717</text:p>
          </table:table-cell>
          <table:table-cell office:value-type="float" office:value="4.8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5948718" calcext:value-type="float">
            <text:p>5948718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719" calcext:value-type="float">
            <text:p>5948719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8720" calcext:value-type="float">
            <text:p>5948720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8721" calcext:value-type="float">
            <text:p>5948721</text:p>
          </table:table-cell>
          <table:table-cell office:value-type="float" office:value="16.31" calcext:value-type="float">
            <text:p>16,31</text:p>
          </table:table-cell>
          <table:table-cell table:number-columns-repeated="5"/>
        </table:table-row>
        <table:table-row table:style-name="ro1">
          <table:table-cell office:value-type="float" office:value="5948722" calcext:value-type="float">
            <text:p>5948722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5948723" calcext:value-type="float">
            <text:p>5948723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724" calcext:value-type="float">
            <text:p>5948724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725" calcext:value-type="float">
            <text:p>5948725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48726" calcext:value-type="float">
            <text:p>5948726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727" calcext:value-type="float">
            <text:p>5948727</text:p>
          </table:table-cell>
          <table:table-cell office:value-type="float" office:value="11.86" calcext:value-type="float">
            <text:p>11,86</text:p>
          </table:table-cell>
          <table:table-cell table:number-columns-repeated="5"/>
        </table:table-row>
        <table:table-row table:style-name="ro1">
          <table:table-cell office:value-type="float" office:value="5948728" calcext:value-type="float">
            <text:p>5948728</text:p>
          </table:table-cell>
          <table:table-cell office:value-type="float" office:value="5.34" calcext:value-type="float">
            <text:p>5,34</text:p>
          </table:table-cell>
          <table:table-cell table:number-columns-repeated="5"/>
        </table:table-row>
        <table:table-row table:style-name="ro1">
          <table:table-cell office:value-type="float" office:value="5948729" calcext:value-type="float">
            <text:p>5948729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730" calcext:value-type="float">
            <text:p>5948730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8731" calcext:value-type="float">
            <text:p>5948731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732" calcext:value-type="float">
            <text:p>5948732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8733" calcext:value-type="float">
            <text:p>5948733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48734" calcext:value-type="float">
            <text:p>5948734</text:p>
          </table:table-cell>
          <table:table-cell office:value-type="float" office:value="4.19" calcext:value-type="float">
            <text:p>4,19</text:p>
          </table:table-cell>
          <table:table-cell table:number-columns-repeated="5"/>
        </table:table-row>
        <table:table-row table:style-name="ro1">
          <table:table-cell office:value-type="float" office:value="5948735" calcext:value-type="float">
            <text:p>5948735</text:p>
          </table:table-cell>
          <table:table-cell office:value-type="float" office:value="3.31" calcext:value-type="float">
            <text:p>3,31</text:p>
          </table:table-cell>
          <table:table-cell table:number-columns-repeated="5"/>
        </table:table-row>
        <table:table-row table:style-name="ro1">
          <table:table-cell office:value-type="float" office:value="5948736" calcext:value-type="float">
            <text:p>5948736</text:p>
          </table:table-cell>
          <table:table-cell office:value-type="float" office:value="3.26" calcext:value-type="float">
            <text:p>3,26</text:p>
          </table:table-cell>
          <table:table-cell table:number-columns-repeated="5"/>
        </table:table-row>
        <table:table-row table:style-name="ro1">
          <table:table-cell office:value-type="float" office:value="5948737" calcext:value-type="float">
            <text:p>5948737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48738" calcext:value-type="float">
            <text:p>5948738</text:p>
          </table:table-cell>
          <table:table-cell office:value-type="float" office:value="3.86" calcext:value-type="float">
            <text:p>3,86</text:p>
          </table:table-cell>
          <table:table-cell table:number-columns-repeated="5"/>
        </table:table-row>
        <table:table-row table:style-name="ro1">
          <table:table-cell office:value-type="float" office:value="5948739" calcext:value-type="float">
            <text:p>5948739</text:p>
          </table:table-cell>
          <table:table-cell office:value-type="float" office:value="3.9" calcext:value-type="float">
            <text:p>3,9</text:p>
          </table:table-cell>
          <table:table-cell table:number-columns-repeated="5"/>
        </table:table-row>
        <table:table-row table:style-name="ro1">
          <table:table-cell office:value-type="float" office:value="5948740" calcext:value-type="float">
            <text:p>5948740</text:p>
          </table:table-cell>
          <table:table-cell office:value-type="float" office:value="8.04" calcext:value-type="float">
            <text:p>8,04</text:p>
          </table:table-cell>
          <table:table-cell table:number-columns-repeated="5"/>
        </table:table-row>
        <table:table-row table:style-name="ro1">
          <table:table-cell office:value-type="float" office:value="5948741" calcext:value-type="float">
            <text:p>5948741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48742" calcext:value-type="float">
            <text:p>5948742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8743" calcext:value-type="float">
            <text:p>5948743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8744" calcext:value-type="float">
            <text:p>5948744</text:p>
          </table:table-cell>
          <table:table-cell office:value-type="float" office:value="5.11" calcext:value-type="float">
            <text:p>5,11</text:p>
          </table:table-cell>
          <table:table-cell table:number-columns-repeated="5"/>
        </table:table-row>
        <table:table-row table:style-name="ro1">
          <table:table-cell office:value-type="float" office:value="5948745" calcext:value-type="float">
            <text:p>5948745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48746" calcext:value-type="float">
            <text:p>5948746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8747" calcext:value-type="float">
            <text:p>5948747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48748" calcext:value-type="float">
            <text:p>5948748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5948749" calcext:value-type="float">
            <text:p>5948749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750" calcext:value-type="float">
            <text:p>5948750</text:p>
          </table:table-cell>
          <table:table-cell office:value-type="float" office:value="12.31" calcext:value-type="float">
            <text:p>12,31</text:p>
          </table:table-cell>
          <table:table-cell table:number-columns-repeated="5"/>
        </table:table-row>
        <table:table-row table:style-name="ro1">
          <table:table-cell office:value-type="float" office:value="5948751" calcext:value-type="float">
            <text:p>5948751</text:p>
          </table:table-cell>
          <table:table-cell office:value-type="float" office:value="2.91" calcext:value-type="float">
            <text:p>2,91</text:p>
          </table:table-cell>
          <table:table-cell table:number-columns-repeated="5"/>
        </table:table-row>
        <table:table-row table:style-name="ro1">
          <table:table-cell office:value-type="float" office:value="5948752" calcext:value-type="float">
            <text:p>5948752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753" calcext:value-type="float">
            <text:p>594875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8754" calcext:value-type="float">
            <text:p>5948754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755" calcext:value-type="float">
            <text:p>5948755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8756" calcext:value-type="float">
            <text:p>5948756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8757" calcext:value-type="float">
            <text:p>5948757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758" calcext:value-type="float">
            <text:p>5948758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48759" calcext:value-type="float">
            <text:p>5948759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8760" calcext:value-type="float">
            <text:p>5948760</text:p>
          </table:table-cell>
          <table:table-cell office:value-type="float" office:value="6.13" calcext:value-type="float">
            <text:p>6,13</text:p>
          </table:table-cell>
          <table:table-cell table:number-columns-repeated="5"/>
        </table:table-row>
        <table:table-row table:style-name="ro1">
          <table:table-cell office:value-type="float" office:value="5948761" calcext:value-type="float">
            <text:p>5948761</text:p>
          </table:table-cell>
          <table:table-cell office:value-type="float" office:value="6.52" calcext:value-type="float">
            <text:p>6,52</text:p>
          </table:table-cell>
          <table:table-cell table:number-columns-repeated="5"/>
        </table:table-row>
        <table:table-row table:style-name="ro1">
          <table:table-cell office:value-type="float" office:value="5948762" calcext:value-type="float">
            <text:p>5948762</text:p>
          </table:table-cell>
          <table:table-cell office:value-type="float" office:value="3.29" calcext:value-type="float">
            <text:p>3,29</text:p>
          </table:table-cell>
          <table:table-cell table:number-columns-repeated="5"/>
        </table:table-row>
        <table:table-row table:style-name="ro1">
          <table:table-cell office:value-type="float" office:value="5948763" calcext:value-type="float">
            <text:p>5948763</text:p>
          </table:table-cell>
          <table:table-cell office:value-type="float" office:value="7.67" calcext:value-type="float">
            <text:p>7,67</text:p>
          </table:table-cell>
          <table:table-cell table:number-columns-repeated="5"/>
        </table:table-row>
        <table:table-row table:style-name="ro1">
          <table:table-cell office:value-type="float" office:value="5948764" calcext:value-type="float">
            <text:p>5948764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8765" calcext:value-type="float">
            <text:p>5948765</text:p>
          </table:table-cell>
          <table:table-cell office:value-type="float" office:value="18.25" calcext:value-type="float">
            <text:p>18,25</text:p>
          </table:table-cell>
          <table:table-cell table:number-columns-repeated="5"/>
        </table:table-row>
        <table:table-row table:style-name="ro1">
          <table:table-cell office:value-type="float" office:value="5948766" calcext:value-type="float">
            <text:p>5948766</text:p>
          </table:table-cell>
          <table:table-cell office:value-type="float" office:value="7.77" calcext:value-type="float">
            <text:p>7,77</text:p>
          </table:table-cell>
          <table:table-cell table:number-columns-repeated="5"/>
        </table:table-row>
        <table:table-row table:style-name="ro1">
          <table:table-cell office:value-type="float" office:value="5948767" calcext:value-type="float">
            <text:p>5948767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768" calcext:value-type="float">
            <text:p>5948768</text:p>
          </table:table-cell>
          <table:table-cell office:value-type="float" office:value="12.12" calcext:value-type="float">
            <text:p>12,12</text:p>
          </table:table-cell>
          <table:table-cell table:number-columns-repeated="5"/>
        </table:table-row>
        <table:table-row table:style-name="ro1">
          <table:table-cell office:value-type="float" office:value="5948769" calcext:value-type="float">
            <text:p>5948769</text:p>
          </table:table-cell>
          <table:table-cell office:value-type="float" office:value="30.1" calcext:value-type="float">
            <text:p>30,1</text:p>
          </table:table-cell>
          <table:table-cell table:number-columns-repeated="5"/>
        </table:table-row>
        <table:table-row table:style-name="ro1">
          <table:table-cell office:value-type="float" office:value="5948770" calcext:value-type="float">
            <text:p>5948770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8771" calcext:value-type="float">
            <text:p>5948771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772" calcext:value-type="float">
            <text:p>5948772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8773" calcext:value-type="float">
            <text:p>5948773</text:p>
          </table:table-cell>
          <table:table-cell office:value-type="float" office:value="42.69" calcext:value-type="float">
            <text:p>42,69</text:p>
          </table:table-cell>
          <table:table-cell table:number-columns-repeated="5"/>
        </table:table-row>
        <table:table-row table:style-name="ro1">
          <table:table-cell office:value-type="float" office:value="5948774" calcext:value-type="float">
            <text:p>594877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775" calcext:value-type="float">
            <text:p>5948775</text:p>
          </table:table-cell>
          <table:table-cell office:value-type="float" office:value="6.05" calcext:value-type="float">
            <text:p>6,05</text:p>
          </table:table-cell>
          <table:table-cell table:number-columns-repeated="5"/>
        </table:table-row>
        <table:table-row table:style-name="ro1">
          <table:table-cell office:value-type="float" office:value="5948776" calcext:value-type="float">
            <text:p>5948776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48777" calcext:value-type="float">
            <text:p>5948777</text:p>
          </table:table-cell>
          <table:table-cell office:value-type="float" office:value="16.12" calcext:value-type="float">
            <text:p>16,12</text:p>
          </table:table-cell>
          <table:table-cell table:number-columns-repeated="5"/>
        </table:table-row>
        <table:table-row table:style-name="ro1">
          <table:table-cell office:value-type="float" office:value="5948778" calcext:value-type="float">
            <text:p>5948778</text:p>
          </table:table-cell>
          <table:table-cell office:value-type="float" office:value="7.56" calcext:value-type="float">
            <text:p>7,56</text:p>
          </table:table-cell>
          <table:table-cell table:number-columns-repeated="5"/>
        </table:table-row>
        <table:table-row table:style-name="ro1">
          <table:table-cell office:value-type="float" office:value="5948779" calcext:value-type="float">
            <text:p>5948779</text:p>
          </table:table-cell>
          <table:table-cell office:value-type="float" office:value="5.47" calcext:value-type="float">
            <text:p>5,47</text:p>
          </table:table-cell>
          <table:table-cell table:number-columns-repeated="5"/>
        </table:table-row>
        <table:table-row table:style-name="ro1">
          <table:table-cell office:value-type="float" office:value="5948780" calcext:value-type="float">
            <text:p>5948780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781" calcext:value-type="float">
            <text:p>5948781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8782" calcext:value-type="float">
            <text:p>5948782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8783" calcext:value-type="float">
            <text:p>5948783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8784" calcext:value-type="float">
            <text:p>5948784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785" calcext:value-type="float">
            <text:p>5948785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5948786" calcext:value-type="float">
            <text:p>5948786</text:p>
          </table:table-cell>
          <table:table-cell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office:value-type="float" office:value="5948787" calcext:value-type="float">
            <text:p>5948787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8788" calcext:value-type="float">
            <text:p>5948788</text:p>
          </table:table-cell>
          <table:table-cell office:value-type="float" office:value="2.7" calcext:value-type="float">
            <text:p>2,7</text:p>
          </table:table-cell>
          <table:table-cell table:number-columns-repeated="5"/>
        </table:table-row>
        <table:table-row table:style-name="ro1">
          <table:table-cell office:value-type="float" office:value="5948789" calcext:value-type="float">
            <text:p>5948789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8790" calcext:value-type="float">
            <text:p>5948790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8791" calcext:value-type="float">
            <text:p>5948791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float" office:value="5948792" calcext:value-type="float">
            <text:p>5948792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8793" calcext:value-type="float">
            <text:p>5948793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48794" calcext:value-type="float">
            <text:p>594879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8795" calcext:value-type="float">
            <text:p>5948795</text:p>
          </table:table-cell>
          <table:table-cell office:value-type="float" office:value="9.46" calcext:value-type="float">
            <text:p>9,46</text:p>
          </table:table-cell>
          <table:table-cell table:number-columns-repeated="5"/>
        </table:table-row>
        <table:table-row table:style-name="ro1">
          <table:table-cell office:value-type="float" office:value="5948796" calcext:value-type="float">
            <text:p>5948796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797" calcext:value-type="float">
            <text:p>5948797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798" calcext:value-type="float">
            <text:p>5948798</text:p>
          </table:table-cell>
          <table:table-cell office:value-type="float" office:value="12.97" calcext:value-type="float">
            <text:p>12,97</text:p>
          </table:table-cell>
          <table:table-cell table:number-columns-repeated="5"/>
        </table:table-row>
        <table:table-row table:style-name="ro1">
          <table:table-cell office:value-type="float" office:value="5948799" calcext:value-type="float">
            <text:p>5948799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float" office:value="5948800" calcext:value-type="float">
            <text:p>5948800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48801" calcext:value-type="float">
            <text:p>5948801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802" calcext:value-type="float">
            <text:p>5948802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48803" calcext:value-type="float">
            <text:p>5948803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804" calcext:value-type="float">
            <text:p>5948804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8805" calcext:value-type="float">
            <text:p>5948805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8806" calcext:value-type="float">
            <text:p>5948806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48807" calcext:value-type="float">
            <text:p>5948807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8808" calcext:value-type="float">
            <text:p>5948808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48809" calcext:value-type="float">
            <text:p>5948809</text:p>
          </table:table-cell>
          <table:table-cell office:value-type="float" office:value="3.94" calcext:value-type="float">
            <text:p>3,94</text:p>
          </table:table-cell>
          <table:table-cell table:number-columns-repeated="5"/>
        </table:table-row>
        <table:table-row table:style-name="ro1">
          <table:table-cell office:value-type="float" office:value="5948810" calcext:value-type="float">
            <text:p>5948810</text:p>
          </table:table-cell>
          <table:table-cell office:value-type="float" office:value="6.52" calcext:value-type="float">
            <text:p>6,52</text:p>
          </table:table-cell>
          <table:table-cell table:number-columns-repeated="5"/>
        </table:table-row>
        <table:table-row table:style-name="ro1">
          <table:table-cell office:value-type="float" office:value="5948811" calcext:value-type="float">
            <text:p>5948811</text:p>
          </table:table-cell>
          <table:table-cell office:value-type="float" office:value="15.69" calcext:value-type="float">
            <text:p>15,69</text:p>
          </table:table-cell>
          <table:table-cell table:number-columns-repeated="5"/>
        </table:table-row>
        <table:table-row table:style-name="ro1">
          <table:table-cell office:value-type="float" office:value="5948812" calcext:value-type="float">
            <text:p>5948812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8813" calcext:value-type="float">
            <text:p>5948813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814" calcext:value-type="float">
            <text:p>5948814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8815" calcext:value-type="float">
            <text:p>5948815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8816" calcext:value-type="float">
            <text:p>5948816</text:p>
          </table:table-cell>
          <table:table-cell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office:value-type="float" office:value="5948817" calcext:value-type="float">
            <text:p>5948817</text:p>
          </table:table-cell>
          <table:table-cell office:value-type="float" office:value="4.78" calcext:value-type="float">
            <text:p>4,78</text:p>
          </table:table-cell>
          <table:table-cell table:number-columns-repeated="5"/>
        </table:table-row>
        <table:table-row table:style-name="ro1">
          <table:table-cell office:value-type="float" office:value="5948818" calcext:value-type="float">
            <text:p>5948818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48819" calcext:value-type="float">
            <text:p>59488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48820" calcext:value-type="float">
            <text:p>5948820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48821" calcext:value-type="float">
            <text:p>5948821</text:p>
          </table:table-cell>
          <table:table-cell office:value-type="float" office:value="17.07" calcext:value-type="float">
            <text:p>17,07</text:p>
          </table:table-cell>
          <table:table-cell table:number-columns-repeated="5"/>
        </table:table-row>
        <table:table-row table:style-name="ro1">
          <table:table-cell office:value-type="float" office:value="5948822" calcext:value-type="float">
            <text:p>5948822</text:p>
          </table:table-cell>
          <table:table-cell office:value-type="float" office:value="16.22" calcext:value-type="float">
            <text:p>16,22</text:p>
          </table:table-cell>
          <table:table-cell table:number-columns-repeated="5"/>
        </table:table-row>
        <table:table-row table:style-name="ro1">
          <table:table-cell office:value-type="float" office:value="5948823" calcext:value-type="float">
            <text:p>5948823</text:p>
          </table:table-cell>
          <table:table-cell office:value-type="float" office:value="7.51" calcext:value-type="float">
            <text:p>7,51</text:p>
          </table:table-cell>
          <table:table-cell table:number-columns-repeated="5"/>
        </table:table-row>
        <table:table-row table:style-name="ro1">
          <table:table-cell office:value-type="float" office:value="5948824" calcext:value-type="float">
            <text:p>5948824</text:p>
          </table:table-cell>
          <table:table-cell office:value-type="float" office:value="5.39" calcext:value-type="float">
            <text:p>5,39</text:p>
          </table:table-cell>
          <table:table-cell table:number-columns-repeated="5"/>
        </table:table-row>
        <table:table-row table:style-name="ro1">
          <table:table-cell office:value-type="float" office:value="5948825" calcext:value-type="float">
            <text:p>5948825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8826" calcext:value-type="float">
            <text:p>5948826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827" calcext:value-type="float">
            <text:p>5948827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8828" calcext:value-type="float">
            <text:p>5948828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829" calcext:value-type="float">
            <text:p>5948829</text:p>
          </table:table-cell>
          <table:table-cell office:value-type="float" office:value="5.31" calcext:value-type="float">
            <text:p>5,31</text:p>
          </table:table-cell>
          <table:table-cell table:number-columns-repeated="5"/>
        </table:table-row>
        <table:table-row table:style-name="ro1">
          <table:table-cell office:value-type="float" office:value="5948830" calcext:value-type="float">
            <text:p>594883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831" calcext:value-type="float">
            <text:p>5948831</text:p>
          </table:table-cell>
          <table:table-cell office:value-type="float" office:value="5.21" calcext:value-type="float">
            <text:p>5,21</text:p>
          </table:table-cell>
          <table:table-cell table:number-columns-repeated="5"/>
        </table:table-row>
        <table:table-row table:style-name="ro1">
          <table:table-cell office:value-type="float" office:value="5948832" calcext:value-type="float">
            <text:p>5948832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8833" calcext:value-type="float">
            <text:p>5948833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834" calcext:value-type="float">
            <text:p>5948834</text:p>
          </table:table-cell>
          <table:table-cell office:value-type="float" office:value="8.09" calcext:value-type="float">
            <text:p>8,09</text:p>
          </table:table-cell>
          <table:table-cell table:number-columns-repeated="5"/>
        </table:table-row>
        <table:table-row table:style-name="ro1">
          <table:table-cell office:value-type="float" office:value="5948835" calcext:value-type="float">
            <text:p>5948835</text:p>
          </table:table-cell>
          <table:table-cell office:value-type="float" office:value="13.33" calcext:value-type="float">
            <text:p>13,33</text:p>
          </table:table-cell>
          <table:table-cell table:number-columns-repeated="5"/>
        </table:table-row>
        <table:table-row table:style-name="ro1">
          <table:table-cell office:value-type="float" office:value="5948836" calcext:value-type="float">
            <text:p>5948836</text:p>
          </table:table-cell>
          <table:table-cell office:value-type="float" office:value="6.47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float" office:value="5948837" calcext:value-type="float">
            <text:p>5948837</text:p>
          </table:table-cell>
          <table:table-cell office:value-type="float" office:value="25.71" calcext:value-type="float">
            <text:p>25,71</text:p>
          </table:table-cell>
          <table:table-cell table:number-columns-repeated="5"/>
        </table:table-row>
        <table:table-row table:style-name="ro1">
          <table:table-cell office:value-type="float" office:value="5948838" calcext:value-type="float">
            <text:p>5948838</text:p>
          </table:table-cell>
          <table:table-cell office:value-type="float" office:value="7.01" calcext:value-type="float">
            <text:p>7,01</text:p>
          </table:table-cell>
          <table:table-cell table:number-columns-repeated="5"/>
        </table:table-row>
        <table:table-row table:style-name="ro1">
          <table:table-cell office:value-type="float" office:value="5948839" calcext:value-type="float">
            <text:p>5948839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8840" calcext:value-type="float">
            <text:p>5948840</text:p>
          </table:table-cell>
          <table:table-cell office:value-type="float" office:value="7.17" calcext:value-type="float">
            <text:p>7,17</text:p>
          </table:table-cell>
          <table:table-cell table:number-columns-repeated="5"/>
        </table:table-row>
        <table:table-row table:style-name="ro1">
          <table:table-cell office:value-type="float" office:value="5948841" calcext:value-type="float">
            <text:p>5948841</text:p>
          </table:table-cell>
          <table:table-cell office:value-type="float" office:value="3.47" calcext:value-type="float">
            <text:p>3,47</text:p>
          </table:table-cell>
          <table:table-cell table:number-columns-repeated="5"/>
        </table:table-row>
        <table:table-row table:style-name="ro1">
          <table:table-cell office:value-type="float" office:value="5948842" calcext:value-type="float">
            <text:p>5948842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843" calcext:value-type="float">
            <text:p>5948843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8844" calcext:value-type="float">
            <text:p>5948844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845" calcext:value-type="float">
            <text:p>5948845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8846" calcext:value-type="float">
            <text:p>5948846</text:p>
          </table:table-cell>
          <table:table-cell office:value-type="float" office:value="14.74" calcext:value-type="float">
            <text:p>14,74</text:p>
          </table:table-cell>
          <table:table-cell table:number-columns-repeated="5"/>
        </table:table-row>
        <table:table-row table:style-name="ro1">
          <table:table-cell office:value-type="float" office:value="5948847" calcext:value-type="float">
            <text:p>5948847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848" calcext:value-type="float">
            <text:p>5948848</text:p>
          </table:table-cell>
          <table:table-cell office:value-type="float" office:value="26.16" calcext:value-type="float">
            <text:p>26,16</text:p>
          </table:table-cell>
          <table:table-cell table:number-columns-repeated="5"/>
        </table:table-row>
        <table:table-row table:style-name="ro1">
          <table:table-cell office:value-type="float" office:value="5948849" calcext:value-type="float">
            <text:p>5948849</text:p>
          </table:table-cell>
          <table:table-cell office:value-type="float" office:value="5.31" calcext:value-type="float">
            <text:p>5,31</text:p>
          </table:table-cell>
          <table:table-cell table:number-columns-repeated="5"/>
        </table:table-row>
        <table:table-row table:style-name="ro1">
          <table:table-cell office:value-type="float" office:value="5948850" calcext:value-type="float">
            <text:p>5948850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8851" calcext:value-type="float">
            <text:p>5948851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852" calcext:value-type="float">
            <text:p>5948852</text:p>
          </table:table-cell>
          <table:table-cell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office:value-type="float" office:value="5948853" calcext:value-type="float">
            <text:p>5948853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float" office:value="5948854" calcext:value-type="float">
            <text:p>5948854</text:p>
          </table:table-cell>
          <table:table-cell office:value-type="float" office:value="6.99" calcext:value-type="float">
            <text:p>6,99</text:p>
          </table:table-cell>
          <table:table-cell table:number-columns-repeated="5"/>
        </table:table-row>
        <table:table-row table:style-name="ro1">
          <table:table-cell office:value-type="float" office:value="5948855" calcext:value-type="float">
            <text:p>5948855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8856" calcext:value-type="float">
            <text:p>5948856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8857" calcext:value-type="float">
            <text:p>5948857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8858" calcext:value-type="float">
            <text:p>594885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859" calcext:value-type="float">
            <text:p>5948859</text:p>
          </table:table-cell>
          <table:table-cell office:value-type="float" office:value="5.58" calcext:value-type="float">
            <text:p>5,58</text:p>
          </table:table-cell>
          <table:table-cell table:number-columns-repeated="5"/>
        </table:table-row>
        <table:table-row table:style-name="ro1">
          <table:table-cell office:value-type="float" office:value="5948860" calcext:value-type="float">
            <text:p>5948860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8861" calcext:value-type="float">
            <text:p>5948861</text:p>
          </table:table-cell>
          <table:table-cell office:value-type="float" office:value="32.08" calcext:value-type="float">
            <text:p>32,08</text:p>
          </table:table-cell>
          <table:table-cell table:number-columns-repeated="5"/>
        </table:table-row>
        <table:table-row table:style-name="ro1">
          <table:table-cell office:value-type="float" office:value="5948862" calcext:value-type="float">
            <text:p>5948862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48863" calcext:value-type="float">
            <text:p>594886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864" calcext:value-type="float">
            <text:p>5948864</text:p>
          </table:table-cell>
          <table:table-cell office:value-type="float" office:value="13.3" calcext:value-type="float">
            <text:p>13,3</text:p>
          </table:table-cell>
          <table:table-cell table:number-columns-repeated="5"/>
        </table:table-row>
        <table:table-row table:style-name="ro1">
          <table:table-cell office:value-type="float" office:value="5948865" calcext:value-type="float">
            <text:p>5948865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8866" calcext:value-type="float">
            <text:p>5948866</text:p>
          </table:table-cell>
          <table:table-cell office:value-type="float" office:value="80.17" calcext:value-type="float">
            <text:p>80,17</text:p>
          </table:table-cell>
          <table:table-cell table:number-columns-repeated="5"/>
        </table:table-row>
        <table:table-row table:style-name="ro1">
          <table:table-cell office:value-type="float" office:value="5948867" calcext:value-type="float">
            <text:p>5948867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48868" calcext:value-type="float">
            <text:p>59488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8869" calcext:value-type="float">
            <text:p>5948869</text:p>
          </table:table-cell>
          <table:table-cell office:value-type="float" office:value="4.36" calcext:value-type="float">
            <text:p>4,36</text:p>
          </table:table-cell>
          <table:table-cell table:number-columns-repeated="5"/>
        </table:table-row>
        <table:table-row table:style-name="ro1">
          <table:table-cell office:value-type="float" office:value="5948870" calcext:value-type="float">
            <text:p>594887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8871" calcext:value-type="float">
            <text:p>5948871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8872" calcext:value-type="float">
            <text:p>5948872</text:p>
          </table:table-cell>
          <table:table-cell office:value-type="float" office:value="9.28" calcext:value-type="float">
            <text:p>9,28</text:p>
          </table:table-cell>
          <table:table-cell table:number-columns-repeated="5"/>
        </table:table-row>
        <table:table-row table:style-name="ro1">
          <table:table-cell office:value-type="float" office:value="5948873" calcext:value-type="float">
            <text:p>5948873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948874" calcext:value-type="float">
            <text:p>5948874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8875" calcext:value-type="float">
            <text:p>5948875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876" calcext:value-type="float">
            <text:p>5948876</text:p>
          </table:table-cell>
          <table:table-cell office:value-type="float" office:value="14.46" calcext:value-type="float">
            <text:p>14,46</text:p>
          </table:table-cell>
          <table:table-cell table:number-columns-repeated="5"/>
        </table:table-row>
        <table:table-row table:style-name="ro1">
          <table:table-cell office:value-type="float" office:value="5948877" calcext:value-type="float">
            <text:p>5948877</text:p>
          </table:table-cell>
          <table:table-cell office:value-type="float" office:value="3.89" calcext:value-type="float">
            <text:p>3,89</text:p>
          </table:table-cell>
          <table:table-cell table:number-columns-repeated="5"/>
        </table:table-row>
        <table:table-row table:style-name="ro1">
          <table:table-cell office:value-type="float" office:value="5948878" calcext:value-type="float">
            <text:p>5948878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8879" calcext:value-type="float">
            <text:p>5948879</text:p>
          </table:table-cell>
          <table:table-cell office:value-type="float" office:value="5.42" calcext:value-type="float">
            <text:p>5,42</text:p>
          </table:table-cell>
          <table:table-cell table:number-columns-repeated="5"/>
        </table:table-row>
        <table:table-row table:style-name="ro1">
          <table:table-cell office:value-type="float" office:value="5948880" calcext:value-type="float">
            <text:p>5948880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8881" calcext:value-type="float">
            <text:p>5948881</text:p>
          </table:table-cell>
          <table:table-cell office:value-type="float" office:value="4.97" calcext:value-type="float">
            <text:p>4,97</text:p>
          </table:table-cell>
          <table:table-cell table:number-columns-repeated="5"/>
        </table:table-row>
        <table:table-row table:style-name="ro1">
          <table:table-cell office:value-type="float" office:value="5948882" calcext:value-type="float">
            <text:p>5948882</text:p>
          </table:table-cell>
          <table:table-cell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5948883" calcext:value-type="float">
            <text:p>5948883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8884" calcext:value-type="float">
            <text:p>5948884</text:p>
          </table:table-cell>
          <table:table-cell office:value-type="float" office:value="4.26" calcext:value-type="float">
            <text:p>4,26</text:p>
          </table:table-cell>
          <table:table-cell table:number-columns-repeated="5"/>
        </table:table-row>
        <table:table-row table:style-name="ro1">
          <table:table-cell office:value-type="float" office:value="5948885" calcext:value-type="float">
            <text:p>5948885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48886" calcext:value-type="float">
            <text:p>5948886</text:p>
          </table:table-cell>
          <table:table-cell office:value-type="float" office:value="78.9" calcext:value-type="float">
            <text:p>78,9</text:p>
          </table:table-cell>
          <table:table-cell table:number-columns-repeated="5"/>
        </table:table-row>
        <table:table-row table:style-name="ro1">
          <table:table-cell office:value-type="float" office:value="5948887" calcext:value-type="float">
            <text:p>5948887</text:p>
          </table:table-cell>
          <table:table-cell office:value-type="float" office:value="2.79" calcext:value-type="float">
            <text:p>2,79</text:p>
          </table:table-cell>
          <table:table-cell table:number-columns-repeated="5"/>
        </table:table-row>
        <table:table-row table:style-name="ro1">
          <table:table-cell office:value-type="float" office:value="5948888" calcext:value-type="float">
            <text:p>5948888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48889" calcext:value-type="float">
            <text:p>5948889</text:p>
          </table:table-cell>
          <table:table-cell office:value-type="float" office:value="70.39" calcext:value-type="float">
            <text:p>70,39</text:p>
          </table:table-cell>
          <table:table-cell table:number-columns-repeated="5"/>
        </table:table-row>
        <table:table-row table:style-name="ro1">
          <table:table-cell office:value-type="float" office:value="5948890" calcext:value-type="float">
            <text:p>5948890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948891" calcext:value-type="float">
            <text:p>5948891</text:p>
          </table:table-cell>
          <table:table-cell office:value-type="float" office:value="87.2" calcext:value-type="float">
            <text:p>87,2</text:p>
          </table:table-cell>
          <table:table-cell table:number-columns-repeated="5"/>
        </table:table-row>
        <table:table-row table:style-name="ro1">
          <table:table-cell office:value-type="float" office:value="5948892" calcext:value-type="float">
            <text:p>5948892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8893" calcext:value-type="float">
            <text:p>5948893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894" calcext:value-type="float">
            <text:p>5948894</text:p>
          </table:table-cell>
          <table:table-cell office:value-type="float" office:value="2.94" calcext:value-type="float">
            <text:p>2,94</text:p>
          </table:table-cell>
          <table:table-cell table:number-columns-repeated="5"/>
        </table:table-row>
        <table:table-row table:style-name="ro1">
          <table:table-cell office:value-type="float" office:value="5948895" calcext:value-type="float">
            <text:p>5948895</text:p>
          </table:table-cell>
          <table:table-cell office:value-type="float" office:value="4.32" calcext:value-type="float">
            <text:p>4,32</text:p>
          </table:table-cell>
          <table:table-cell table:number-columns-repeated="5"/>
        </table:table-row>
        <table:table-row table:style-name="ro1">
          <table:table-cell office:value-type="float" office:value="5948896" calcext:value-type="float">
            <text:p>5948896</text:p>
          </table:table-cell>
          <table:table-cell office:value-type="float" office:value="5.53" calcext:value-type="float">
            <text:p>5,53</text:p>
          </table:table-cell>
          <table:table-cell table:number-columns-repeated="5"/>
        </table:table-row>
        <table:table-row table:style-name="ro1">
          <table:table-cell office:value-type="float" office:value="5948897" calcext:value-type="float">
            <text:p>5948897</text:p>
          </table:table-cell>
          <table:table-cell office:value-type="float" office:value="3.92" calcext:value-type="float">
            <text:p>3,92</text:p>
          </table:table-cell>
          <table:table-cell table:number-columns-repeated="5"/>
        </table:table-row>
        <table:table-row table:style-name="ro1">
          <table:table-cell office:value-type="float" office:value="5948898" calcext:value-type="float">
            <text:p>5948898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899" calcext:value-type="float">
            <text:p>594889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8900" calcext:value-type="float">
            <text:p>5948900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901" calcext:value-type="float">
            <text:p>5948901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48902" calcext:value-type="float">
            <text:p>5948902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903" calcext:value-type="float">
            <text:p>5948903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8904" calcext:value-type="float">
            <text:p>5948904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8905" calcext:value-type="float">
            <text:p>5948905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8906" calcext:value-type="float">
            <text:p>5948906</text:p>
          </table:table-cell>
          <table:table-cell office:value-type="float" office:value="2.69" calcext:value-type="float">
            <text:p>2,69</text:p>
          </table:table-cell>
          <table:table-cell table:number-columns-repeated="5"/>
        </table:table-row>
        <table:table-row table:style-name="ro1">
          <table:table-cell office:value-type="float" office:value="5948907" calcext:value-type="float">
            <text:p>5948907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8908" calcext:value-type="float">
            <text:p>5948908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8909" calcext:value-type="float">
            <text:p>5948909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48910" calcext:value-type="float">
            <text:p>5948910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8911" calcext:value-type="float">
            <text:p>5948911</text:p>
          </table:table-cell>
          <table:table-cell office:value-type="float" office:value="11.05" calcext:value-type="float">
            <text:p>11,05</text:p>
          </table:table-cell>
          <table:table-cell table:number-columns-repeated="5"/>
        </table:table-row>
        <table:table-row table:style-name="ro1">
          <table:table-cell office:value-type="float" office:value="5948912" calcext:value-type="float">
            <text:p>5948912</text:p>
          </table:table-cell>
          <table:table-cell office:value-type="float" office:value="5.16" calcext:value-type="float">
            <text:p>5,16</text:p>
          </table:table-cell>
          <table:table-cell table:number-columns-repeated="5"/>
        </table:table-row>
        <table:table-row table:style-name="ro1">
          <table:table-cell office:value-type="float" office:value="5948913" calcext:value-type="float">
            <text:p>5948913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8914" calcext:value-type="float">
            <text:p>5948914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915" calcext:value-type="float">
            <text:p>5948915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8916" calcext:value-type="float">
            <text:p>5948916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48917" calcext:value-type="float">
            <text:p>5948917</text:p>
          </table:table-cell>
          <table:table-cell office:value-type="float" office:value="5.33" calcext:value-type="float">
            <text:p>5,33</text:p>
          </table:table-cell>
          <table:table-cell table:number-columns-repeated="5"/>
        </table:table-row>
        <table:table-row table:style-name="ro1">
          <table:table-cell office:value-type="float" office:value="5948918" calcext:value-type="float">
            <text:p>5948918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8919" calcext:value-type="float">
            <text:p>5948919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8920" calcext:value-type="float">
            <text:p>5948920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921" calcext:value-type="float">
            <text:p>59489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48922" calcext:value-type="float">
            <text:p>5948922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8923" calcext:value-type="float">
            <text:p>5948923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48924" calcext:value-type="float">
            <text:p>5948924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48925" calcext:value-type="float">
            <text:p>5948925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48926" calcext:value-type="float">
            <text:p>5948926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8927" calcext:value-type="float">
            <text:p>594892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48928" calcext:value-type="float">
            <text:p>5948928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8929" calcext:value-type="float">
            <text:p>594892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48930" calcext:value-type="float">
            <text:p>5948930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8931" calcext:value-type="float">
            <text:p>5948931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48932" calcext:value-type="float">
            <text:p>5948932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8933" calcext:value-type="float">
            <text:p>5948933</text:p>
          </table:table-cell>
          <table:table-cell office:value-type="float" office:value="20.05" calcext:value-type="float">
            <text:p>20,05</text:p>
          </table:table-cell>
          <table:table-cell table:number-columns-repeated="5"/>
        </table:table-row>
        <table:table-row table:style-name="ro1">
          <table:table-cell office:value-type="float" office:value="5948934" calcext:value-type="float">
            <text:p>5948934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935" calcext:value-type="float">
            <text:p>5948935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48936" calcext:value-type="float">
            <text:p>5948936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8937" calcext:value-type="float">
            <text:p>5948937</text:p>
          </table:table-cell>
          <table:table-cell office:value-type="float" office:value="4.28" calcext:value-type="float">
            <text:p>4,28</text:p>
          </table:table-cell>
          <table:table-cell table:number-columns-repeated="5"/>
        </table:table-row>
        <table:table-row table:style-name="ro1">
          <table:table-cell office:value-type="float" office:value="5948938" calcext:value-type="float">
            <text:p>5948938</text:p>
          </table:table-cell>
          <table:table-cell office:value-type="float" office:value="10.14" calcext:value-type="float">
            <text:p>10,14</text:p>
          </table:table-cell>
          <table:table-cell table:number-columns-repeated="5"/>
        </table:table-row>
        <table:table-row table:style-name="ro1">
          <table:table-cell office:value-type="float" office:value="5948939" calcext:value-type="float">
            <text:p>5948939</text:p>
          </table:table-cell>
          <table:table-cell office:value-type="float" office:value="5.98" calcext:value-type="float">
            <text:p>5,98</text:p>
          </table:table-cell>
          <table:table-cell table:number-columns-repeated="5"/>
        </table:table-row>
        <table:table-row table:style-name="ro1">
          <table:table-cell office:value-type="float" office:value="5948940" calcext:value-type="float">
            <text:p>5948940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48941" calcext:value-type="float">
            <text:p>5948941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8942" calcext:value-type="float">
            <text:p>5948942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8943" calcext:value-type="float">
            <text:p>5948943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48944" calcext:value-type="float">
            <text:p>5948944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8945" calcext:value-type="float">
            <text:p>5948945</text:p>
          </table:table-cell>
          <table:table-cell office:value-type="float" office:value="3.86" calcext:value-type="float">
            <text:p>3,86</text:p>
          </table:table-cell>
          <table:table-cell table:number-columns-repeated="5"/>
        </table:table-row>
        <table:table-row table:style-name="ro1">
          <table:table-cell office:value-type="float" office:value="5948946" calcext:value-type="float">
            <text:p>5948946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8947" calcext:value-type="float">
            <text:p>594894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48948" calcext:value-type="float">
            <text:p>5948948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48949" calcext:value-type="float">
            <text:p>5948949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48950" calcext:value-type="float">
            <text:p>5948950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8951" calcext:value-type="float">
            <text:p>5948951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8952" calcext:value-type="float">
            <text:p>5948952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953" calcext:value-type="float">
            <text:p>5948953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8954" calcext:value-type="float">
            <text:p>5948954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955" calcext:value-type="float">
            <text:p>5948955</text:p>
          </table:table-cell>
          <table:table-cell office:value-type="float" office:value="7.99" calcext:value-type="float">
            <text:p>7,99</text:p>
          </table:table-cell>
          <table:table-cell table:number-columns-repeated="5"/>
        </table:table-row>
        <table:table-row table:style-name="ro1">
          <table:table-cell office:value-type="float" office:value="5948956" calcext:value-type="float">
            <text:p>5948956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8957" calcext:value-type="float">
            <text:p>5948957</text:p>
          </table:table-cell>
          <table:table-cell office:value-type="float" office:value="4.89" calcext:value-type="float">
            <text:p>4,89</text:p>
          </table:table-cell>
          <table:table-cell table:number-columns-repeated="5"/>
        </table:table-row>
        <table:table-row table:style-name="ro1">
          <table:table-cell office:value-type="float" office:value="5948958" calcext:value-type="float">
            <text:p>594895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8959" calcext:value-type="float">
            <text:p>5948959</text:p>
          </table:table-cell>
          <table:table-cell office:value-type="float" office:value="19.91" calcext:value-type="float">
            <text:p>19,91</text:p>
          </table:table-cell>
          <table:table-cell table:number-columns-repeated="5"/>
        </table:table-row>
        <table:table-row table:style-name="ro1">
          <table:table-cell office:value-type="float" office:value="5948960" calcext:value-type="float">
            <text:p>5948960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8961" calcext:value-type="float">
            <text:p>5948961</text:p>
          </table:table-cell>
          <table:table-cell office:value-type="float" office:value="5.68" calcext:value-type="float">
            <text:p>5,68</text:p>
          </table:table-cell>
          <table:table-cell table:number-columns-repeated="5"/>
        </table:table-row>
        <table:table-row table:style-name="ro1">
          <table:table-cell office:value-type="float" office:value="5948962" calcext:value-type="float">
            <text:p>5948962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963" calcext:value-type="float">
            <text:p>5948963</text:p>
          </table:table-cell>
          <table:table-cell office:value-type="float" office:value="5.71" calcext:value-type="float">
            <text:p>5,71</text:p>
          </table:table-cell>
          <table:table-cell table:number-columns-repeated="5"/>
        </table:table-row>
        <table:table-row table:style-name="ro1">
          <table:table-cell office:value-type="float" office:value="5948964" calcext:value-type="float">
            <text:p>5948964</text:p>
          </table:table-cell>
          <table:table-cell office:value-type="float" office:value="2.32" calcext:value-type="float">
            <text:p>2,32</text:p>
          </table:table-cell>
          <table:table-cell table:number-columns-repeated="5"/>
        </table:table-row>
        <table:table-row table:style-name="ro1">
          <table:table-cell office:value-type="float" office:value="5948965" calcext:value-type="float">
            <text:p>5948965</text:p>
          </table:table-cell>
          <table:table-cell office:value-type="float" office:value="42.19" calcext:value-type="float">
            <text:p>42,19</text:p>
          </table:table-cell>
          <table:table-cell table:number-columns-repeated="5"/>
        </table:table-row>
        <table:table-row table:style-name="ro1">
          <table:table-cell office:value-type="float" office:value="5948966" calcext:value-type="float">
            <text:p>594896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48967" calcext:value-type="float">
            <text:p>5948967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8968" calcext:value-type="float">
            <text:p>594896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8969" calcext:value-type="float">
            <text:p>5948969</text:p>
          </table:table-cell>
          <table:table-cell office:value-type="float" office:value="8.63" calcext:value-type="float">
            <text:p>8,63</text:p>
          </table:table-cell>
          <table:table-cell table:number-columns-repeated="5"/>
        </table:table-row>
        <table:table-row table:style-name="ro1">
          <table:table-cell office:value-type="float" office:value="5948970" calcext:value-type="float">
            <text:p>5948970</text:p>
          </table:table-cell>
          <table:table-cell office:value-type="float" office:value="6.26" calcext:value-type="float">
            <text:p>6,26</text:p>
          </table:table-cell>
          <table:table-cell table:number-columns-repeated="5"/>
        </table:table-row>
        <table:table-row table:style-name="ro1">
          <table:table-cell office:value-type="float" office:value="5948971" calcext:value-type="float">
            <text:p>5948971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8972" calcext:value-type="float">
            <text:p>5948972</text:p>
          </table:table-cell>
          <table:table-cell office:value-type="float" office:value="4.81" calcext:value-type="float">
            <text:p>4,81</text:p>
          </table:table-cell>
          <table:table-cell table:number-columns-repeated="5"/>
        </table:table-row>
        <table:table-row table:style-name="ro1">
          <table:table-cell office:value-type="float" office:value="5948973" calcext:value-type="float">
            <text:p>5948973</text:p>
          </table:table-cell>
          <table:table-cell office:value-type="float" office:value="13.4" calcext:value-type="float">
            <text:p>13,4</text:p>
          </table:table-cell>
          <table:table-cell table:number-columns-repeated="5"/>
        </table:table-row>
        <table:table-row table:style-name="ro1">
          <table:table-cell office:value-type="float" office:value="5948974" calcext:value-type="float">
            <text:p>5948974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975" calcext:value-type="float">
            <text:p>5948975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8976" calcext:value-type="float">
            <text:p>5948976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 office:value-type="float" office:value="5948977" calcext:value-type="float">
            <text:p>5948977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8978" calcext:value-type="float">
            <text:p>5948978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8979" calcext:value-type="float">
            <text:p>5948979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8980" calcext:value-type="float">
            <text:p>5948980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48981" calcext:value-type="float">
            <text:p>5948981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8982" calcext:value-type="float">
            <text:p>5948982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8983" calcext:value-type="float">
            <text:p>5948983</text:p>
          </table:table-cell>
          <table:table-cell office:value-type="float" office:value="5.82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5948984" calcext:value-type="float">
            <text:p>5948984</text:p>
          </table:table-cell>
          <table:table-cell office:value-type="float" office:value="15.29" calcext:value-type="float">
            <text:p>15,29</text:p>
          </table:table-cell>
          <table:table-cell table:number-columns-repeated="5"/>
        </table:table-row>
        <table:table-row table:style-name="ro1">
          <table:table-cell office:value-type="float" office:value="5948985" calcext:value-type="float">
            <text:p>5948985</text:p>
          </table:table-cell>
          <table:table-cell office:value-type="float" office:value="2.85" calcext:value-type="float">
            <text:p>2,85</text:p>
          </table:table-cell>
          <table:table-cell table:number-columns-repeated="5"/>
        </table:table-row>
        <table:table-row table:style-name="ro1">
          <table:table-cell office:value-type="float" office:value="5948986" calcext:value-type="float">
            <text:p>594898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8987" calcext:value-type="float">
            <text:p>5948987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8988" calcext:value-type="float">
            <text:p>5948988</text:p>
          </table:table-cell>
          <table:table-cell office:value-type="float" office:value="3.44" calcext:value-type="float">
            <text:p>3,44</text:p>
          </table:table-cell>
          <table:table-cell table:number-columns-repeated="5"/>
        </table:table-row>
        <table:table-row table:style-name="ro1">
          <table:table-cell office:value-type="float" office:value="5948989" calcext:value-type="float">
            <text:p>5948989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8990" calcext:value-type="float">
            <text:p>5948990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48991" calcext:value-type="float">
            <text:p>5948991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8992" calcext:value-type="float">
            <text:p>5948992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8993" calcext:value-type="float">
            <text:p>5948993</text:p>
          </table:table-cell>
          <table:table-cell office:value-type="float" office:value="4.83" calcext:value-type="float">
            <text:p>4,83</text:p>
          </table:table-cell>
          <table:table-cell table:number-columns-repeated="5"/>
        </table:table-row>
        <table:table-row table:style-name="ro1">
          <table:table-cell office:value-type="float" office:value="5948994" calcext:value-type="float">
            <text:p>5948994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8995" calcext:value-type="float">
            <text:p>5948995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8996" calcext:value-type="float">
            <text:p>5948996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48997" calcext:value-type="float">
            <text:p>5948997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8998" calcext:value-type="float">
            <text:p>5948998</text:p>
          </table:table-cell>
          <table:table-cell office:value-type="float" office:value="6.28" calcext:value-type="float">
            <text:p>6,28</text:p>
          </table:table-cell>
          <table:table-cell table:number-columns-repeated="5"/>
        </table:table-row>
        <table:table-row table:style-name="ro1">
          <table:table-cell office:value-type="float" office:value="5948999" calcext:value-type="float">
            <text:p>5948999</text:p>
          </table:table-cell>
          <table:table-cell office:value-type="float" office:value="17.89" calcext:value-type="float">
            <text:p>17,89</text:p>
          </table:table-cell>
          <table:table-cell table:number-columns-repeated="5"/>
        </table:table-row>
        <table:table-row table:style-name="ro1">
          <table:table-cell office:value-type="float" office:value="5949000" calcext:value-type="float">
            <text:p>5949000</text:p>
          </table:table-cell>
          <table:table-cell office:value-type="float" office:value="57.51" calcext:value-type="float">
            <text:p>57,51</text:p>
          </table:table-cell>
          <table:table-cell table:number-columns-repeated="5"/>
        </table:table-row>
        <table:table-row table:style-name="ro1">
          <table:table-cell office:value-type="float" office:value="5949001" calcext:value-type="float">
            <text:p>5949001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9002" calcext:value-type="float">
            <text:p>5949002</text:p>
          </table:table-cell>
          <table:table-cell office:value-type="float" office:value="7.92" calcext:value-type="float">
            <text:p>7,92</text:p>
          </table:table-cell>
          <table:table-cell table:number-columns-repeated="5"/>
        </table:table-row>
        <table:table-row table:style-name="ro1">
          <table:table-cell office:value-type="float" office:value="5949003" calcext:value-type="float">
            <text:p>5949003</text:p>
          </table:table-cell>
          <table:table-cell office:value-type="float" office:value="3.08" calcext:value-type="float">
            <text:p>3,08</text:p>
          </table:table-cell>
          <table:table-cell table:number-columns-repeated="5"/>
        </table:table-row>
        <table:table-row table:style-name="ro1">
          <table:table-cell office:value-type="float" office:value="5949004" calcext:value-type="float">
            <text:p>5949004</text:p>
          </table:table-cell>
          <table:table-cell office:value-type="float" office:value="39.66" calcext:value-type="float">
            <text:p>39,66</text:p>
          </table:table-cell>
          <table:table-cell table:number-columns-repeated="5"/>
        </table:table-row>
        <table:table-row table:style-name="ro1">
          <table:table-cell office:value-type="float" office:value="5949005" calcext:value-type="float">
            <text:p>5949005</text:p>
          </table:table-cell>
          <table:table-cell office:value-type="float" office:value="11.42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float" office:value="5949006" calcext:value-type="float">
            <text:p>5949006</text:p>
          </table:table-cell>
          <table:table-cell office:value-type="float" office:value="11.55" calcext:value-type="float">
            <text:p>11,55</text:p>
          </table:table-cell>
          <table:table-cell table:number-columns-repeated="5"/>
        </table:table-row>
        <table:table-row table:style-name="ro1">
          <table:table-cell office:value-type="float" office:value="5949007" calcext:value-type="float">
            <text:p>5949007</text:p>
          </table:table-cell>
          <table:table-cell office:value-type="float" office:value="14.97" calcext:value-type="float">
            <text:p>14,97</text:p>
          </table:table-cell>
          <table:table-cell table:number-columns-repeated="5"/>
        </table:table-row>
        <table:table-row table:style-name="ro1">
          <table:table-cell office:value-type="float" office:value="5949008" calcext:value-type="float">
            <text:p>59490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009" calcext:value-type="float">
            <text:p>5949009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010" calcext:value-type="float">
            <text:p>5949010</text:p>
          </table:table-cell>
          <table:table-cell office:value-type="float" office:value="15.15" calcext:value-type="float">
            <text:p>15,15</text:p>
          </table:table-cell>
          <table:table-cell table:number-columns-repeated="5"/>
        </table:table-row>
        <table:table-row table:style-name="ro1">
          <table:table-cell office:value-type="float" office:value="5949011" calcext:value-type="float">
            <text:p>5949011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012" calcext:value-type="float">
            <text:p>5949012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49013" calcext:value-type="float">
            <text:p>594901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014" calcext:value-type="float">
            <text:p>5949014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49015" calcext:value-type="float">
            <text:p>594901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49016" calcext:value-type="float">
            <text:p>5949016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017" calcext:value-type="float">
            <text:p>5949017</text:p>
          </table:table-cell>
          <table:table-cell office:value-type="float" office:value="5.07" calcext:value-type="float">
            <text:p>5,07</text:p>
          </table:table-cell>
          <table:table-cell table:number-columns-repeated="5"/>
        </table:table-row>
        <table:table-row table:style-name="ro1">
          <table:table-cell office:value-type="float" office:value="5949018" calcext:value-type="float">
            <text:p>5949018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9019" calcext:value-type="float">
            <text:p>5949019</text:p>
          </table:table-cell>
          <table:table-cell office:value-type="float" office:value="16.92" calcext:value-type="float">
            <text:p>16,92</text:p>
          </table:table-cell>
          <table:table-cell table:number-columns-repeated="5"/>
        </table:table-row>
        <table:table-row table:style-name="ro1">
          <table:table-cell office:value-type="float" office:value="5949020" calcext:value-type="float">
            <text:p>5949020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021" calcext:value-type="float">
            <text:p>5949021</text:p>
          </table:table-cell>
          <table:table-cell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office:value-type="float" office:value="5949022" calcext:value-type="float">
            <text:p>5949022</text:p>
          </table:table-cell>
          <table:table-cell office:value-type="float" office:value="12.25" calcext:value-type="float">
            <text:p>12,25</text:p>
          </table:table-cell>
          <table:table-cell table:number-columns-repeated="5"/>
        </table:table-row>
        <table:table-row table:style-name="ro1">
          <table:table-cell office:value-type="float" office:value="5949023" calcext:value-type="float">
            <text:p>5949023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024" calcext:value-type="float">
            <text:p>5949024</text:p>
          </table:table-cell>
          <table:table-cell office:value-type="float" office:value="163.81" calcext:value-type="float">
            <text:p>163,81</text:p>
          </table:table-cell>
          <table:table-cell table:number-columns-repeated="5"/>
        </table:table-row>
        <table:table-row table:style-name="ro1">
          <table:table-cell office:value-type="float" office:value="5949025" calcext:value-type="float">
            <text:p>5949025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026" calcext:value-type="float">
            <text:p>5949026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027" calcext:value-type="float">
            <text:p>5949027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49028" calcext:value-type="float">
            <text:p>594902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029" calcext:value-type="float">
            <text:p>5949029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49030" calcext:value-type="float">
            <text:p>5949030</text:p>
          </table:table-cell>
          <table:table-cell office:value-type="float" office:value="7.59" calcext:value-type="float">
            <text:p>7,59</text:p>
          </table:table-cell>
          <table:table-cell table:number-columns-repeated="5"/>
        </table:table-row>
        <table:table-row table:style-name="ro1">
          <table:table-cell office:value-type="float" office:value="5949031" calcext:value-type="float">
            <text:p>5949031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032" calcext:value-type="float">
            <text:p>5949032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9033" calcext:value-type="float">
            <text:p>5949033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9034" calcext:value-type="float">
            <text:p>5949034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49035" calcext:value-type="float">
            <text:p>5949035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9036" calcext:value-type="float">
            <text:p>5949036</text:p>
          </table:table-cell>
          <table:table-cell office:value-type="float" office:value="4.35" calcext:value-type="float">
            <text:p>4,35</text:p>
          </table:table-cell>
          <table:table-cell table:number-columns-repeated="5"/>
        </table:table-row>
        <table:table-row table:style-name="ro1">
          <table:table-cell office:value-type="float" office:value="5949037" calcext:value-type="float">
            <text:p>5949037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49038" calcext:value-type="float">
            <text:p>5949038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49039" calcext:value-type="float">
            <text:p>5949039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5949040" calcext:value-type="float">
            <text:p>5949040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041" calcext:value-type="float">
            <text:p>594904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042" calcext:value-type="float">
            <text:p>5949042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9043" calcext:value-type="float">
            <text:p>5949043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9044" calcext:value-type="float">
            <text:p>5949044</text:p>
          </table:table-cell>
          <table:table-cell office:value-type="float" office:value="4.41" calcext:value-type="float">
            <text:p>4,41</text:p>
          </table:table-cell>
          <table:table-cell table:number-columns-repeated="5"/>
        </table:table-row>
        <table:table-row table:style-name="ro1">
          <table:table-cell office:value-type="float" office:value="5949045" calcext:value-type="float">
            <text:p>5949045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9046" calcext:value-type="float">
            <text:p>5949046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047" calcext:value-type="float">
            <text:p>5949047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49048" calcext:value-type="float">
            <text:p>594904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049" calcext:value-type="float">
            <text:p>594904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050" calcext:value-type="float">
            <text:p>5949050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051" calcext:value-type="float">
            <text:p>5949051</text:p>
          </table:table-cell>
          <table:table-cell office:value-type="float" office:value="19.24" calcext:value-type="float">
            <text:p>19,24</text:p>
          </table:table-cell>
          <table:table-cell table:number-columns-repeated="5"/>
        </table:table-row>
        <table:table-row table:style-name="ro1">
          <table:table-cell office:value-type="float" office:value="5949052" calcext:value-type="float">
            <text:p>5949052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49053" calcext:value-type="float">
            <text:p>594905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9054" calcext:value-type="float">
            <text:p>5949054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9055" calcext:value-type="float">
            <text:p>5949055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056" calcext:value-type="float">
            <text:p>5949056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949057" calcext:value-type="float">
            <text:p>5949057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9058" calcext:value-type="float">
            <text:p>5949058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059" calcext:value-type="float">
            <text:p>5949059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9060" calcext:value-type="float">
            <text:p>5949060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9061" calcext:value-type="float">
            <text:p>5949061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9062" calcext:value-type="float">
            <text:p>5949062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9063" calcext:value-type="float">
            <text:p>5949063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9064" calcext:value-type="float">
            <text:p>5949064</text:p>
          </table:table-cell>
          <table:table-cell office:value-type="float" office:value="20.05" calcext:value-type="float">
            <text:p>20,05</text:p>
          </table:table-cell>
          <table:table-cell table:number-columns-repeated="5"/>
        </table:table-row>
        <table:table-row table:style-name="ro1">
          <table:table-cell office:value-type="float" office:value="5949065" calcext:value-type="float">
            <text:p>59490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066" calcext:value-type="float">
            <text:p>5949066</text:p>
          </table:table-cell>
          <table:table-cell office:value-type="float" office:value="10.77" calcext:value-type="float">
            <text:p>10,77</text:p>
          </table:table-cell>
          <table:table-cell table:number-columns-repeated="5"/>
        </table:table-row>
        <table:table-row table:style-name="ro1">
          <table:table-cell office:value-type="float" office:value="5949067" calcext:value-type="float">
            <text:p>5949067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068" calcext:value-type="float">
            <text:p>5949068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069" calcext:value-type="float">
            <text:p>5949069</text:p>
          </table:table-cell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office:value-type="float" office:value="5949070" calcext:value-type="float">
            <text:p>5949070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071" calcext:value-type="float">
            <text:p>5949071</text:p>
          </table:table-cell>
          <table:table-cell office:value-type="float" office:value="6.76" calcext:value-type="float">
            <text:p>6,76</text:p>
          </table:table-cell>
          <table:table-cell table:number-columns-repeated="5"/>
        </table:table-row>
        <table:table-row table:style-name="ro1">
          <table:table-cell office:value-type="float" office:value="5949072" calcext:value-type="float">
            <text:p>5949072</text:p>
          </table:table-cell>
          <table:table-cell office:value-type="float" office:value="20.77" calcext:value-type="float">
            <text:p>20,77</text:p>
          </table:table-cell>
          <table:table-cell table:number-columns-repeated="5"/>
        </table:table-row>
        <table:table-row table:style-name="ro1">
          <table:table-cell office:value-type="float" office:value="5949073" calcext:value-type="float">
            <text:p>5949073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49074" calcext:value-type="float">
            <text:p>5949074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075" calcext:value-type="float">
            <text:p>5949075</text:p>
          </table:table-cell>
          <table:table-cell office:value-type="float" office:value="21.91" calcext:value-type="float">
            <text:p>21,91</text:p>
          </table:table-cell>
          <table:table-cell table:number-columns-repeated="5"/>
        </table:table-row>
        <table:table-row table:style-name="ro1">
          <table:table-cell office:value-type="float" office:value="5949076" calcext:value-type="float">
            <text:p>5949076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9077" calcext:value-type="float">
            <text:p>5949077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078" calcext:value-type="float">
            <text:p>5949078</text:p>
          </table:table-cell>
          <table:table-cell office:value-type="float" office:value="7.59" calcext:value-type="float">
            <text:p>7,59</text:p>
          </table:table-cell>
          <table:table-cell table:number-columns-repeated="5"/>
        </table:table-row>
        <table:table-row table:style-name="ro1">
          <table:table-cell office:value-type="float" office:value="5949079" calcext:value-type="float">
            <text:p>5949079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float" office:value="5949080" calcext:value-type="float">
            <text:p>5949080</text:p>
          </table:table-cell>
          <table:table-cell office:value-type="float" office:value="8.3" calcext:value-type="float">
            <text:p>8,3</text:p>
          </table:table-cell>
          <table:table-cell table:number-columns-repeated="5"/>
        </table:table-row>
        <table:table-row table:style-name="ro1">
          <table:table-cell office:value-type="float" office:value="5949081" calcext:value-type="float">
            <text:p>5949081</text:p>
          </table:table-cell>
          <table:table-cell office:value-type="float" office:value="3.84" calcext:value-type="float">
            <text:p>3,84</text:p>
          </table:table-cell>
          <table:table-cell table:number-columns-repeated="5"/>
        </table:table-row>
        <table:table-row table:style-name="ro1">
          <table:table-cell office:value-type="float" office:value="5949082" calcext:value-type="float">
            <text:p>5949082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49083" calcext:value-type="float">
            <text:p>594908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084" calcext:value-type="float">
            <text:p>5949084</text:p>
          </table:table-cell>
          <table:table-cell office:value-type="float" office:value="6.56" calcext:value-type="float">
            <text:p>6,56</text:p>
          </table:table-cell>
          <table:table-cell table:number-columns-repeated="5"/>
        </table:table-row>
        <table:table-row table:style-name="ro1">
          <table:table-cell office:value-type="float" office:value="5949085" calcext:value-type="float">
            <text:p>5949085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9086" calcext:value-type="float">
            <text:p>5949086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49087" calcext:value-type="float">
            <text:p>5949087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9088" calcext:value-type="float">
            <text:p>594908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089" calcext:value-type="float">
            <text:p>5949089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9090" calcext:value-type="float">
            <text:p>5949090</text:p>
          </table:table-cell>
          <table:table-cell office:value-type="float" office:value="5.24" calcext:value-type="float">
            <text:p>5,24</text:p>
          </table:table-cell>
          <table:table-cell table:number-columns-repeated="5"/>
        </table:table-row>
        <table:table-row table:style-name="ro1">
          <table:table-cell office:value-type="float" office:value="5949091" calcext:value-type="float">
            <text:p>5949091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49092" calcext:value-type="float">
            <text:p>5949092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49093" calcext:value-type="float">
            <text:p>5949093</text:p>
          </table:table-cell>
          <table:table-cell office:value-type="float" office:value="26.23" calcext:value-type="float">
            <text:p>26,23</text:p>
          </table:table-cell>
          <table:table-cell table:number-columns-repeated="5"/>
        </table:table-row>
        <table:table-row table:style-name="ro1">
          <table:table-cell office:value-type="float" office:value="5949094" calcext:value-type="float">
            <text:p>5949094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49095" calcext:value-type="float">
            <text:p>5949095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096" calcext:value-type="float">
            <text:p>5949096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9097" calcext:value-type="float">
            <text:p>5949097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49098" calcext:value-type="float">
            <text:p>5949098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099" calcext:value-type="float">
            <text:p>5949099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100" calcext:value-type="float">
            <text:p>5949100</text:p>
          </table:table-cell>
          <table:table-cell office:value-type="float" office:value="5.12" calcext:value-type="float">
            <text:p>5,12</text:p>
          </table:table-cell>
          <table:table-cell table:number-columns-repeated="5"/>
        </table:table-row>
        <table:table-row table:style-name="ro1">
          <table:table-cell office:value-type="float" office:value="5949101" calcext:value-type="float">
            <text:p>5949101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102" calcext:value-type="float">
            <text:p>5949102</text:p>
          </table:table-cell>
          <table:table-cell office:value-type="float" office:value="5.96" calcext:value-type="float">
            <text:p>5,96</text:p>
          </table:table-cell>
          <table:table-cell table:number-columns-repeated="5"/>
        </table:table-row>
        <table:table-row table:style-name="ro1">
          <table:table-cell office:value-type="float" office:value="5949103" calcext:value-type="float">
            <text:p>5949103</text:p>
          </table:table-cell>
          <table:table-cell office:value-type="float" office:value="2.85" calcext:value-type="float">
            <text:p>2,85</text:p>
          </table:table-cell>
          <table:table-cell table:number-columns-repeated="5"/>
        </table:table-row>
        <table:table-row table:style-name="ro1">
          <table:table-cell office:value-type="float" office:value="5949104" calcext:value-type="float">
            <text:p>5949104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105" calcext:value-type="float">
            <text:p>5949105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49106" calcext:value-type="float">
            <text:p>59491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107" calcext:value-type="float">
            <text:p>5949107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9108" calcext:value-type="float">
            <text:p>5949108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109" calcext:value-type="float">
            <text:p>5949109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110" calcext:value-type="float">
            <text:p>5949110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111" calcext:value-type="float">
            <text:p>594911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112" calcext:value-type="float">
            <text:p>5949112</text:p>
          </table:table-cell>
          <table:table-cell office:value-type="float" office:value="6.95" calcext:value-type="float">
            <text:p>6,95</text:p>
          </table:table-cell>
          <table:table-cell table:number-columns-repeated="5"/>
        </table:table-row>
        <table:table-row table:style-name="ro1">
          <table:table-cell office:value-type="float" office:value="5949113" calcext:value-type="float">
            <text:p>5949113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9114" calcext:value-type="float">
            <text:p>5949114</text:p>
          </table:table-cell>
          <table:table-cell office:value-type="float" office:value="4.8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5949115" calcext:value-type="float">
            <text:p>5949115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9116" calcext:value-type="float">
            <text:p>5949116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117" calcext:value-type="float">
            <text:p>5949117</text:p>
          </table:table-cell>
          <table:table-cell office:value-type="float" office:value="183.71" calcext:value-type="float">
            <text:p>183,71</text:p>
          </table:table-cell>
          <table:table-cell table:number-columns-repeated="5"/>
        </table:table-row>
        <table:table-row table:style-name="ro1">
          <table:table-cell office:value-type="float" office:value="5949118" calcext:value-type="float">
            <text:p>5949118</text:p>
          </table:table-cell>
          <table:table-cell office:value-type="float" office:value="6.02" calcext:value-type="float">
            <text:p>6,02</text:p>
          </table:table-cell>
          <table:table-cell table:number-columns-repeated="5"/>
        </table:table-row>
        <table:table-row table:style-name="ro1">
          <table:table-cell office:value-type="float" office:value="5949119" calcext:value-type="float">
            <text:p>5949119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49120" calcext:value-type="float">
            <text:p>5949120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9121" calcext:value-type="float">
            <text:p>5949121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122" calcext:value-type="float">
            <text:p>5949122</text:p>
          </table:table-cell>
          <table:table-cell office:value-type="float" office:value="7.23" calcext:value-type="float">
            <text:p>7,23</text:p>
          </table:table-cell>
          <table:table-cell table:number-columns-repeated="5"/>
        </table:table-row>
        <table:table-row table:style-name="ro1">
          <table:table-cell office:value-type="float" office:value="5949123" calcext:value-type="float">
            <text:p>5949123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9124" calcext:value-type="float">
            <text:p>5949124</text:p>
          </table:table-cell>
          <table:table-cell office:value-type="float" office:value="15.52" calcext:value-type="float">
            <text:p>15,52</text:p>
          </table:table-cell>
          <table:table-cell table:number-columns-repeated="5"/>
        </table:table-row>
        <table:table-row table:style-name="ro1">
          <table:table-cell office:value-type="float" office:value="5949125" calcext:value-type="float">
            <text:p>5949125</text:p>
          </table:table-cell>
          <table:table-cell office:value-type="float" office:value="4.34" calcext:value-type="float">
            <text:p>4,34</text:p>
          </table:table-cell>
          <table:table-cell table:number-columns-repeated="5"/>
        </table:table-row>
        <table:table-row table:style-name="ro1">
          <table:table-cell office:value-type="float" office:value="5949126" calcext:value-type="float">
            <text:p>5949126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49127" calcext:value-type="float">
            <text:p>5949127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9128" calcext:value-type="float">
            <text:p>5949128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9129" calcext:value-type="float">
            <text:p>5949129</text:p>
          </table:table-cell>
          <table:table-cell office:value-type="float" office:value="400.35" calcext:value-type="float">
            <text:p>400,35</text:p>
          </table:table-cell>
          <table:table-cell table:number-columns-repeated="5"/>
        </table:table-row>
        <table:table-row table:style-name="ro1">
          <table:table-cell office:value-type="float" office:value="5949130" calcext:value-type="float">
            <text:p>5949130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9131" calcext:value-type="float">
            <text:p>5949131</text:p>
          </table:table-cell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float" office:value="5949132" calcext:value-type="float">
            <text:p>5949132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133" calcext:value-type="float">
            <text:p>5949133</text:p>
          </table:table-cell>
          <table:table-cell office:value-type="float" office:value="2.87" calcext:value-type="float">
            <text:p>2,87</text:p>
          </table:table-cell>
          <table:table-cell table:number-columns-repeated="5"/>
        </table:table-row>
        <table:table-row table:style-name="ro1">
          <table:table-cell office:value-type="float" office:value="5949134" calcext:value-type="float">
            <text:p>5949134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9135" calcext:value-type="float">
            <text:p>5949135</text:p>
          </table:table-cell>
          <table:table-cell office:value-type="float" office:value="2.68" calcext:value-type="float">
            <text:p>2,68</text:p>
          </table:table-cell>
          <table:table-cell table:number-columns-repeated="5"/>
        </table:table-row>
        <table:table-row table:style-name="ro1">
          <table:table-cell office:value-type="float" office:value="5949136" calcext:value-type="float">
            <text:p>5949136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49137" calcext:value-type="float">
            <text:p>5949137</text:p>
          </table:table-cell>
          <table:table-cell office:value-type="float" office:value="15.35" calcext:value-type="float">
            <text:p>15,35</text:p>
          </table:table-cell>
          <table:table-cell table:number-columns-repeated="5"/>
        </table:table-row>
        <table:table-row table:style-name="ro1">
          <table:table-cell office:value-type="float" office:value="5949138" calcext:value-type="float">
            <text:p>5949138</text:p>
          </table:table-cell>
          <table:table-cell office:value-type="float" office:value="3.35" calcext:value-type="float">
            <text:p>3,35</text:p>
          </table:table-cell>
          <table:table-cell table:number-columns-repeated="5"/>
        </table:table-row>
        <table:table-row table:style-name="ro1">
          <table:table-cell office:value-type="float" office:value="5949139" calcext:value-type="float">
            <text:p>5949139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9140" calcext:value-type="float">
            <text:p>5949140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49141" calcext:value-type="float">
            <text:p>5949141</text:p>
          </table:table-cell>
          <table:table-cell office:value-type="float" office:value="19.44" calcext:value-type="float">
            <text:p>19,44</text:p>
          </table:table-cell>
          <table:table-cell table:number-columns-repeated="5"/>
        </table:table-row>
        <table:table-row table:style-name="ro1">
          <table:table-cell office:value-type="float" office:value="5949142" calcext:value-type="float">
            <text:p>5949142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9143" calcext:value-type="float">
            <text:p>5949143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9144" calcext:value-type="float">
            <text:p>5949144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145" calcext:value-type="float">
            <text:p>5949145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9146" calcext:value-type="float">
            <text:p>5949146</text:p>
          </table:table-cell>
          <table:table-cell office:value-type="float" office:value="3.76" calcext:value-type="float">
            <text:p>3,76</text:p>
          </table:table-cell>
          <table:table-cell table:number-columns-repeated="5"/>
        </table:table-row>
        <table:table-row table:style-name="ro1">
          <table:table-cell office:value-type="float" office:value="5949147" calcext:value-type="float">
            <text:p>594914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49148" calcext:value-type="float">
            <text:p>5949148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49149" calcext:value-type="float">
            <text:p>5949149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9150" calcext:value-type="float">
            <text:p>5949150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151" calcext:value-type="float">
            <text:p>5949151</text:p>
          </table:table-cell>
          <table:table-cell office:value-type="float" office:value="9.94" calcext:value-type="float">
            <text:p>9,94</text:p>
          </table:table-cell>
          <table:table-cell table:number-columns-repeated="5"/>
        </table:table-row>
        <table:table-row table:style-name="ro1">
          <table:table-cell office:value-type="float" office:value="5949152" calcext:value-type="float">
            <text:p>5949152</text:p>
          </table:table-cell>
          <table:table-cell office:value-type="float" office:value="4.46" calcext:value-type="float">
            <text:p>4,46</text:p>
          </table:table-cell>
          <table:table-cell table:number-columns-repeated="5"/>
        </table:table-row>
        <table:table-row table:style-name="ro1">
          <table:table-cell office:value-type="float" office:value="5949153" calcext:value-type="float">
            <text:p>5949153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9154" calcext:value-type="float">
            <text:p>5949154</text:p>
          </table:table-cell>
          <table:table-cell office:value-type="float" office:value="5.91" calcext:value-type="float">
            <text:p>5,91</text:p>
          </table:table-cell>
          <table:table-cell table:number-columns-repeated="5"/>
        </table:table-row>
        <table:table-row table:style-name="ro1">
          <table:table-cell office:value-type="float" office:value="5949155" calcext:value-type="float">
            <text:p>5949155</text:p>
          </table:table-cell>
          <table:table-cell office:value-type="float" office:value="10.56" calcext:value-type="float">
            <text:p>10,56</text:p>
          </table:table-cell>
          <table:table-cell table:number-columns-repeated="5"/>
        </table:table-row>
        <table:table-row table:style-name="ro1">
          <table:table-cell office:value-type="float" office:value="5949156" calcext:value-type="float">
            <text:p>5949156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9157" calcext:value-type="float">
            <text:p>5949157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158" calcext:value-type="float">
            <text:p>5949158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159" calcext:value-type="float">
            <text:p>5949159</text:p>
          </table:table-cell>
          <table:table-cell office:value-type="float" office:value="2.56" calcext:value-type="float">
            <text:p>2,56</text:p>
          </table:table-cell>
          <table:table-cell table:number-columns-repeated="5"/>
        </table:table-row>
        <table:table-row table:style-name="ro1">
          <table:table-cell office:value-type="float" office:value="5949160" calcext:value-type="float">
            <text:p>5949160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161" calcext:value-type="float">
            <text:p>5949161</text:p>
          </table:table-cell>
          <table:table-cell office:value-type="float" office:value="6.17" calcext:value-type="float">
            <text:p>6,17</text:p>
          </table:table-cell>
          <table:table-cell table:number-columns-repeated="5"/>
        </table:table-row>
        <table:table-row table:style-name="ro1">
          <table:table-cell office:value-type="float" office:value="5949162" calcext:value-type="float">
            <text:p>5949162</text:p>
          </table:table-cell>
          <table:table-cell office:value-type="float" office:value="11.26" calcext:value-type="float">
            <text:p>11,26</text:p>
          </table:table-cell>
          <table:table-cell table:number-columns-repeated="5"/>
        </table:table-row>
        <table:table-row table:style-name="ro1">
          <table:table-cell office:value-type="float" office:value="5949163" calcext:value-type="float">
            <text:p>5949163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9164" calcext:value-type="float">
            <text:p>5949164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165" calcext:value-type="float">
            <text:p>5949165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9166" calcext:value-type="float">
            <text:p>5949166</text:p>
          </table:table-cell>
          <table:table-cell office:value-type="float" office:value="5.49" calcext:value-type="float">
            <text:p>5,49</text:p>
          </table:table-cell>
          <table:table-cell table:number-columns-repeated="5"/>
        </table:table-row>
        <table:table-row table:style-name="ro1">
          <table:table-cell office:value-type="float" office:value="5949167" calcext:value-type="float">
            <text:p>5949167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9168" calcext:value-type="float">
            <text:p>5949168</text:p>
          </table:table-cell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5949169" calcext:value-type="float">
            <text:p>5949169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49170" calcext:value-type="float">
            <text:p>5949170</text:p>
          </table:table-cell>
          <table:table-cell office:value-type="float" office:value="5.52" calcext:value-type="float">
            <text:p>5,52</text:p>
          </table:table-cell>
          <table:table-cell table:number-columns-repeated="5"/>
        </table:table-row>
        <table:table-row table:style-name="ro1">
          <table:table-cell office:value-type="float" office:value="5949171" calcext:value-type="float">
            <text:p>5949171</text:p>
          </table:table-cell>
          <table:table-cell office:value-type="float" office:value="46.95" calcext:value-type="float">
            <text:p>46,95</text:p>
          </table:table-cell>
          <table:table-cell table:number-columns-repeated="5"/>
        </table:table-row>
        <table:table-row table:style-name="ro1">
          <table:table-cell office:value-type="float" office:value="5949172" calcext:value-type="float">
            <text:p>594917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49173" calcext:value-type="float">
            <text:p>5949173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49174" calcext:value-type="float">
            <text:p>5949174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49175" calcext:value-type="float">
            <text:p>5949175</text:p>
          </table:table-cell>
          <table:table-cell office:value-type="float" office:value="5.84" calcext:value-type="float">
            <text:p>5,84</text:p>
          </table:table-cell>
          <table:table-cell table:number-columns-repeated="5"/>
        </table:table-row>
        <table:table-row table:style-name="ro1">
          <table:table-cell office:value-type="float" office:value="5949176" calcext:value-type="float">
            <text:p>5949176</text:p>
          </table:table-cell>
          <table:table-cell office:value-type="float" office:value="4.97" calcext:value-type="float">
            <text:p>4,97</text:p>
          </table:table-cell>
          <table:table-cell table:number-columns-repeated="5"/>
        </table:table-row>
        <table:table-row table:style-name="ro1">
          <table:table-cell office:value-type="float" office:value="5949177" calcext:value-type="float">
            <text:p>5949177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9178" calcext:value-type="float">
            <text:p>59491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49179" calcext:value-type="float">
            <text:p>5949179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9180" calcext:value-type="float">
            <text:p>5949180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49181" calcext:value-type="float">
            <text:p>5949181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182" calcext:value-type="float">
            <text:p>5949182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49183" calcext:value-type="float">
            <text:p>5949183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184" calcext:value-type="float">
            <text:p>5949184</text:p>
          </table:table-cell>
          <table:table-cell office:value-type="float" office:value="14.8" calcext:value-type="float">
            <text:p>14,8</text:p>
          </table:table-cell>
          <table:table-cell table:number-columns-repeated="5"/>
        </table:table-row>
        <table:table-row table:style-name="ro1">
          <table:table-cell office:value-type="float" office:value="5949185" calcext:value-type="float">
            <text:p>5949185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186" calcext:value-type="float">
            <text:p>5949186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49187" calcext:value-type="float">
            <text:p>5949187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188" calcext:value-type="float">
            <text:p>5949188</text:p>
          </table:table-cell>
          <table:table-cell office:value-type="float" office:value="21.22" calcext:value-type="float">
            <text:p>21,22</text:p>
          </table:table-cell>
          <table:table-cell table:number-columns-repeated="5"/>
        </table:table-row>
        <table:table-row table:style-name="ro1">
          <table:table-cell office:value-type="float" office:value="5949189" calcext:value-type="float">
            <text:p>5949189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9190" calcext:value-type="float">
            <text:p>5949190</text:p>
          </table:table-cell>
          <table:table-cell office:value-type="float" office:value="22.26" calcext:value-type="float">
            <text:p>22,26</text:p>
          </table:table-cell>
          <table:table-cell table:number-columns-repeated="5"/>
        </table:table-row>
        <table:table-row table:style-name="ro1">
          <table:table-cell office:value-type="float" office:value="5949191" calcext:value-type="float">
            <text:p>5949191</text:p>
          </table:table-cell>
          <table:table-cell office:value-type="float" office:value="14.71" calcext:value-type="float">
            <text:p>14,71</text:p>
          </table:table-cell>
          <table:table-cell table:number-columns-repeated="5"/>
        </table:table-row>
        <table:table-row table:style-name="ro1">
          <table:table-cell office:value-type="float" office:value="5949192" calcext:value-type="float">
            <text:p>5949192</text:p>
          </table:table-cell>
          <table:table-cell office:value-type="float" office:value="3.87" calcext:value-type="float">
            <text:p>3,87</text:p>
          </table:table-cell>
          <table:table-cell table:number-columns-repeated="5"/>
        </table:table-row>
        <table:table-row table:style-name="ro1">
          <table:table-cell office:value-type="float" office:value="5949193" calcext:value-type="float">
            <text:p>5949193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9194" calcext:value-type="float">
            <text:p>5949194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49195" calcext:value-type="float">
            <text:p>5949195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196" calcext:value-type="float">
            <text:p>594919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949197" calcext:value-type="float">
            <text:p>5949197</text:p>
          </table:table-cell>
          <table:table-cell office:value-type="float" office:value="21.29" calcext:value-type="float">
            <text:p>21,29</text:p>
          </table:table-cell>
          <table:table-cell table:number-columns-repeated="5"/>
        </table:table-row>
        <table:table-row table:style-name="ro1">
          <table:table-cell office:value-type="float" office:value="5949198" calcext:value-type="float">
            <text:p>5949198</text:p>
          </table:table-cell>
          <table:table-cell office:value-type="float" office:value="3.15" calcext:value-type="float">
            <text:p>3,15</text:p>
          </table:table-cell>
          <table:table-cell table:number-columns-repeated="5"/>
        </table:table-row>
        <table:table-row table:style-name="ro1">
          <table:table-cell office:value-type="float" office:value="5949199" calcext:value-type="float">
            <text:p>5949199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200" calcext:value-type="float">
            <text:p>5949200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49201" calcext:value-type="float">
            <text:p>5949201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49202" calcext:value-type="float">
            <text:p>5949202</text:p>
          </table:table-cell>
          <table:table-cell office:value-type="float" office:value="3.15" calcext:value-type="float">
            <text:p>3,15</text:p>
          </table:table-cell>
          <table:table-cell table:number-columns-repeated="5"/>
        </table:table-row>
        <table:table-row table:style-name="ro1">
          <table:table-cell office:value-type="float" office:value="5949203" calcext:value-type="float">
            <text:p>5949203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49204" calcext:value-type="float">
            <text:p>5949204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205" calcext:value-type="float">
            <text:p>5949205</text:p>
          </table:table-cell>
          <table:table-cell office:value-type="float" office:value="102.54" calcext:value-type="float">
            <text:p>102,54</text:p>
          </table:table-cell>
          <table:table-cell table:number-columns-repeated="5"/>
        </table:table-row>
        <table:table-row table:style-name="ro1">
          <table:table-cell office:value-type="float" office:value="5949206" calcext:value-type="float">
            <text:p>5949206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207" calcext:value-type="float">
            <text:p>5949207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208" calcext:value-type="float">
            <text:p>594920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9209" calcext:value-type="float">
            <text:p>5949209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9210" calcext:value-type="float">
            <text:p>5949210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211" calcext:value-type="float">
            <text:p>5949211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49212" calcext:value-type="float">
            <text:p>5949212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213" calcext:value-type="float">
            <text:p>5949213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214" calcext:value-type="float">
            <text:p>5949214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float" office:value="5949215" calcext:value-type="float">
            <text:p>5949215</text:p>
          </table:table-cell>
          <table:table-cell office:value-type="float" office:value="7.24" calcext:value-type="float">
            <text:p>7,24</text:p>
          </table:table-cell>
          <table:table-cell table:number-columns-repeated="5"/>
        </table:table-row>
        <table:table-row table:style-name="ro1">
          <table:table-cell office:value-type="float" office:value="5949216" calcext:value-type="float">
            <text:p>594921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217" calcext:value-type="float">
            <text:p>5949217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218" calcext:value-type="float">
            <text:p>5949218</text:p>
          </table:table-cell>
          <table:table-cell office:value-type="float" office:value="6.26" calcext:value-type="float">
            <text:p>6,26</text:p>
          </table:table-cell>
          <table:table-cell table:number-columns-repeated="5"/>
        </table:table-row>
        <table:table-row table:style-name="ro1">
          <table:table-cell office:value-type="float" office:value="5949219" calcext:value-type="float">
            <text:p>5949219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49220" calcext:value-type="float">
            <text:p>5949220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221" calcext:value-type="float">
            <text:p>5949221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49222" calcext:value-type="float">
            <text:p>5949222</text:p>
          </table:table-cell>
          <table:table-cell office:value-type="float" office:value="4.33" calcext:value-type="float">
            <text:p>4,33</text:p>
          </table:table-cell>
          <table:table-cell table:number-columns-repeated="5"/>
        </table:table-row>
        <table:table-row table:style-name="ro1">
          <table:table-cell office:value-type="float" office:value="5949223" calcext:value-type="float">
            <text:p>5949223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9224" calcext:value-type="float">
            <text:p>5949224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225" calcext:value-type="float">
            <text:p>5949225</text:p>
          </table:table-cell>
          <table:table-cell office:value-type="float" office:value="46.86" calcext:value-type="float">
            <text:p>46,86</text:p>
          </table:table-cell>
          <table:table-cell table:number-columns-repeated="5"/>
        </table:table-row>
        <table:table-row table:style-name="ro1">
          <table:table-cell office:value-type="float" office:value="5949226" calcext:value-type="float">
            <text:p>5949226</text:p>
          </table:table-cell>
          <table:table-cell office:value-type="float" office:value="27.86" calcext:value-type="float">
            <text:p>27,86</text:p>
          </table:table-cell>
          <table:table-cell table:number-columns-repeated="5"/>
        </table:table-row>
        <table:table-row table:style-name="ro1">
          <table:table-cell office:value-type="float" office:value="5949227" calcext:value-type="float">
            <text:p>5949227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9228" calcext:value-type="float">
            <text:p>5949228</text:p>
          </table:table-cell>
          <table:table-cell office:value-type="float" office:value="3.13" calcext:value-type="float">
            <text:p>3,13</text:p>
          </table:table-cell>
          <table:table-cell table:number-columns-repeated="5"/>
        </table:table-row>
        <table:table-row table:style-name="ro1">
          <table:table-cell office:value-type="float" office:value="5949229" calcext:value-type="float">
            <text:p>5949229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float" office:value="5949230" calcext:value-type="float">
            <text:p>5949230</text:p>
          </table:table-cell>
          <table:table-cell office:value-type="float" office:value="3.57" calcext:value-type="float">
            <text:p>3,57</text:p>
          </table:table-cell>
          <table:table-cell table:number-columns-repeated="5"/>
        </table:table-row>
        <table:table-row table:style-name="ro1">
          <table:table-cell office:value-type="float" office:value="5949231" calcext:value-type="float">
            <text:p>5949231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232" calcext:value-type="float">
            <text:p>5949232</text:p>
          </table:table-cell>
          <table:table-cell office:value-type="float" office:value="3.15" calcext:value-type="float">
            <text:p>3,15</text:p>
          </table:table-cell>
          <table:table-cell table:number-columns-repeated="5"/>
        </table:table-row>
        <table:table-row table:style-name="ro1">
          <table:table-cell office:value-type="float" office:value="5949233" calcext:value-type="float">
            <text:p>5949233</text:p>
          </table:table-cell>
          <table:table-cell office:value-type="float" office:value="2.88" calcext:value-type="float">
            <text:p>2,88</text:p>
          </table:table-cell>
          <table:table-cell table:number-columns-repeated="5"/>
        </table:table-row>
        <table:table-row table:style-name="ro1">
          <table:table-cell office:value-type="float" office:value="5949234" calcext:value-type="float">
            <text:p>59492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235" calcext:value-type="float">
            <text:p>5949235</text:p>
          </table:table-cell>
          <table:table-cell office:value-type="float" office:value="15.2" calcext:value-type="float">
            <text:p>15,2</text:p>
          </table:table-cell>
          <table:table-cell table:number-columns-repeated="5"/>
        </table:table-row>
        <table:table-row table:style-name="ro1">
          <table:table-cell office:value-type="float" office:value="5949236" calcext:value-type="float">
            <text:p>5949236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49237" calcext:value-type="float">
            <text:p>594923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238" calcext:value-type="float">
            <text:p>594923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239" calcext:value-type="float">
            <text:p>5949239</text:p>
          </table:table-cell>
          <table:table-cell office:value-type="float" office:value="16.04" calcext:value-type="float">
            <text:p>16,04</text:p>
          </table:table-cell>
          <table:table-cell table:number-columns-repeated="5"/>
        </table:table-row>
        <table:table-row table:style-name="ro1">
          <table:table-cell office:value-type="float" office:value="5949240" calcext:value-type="float">
            <text:p>5949240</text:p>
          </table:table-cell>
          <table:table-cell office:value-type="float" office:value="103.78" calcext:value-type="float">
            <text:p>103,78</text:p>
          </table:table-cell>
          <table:table-cell table:number-columns-repeated="5"/>
        </table:table-row>
        <table:table-row table:style-name="ro1">
          <table:table-cell office:value-type="float" office:value="5949241" calcext:value-type="float">
            <text:p>5949241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242" calcext:value-type="float">
            <text:p>5949242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243" calcext:value-type="float">
            <text:p>5949243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9244" calcext:value-type="float">
            <text:p>5949244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245" calcext:value-type="float">
            <text:p>5949245</text:p>
          </table:table-cell>
          <table:table-cell office:value-type="float" office:value="14.64" calcext:value-type="float">
            <text:p>14,64</text:p>
          </table:table-cell>
          <table:table-cell table:number-columns-repeated="5"/>
        </table:table-row>
        <table:table-row table:style-name="ro1">
          <table:table-cell office:value-type="float" office:value="5949246" calcext:value-type="float">
            <text:p>5949246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49247" calcext:value-type="float">
            <text:p>5949247</text:p>
          </table:table-cell>
          <table:table-cell office:value-type="float" office:value="36.54" calcext:value-type="float">
            <text:p>36,54</text:p>
          </table:table-cell>
          <table:table-cell table:number-columns-repeated="5"/>
        </table:table-row>
        <table:table-row table:style-name="ro1">
          <table:table-cell office:value-type="float" office:value="5949248" calcext:value-type="float">
            <text:p>5949248</text:p>
          </table:table-cell>
          <table:table-cell office:value-type="float" office:value="3.9" calcext:value-type="float">
            <text:p>3,9</text:p>
          </table:table-cell>
          <table:table-cell table:number-columns-repeated="5"/>
        </table:table-row>
        <table:table-row table:style-name="ro1">
          <table:table-cell office:value-type="float" office:value="5949249" calcext:value-type="float">
            <text:p>5949249</text:p>
          </table:table-cell>
          <table:table-cell office:value-type="float" office:value="6.26" calcext:value-type="float">
            <text:p>6,26</text:p>
          </table:table-cell>
          <table:table-cell table:number-columns-repeated="5"/>
        </table:table-row>
        <table:table-row table:style-name="ro1">
          <table:table-cell office:value-type="float" office:value="5949250" calcext:value-type="float">
            <text:p>5949250</text:p>
          </table:table-cell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office:value-type="float" office:value="5949251" calcext:value-type="float">
            <text:p>5949251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9252" calcext:value-type="float">
            <text:p>5949252</text:p>
          </table:table-cell>
          <table:table-cell office:value-type="float" office:value="2.78" calcext:value-type="float">
            <text:p>2,78</text:p>
          </table:table-cell>
          <table:table-cell table:number-columns-repeated="5"/>
        </table:table-row>
        <table:table-row table:style-name="ro1">
          <table:table-cell office:value-type="float" office:value="5949253" calcext:value-type="float">
            <text:p>5949253</text:p>
          </table:table-cell>
          <table:table-cell office:value-type="float" office:value="8.55" calcext:value-type="float">
            <text:p>8,55</text:p>
          </table:table-cell>
          <table:table-cell table:number-columns-repeated="5"/>
        </table:table-row>
        <table:table-row table:style-name="ro1">
          <table:table-cell office:value-type="float" office:value="5949254" calcext:value-type="float">
            <text:p>5949254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49255" calcext:value-type="float">
            <text:p>594925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256" calcext:value-type="float">
            <text:p>5949256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9257" calcext:value-type="float">
            <text:p>5949257</text:p>
          </table:table-cell>
          <table:table-cell office:value-type="float" office:value="30.45" calcext:value-type="float">
            <text:p>30,45</text:p>
          </table:table-cell>
          <table:table-cell table:number-columns-repeated="5"/>
        </table:table-row>
        <table:table-row table:style-name="ro1">
          <table:table-cell office:value-type="float" office:value="5949258" calcext:value-type="float">
            <text:p>5949258</text:p>
          </table:table-cell>
          <table:table-cell office:value-type="float" office:value="6.36" calcext:value-type="float">
            <text:p>6,36</text:p>
          </table:table-cell>
          <table:table-cell table:number-columns-repeated="5"/>
        </table:table-row>
        <table:table-row table:style-name="ro1">
          <table:table-cell office:value-type="float" office:value="5949259" calcext:value-type="float">
            <text:p>594925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260" calcext:value-type="float">
            <text:p>5949260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261" calcext:value-type="float">
            <text:p>5949261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49262" calcext:value-type="float">
            <text:p>5949262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263" calcext:value-type="float">
            <text:p>5949263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9264" calcext:value-type="float">
            <text:p>594926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265" calcext:value-type="float">
            <text:p>5949265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266" calcext:value-type="float">
            <text:p>5949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267" calcext:value-type="float">
            <text:p>5949267</text:p>
          </table:table-cell>
          <table:table-cell office:value-type="float" office:value="246.22" calcext:value-type="float">
            <text:p>246,22</text:p>
          </table:table-cell>
          <table:table-cell table:number-columns-repeated="5"/>
        </table:table-row>
        <table:table-row table:style-name="ro1">
          <table:table-cell office:value-type="float" office:value="5949268" calcext:value-type="float">
            <text:p>5949268</text:p>
          </table:table-cell>
          <table:table-cell office:value-type="float" office:value="22.75" calcext:value-type="float">
            <text:p>22,75</text:p>
          </table:table-cell>
          <table:table-cell table:number-columns-repeated="5"/>
        </table:table-row>
        <table:table-row table:style-name="ro1">
          <table:table-cell office:value-type="float" office:value="5949269" calcext:value-type="float">
            <text:p>5949269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270" calcext:value-type="float">
            <text:p>5949270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271" calcext:value-type="float">
            <text:p>5949271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272" calcext:value-type="float">
            <text:p>5949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273" calcext:value-type="float">
            <text:p>5949273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49274" calcext:value-type="float">
            <text:p>5949274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9275" calcext:value-type="float">
            <text:p>5949275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9276" calcext:value-type="float">
            <text:p>59492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949277" calcext:value-type="float">
            <text:p>5949277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278" calcext:value-type="float">
            <text:p>594927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279" calcext:value-type="float">
            <text:p>5949279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9280" calcext:value-type="float">
            <text:p>5949280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281" calcext:value-type="float">
            <text:p>5949281</text:p>
          </table:table-cell>
          <table:table-cell office:value-type="float" office:value="3.84" calcext:value-type="float">
            <text:p>3,84</text:p>
          </table:table-cell>
          <table:table-cell table:number-columns-repeated="5"/>
        </table:table-row>
        <table:table-row table:style-name="ro1">
          <table:table-cell office:value-type="float" office:value="5949282" calcext:value-type="float">
            <text:p>5949282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283" calcext:value-type="float">
            <text:p>5949283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49284" calcext:value-type="float">
            <text:p>5949284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9285" calcext:value-type="float">
            <text:p>5949285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49286" calcext:value-type="float">
            <text:p>594928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287" calcext:value-type="float">
            <text:p>5949287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9288" calcext:value-type="float">
            <text:p>5949288</text:p>
          </table:table-cell>
          <table:table-cell office:value-type="float" office:value="32.13" calcext:value-type="float">
            <text:p>32,13</text:p>
          </table:table-cell>
          <table:table-cell table:number-columns-repeated="5"/>
        </table:table-row>
        <table:table-row table:style-name="ro1">
          <table:table-cell office:value-type="float" office:value="5949289" calcext:value-type="float">
            <text:p>5949289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290" calcext:value-type="float">
            <text:p>5949290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49291" calcext:value-type="float">
            <text:p>5949291</text:p>
          </table:table-cell>
          <table:table-cell office:value-type="float" office:value="11.68" calcext:value-type="float">
            <text:p>11,68</text:p>
          </table:table-cell>
          <table:table-cell table:number-columns-repeated="5"/>
        </table:table-row>
        <table:table-row table:style-name="ro1">
          <table:table-cell office:value-type="float" office:value="5949292" calcext:value-type="float">
            <text:p>5949292</text:p>
          </table:table-cell>
          <table:table-cell office:value-type="float" office:value="3.23" calcext:value-type="float">
            <text:p>3,23</text:p>
          </table:table-cell>
          <table:table-cell table:number-columns-repeated="5"/>
        </table:table-row>
        <table:table-row table:style-name="ro1">
          <table:table-cell office:value-type="float" office:value="5949293" calcext:value-type="float">
            <text:p>5949293</text:p>
          </table:table-cell>
          <table:table-cell office:value-type="float" office:value="5.52" calcext:value-type="float">
            <text:p>5,52</text:p>
          </table:table-cell>
          <table:table-cell table:number-columns-repeated="5"/>
        </table:table-row>
        <table:table-row table:style-name="ro1">
          <table:table-cell office:value-type="float" office:value="5949294" calcext:value-type="float">
            <text:p>5949294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9295" calcext:value-type="float">
            <text:p>5949295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49296" calcext:value-type="float">
            <text:p>5949296</text:p>
          </table:table-cell>
          <table:table-cell office:value-type="float" office:value="21.83" calcext:value-type="float">
            <text:p>21,83</text:p>
          </table:table-cell>
          <table:table-cell table:number-columns-repeated="5"/>
        </table:table-row>
        <table:table-row table:style-name="ro1">
          <table:table-cell office:value-type="float" office:value="5949297" calcext:value-type="float">
            <text:p>5949297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298" calcext:value-type="float">
            <text:p>5949298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49299" calcext:value-type="float">
            <text:p>5949299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49300" calcext:value-type="float">
            <text:p>5949300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9301" calcext:value-type="float">
            <text:p>5949301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9302" calcext:value-type="float">
            <text:p>5949302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9303" calcext:value-type="float">
            <text:p>5949303</text:p>
          </table:table-cell>
          <table:table-cell office:value-type="float" office:value="3.06" calcext:value-type="float">
            <text:p>3,06</text:p>
          </table:table-cell>
          <table:table-cell table:number-columns-repeated="5"/>
        </table:table-row>
        <table:table-row table:style-name="ro1">
          <table:table-cell office:value-type="float" office:value="5949304" calcext:value-type="float">
            <text:p>5949304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305" calcext:value-type="float">
            <text:p>5949305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306" calcext:value-type="float">
            <text:p>5949306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307" calcext:value-type="float">
            <text:p>5949307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9308" calcext:value-type="float">
            <text:p>5949308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9309" calcext:value-type="float">
            <text:p>5949309</text:p>
          </table:table-cell>
          <table:table-cell office:value-type="float" office:value="79.36" calcext:value-type="float">
            <text:p>79,36</text:p>
          </table:table-cell>
          <table:table-cell table:number-columns-repeated="5"/>
        </table:table-row>
        <table:table-row table:style-name="ro1">
          <table:table-cell office:value-type="float" office:value="5949310" calcext:value-type="float">
            <text:p>5949310</text:p>
          </table:table-cell>
          <table:table-cell office:value-type="float" office:value="31.54" calcext:value-type="float">
            <text:p>31,54</text:p>
          </table:table-cell>
          <table:table-cell table:number-columns-repeated="5"/>
        </table:table-row>
        <table:table-row table:style-name="ro1">
          <table:table-cell office:value-type="float" office:value="5949311" calcext:value-type="float">
            <text:p>5949311</text:p>
          </table:table-cell>
          <table:table-cell office:value-type="float" office:value="24.18" calcext:value-type="float">
            <text:p>24,18</text:p>
          </table:table-cell>
          <table:table-cell table:number-columns-repeated="5"/>
        </table:table-row>
        <table:table-row table:style-name="ro1">
          <table:table-cell office:value-type="float" office:value="5949312" calcext:value-type="float">
            <text:p>5949312</text:p>
          </table:table-cell>
          <table:table-cell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office:value-type="float" office:value="5949313" calcext:value-type="float">
            <text:p>5949313</text:p>
          </table:table-cell>
          <table:table-cell office:value-type="float" office:value="840.79" calcext:value-type="float">
            <text:p>840,79</text:p>
          </table:table-cell>
          <table:table-cell table:number-columns-repeated="5"/>
        </table:table-row>
        <table:table-row table:style-name="ro1">
          <table:table-cell office:value-type="float" office:value="5949314" calcext:value-type="float">
            <text:p>5949314</text:p>
          </table:table-cell>
          <table:table-cell office:value-type="float" office:value="4.18" calcext:value-type="float">
            <text:p>4,18</text:p>
          </table:table-cell>
          <table:table-cell table:number-columns-repeated="5"/>
        </table:table-row>
        <table:table-row table:style-name="ro1">
          <table:table-cell office:value-type="float" office:value="5949315" calcext:value-type="float">
            <text:p>5949315</text:p>
          </table:table-cell>
          <table:table-cell office:value-type="float" office:value="4.79" calcext:value-type="float">
            <text:p>4,79</text:p>
          </table:table-cell>
          <table:table-cell table:number-columns-repeated="5"/>
        </table:table-row>
        <table:table-row table:style-name="ro1">
          <table:table-cell office:value-type="float" office:value="5949316" calcext:value-type="float">
            <text:p>594931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317" calcext:value-type="float">
            <text:p>5949317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49318" calcext:value-type="float">
            <text:p>5949318</text:p>
          </table:table-cell>
          <table:table-cell office:value-type="float" office:value="14.07" calcext:value-type="float">
            <text:p>14,07</text:p>
          </table:table-cell>
          <table:table-cell table:number-columns-repeated="5"/>
        </table:table-row>
        <table:table-row table:style-name="ro1">
          <table:table-cell office:value-type="float" office:value="5949319" calcext:value-type="float">
            <text:p>5949319</text:p>
          </table:table-cell>
          <table:table-cell office:value-type="float" office:value="4.2" calcext:value-type="float">
            <text:p>4,2</text:p>
          </table:table-cell>
          <table:table-cell table:number-columns-repeated="5"/>
        </table:table-row>
        <table:table-row table:style-name="ro1">
          <table:table-cell office:value-type="float" office:value="5949320" calcext:value-type="float">
            <text:p>5949320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321" calcext:value-type="float">
            <text:p>5949321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49322" calcext:value-type="float">
            <text:p>5949322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323" calcext:value-type="float">
            <text:p>5949323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324" calcext:value-type="float">
            <text:p>5949324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325" calcext:value-type="float">
            <text:p>5949325</text:p>
          </table:table-cell>
          <table:table-cell office:value-type="float" office:value="182.68" calcext:value-type="float">
            <text:p>182,68</text:p>
          </table:table-cell>
          <table:table-cell table:number-columns-repeated="5"/>
        </table:table-row>
        <table:table-row table:style-name="ro1">
          <table:table-cell office:value-type="float" office:value="5949326" calcext:value-type="float">
            <text:p>5949326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327" calcext:value-type="float">
            <text:p>5949327</text:p>
          </table:table-cell>
          <table:table-cell office:value-type="float" office:value="5.14" calcext:value-type="float">
            <text:p>5,14</text:p>
          </table:table-cell>
          <table:table-cell table:number-columns-repeated="5"/>
        </table:table-row>
        <table:table-row table:style-name="ro1">
          <table:table-cell office:value-type="float" office:value="5949328" calcext:value-type="float">
            <text:p>5949328</text:p>
          </table:table-cell>
          <table:table-cell office:value-type="float" office:value="5.27" calcext:value-type="float">
            <text:p>5,27</text:p>
          </table:table-cell>
          <table:table-cell table:number-columns-repeated="5"/>
        </table:table-row>
        <table:table-row table:style-name="ro1">
          <table:table-cell office:value-type="float" office:value="5949329" calcext:value-type="float">
            <text:p>5949329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330" calcext:value-type="float">
            <text:p>5949330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9331" calcext:value-type="float">
            <text:p>5949331</text:p>
          </table:table-cell>
          <table:table-cell office:value-type="float" office:value="6.08" calcext:value-type="float">
            <text:p>6,08</text:p>
          </table:table-cell>
          <table:table-cell table:number-columns-repeated="5"/>
        </table:table-row>
        <table:table-row table:style-name="ro1">
          <table:table-cell office:value-type="float" office:value="5949332" calcext:value-type="float">
            <text:p>5949332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9333" calcext:value-type="float">
            <text:p>5949333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9334" calcext:value-type="float">
            <text:p>5949334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9335" calcext:value-type="float">
            <text:p>5949335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9336" calcext:value-type="float">
            <text:p>5949336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49337" calcext:value-type="float">
            <text:p>5949337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49338" calcext:value-type="float">
            <text:p>5949338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49339" calcext:value-type="float">
            <text:p>594933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340" calcext:value-type="float">
            <text:p>5949340</text:p>
          </table:table-cell>
          <table:table-cell office:value-type="float" office:value="5.42" calcext:value-type="float">
            <text:p>5,42</text:p>
          </table:table-cell>
          <table:table-cell table:number-columns-repeated="5"/>
        </table:table-row>
        <table:table-row table:style-name="ro1">
          <table:table-cell office:value-type="float" office:value="5949341" calcext:value-type="float">
            <text:p>5949341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9342" calcext:value-type="float">
            <text:p>5949342</text:p>
          </table:table-cell>
          <table:table-cell office:value-type="float" office:value="10.27" calcext:value-type="float">
            <text:p>10,27</text:p>
          </table:table-cell>
          <table:table-cell table:number-columns-repeated="5"/>
        </table:table-row>
        <table:table-row table:style-name="ro1">
          <table:table-cell office:value-type="float" office:value="5949343" calcext:value-type="float">
            <text:p>5949343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344" calcext:value-type="float">
            <text:p>5949344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345" calcext:value-type="float">
            <text:p>5949345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9346" calcext:value-type="float">
            <text:p>5949346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49347" calcext:value-type="float">
            <text:p>5949347</text:p>
          </table:table-cell>
          <table:table-cell office:value-type="float" office:value="8.36" calcext:value-type="float">
            <text:p>8,36</text:p>
          </table:table-cell>
          <table:table-cell table:number-columns-repeated="5"/>
        </table:table-row>
        <table:table-row table:style-name="ro1">
          <table:table-cell office:value-type="float" office:value="5949348" calcext:value-type="float">
            <text:p>5949348</text:p>
          </table:table-cell>
          <table:table-cell office:value-type="float" office:value="3.27" calcext:value-type="float">
            <text:p>3,27</text:p>
          </table:table-cell>
          <table:table-cell table:number-columns-repeated="5"/>
        </table:table-row>
        <table:table-row table:style-name="ro1">
          <table:table-cell office:value-type="float" office:value="5949349" calcext:value-type="float">
            <text:p>5949349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9350" calcext:value-type="float">
            <text:p>5949350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351" calcext:value-type="float">
            <text:p>5949351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352" calcext:value-type="float">
            <text:p>5949352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49353" calcext:value-type="float">
            <text:p>5949353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49354" calcext:value-type="float">
            <text:p>5949354</text:p>
          </table:table-cell>
          <table:table-cell office:value-type="float" office:value="59.49" calcext:value-type="float">
            <text:p>59,49</text:p>
          </table:table-cell>
          <table:table-cell table:number-columns-repeated="5"/>
        </table:table-row>
        <table:table-row table:style-name="ro1">
          <table:table-cell office:value-type="float" office:value="5949355" calcext:value-type="float">
            <text:p>5949355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float" office:value="5949356" calcext:value-type="float">
            <text:p>5949356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357" calcext:value-type="float">
            <text:p>5949357</text:p>
          </table:table-cell>
          <table:table-cell office:value-type="float" office:value="197.06" calcext:value-type="float">
            <text:p>197,06</text:p>
          </table:table-cell>
          <table:table-cell table:number-columns-repeated="5"/>
        </table:table-row>
        <table:table-row table:style-name="ro1">
          <table:table-cell office:value-type="float" office:value="5949358" calcext:value-type="float">
            <text:p>5949358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49359" calcext:value-type="float">
            <text:p>5949359</text:p>
          </table:table-cell>
          <table:table-cell office:value-type="float" office:value="28.63" calcext:value-type="float">
            <text:p>28,63</text:p>
          </table:table-cell>
          <table:table-cell table:number-columns-repeated="5"/>
        </table:table-row>
        <table:table-row table:style-name="ro1">
          <table:table-cell office:value-type="float" office:value="5949360" calcext:value-type="float">
            <text:p>5949360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361" calcext:value-type="float">
            <text:p>5949361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362" calcext:value-type="float">
            <text:p>5949362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363" calcext:value-type="float">
            <text:p>5949363</text:p>
          </table:table-cell>
          <table:table-cell office:value-type="float" office:value="81.18" calcext:value-type="float">
            <text:p>81,18</text:p>
          </table:table-cell>
          <table:table-cell table:number-columns-repeated="5"/>
        </table:table-row>
        <table:table-row table:style-name="ro1">
          <table:table-cell office:value-type="float" office:value="5949364" calcext:value-type="float">
            <text:p>5949364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9365" calcext:value-type="float">
            <text:p>5949365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9366" calcext:value-type="float">
            <text:p>594936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367" calcext:value-type="float">
            <text:p>5949367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368" calcext:value-type="float">
            <text:p>5949368</text:p>
          </table:table-cell>
          <table:table-cell office:value-type="float" office:value="10.97" calcext:value-type="float">
            <text:p>10,97</text:p>
          </table:table-cell>
          <table:table-cell table:number-columns-repeated="5"/>
        </table:table-row>
        <table:table-row table:style-name="ro1">
          <table:table-cell office:value-type="float" office:value="5949369" calcext:value-type="float">
            <text:p>594936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370" calcext:value-type="float">
            <text:p>5949370</text:p>
          </table:table-cell>
          <table:table-cell office:value-type="float" office:value="4.86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5949371" calcext:value-type="float">
            <text:p>5949371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372" calcext:value-type="float">
            <text:p>594937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49373" calcext:value-type="float">
            <text:p>5949373</text:p>
          </table:table-cell>
          <table:table-cell office:value-type="float" office:value="5.47" calcext:value-type="float">
            <text:p>5,47</text:p>
          </table:table-cell>
          <table:table-cell table:number-columns-repeated="5"/>
        </table:table-row>
        <table:table-row table:style-name="ro1">
          <table:table-cell office:value-type="float" office:value="5949374" calcext:value-type="float">
            <text:p>5949374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9375" calcext:value-type="float">
            <text:p>5949375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376" calcext:value-type="float">
            <text:p>5949376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377" calcext:value-type="float">
            <text:p>5949377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9378" calcext:value-type="float">
            <text:p>5949378</text:p>
          </table:table-cell>
          <table:table-cell office:value-type="float" office:value="3.54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5949379" calcext:value-type="float">
            <text:p>5949379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49380" calcext:value-type="float">
            <text:p>5949380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49381" calcext:value-type="float">
            <text:p>5949381</text:p>
          </table:table-cell>
          <table:table-cell office:value-type="float" office:value="4.9" calcext:value-type="float">
            <text:p>4,9</text:p>
          </table:table-cell>
          <table:table-cell table:number-columns-repeated="5"/>
        </table:table-row>
        <table:table-row table:style-name="ro1">
          <table:table-cell office:value-type="float" office:value="5949382" calcext:value-type="float">
            <text:p>5949382</text:p>
          </table:table-cell>
          <table:table-cell office:value-type="float" office:value="20.12" calcext:value-type="float">
            <text:p>20,12</text:p>
          </table:table-cell>
          <table:table-cell table:number-columns-repeated="5"/>
        </table:table-row>
        <table:table-row table:style-name="ro1">
          <table:table-cell office:value-type="float" office:value="5949383" calcext:value-type="float">
            <text:p>5949383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49384" calcext:value-type="float">
            <text:p>5949384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49385" calcext:value-type="float">
            <text:p>5949385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386" calcext:value-type="float">
            <text:p>5949386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387" calcext:value-type="float">
            <text:p>5949387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49388" calcext:value-type="float">
            <text:p>5949388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9389" calcext:value-type="float">
            <text:p>5949389</text:p>
          </table:table-cell>
          <table:table-cell office:value-type="float" office:value="8.78" calcext:value-type="float">
            <text:p>8,78</text:p>
          </table:table-cell>
          <table:table-cell table:number-columns-repeated="5"/>
        </table:table-row>
        <table:table-row table:style-name="ro1">
          <table:table-cell office:value-type="float" office:value="5949390" calcext:value-type="float">
            <text:p>5949390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391" calcext:value-type="float">
            <text:p>5949391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392" calcext:value-type="float">
            <text:p>5949392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393" calcext:value-type="float">
            <text:p>5949393</text:p>
          </table:table-cell>
          <table:table-cell office:value-type="float" office:value="4.42" calcext:value-type="float">
            <text:p>4,42</text:p>
          </table:table-cell>
          <table:table-cell table:number-columns-repeated="5"/>
        </table:table-row>
        <table:table-row table:style-name="ro1">
          <table:table-cell office:value-type="float" office:value="5949394" calcext:value-type="float">
            <text:p>5949394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49395" calcext:value-type="float">
            <text:p>5949395</text:p>
          </table:table-cell>
          <table:table-cell office:value-type="float" office:value="4.02" calcext:value-type="float">
            <text:p>4,02</text:p>
          </table:table-cell>
          <table:table-cell table:number-columns-repeated="5"/>
        </table:table-row>
        <table:table-row table:style-name="ro1">
          <table:table-cell office:value-type="float" office:value="5949396" calcext:value-type="float">
            <text:p>5949396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49397" calcext:value-type="float">
            <text:p>5949397</text:p>
          </table:table-cell>
          <table:table-cell office:value-type="float" office:value="159.63" calcext:value-type="float">
            <text:p>159,63</text:p>
          </table:table-cell>
          <table:table-cell table:number-columns-repeated="5"/>
        </table:table-row>
        <table:table-row table:style-name="ro1">
          <table:table-cell office:value-type="float" office:value="5949398" calcext:value-type="float">
            <text:p>5949398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9399" calcext:value-type="float">
            <text:p>5949399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9400" calcext:value-type="float">
            <text:p>5949400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401" calcext:value-type="float">
            <text:p>5949401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9402" calcext:value-type="float">
            <text:p>5949402</text:p>
          </table:table-cell>
          <table:table-cell office:value-type="float" office:value="93.37" calcext:value-type="float">
            <text:p>93,37</text:p>
          </table:table-cell>
          <table:table-cell table:number-columns-repeated="5"/>
        </table:table-row>
        <table:table-row table:style-name="ro1">
          <table:table-cell office:value-type="float" office:value="5949403" calcext:value-type="float">
            <text:p>594940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404" calcext:value-type="float">
            <text:p>5949404</text:p>
          </table:table-cell>
          <table:table-cell office:value-type="float" office:value="5.38" calcext:value-type="float">
            <text:p>5,38</text:p>
          </table:table-cell>
          <table:table-cell table:number-columns-repeated="5"/>
        </table:table-row>
        <table:table-row table:style-name="ro1">
          <table:table-cell office:value-type="float" office:value="5949405" calcext:value-type="float">
            <text:p>5949405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49406" calcext:value-type="float">
            <text:p>5949406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9407" calcext:value-type="float">
            <text:p>5949407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408" calcext:value-type="float">
            <text:p>5949408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409" calcext:value-type="float">
            <text:p>59494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410" calcext:value-type="float">
            <text:p>5949410</text:p>
          </table:table-cell>
          <table:table-cell office:value-type="float" office:value="651.3" calcext:value-type="float">
            <text:p>651,3</text:p>
          </table:table-cell>
          <table:table-cell table:number-columns-repeated="5"/>
        </table:table-row>
        <table:table-row table:style-name="ro1">
          <table:table-cell office:value-type="float" office:value="5949411" calcext:value-type="float">
            <text:p>5949411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9412" calcext:value-type="float">
            <text:p>5949412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9413" calcext:value-type="float">
            <text:p>5949413</text:p>
          </table:table-cell>
          <table:table-cell office:value-type="float" office:value="4.37" calcext:value-type="float">
            <text:p>4,37</text:p>
          </table:table-cell>
          <table:table-cell table:number-columns-repeated="5"/>
        </table:table-row>
        <table:table-row table:style-name="ro1">
          <table:table-cell office:value-type="float" office:value="5949414" calcext:value-type="float">
            <text:p>5949414</text:p>
          </table:table-cell>
          <table:table-cell office:value-type="float" office:value="35.38" calcext:value-type="float">
            <text:p>35,38</text:p>
          </table:table-cell>
          <table:table-cell table:number-columns-repeated="5"/>
        </table:table-row>
        <table:table-row table:style-name="ro1">
          <table:table-cell office:value-type="float" office:value="5949415" calcext:value-type="float">
            <text:p>5949415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416" calcext:value-type="float">
            <text:p>5949416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float" office:value="5949417" calcext:value-type="float">
            <text:p>5949417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49418" calcext:value-type="float">
            <text:p>594941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419" calcext:value-type="float">
            <text:p>5949419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9420" calcext:value-type="float">
            <text:p>5949420</text:p>
          </table:table-cell>
          <table:table-cell office:value-type="float" office:value="39.44" calcext:value-type="float">
            <text:p>39,44</text:p>
          </table:table-cell>
          <table:table-cell table:number-columns-repeated="5"/>
        </table:table-row>
        <table:table-row table:style-name="ro1">
          <table:table-cell office:value-type="float" office:value="5949421" calcext:value-type="float">
            <text:p>5949421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49422" calcext:value-type="float">
            <text:p>5949422</text:p>
          </table:table-cell>
          <table:table-cell office:value-type="float" office:value="18.13" calcext:value-type="float">
            <text:p>18,13</text:p>
          </table:table-cell>
          <table:table-cell table:number-columns-repeated="5"/>
        </table:table-row>
        <table:table-row table:style-name="ro1">
          <table:table-cell office:value-type="float" office:value="5949423" calcext:value-type="float">
            <text:p>5949423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49424" calcext:value-type="float">
            <text:p>5949424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49425" calcext:value-type="float">
            <text:p>5949425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49426" calcext:value-type="float">
            <text:p>594942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427" calcext:value-type="float">
            <text:p>5949427</text:p>
          </table:table-cell>
          <table:table-cell office:value-type="float" office:value="6.23" calcext:value-type="float">
            <text:p>6,23</text:p>
          </table:table-cell>
          <table:table-cell table:number-columns-repeated="5"/>
        </table:table-row>
        <table:table-row table:style-name="ro1">
          <table:table-cell office:value-type="float" office:value="5949428" calcext:value-type="float">
            <text:p>59494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429" calcext:value-type="float">
            <text:p>5949429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9430" calcext:value-type="float">
            <text:p>5949430</text:p>
          </table:table-cell>
          <table:table-cell office:value-type="float" office:value="22.45" calcext:value-type="float">
            <text:p>22,45</text:p>
          </table:table-cell>
          <table:table-cell table:number-columns-repeated="5"/>
        </table:table-row>
        <table:table-row table:style-name="ro1">
          <table:table-cell office:value-type="float" office:value="5949431" calcext:value-type="float">
            <text:p>5949431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9432" calcext:value-type="float">
            <text:p>5949432</text:p>
          </table:table-cell>
          <table:table-cell office:value-type="float" office:value="5.45" calcext:value-type="float">
            <text:p>5,45</text:p>
          </table:table-cell>
          <table:table-cell table:number-columns-repeated="5"/>
        </table:table-row>
        <table:table-row table:style-name="ro1">
          <table:table-cell office:value-type="float" office:value="5949433" calcext:value-type="float">
            <text:p>5949433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49434" calcext:value-type="float">
            <text:p>5949434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49435" calcext:value-type="float">
            <text:p>5949435</text:p>
          </table:table-cell>
          <table:table-cell office:value-type="float" office:value="113.77" calcext:value-type="float">
            <text:p>113,77</text:p>
          </table:table-cell>
          <table:table-cell table:number-columns-repeated="5"/>
        </table:table-row>
        <table:table-row table:style-name="ro1">
          <table:table-cell office:value-type="float" office:value="5949436" calcext:value-type="float">
            <text:p>5949436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437" calcext:value-type="float">
            <text:p>5949437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9438" calcext:value-type="float">
            <text:p>5949438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439" calcext:value-type="float">
            <text:p>5949439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440" calcext:value-type="float">
            <text:p>5949440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441" calcext:value-type="float">
            <text:p>5949441</text:p>
          </table:table-cell>
          <table:table-cell office:value-type="float" office:value="3.49" calcext:value-type="float">
            <text:p>3,49</text:p>
          </table:table-cell>
          <table:table-cell table:number-columns-repeated="5"/>
        </table:table-row>
        <table:table-row table:style-name="ro1">
          <table:table-cell office:value-type="float" office:value="5949442" calcext:value-type="float">
            <text:p>5949442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49443" calcext:value-type="float">
            <text:p>5949443</text:p>
          </table:table-cell>
          <table:table-cell office:value-type="float" office:value="3.72" calcext:value-type="float">
            <text:p>3,72</text:p>
          </table:table-cell>
          <table:table-cell table:number-columns-repeated="5"/>
        </table:table-row>
        <table:table-row table:style-name="ro1">
          <table:table-cell office:value-type="float" office:value="5949444" calcext:value-type="float">
            <text:p>5949444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9445" calcext:value-type="float">
            <text:p>5949445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446" calcext:value-type="float">
            <text:p>5949446</text:p>
          </table:table-cell>
          <table:table-cell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 office:value-type="float" office:value="5949447" calcext:value-type="float">
            <text:p>59494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448" calcext:value-type="float">
            <text:p>5949448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49449" calcext:value-type="float">
            <text:p>5949449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49450" calcext:value-type="float">
            <text:p>5949450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451" calcext:value-type="float">
            <text:p>5949451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9452" calcext:value-type="float">
            <text:p>5949452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9453" calcext:value-type="float">
            <text:p>5949453</text:p>
          </table:table-cell>
          <table:table-cell office:value-type="float" office:value="6.58" calcext:value-type="float">
            <text:p>6,58</text:p>
          </table:table-cell>
          <table:table-cell table:number-columns-repeated="5"/>
        </table:table-row>
        <table:table-row table:style-name="ro1">
          <table:table-cell office:value-type="float" office:value="5949454" calcext:value-type="float">
            <text:p>5949454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455" calcext:value-type="float">
            <text:p>5949455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9456" calcext:value-type="float">
            <text:p>5949456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9457" calcext:value-type="float">
            <text:p>5949457</text:p>
          </table:table-cell>
          <table:table-cell office:value-type="float" office:value="2.92" calcext:value-type="float">
            <text:p>2,92</text:p>
          </table:table-cell>
          <table:table-cell table:number-columns-repeated="5"/>
        </table:table-row>
        <table:table-row table:style-name="ro1">
          <table:table-cell office:value-type="float" office:value="5949458" calcext:value-type="float">
            <text:p>594945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9459" calcext:value-type="float">
            <text:p>5949459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9460" calcext:value-type="float">
            <text:p>5949460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461" calcext:value-type="float">
            <text:p>5949461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462" calcext:value-type="float">
            <text:p>5949462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9463" calcext:value-type="float">
            <text:p>5949463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464" calcext:value-type="float">
            <text:p>5949464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465" calcext:value-type="float">
            <text:p>5949465</text:p>
          </table:table-cell>
          <table:table-cell office:value-type="float" office:value="18.41" calcext:value-type="float">
            <text:p>18,41</text:p>
          </table:table-cell>
          <table:table-cell table:number-columns-repeated="5"/>
        </table:table-row>
        <table:table-row table:style-name="ro1">
          <table:table-cell office:value-type="float" office:value="5949466" calcext:value-type="float">
            <text:p>5949466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9467" calcext:value-type="float">
            <text:p>5949467</text:p>
          </table:table-cell>
          <table:table-cell office:value-type="float" office:value="4.82" calcext:value-type="float">
            <text:p>4,82</text:p>
          </table:table-cell>
          <table:table-cell table:number-columns-repeated="5"/>
        </table:table-row>
        <table:table-row table:style-name="ro1">
          <table:table-cell office:value-type="float" office:value="5949468" calcext:value-type="float">
            <text:p>5949468</text:p>
          </table:table-cell>
          <table:table-cell office:value-type="float" office:value="4.1" calcext:value-type="float">
            <text:p>4,1</text:p>
          </table:table-cell>
          <table:table-cell table:number-columns-repeated="5"/>
        </table:table-row>
        <table:table-row table:style-name="ro1">
          <table:table-cell office:value-type="float" office:value="5949469" calcext:value-type="float">
            <text:p>594946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470" calcext:value-type="float">
            <text:p>5949470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9471" calcext:value-type="float">
            <text:p>5949471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472" calcext:value-type="float">
            <text:p>5949472</text:p>
          </table:table-cell>
          <table:table-cell office:value-type="float" office:value="823.7" calcext:value-type="float">
            <text:p>823,7</text:p>
          </table:table-cell>
          <table:table-cell table:number-columns-repeated="5"/>
        </table:table-row>
        <table:table-row table:style-name="ro1">
          <table:table-cell office:value-type="float" office:value="5949473" calcext:value-type="float">
            <text:p>5949473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49474" calcext:value-type="float">
            <text:p>5949474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475" calcext:value-type="float">
            <text:p>5949475</text:p>
          </table:table-cell>
          <table:table-cell office:value-type="float" office:value="5.48" calcext:value-type="float">
            <text:p>5,48</text:p>
          </table:table-cell>
          <table:table-cell table:number-columns-repeated="5"/>
        </table:table-row>
        <table:table-row table:style-name="ro1">
          <table:table-cell office:value-type="float" office:value="5949476" calcext:value-type="float">
            <text:p>5949476</text:p>
          </table:table-cell>
          <table:table-cell office:value-type="float" office:value="20.96" calcext:value-type="float">
            <text:p>20,96</text:p>
          </table:table-cell>
          <table:table-cell table:number-columns-repeated="5"/>
        </table:table-row>
        <table:table-row table:style-name="ro1">
          <table:table-cell office:value-type="float" office:value="5949477" calcext:value-type="float">
            <text:p>5949477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9478" calcext:value-type="float">
            <text:p>5949478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9479" calcext:value-type="float">
            <text:p>5949479</text:p>
          </table:table-cell>
          <table:table-cell office:value-type="float" office:value="2.76" calcext:value-type="float">
            <text:p>2,76</text:p>
          </table:table-cell>
          <table:table-cell table:number-columns-repeated="5"/>
        </table:table-row>
        <table:table-row table:style-name="ro1">
          <table:table-cell office:value-type="float" office:value="5949480" calcext:value-type="float">
            <text:p>5949480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9481" calcext:value-type="float">
            <text:p>5949481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49482" calcext:value-type="float">
            <text:p>5949482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483" calcext:value-type="float">
            <text:p>5949483</text:p>
          </table:table-cell>
          <table:table-cell office:value-type="float" office:value="7.34" calcext:value-type="float">
            <text:p>7,34</text:p>
          </table:table-cell>
          <table:table-cell table:number-columns-repeated="5"/>
        </table:table-row>
        <table:table-row table:style-name="ro1">
          <table:table-cell office:value-type="float" office:value="5949484" calcext:value-type="float">
            <text:p>5949484</text:p>
          </table:table-cell>
          <table:table-cell office:value-type="float" office:value="297.94" calcext:value-type="float">
            <text:p>297,94</text:p>
          </table:table-cell>
          <table:table-cell table:number-columns-repeated="5"/>
        </table:table-row>
        <table:table-row table:style-name="ro1">
          <table:table-cell office:value-type="float" office:value="5949485" calcext:value-type="float">
            <text:p>5949485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9486" calcext:value-type="float">
            <text:p>5949486</text:p>
          </table:table-cell>
          <table:table-cell office:value-type="float" office:value="8.11" calcext:value-type="float">
            <text:p>8,11</text:p>
          </table:table-cell>
          <table:table-cell table:number-columns-repeated="5"/>
        </table:table-row>
        <table:table-row table:style-name="ro1">
          <table:table-cell office:value-type="float" office:value="5949487" calcext:value-type="float">
            <text:p>5949487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49488" calcext:value-type="float">
            <text:p>5949488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489" calcext:value-type="float">
            <text:p>5949489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490" calcext:value-type="float">
            <text:p>5949490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49491" calcext:value-type="float">
            <text:p>5949491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492" calcext:value-type="float">
            <text:p>594949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9493" calcext:value-type="float">
            <text:p>5949493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494" calcext:value-type="float">
            <text:p>5949494</text:p>
          </table:table-cell>
          <table:table-cell office:value-type="float" office:value="38.06" calcext:value-type="float">
            <text:p>38,06</text:p>
          </table:table-cell>
          <table:table-cell table:number-columns-repeated="5"/>
        </table:table-row>
        <table:table-row table:style-name="ro1">
          <table:table-cell office:value-type="float" office:value="5949495" calcext:value-type="float">
            <text:p>5949495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49496" calcext:value-type="float">
            <text:p>594949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497" calcext:value-type="float">
            <text:p>5949497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49498" calcext:value-type="float">
            <text:p>5949498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9499" calcext:value-type="float">
            <text:p>5949499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49500" calcext:value-type="float">
            <text:p>5949500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501" calcext:value-type="float">
            <text:p>594950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502" calcext:value-type="float">
            <text:p>5949502</text:p>
          </table:table-cell>
          <table:table-cell office:value-type="float" office:value="8.97" calcext:value-type="float">
            <text:p>8,97</text:p>
          </table:table-cell>
          <table:table-cell table:number-columns-repeated="5"/>
        </table:table-row>
        <table:table-row table:style-name="ro1">
          <table:table-cell office:value-type="float" office:value="5949503" calcext:value-type="float">
            <text:p>5949503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49504" calcext:value-type="float">
            <text:p>5949504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9505" calcext:value-type="float">
            <text:p>5949505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9506" calcext:value-type="float">
            <text:p>594950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507" calcext:value-type="float">
            <text:p>5949507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508" calcext:value-type="float">
            <text:p>594950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9509" calcext:value-type="float">
            <text:p>5949509</text:p>
          </table:table-cell>
          <table:table-cell office:value-type="float" office:value="3.95" calcext:value-type="float">
            <text:p>3,95</text:p>
          </table:table-cell>
          <table:table-cell table:number-columns-repeated="5"/>
        </table:table-row>
        <table:table-row table:style-name="ro1">
          <table:table-cell office:value-type="float" office:value="5949510" calcext:value-type="float">
            <text:p>594951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49511" calcext:value-type="float">
            <text:p>5949511</text:p>
          </table:table-cell>
          <table:table-cell office:value-type="float" office:value="4.28" calcext:value-type="float">
            <text:p>4,28</text:p>
          </table:table-cell>
          <table:table-cell table:number-columns-repeated="5"/>
        </table:table-row>
        <table:table-row table:style-name="ro1">
          <table:table-cell office:value-type="float" office:value="5949512" calcext:value-type="float">
            <text:p>5949512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49513" calcext:value-type="float">
            <text:p>59495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514" calcext:value-type="float">
            <text:p>5949514</text:p>
          </table:table-cell>
          <table:table-cell office:value-type="float" office:value="4.29" calcext:value-type="float">
            <text:p>4,29</text:p>
          </table:table-cell>
          <table:table-cell table:number-columns-repeated="5"/>
        </table:table-row>
        <table:table-row table:style-name="ro1">
          <table:table-cell office:value-type="float" office:value="5949515" calcext:value-type="float">
            <text:p>5949515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9516" calcext:value-type="float">
            <text:p>594951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517" calcext:value-type="float">
            <text:p>5949517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49518" calcext:value-type="float">
            <text:p>5949518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9519" calcext:value-type="float">
            <text:p>5949519</text:p>
          </table:table-cell>
          <table:table-cell office:value-type="float" office:value="7.93" calcext:value-type="float">
            <text:p>7,93</text:p>
          </table:table-cell>
          <table:table-cell table:number-columns-repeated="5"/>
        </table:table-row>
        <table:table-row table:style-name="ro1">
          <table:table-cell office:value-type="float" office:value="5949520" calcext:value-type="float">
            <text:p>5949520</text:p>
          </table:table-cell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office:value-type="float" office:value="5949521" calcext:value-type="float">
            <text:p>5949521</text:p>
          </table:table-cell>
          <table:table-cell office:value-type="float" office:value="5.06" calcext:value-type="float">
            <text:p>5,06</text:p>
          </table:table-cell>
          <table:table-cell table:number-columns-repeated="5"/>
        </table:table-row>
        <table:table-row table:style-name="ro1">
          <table:table-cell office:value-type="float" office:value="5949522" calcext:value-type="float">
            <text:p>5949522</text:p>
          </table:table-cell>
          <table:table-cell office:value-type="float" office:value="3.83" calcext:value-type="float">
            <text:p>3,83</text:p>
          </table:table-cell>
          <table:table-cell table:number-columns-repeated="5"/>
        </table:table-row>
        <table:table-row table:style-name="ro1">
          <table:table-cell office:value-type="float" office:value="5949523" calcext:value-type="float">
            <text:p>5949523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524" calcext:value-type="float">
            <text:p>5949524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525" calcext:value-type="float">
            <text:p>5949525</text:p>
          </table:table-cell>
          <table:table-cell office:value-type="float" office:value="4.14" calcext:value-type="float">
            <text:p>4,14</text:p>
          </table:table-cell>
          <table:table-cell table:number-columns-repeated="5"/>
        </table:table-row>
        <table:table-row table:style-name="ro1">
          <table:table-cell office:value-type="float" office:value="5949526" calcext:value-type="float">
            <text:p>5949526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49527" calcext:value-type="float">
            <text:p>5949527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528" calcext:value-type="float">
            <text:p>5949528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529" calcext:value-type="float">
            <text:p>5949529</text:p>
          </table:table-cell>
          <table:table-cell office:value-type="float" office:value="3.35" calcext:value-type="float">
            <text:p>3,35</text:p>
          </table:table-cell>
          <table:table-cell table:number-columns-repeated="5"/>
        </table:table-row>
        <table:table-row table:style-name="ro1">
          <table:table-cell office:value-type="float" office:value="5949530" calcext:value-type="float">
            <text:p>5949530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49531" calcext:value-type="float">
            <text:p>5949531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float" office:value="5949532" calcext:value-type="float">
            <text:p>5949532</text:p>
          </table:table-cell>
          <table:table-cell office:value-type="float" office:value="6.56" calcext:value-type="float">
            <text:p>6,56</text:p>
          </table:table-cell>
          <table:table-cell table:number-columns-repeated="5"/>
        </table:table-row>
        <table:table-row table:style-name="ro1">
          <table:table-cell office:value-type="float" office:value="5949533" calcext:value-type="float">
            <text:p>5949533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534" calcext:value-type="float">
            <text:p>594953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535" calcext:value-type="float">
            <text:p>594953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536" calcext:value-type="float">
            <text:p>5949536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537" calcext:value-type="float">
            <text:p>5949537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49538" calcext:value-type="float">
            <text:p>5949538</text:p>
          </table:table-cell>
          <table:table-cell office:value-type="float" office:value="5.49" calcext:value-type="float">
            <text:p>5,49</text:p>
          </table:table-cell>
          <table:table-cell table:number-columns-repeated="5"/>
        </table:table-row>
        <table:table-row table:style-name="ro1">
          <table:table-cell office:value-type="float" office:value="5949539" calcext:value-type="float">
            <text:p>5949539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540" calcext:value-type="float">
            <text:p>5949540</text:p>
          </table:table-cell>
          <table:table-cell office:value-type="float" office:value="8.6" calcext:value-type="float">
            <text:p>8,6</text:p>
          </table:table-cell>
          <table:table-cell table:number-columns-repeated="5"/>
        </table:table-row>
        <table:table-row table:style-name="ro1">
          <table:table-cell office:value-type="float" office:value="5949541" calcext:value-type="float">
            <text:p>5949541</text:p>
          </table:table-cell>
          <table:table-cell office:value-type="float" office:value="4.84" calcext:value-type="float">
            <text:p>4,84</text:p>
          </table:table-cell>
          <table:table-cell table:number-columns-repeated="5"/>
        </table:table-row>
        <table:table-row table:style-name="ro1">
          <table:table-cell office:value-type="float" office:value="5949542" calcext:value-type="float">
            <text:p>5949542</text:p>
          </table:table-cell>
          <table:table-cell office:value-type="float" office:value="4.82" calcext:value-type="float">
            <text:p>4,82</text:p>
          </table:table-cell>
          <table:table-cell table:number-columns-repeated="5"/>
        </table:table-row>
        <table:table-row table:style-name="ro1">
          <table:table-cell office:value-type="float" office:value="5949543" calcext:value-type="float">
            <text:p>5949543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49544" calcext:value-type="float">
            <text:p>594954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545" calcext:value-type="float">
            <text:p>5949545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546" calcext:value-type="float">
            <text:p>5949546</text:p>
          </table:table-cell>
          <table:table-cell office:value-type="float" office:value="4.27" calcext:value-type="float">
            <text:p>4,27</text:p>
          </table:table-cell>
          <table:table-cell table:number-columns-repeated="5"/>
        </table:table-row>
        <table:table-row table:style-name="ro1">
          <table:table-cell office:value-type="float" office:value="5949547" calcext:value-type="float">
            <text:p>5949547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49548" calcext:value-type="float">
            <text:p>5949548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9549" calcext:value-type="float">
            <text:p>5949549</text:p>
          </table:table-cell>
          <table:table-cell office:value-type="float" office:value="5.05" calcext:value-type="float">
            <text:p>5,05</text:p>
          </table:table-cell>
          <table:table-cell table:number-columns-repeated="5"/>
        </table:table-row>
        <table:table-row table:style-name="ro1">
          <table:table-cell office:value-type="float" office:value="5949550" calcext:value-type="float">
            <text:p>5949550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551" calcext:value-type="float">
            <text:p>5949551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552" calcext:value-type="float">
            <text:p>5949552</text:p>
          </table:table-cell>
          <table:table-cell office:value-type="float" office:value="7.98" calcext:value-type="float">
            <text:p>7,98</text:p>
          </table:table-cell>
          <table:table-cell table:number-columns-repeated="5"/>
        </table:table-row>
        <table:table-row table:style-name="ro1">
          <table:table-cell office:value-type="float" office:value="5949553" calcext:value-type="float">
            <text:p>5949553</text:p>
          </table:table-cell>
          <table:table-cell office:value-type="float" office:value="3.25" calcext:value-type="float">
            <text:p>3,25</text:p>
          </table:table-cell>
          <table:table-cell table:number-columns-repeated="5"/>
        </table:table-row>
        <table:table-row table:style-name="ro1">
          <table:table-cell office:value-type="float" office:value="5949554" calcext:value-type="float">
            <text:p>5949554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9555" calcext:value-type="float">
            <text:p>5949555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9556" calcext:value-type="float">
            <text:p>594955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557" calcext:value-type="float">
            <text:p>5949557</text:p>
          </table:table-cell>
          <table:table-cell office:value-type="float" office:value="4.88" calcext:value-type="float">
            <text:p>4,88</text:p>
          </table:table-cell>
          <table:table-cell table:number-columns-repeated="5"/>
        </table:table-row>
        <table:table-row table:style-name="ro1">
          <table:table-cell office:value-type="float" office:value="5949558" calcext:value-type="float">
            <text:p>5949558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9559" calcext:value-type="float">
            <text:p>5949559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560" calcext:value-type="float">
            <text:p>5949560</text:p>
          </table:table-cell>
          <table:table-cell office:value-type="float" office:value="4.11" calcext:value-type="float">
            <text:p>4,11</text:p>
          </table:table-cell>
          <table:table-cell table:number-columns-repeated="5"/>
        </table:table-row>
        <table:table-row table:style-name="ro1">
          <table:table-cell office:value-type="float" office:value="5949561" calcext:value-type="float">
            <text:p>5949561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49562" calcext:value-type="float">
            <text:p>5949562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9563" calcext:value-type="float">
            <text:p>5949563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564" calcext:value-type="float">
            <text:p>5949564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49565" calcext:value-type="float">
            <text:p>5949565</text:p>
          </table:table-cell>
          <table:table-cell office:value-type="float" office:value="4.34" calcext:value-type="float">
            <text:p>4,34</text:p>
          </table:table-cell>
          <table:table-cell table:number-columns-repeated="5"/>
        </table:table-row>
        <table:table-row table:style-name="ro1">
          <table:table-cell office:value-type="float" office:value="5949566" calcext:value-type="float">
            <text:p>5949566</text:p>
          </table:table-cell>
          <table:table-cell office:value-type="float" office:value="16.86" calcext:value-type="float">
            <text:p>16,86</text:p>
          </table:table-cell>
          <table:table-cell table:number-columns-repeated="5"/>
        </table:table-row>
        <table:table-row table:style-name="ro1">
          <table:table-cell office:value-type="float" office:value="5949567" calcext:value-type="float">
            <text:p>5949567</text:p>
          </table:table-cell>
          <table:table-cell office:value-type="float" office:value="8.8" calcext:value-type="float">
            <text:p>8,8</text:p>
          </table:table-cell>
          <table:table-cell table:number-columns-repeated="5"/>
        </table:table-row>
        <table:table-row table:style-name="ro1">
          <table:table-cell office:value-type="float" office:value="5949568" calcext:value-type="float">
            <text:p>5949568</text:p>
          </table:table-cell>
          <table:table-cell office:value-type="float" office:value="7.69" calcext:value-type="float">
            <text:p>7,69</text:p>
          </table:table-cell>
          <table:table-cell table:number-columns-repeated="5"/>
        </table:table-row>
        <table:table-row table:style-name="ro1">
          <table:table-cell office:value-type="float" office:value="5949569" calcext:value-type="float">
            <text:p>5949569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49570" calcext:value-type="float">
            <text:p>5949570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9571" calcext:value-type="float">
            <text:p>5949571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572" calcext:value-type="float">
            <text:p>5949572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573" calcext:value-type="float">
            <text:p>5949573</text:p>
          </table:table-cell>
          <table:table-cell office:value-type="float" office:value="7.54" calcext:value-type="float">
            <text:p>7,54</text:p>
          </table:table-cell>
          <table:table-cell table:number-columns-repeated="5"/>
        </table:table-row>
        <table:table-row table:style-name="ro1">
          <table:table-cell office:value-type="float" office:value="5949574" calcext:value-type="float">
            <text:p>5949574</text:p>
          </table:table-cell>
          <table:table-cell office:value-type="float" office:value="5.67" calcext:value-type="float">
            <text:p>5,67</text:p>
          </table:table-cell>
          <table:table-cell table:number-columns-repeated="5"/>
        </table:table-row>
        <table:table-row table:style-name="ro1">
          <table:table-cell office:value-type="float" office:value="5949575" calcext:value-type="float">
            <text:p>5949575</text:p>
          </table:table-cell>
          <table:table-cell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office:value-type="float" office:value="5949576" calcext:value-type="float">
            <text:p>5949576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577" calcext:value-type="float">
            <text:p>594957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578" calcext:value-type="float">
            <text:p>5949578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579" calcext:value-type="float">
            <text:p>5949579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580" calcext:value-type="float">
            <text:p>5949580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49581" calcext:value-type="float">
            <text:p>5949581</text:p>
          </table:table-cell>
          <table:table-cell office:value-type="float" office:value="106.25" calcext:value-type="float">
            <text:p>106,25</text:p>
          </table:table-cell>
          <table:table-cell table:number-columns-repeated="5"/>
        </table:table-row>
        <table:table-row table:style-name="ro1">
          <table:table-cell office:value-type="float" office:value="5949582" calcext:value-type="float">
            <text:p>5949582</text:p>
          </table:table-cell>
          <table:table-cell office:value-type="float" office:value="8.73" calcext:value-type="float">
            <text:p>8,73</text:p>
          </table:table-cell>
          <table:table-cell table:number-columns-repeated="5"/>
        </table:table-row>
        <table:table-row table:style-name="ro1">
          <table:table-cell office:value-type="float" office:value="5949583" calcext:value-type="float">
            <text:p>5949583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49584" calcext:value-type="float">
            <text:p>5949584</text:p>
          </table:table-cell>
          <table:table-cell office:value-type="float" office:value="151.94" calcext:value-type="float">
            <text:p>151,94</text:p>
          </table:table-cell>
          <table:table-cell table:number-columns-repeated="5"/>
        </table:table-row>
        <table:table-row table:style-name="ro1">
          <table:table-cell office:value-type="float" office:value="5949585" calcext:value-type="float">
            <text:p>5949585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586" calcext:value-type="float">
            <text:p>5949586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587" calcext:value-type="float">
            <text:p>5949587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9588" calcext:value-type="float">
            <text:p>5949588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49589" calcext:value-type="float">
            <text:p>5949589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49590" calcext:value-type="float">
            <text:p>5949590</text:p>
          </table:table-cell>
          <table:table-cell office:value-type="float" office:value="4.78" calcext:value-type="float">
            <text:p>4,78</text:p>
          </table:table-cell>
          <table:table-cell table:number-columns-repeated="5"/>
        </table:table-row>
        <table:table-row table:style-name="ro1">
          <table:table-cell office:value-type="float" office:value="5949591" calcext:value-type="float">
            <text:p>5949591</text:p>
          </table:table-cell>
          <table:table-cell office:value-type="float" office:value="7.77" calcext:value-type="float">
            <text:p>7,77</text:p>
          </table:table-cell>
          <table:table-cell table:number-columns-repeated="5"/>
        </table:table-row>
        <table:table-row table:style-name="ro1">
          <table:table-cell office:value-type="float" office:value="5949592" calcext:value-type="float">
            <text:p>5949592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9593" calcext:value-type="float">
            <text:p>5949593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49594" calcext:value-type="float">
            <text:p>5949594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49595" calcext:value-type="float">
            <text:p>5949595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9596" calcext:value-type="float">
            <text:p>5949596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9597" calcext:value-type="float">
            <text:p>5949597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49598" calcext:value-type="float">
            <text:p>5949598</text:p>
          </table:table-cell>
          <table:table-cell office:value-type="float" office:value="4.17" calcext:value-type="float">
            <text:p>4,17</text:p>
          </table:table-cell>
          <table:table-cell table:number-columns-repeated="5"/>
        </table:table-row>
        <table:table-row table:style-name="ro1">
          <table:table-cell office:value-type="float" office:value="5949599" calcext:value-type="float">
            <text:p>5949599</text:p>
          </table:table-cell>
          <table:table-cell office:value-type="float" office:value="10.52" calcext:value-type="float">
            <text:p>10,52</text:p>
          </table:table-cell>
          <table:table-cell table:number-columns-repeated="5"/>
        </table:table-row>
        <table:table-row table:style-name="ro1">
          <table:table-cell office:value-type="float" office:value="5949600" calcext:value-type="float">
            <text:p>5949600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9601" calcext:value-type="float">
            <text:p>5949601</text:p>
          </table:table-cell>
          <table:table-cell office:value-type="float" office:value="61.89" calcext:value-type="float">
            <text:p>61,89</text:p>
          </table:table-cell>
          <table:table-cell table:number-columns-repeated="5"/>
        </table:table-row>
        <table:table-row table:style-name="ro1">
          <table:table-cell office:value-type="float" office:value="5949602" calcext:value-type="float">
            <text:p>5949602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603" calcext:value-type="float">
            <text:p>5949603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604" calcext:value-type="float">
            <text:p>5949604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9605" calcext:value-type="float">
            <text:p>5949605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606" calcext:value-type="float">
            <text:p>5949606</text:p>
          </table:table-cell>
          <table:table-cell office:value-type="float" office:value="6.41" calcext:value-type="float">
            <text:p>6,41</text:p>
          </table:table-cell>
          <table:table-cell table:number-columns-repeated="5"/>
        </table:table-row>
        <table:table-row table:style-name="ro1">
          <table:table-cell office:value-type="float" office:value="5949607" calcext:value-type="float">
            <text:p>5949607</text:p>
          </table:table-cell>
          <table:table-cell office:value-type="float" office:value="2.72" calcext:value-type="float">
            <text:p>2,72</text:p>
          </table:table-cell>
          <table:table-cell table:number-columns-repeated="5"/>
        </table:table-row>
        <table:table-row table:style-name="ro1">
          <table:table-cell office:value-type="float" office:value="5949608" calcext:value-type="float">
            <text:p>5949608</text:p>
          </table:table-cell>
          <table:table-cell office:value-type="float" office:value="84.45" calcext:value-type="float">
            <text:p>84,45</text:p>
          </table:table-cell>
          <table:table-cell table:number-columns-repeated="5"/>
        </table:table-row>
        <table:table-row table:style-name="ro1">
          <table:table-cell office:value-type="float" office:value="5949609" calcext:value-type="float">
            <text:p>5949609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610" calcext:value-type="float">
            <text:p>594961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49611" calcext:value-type="float">
            <text:p>5949611</text:p>
          </table:table-cell>
          <table:table-cell office:value-type="float" office:value="6.94" calcext:value-type="float">
            <text:p>6,94</text:p>
          </table:table-cell>
          <table:table-cell table:number-columns-repeated="5"/>
        </table:table-row>
        <table:table-row table:style-name="ro1">
          <table:table-cell office:value-type="float" office:value="5949612" calcext:value-type="float">
            <text:p>5949612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613" calcext:value-type="float">
            <text:p>594961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614" calcext:value-type="float">
            <text:p>5949614</text:p>
          </table:table-cell>
          <table:table-cell office:value-type="float" office:value="6.58" calcext:value-type="float">
            <text:p>6,58</text:p>
          </table:table-cell>
          <table:table-cell table:number-columns-repeated="5"/>
        </table:table-row>
        <table:table-row table:style-name="ro1">
          <table:table-cell office:value-type="float" office:value="5949615" calcext:value-type="float">
            <text:p>5949615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616" calcext:value-type="float">
            <text:p>5949616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9617" calcext:value-type="float">
            <text:p>5949617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9618" calcext:value-type="float">
            <text:p>5949618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619" calcext:value-type="float">
            <text:p>5949619</text:p>
          </table:table-cell>
          <table:table-cell office:value-type="float" office:value="10.53" calcext:value-type="float">
            <text:p>10,53</text:p>
          </table:table-cell>
          <table:table-cell table:number-columns-repeated="5"/>
        </table:table-row>
        <table:table-row table:style-name="ro1">
          <table:table-cell office:value-type="float" office:value="5949620" calcext:value-type="float">
            <text:p>5949620</text:p>
          </table:table-cell>
          <table:table-cell office:value-type="float" office:value="11.68" calcext:value-type="float">
            <text:p>11,68</text:p>
          </table:table-cell>
          <table:table-cell table:number-columns-repeated="5"/>
        </table:table-row>
        <table:table-row table:style-name="ro1">
          <table:table-cell office:value-type="float" office:value="5949621" calcext:value-type="float">
            <text:p>5949621</text:p>
          </table:table-cell>
          <table:table-cell office:value-type="float" office:value="8.52" calcext:value-type="float">
            <text:p>8,52</text:p>
          </table:table-cell>
          <table:table-cell table:number-columns-repeated="5"/>
        </table:table-row>
        <table:table-row table:style-name="ro1">
          <table:table-cell office:value-type="float" office:value="5949622" calcext:value-type="float">
            <text:p>5949622</text:p>
          </table:table-cell>
          <table:table-cell office:value-type="float" office:value="6.97" calcext:value-type="float">
            <text:p>6,97</text:p>
          </table:table-cell>
          <table:table-cell table:number-columns-repeated="5"/>
        </table:table-row>
        <table:table-row table:style-name="ro1">
          <table:table-cell office:value-type="float" office:value="5949623" calcext:value-type="float">
            <text:p>5949623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49624" calcext:value-type="float">
            <text:p>5949624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49625" calcext:value-type="float">
            <text:p>5949625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626" calcext:value-type="float">
            <text:p>5949626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627" calcext:value-type="float">
            <text:p>5949627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49628" calcext:value-type="float">
            <text:p>5949628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9629" calcext:value-type="float">
            <text:p>5949629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630" calcext:value-type="float">
            <text:p>5949630</text:p>
          </table:table-cell>
          <table:table-cell office:value-type="float" office:value="91.78" calcext:value-type="float">
            <text:p>91,78</text:p>
          </table:table-cell>
          <table:table-cell table:number-columns-repeated="5"/>
        </table:table-row>
        <table:table-row table:style-name="ro1">
          <table:table-cell office:value-type="float" office:value="5949631" calcext:value-type="float">
            <text:p>5949631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632" calcext:value-type="float">
            <text:p>5949632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633" calcext:value-type="float">
            <text:p>5949633</text:p>
          </table:table-cell>
          <table:table-cell office:value-type="float" office:value="3.08" calcext:value-type="float">
            <text:p>3,08</text:p>
          </table:table-cell>
          <table:table-cell table:number-columns-repeated="5"/>
        </table:table-row>
        <table:table-row table:style-name="ro1">
          <table:table-cell office:value-type="float" office:value="5949634" calcext:value-type="float">
            <text:p>5949634</text:p>
          </table:table-cell>
          <table:table-cell office:value-type="float" office:value="5.62" calcext:value-type="float">
            <text:p>5,62</text:p>
          </table:table-cell>
          <table:table-cell table:number-columns-repeated="5"/>
        </table:table-row>
        <table:table-row table:style-name="ro1">
          <table:table-cell office:value-type="float" office:value="5949635" calcext:value-type="float">
            <text:p>5949635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9636" calcext:value-type="float">
            <text:p>5949636</text:p>
          </table:table-cell>
          <table:table-cell office:value-type="float" office:value="11.72" calcext:value-type="float">
            <text:p>11,72</text:p>
          </table:table-cell>
          <table:table-cell table:number-columns-repeated="5"/>
        </table:table-row>
        <table:table-row table:style-name="ro1">
          <table:table-cell office:value-type="float" office:value="5949637" calcext:value-type="float">
            <text:p>5949637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638" calcext:value-type="float">
            <text:p>5949638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9639" calcext:value-type="float">
            <text:p>594963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640" calcext:value-type="float">
            <text:p>5949640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641" calcext:value-type="float">
            <text:p>5949641</text:p>
          </table:table-cell>
          <table:table-cell office:value-type="float" office:value="2.73" calcext:value-type="float">
            <text:p>2,73</text:p>
          </table:table-cell>
          <table:table-cell table:number-columns-repeated="5"/>
        </table:table-row>
        <table:table-row table:style-name="ro1">
          <table:table-cell office:value-type="float" office:value="5949642" calcext:value-type="float">
            <text:p>5949642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49643" calcext:value-type="float">
            <text:p>5949643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49644" calcext:value-type="float">
            <text:p>5949644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9645" calcext:value-type="float">
            <text:p>5949645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646" calcext:value-type="float">
            <text:p>5949646</text:p>
          </table:table-cell>
          <table:table-cell office:value-type="float" office:value="2.87" calcext:value-type="float">
            <text:p>2,87</text:p>
          </table:table-cell>
          <table:table-cell table:number-columns-repeated="5"/>
        </table:table-row>
        <table:table-row table:style-name="ro1">
          <table:table-cell office:value-type="float" office:value="5949647" calcext:value-type="float">
            <text:p>5949647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49648" calcext:value-type="float">
            <text:p>5949648</text:p>
          </table:table-cell>
          <table:table-cell office:value-type="float" office:value="4.08" calcext:value-type="float">
            <text:p>4,08</text:p>
          </table:table-cell>
          <table:table-cell table:number-columns-repeated="5"/>
        </table:table-row>
        <table:table-row table:style-name="ro1">
          <table:table-cell office:value-type="float" office:value="5949649" calcext:value-type="float">
            <text:p>5949649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49650" calcext:value-type="float">
            <text:p>5949650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9651" calcext:value-type="float">
            <text:p>5949651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652" calcext:value-type="float">
            <text:p>5949652</text:p>
          </table:table-cell>
          <table:table-cell office:value-type="float" office:value="3.29" calcext:value-type="float">
            <text:p>3,29</text:p>
          </table:table-cell>
          <table:table-cell table:number-columns-repeated="5"/>
        </table:table-row>
        <table:table-row table:style-name="ro1">
          <table:table-cell office:value-type="float" office:value="5949653" calcext:value-type="float">
            <text:p>5949653</text:p>
          </table:table-cell>
          <table:table-cell office:value-type="float" office:value="3.17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float" office:value="5949654" calcext:value-type="float">
            <text:p>5949654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49655" calcext:value-type="float">
            <text:p>5949655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49656" calcext:value-type="float">
            <text:p>5949656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49657" calcext:value-type="float">
            <text:p>5949657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9658" calcext:value-type="float">
            <text:p>5949658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49659" calcext:value-type="float">
            <text:p>5949659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9660" calcext:value-type="float">
            <text:p>5949660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661" calcext:value-type="float">
            <text:p>5949661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662" calcext:value-type="float">
            <text:p>5949662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663" calcext:value-type="float">
            <text:p>5949663</text:p>
          </table:table-cell>
          <table:table-cell office:value-type="float" office:value="10.09" calcext:value-type="float">
            <text:p>10,09</text:p>
          </table:table-cell>
          <table:table-cell table:number-columns-repeated="5"/>
        </table:table-row>
        <table:table-row table:style-name="ro1">
          <table:table-cell office:value-type="float" office:value="5949664" calcext:value-type="float">
            <text:p>594966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665" calcext:value-type="float">
            <text:p>5949665</text:p>
          </table:table-cell>
          <table:table-cell office:value-type="float" office:value="5.02" calcext:value-type="float">
            <text:p>5,02</text:p>
          </table:table-cell>
          <table:table-cell table:number-columns-repeated="5"/>
        </table:table-row>
        <table:table-row table:style-name="ro1">
          <table:table-cell office:value-type="float" office:value="5949666" calcext:value-type="float">
            <text:p>5949666</text:p>
          </table:table-cell>
          <table:table-cell office:value-type="float" office:value="20.51" calcext:value-type="float">
            <text:p>20,51</text:p>
          </table:table-cell>
          <table:table-cell table:number-columns-repeated="5"/>
        </table:table-row>
        <table:table-row table:style-name="ro1">
          <table:table-cell office:value-type="float" office:value="5949667" calcext:value-type="float">
            <text:p>594966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668" calcext:value-type="float">
            <text:p>5949668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669" calcext:value-type="float">
            <text:p>5949669</text:p>
          </table:table-cell>
          <table:table-cell office:value-type="float" office:value="2.54" calcext:value-type="float">
            <text:p>2,54</text:p>
          </table:table-cell>
          <table:table-cell table:number-columns-repeated="5"/>
        </table:table-row>
        <table:table-row table:style-name="ro1">
          <table:table-cell office:value-type="float" office:value="5949670" calcext:value-type="float">
            <text:p>5949670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float" office:value="5949671" calcext:value-type="float">
            <text:p>5949671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49672" calcext:value-type="float">
            <text:p>5949672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673" calcext:value-type="float">
            <text:p>59496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674" calcext:value-type="float">
            <text:p>594967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675" calcext:value-type="float">
            <text:p>5949675</text:p>
          </table:table-cell>
          <table:table-cell office:value-type="float" office:value="3.87" calcext:value-type="float">
            <text:p>3,87</text:p>
          </table:table-cell>
          <table:table-cell table:number-columns-repeated="5"/>
        </table:table-row>
        <table:table-row table:style-name="ro1">
          <table:table-cell office:value-type="float" office:value="5949676" calcext:value-type="float">
            <text:p>5949676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9677" calcext:value-type="float">
            <text:p>5949677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678" calcext:value-type="float">
            <text:p>5949678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49679" calcext:value-type="float">
            <text:p>594967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680" calcext:value-type="float">
            <text:p>5949680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49681" calcext:value-type="float">
            <text:p>594968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682" calcext:value-type="float">
            <text:p>5949682</text:p>
          </table:table-cell>
          <table:table-cell office:value-type="float" office:value="4.92" calcext:value-type="float">
            <text:p>4,92</text:p>
          </table:table-cell>
          <table:table-cell table:number-columns-repeated="5"/>
        </table:table-row>
        <table:table-row table:style-name="ro1">
          <table:table-cell office:value-type="float" office:value="5949683" calcext:value-type="float">
            <text:p>594968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49684" calcext:value-type="float">
            <text:p>594968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685" calcext:value-type="float">
            <text:p>5949685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49686" calcext:value-type="float">
            <text:p>5949686</text:p>
          </table:table-cell>
          <table:table-cell office:value-type="float" office:value="15.26" calcext:value-type="float">
            <text:p>15,26</text:p>
          </table:table-cell>
          <table:table-cell table:number-columns-repeated="5"/>
        </table:table-row>
        <table:table-row table:style-name="ro1">
          <table:table-cell office:value-type="float" office:value="5949687" calcext:value-type="float">
            <text:p>594968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688" calcext:value-type="float">
            <text:p>5949688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49689" calcext:value-type="float">
            <text:p>5949689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49690" calcext:value-type="float">
            <text:p>5949690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9691" calcext:value-type="float">
            <text:p>5949691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9692" calcext:value-type="float">
            <text:p>5949692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693" calcext:value-type="float">
            <text:p>5949693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9694" calcext:value-type="float">
            <text:p>594969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695" calcext:value-type="float">
            <text:p>5949695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696" calcext:value-type="float">
            <text:p>5949696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49697" calcext:value-type="float">
            <text:p>5949697</text:p>
          </table:table-cell>
          <table:table-cell office:value-type="float" office:value="5.28" calcext:value-type="float">
            <text:p>5,28</text:p>
          </table:table-cell>
          <table:table-cell table:number-columns-repeated="5"/>
        </table:table-row>
        <table:table-row table:style-name="ro1">
          <table:table-cell office:value-type="float" office:value="5949698" calcext:value-type="float">
            <text:p>594969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9699" calcext:value-type="float">
            <text:p>5949699</text:p>
          </table:table-cell>
          <table:table-cell office:value-type="float" office:value="4.16" calcext:value-type="float">
            <text:p>4,16</text:p>
          </table:table-cell>
          <table:table-cell table:number-columns-repeated="5"/>
        </table:table-row>
        <table:table-row table:style-name="ro1">
          <table:table-cell office:value-type="float" office:value="5949700" calcext:value-type="float">
            <text:p>5949700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701" calcext:value-type="float">
            <text:p>5949701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49702" calcext:value-type="float">
            <text:p>5949702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703" calcext:value-type="float">
            <text:p>5949703</text:p>
          </table:table-cell>
          <table:table-cell office:value-type="float" office:value="78.89" calcext:value-type="float">
            <text:p>78,89</text:p>
          </table:table-cell>
          <table:table-cell table:number-columns-repeated="5"/>
        </table:table-row>
        <table:table-row table:style-name="ro1">
          <table:table-cell office:value-type="float" office:value="5949704" calcext:value-type="float">
            <text:p>5949704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705" calcext:value-type="float">
            <text:p>5949705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706" calcext:value-type="float">
            <text:p>5949706</text:p>
          </table:table-cell>
          <table:table-cell office:value-type="float" office:value="5.38" calcext:value-type="float">
            <text:p>5,38</text:p>
          </table:table-cell>
          <table:table-cell table:number-columns-repeated="5"/>
        </table:table-row>
        <table:table-row table:style-name="ro1">
          <table:table-cell office:value-type="float" office:value="5949707" calcext:value-type="float">
            <text:p>5949707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708" calcext:value-type="float">
            <text:p>5949708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49709" calcext:value-type="float">
            <text:p>5949709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49710" calcext:value-type="float">
            <text:p>5949710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49711" calcext:value-type="float">
            <text:p>5949711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712" calcext:value-type="float">
            <text:p>5949712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49713" calcext:value-type="float">
            <text:p>5949713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9714" calcext:value-type="float">
            <text:p>5949714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715" calcext:value-type="float">
            <text:p>5949715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9716" calcext:value-type="float">
            <text:p>5949716</text:p>
          </table:table-cell>
          <table:table-cell office:value-type="float" office:value="13.76" calcext:value-type="float">
            <text:p>13,76</text:p>
          </table:table-cell>
          <table:table-cell table:number-columns-repeated="5"/>
        </table:table-row>
        <table:table-row table:style-name="ro1">
          <table:table-cell office:value-type="float" office:value="5949717" calcext:value-type="float">
            <text:p>5949717</text:p>
          </table:table-cell>
          <table:table-cell office:value-type="float" office:value="6.55" calcext:value-type="float">
            <text:p>6,55</text:p>
          </table:table-cell>
          <table:table-cell table:number-columns-repeated="5"/>
        </table:table-row>
        <table:table-row table:style-name="ro1">
          <table:table-cell office:value-type="float" office:value="5949718" calcext:value-type="float">
            <text:p>5949718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9719" calcext:value-type="float">
            <text:p>5949719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9720" calcext:value-type="float">
            <text:p>594972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9721" calcext:value-type="float">
            <text:p>5949721</text:p>
          </table:table-cell>
          <table:table-cell office:value-type="float" office:value="50.04" calcext:value-type="float">
            <text:p>50,04</text:p>
          </table:table-cell>
          <table:table-cell table:number-columns-repeated="5"/>
        </table:table-row>
        <table:table-row table:style-name="ro1">
          <table:table-cell office:value-type="float" office:value="5949722" calcext:value-type="float">
            <text:p>5949722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49723" calcext:value-type="float">
            <text:p>594972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49724" calcext:value-type="float">
            <text:p>5949724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49725" calcext:value-type="float">
            <text:p>5949725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726" calcext:value-type="float">
            <text:p>5949726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49727" calcext:value-type="float">
            <text:p>5949727</text:p>
          </table:table-cell>
          <table:table-cell office:value-type="float" office:value="2.64" calcext:value-type="float">
            <text:p>2,64</text:p>
          </table:table-cell>
          <table:table-cell table:number-columns-repeated="5"/>
        </table:table-row>
        <table:table-row table:style-name="ro1">
          <table:table-cell office:value-type="float" office:value="5949728" calcext:value-type="float">
            <text:p>5949728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9729" calcext:value-type="float">
            <text:p>5949729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49730" calcext:value-type="float">
            <text:p>59497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731" calcext:value-type="float">
            <text:p>5949731</text:p>
          </table:table-cell>
          <table:table-cell office:value-type="float" office:value="5.73" calcext:value-type="float">
            <text:p>5,73</text:p>
          </table:table-cell>
          <table:table-cell table:number-columns-repeated="5"/>
        </table:table-row>
        <table:table-row table:style-name="ro1">
          <table:table-cell office:value-type="float" office:value="5949732" calcext:value-type="float">
            <text:p>5949732</text:p>
          </table:table-cell>
          <table:table-cell office:value-type="float" office:value="9.18" calcext:value-type="float">
            <text:p>9,18</text:p>
          </table:table-cell>
          <table:table-cell table:number-columns-repeated="5"/>
        </table:table-row>
        <table:table-row table:style-name="ro1">
          <table:table-cell office:value-type="float" office:value="5949733" calcext:value-type="float">
            <text:p>5949733</text:p>
          </table:table-cell>
          <table:table-cell office:value-type="float" office:value="13.47" calcext:value-type="float">
            <text:p>13,47</text:p>
          </table:table-cell>
          <table:table-cell table:number-columns-repeated="5"/>
        </table:table-row>
        <table:table-row table:style-name="ro1">
          <table:table-cell office:value-type="float" office:value="5949734" calcext:value-type="float">
            <text:p>5949734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49735" calcext:value-type="float">
            <text:p>5949735</text:p>
          </table:table-cell>
          <table:table-cell office:value-type="float" office:value="3.96" calcext:value-type="float">
            <text:p>3,96</text:p>
          </table:table-cell>
          <table:table-cell table:number-columns-repeated="5"/>
        </table:table-row>
        <table:table-row table:style-name="ro1">
          <table:table-cell office:value-type="float" office:value="5949736" calcext:value-type="float">
            <text:p>5949736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49737" calcext:value-type="float">
            <text:p>5949737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738" calcext:value-type="float">
            <text:p>5949738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49739" calcext:value-type="float">
            <text:p>5949739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740" calcext:value-type="float">
            <text:p>5949740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49741" calcext:value-type="float">
            <text:p>5949741</text:p>
          </table:table-cell>
          <table:table-cell office:value-type="float" office:value="3.34" calcext:value-type="float">
            <text:p>3,34</text:p>
          </table:table-cell>
          <table:table-cell table:number-columns-repeated="5"/>
        </table:table-row>
        <table:table-row table:style-name="ro1">
          <table:table-cell office:value-type="float" office:value="5949742" calcext:value-type="float">
            <text:p>5949742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9743" calcext:value-type="float">
            <text:p>5949743</text:p>
          </table:table-cell>
          <table:table-cell office:value-type="float" office:value="8.32" calcext:value-type="float">
            <text:p>8,32</text:p>
          </table:table-cell>
          <table:table-cell table:number-columns-repeated="5"/>
        </table:table-row>
        <table:table-row table:style-name="ro1">
          <table:table-cell office:value-type="float" office:value="5949744" calcext:value-type="float">
            <text:p>5949744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745" calcext:value-type="float">
            <text:p>5949745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float" office:value="5949746" calcext:value-type="float">
            <text:p>5949746</text:p>
          </table:table-cell>
          <table:table-cell office:value-type="float" office:value="3.92" calcext:value-type="float">
            <text:p>3,92</text:p>
          </table:table-cell>
          <table:table-cell table:number-columns-repeated="5"/>
        </table:table-row>
        <table:table-row table:style-name="ro1">
          <table:table-cell office:value-type="float" office:value="5949747" calcext:value-type="float">
            <text:p>5949747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49748" calcext:value-type="float">
            <text:p>5949748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749" calcext:value-type="float">
            <text:p>5949749</text:p>
          </table:table-cell>
          <table:table-cell office:value-type="float" office:value="102.11" calcext:value-type="float">
            <text:p>102,11</text:p>
          </table:table-cell>
          <table:table-cell table:number-columns-repeated="5"/>
        </table:table-row>
        <table:table-row table:style-name="ro1">
          <table:table-cell office:value-type="float" office:value="5949750" calcext:value-type="float">
            <text:p>5949750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49751" calcext:value-type="float">
            <text:p>5949751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49752" calcext:value-type="float">
            <text:p>5949752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9753" calcext:value-type="float">
            <text:p>5949753</text:p>
          </table:table-cell>
          <table:table-cell office:value-type="float" office:value="15.74" calcext:value-type="float">
            <text:p>15,74</text:p>
          </table:table-cell>
          <table:table-cell table:number-columns-repeated="5"/>
        </table:table-row>
        <table:table-row table:style-name="ro1">
          <table:table-cell office:value-type="float" office:value="5949754" calcext:value-type="float">
            <text:p>5949754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9755" calcext:value-type="float">
            <text:p>5949755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756" calcext:value-type="float">
            <text:p>594975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757" calcext:value-type="float">
            <text:p>5949757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758" calcext:value-type="float">
            <text:p>5949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759" calcext:value-type="float">
            <text:p>5949759</text:p>
          </table:table-cell>
          <table:table-cell office:value-type="float" office:value="6.47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float" office:value="5949760" calcext:value-type="float">
            <text:p>5949760</text:p>
          </table:table-cell>
          <table:table-cell office:value-type="float" office:value="65.78" calcext:value-type="float">
            <text:p>65,78</text:p>
          </table:table-cell>
          <table:table-cell table:number-columns-repeated="5"/>
        </table:table-row>
        <table:table-row table:style-name="ro1">
          <table:table-cell office:value-type="float" office:value="5949761" calcext:value-type="float">
            <text:p>5949761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762" calcext:value-type="float">
            <text:p>5949762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763" calcext:value-type="float">
            <text:p>5949763</text:p>
          </table:table-cell>
          <table:table-cell office:value-type="float" office:value="4.24" calcext:value-type="float">
            <text:p>4,24</text:p>
          </table:table-cell>
          <table:table-cell table:number-columns-repeated="5"/>
        </table:table-row>
        <table:table-row table:style-name="ro1">
          <table:table-cell office:value-type="float" office:value="5949764" calcext:value-type="float">
            <text:p>5949764</text:p>
          </table:table-cell>
          <table:table-cell office:value-type="float" office:value="41.84" calcext:value-type="float">
            <text:p>41,84</text:p>
          </table:table-cell>
          <table:table-cell table:number-columns-repeated="5"/>
        </table:table-row>
        <table:table-row table:style-name="ro1">
          <table:table-cell office:value-type="float" office:value="5949765" calcext:value-type="float">
            <text:p>5949765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49766" calcext:value-type="float">
            <text:p>5949766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9767" calcext:value-type="float">
            <text:p>5949767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5949768" calcext:value-type="float">
            <text:p>5949768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49769" calcext:value-type="float">
            <text:p>5949769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9770" calcext:value-type="float">
            <text:p>59497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771" calcext:value-type="float">
            <text:p>5949771</text:p>
          </table:table-cell>
          <table:table-cell office:value-type="float" office:value="5.19" calcext:value-type="float">
            <text:p>5,19</text:p>
          </table:table-cell>
          <table:table-cell table:number-columns-repeated="5"/>
        </table:table-row>
        <table:table-row table:style-name="ro1">
          <table:table-cell office:value-type="float" office:value="5949772" calcext:value-type="float">
            <text:p>5949772</text:p>
          </table:table-cell>
          <table:table-cell office:value-type="float" office:value="2.41" calcext:value-type="float">
            <text:p>2,41</text:p>
          </table:table-cell>
          <table:table-cell table:number-columns-repeated="5"/>
        </table:table-row>
        <table:table-row table:style-name="ro1">
          <table:table-cell office:value-type="float" office:value="5949773" calcext:value-type="float">
            <text:p>594977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9774" calcext:value-type="float">
            <text:p>59497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775" calcext:value-type="float">
            <text:p>594977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9776" calcext:value-type="float">
            <text:p>5949776</text:p>
          </table:table-cell>
          <table:table-cell office:value-type="float" office:value="4.18" calcext:value-type="float">
            <text:p>4,18</text:p>
          </table:table-cell>
          <table:table-cell table:number-columns-repeated="5"/>
        </table:table-row>
        <table:table-row table:style-name="ro1">
          <table:table-cell office:value-type="float" office:value="5949777" calcext:value-type="float">
            <text:p>5949777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778" calcext:value-type="float">
            <text:p>5949778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49779" calcext:value-type="float">
            <text:p>5949779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49780" calcext:value-type="float">
            <text:p>5949780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49781" calcext:value-type="float">
            <text:p>5949781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49782" calcext:value-type="float">
            <text:p>5949782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783" calcext:value-type="float">
            <text:p>5949783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49784" calcext:value-type="float">
            <text:p>5949784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49785" calcext:value-type="float">
            <text:p>5949785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786" calcext:value-type="float">
            <text:p>5949786</text:p>
          </table:table-cell>
          <table:table-cell office:value-type="float" office:value="77.65" calcext:value-type="float">
            <text:p>77,65</text:p>
          </table:table-cell>
          <table:table-cell table:number-columns-repeated="5"/>
        </table:table-row>
        <table:table-row table:style-name="ro1">
          <table:table-cell office:value-type="float" office:value="5949787" calcext:value-type="float">
            <text:p>5949787</text:p>
          </table:table-cell>
          <table:table-cell office:value-type="float" office:value="5.17" calcext:value-type="float">
            <text:p>5,17</text:p>
          </table:table-cell>
          <table:table-cell table:number-columns-repeated="5"/>
        </table:table-row>
        <table:table-row table:style-name="ro1">
          <table:table-cell office:value-type="float" office:value="5949788" calcext:value-type="float">
            <text:p>5949788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49789" calcext:value-type="float">
            <text:p>5949789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790" calcext:value-type="float">
            <text:p>5949790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49791" calcext:value-type="float">
            <text:p>5949791</text:p>
          </table:table-cell>
          <table:table-cell office:value-type="float" office:value="6.63" calcext:value-type="float">
            <text:p>6,63</text:p>
          </table:table-cell>
          <table:table-cell table:number-columns-repeated="5"/>
        </table:table-row>
        <table:table-row table:style-name="ro1">
          <table:table-cell office:value-type="float" office:value="5949792" calcext:value-type="float">
            <text:p>5949792</text:p>
          </table:table-cell>
          <table:table-cell office:value-type="float" office:value="105.78" calcext:value-type="float">
            <text:p>105,78</text:p>
          </table:table-cell>
          <table:table-cell table:number-columns-repeated="5"/>
        </table:table-row>
        <table:table-row table:style-name="ro1">
          <table:table-cell office:value-type="float" office:value="5949793" calcext:value-type="float">
            <text:p>5949793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49794" calcext:value-type="float">
            <text:p>5949794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9795" calcext:value-type="float">
            <text:p>5949795</text:p>
          </table:table-cell>
          <table:table-cell office:value-type="float" office:value="3.66" calcext:value-type="float">
            <text:p>3,66</text:p>
          </table:table-cell>
          <table:table-cell table:number-columns-repeated="5"/>
        </table:table-row>
        <table:table-row table:style-name="ro1">
          <table:table-cell office:value-type="float" office:value="5949796" calcext:value-type="float">
            <text:p>594979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797" calcext:value-type="float">
            <text:p>5949797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49798" calcext:value-type="float">
            <text:p>5949798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799" calcext:value-type="float">
            <text:p>5949799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800" calcext:value-type="float">
            <text:p>5949800</text:p>
          </table:table-cell>
          <table:table-cell office:value-type="float" office:value="4.04" calcext:value-type="float">
            <text:p>4,04</text:p>
          </table:table-cell>
          <table:table-cell table:number-columns-repeated="5"/>
        </table:table-row>
        <table:table-row table:style-name="ro1">
          <table:table-cell office:value-type="float" office:value="5949801" calcext:value-type="float">
            <text:p>5949801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802" calcext:value-type="float">
            <text:p>5949802</text:p>
          </table:table-cell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office:value-type="float" office:value="5949803" calcext:value-type="float">
            <text:p>5949803</text:p>
          </table:table-cell>
          <table:table-cell office:value-type="float" office:value="6.81" calcext:value-type="float">
            <text:p>6,81</text:p>
          </table:table-cell>
          <table:table-cell table:number-columns-repeated="5"/>
        </table:table-row>
        <table:table-row table:style-name="ro1">
          <table:table-cell office:value-type="float" office:value="5949804" calcext:value-type="float">
            <text:p>5949804</text:p>
          </table:table-cell>
          <table:table-cell office:value-type="float" office:value="4.42" calcext:value-type="float">
            <text:p>4,42</text:p>
          </table:table-cell>
          <table:table-cell table:number-columns-repeated="5"/>
        </table:table-row>
        <table:table-row table:style-name="ro1">
          <table:table-cell office:value-type="float" office:value="5949805" calcext:value-type="float">
            <text:p>5949805</text:p>
          </table:table-cell>
          <table:table-cell office:value-type="float" office:value="5.49" calcext:value-type="float">
            <text:p>5,49</text:p>
          </table:table-cell>
          <table:table-cell table:number-columns-repeated="5"/>
        </table:table-row>
        <table:table-row table:style-name="ro1">
          <table:table-cell office:value-type="float" office:value="5949806" calcext:value-type="float">
            <text:p>5949806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float" office:value="5949807" calcext:value-type="float">
            <text:p>5949807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49808" calcext:value-type="float">
            <text:p>5949808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809" calcext:value-type="float">
            <text:p>5949809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9810" calcext:value-type="float">
            <text:p>5949810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49811" calcext:value-type="float">
            <text:p>5949811</text:p>
          </table:table-cell>
          <table:table-cell office:value-type="float" office:value="227.36" calcext:value-type="float">
            <text:p>227,36</text:p>
          </table:table-cell>
          <table:table-cell table:number-columns-repeated="5"/>
        </table:table-row>
        <table:table-row table:style-name="ro1">
          <table:table-cell office:value-type="float" office:value="5949812" calcext:value-type="float">
            <text:p>5949812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49813" calcext:value-type="float">
            <text:p>5949813</text:p>
          </table:table-cell>
          <table:table-cell office:value-type="float" office:value="7.69" calcext:value-type="float">
            <text:p>7,69</text:p>
          </table:table-cell>
          <table:table-cell table:number-columns-repeated="5"/>
        </table:table-row>
        <table:table-row table:style-name="ro1">
          <table:table-cell office:value-type="float" office:value="5949814" calcext:value-type="float">
            <text:p>5949814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49815" calcext:value-type="float">
            <text:p>5949815</text:p>
          </table:table-cell>
          <table:table-cell office:value-type="float" office:value="6.36" calcext:value-type="float">
            <text:p>6,36</text:p>
          </table:table-cell>
          <table:table-cell table:number-columns-repeated="5"/>
        </table:table-row>
        <table:table-row table:style-name="ro1">
          <table:table-cell office:value-type="float" office:value="5949816" calcext:value-type="float">
            <text:p>5949816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817" calcext:value-type="float">
            <text:p>5949817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818" calcext:value-type="float">
            <text:p>594981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819" calcext:value-type="float">
            <text:p>5949819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49820" calcext:value-type="float">
            <text:p>5949820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821" calcext:value-type="float">
            <text:p>5949821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822" calcext:value-type="float">
            <text:p>5949822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49823" calcext:value-type="float">
            <text:p>5949823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49824" calcext:value-type="float">
            <text:p>5949824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49825" calcext:value-type="float">
            <text:p>5949825</text:p>
          </table:table-cell>
          <table:table-cell office:value-type="float" office:value="3.09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949826" calcext:value-type="float">
            <text:p>5949826</text:p>
          </table:table-cell>
          <table:table-cell office:value-type="float" office:value="4.53" calcext:value-type="float">
            <text:p>4,53</text:p>
          </table:table-cell>
          <table:table-cell table:number-columns-repeated="5"/>
        </table:table-row>
        <table:table-row table:style-name="ro1">
          <table:table-cell office:value-type="float" office:value="5949827" calcext:value-type="float">
            <text:p>5949827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49828" calcext:value-type="float">
            <text:p>5949828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9829" calcext:value-type="float">
            <text:p>5949829</text:p>
          </table:table-cell>
          <table:table-cell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office:value-type="float" office:value="5949830" calcext:value-type="float">
            <text:p>5949830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831" calcext:value-type="float">
            <text:p>594983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49832" calcext:value-type="float">
            <text:p>5949832</text:p>
          </table:table-cell>
          <table:table-cell office:value-type="float" office:value="54.51" calcext:value-type="float">
            <text:p>54,51</text:p>
          </table:table-cell>
          <table:table-cell table:number-columns-repeated="5"/>
        </table:table-row>
        <table:table-row table:style-name="ro1">
          <table:table-cell office:value-type="float" office:value="5949833" calcext:value-type="float">
            <text:p>594983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834" calcext:value-type="float">
            <text:p>594983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835" calcext:value-type="float">
            <text:p>5949835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49836" calcext:value-type="float">
            <text:p>5949836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49837" calcext:value-type="float">
            <text:p>5949837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49838" calcext:value-type="float">
            <text:p>5949838</text:p>
          </table:table-cell>
          <table:table-cell office:value-type="float" office:value="3.6" calcext:value-type="float">
            <text:p>3,6</text:p>
          </table:table-cell>
          <table:table-cell table:number-columns-repeated="5"/>
        </table:table-row>
        <table:table-row table:style-name="ro1">
          <table:table-cell office:value-type="float" office:value="5949839" calcext:value-type="float">
            <text:p>5949839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49840" calcext:value-type="float">
            <text:p>5949840</text:p>
          </table:table-cell>
          <table:table-cell office:value-type="float" office:value="3.62" calcext:value-type="float">
            <text:p>3,62</text:p>
          </table:table-cell>
          <table:table-cell table:number-columns-repeated="5"/>
        </table:table-row>
        <table:table-row table:style-name="ro1">
          <table:table-cell office:value-type="float" office:value="5949841" calcext:value-type="float">
            <text:p>594984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842" calcext:value-type="float">
            <text:p>5949842</text:p>
          </table:table-cell>
          <table:table-cell office:value-type="float" office:value="3.55" calcext:value-type="float">
            <text:p>3,55</text:p>
          </table:table-cell>
          <table:table-cell table:number-columns-repeated="5"/>
        </table:table-row>
        <table:table-row table:style-name="ro1">
          <table:table-cell office:value-type="float" office:value="5949843" calcext:value-type="float">
            <text:p>5949843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49844" calcext:value-type="float">
            <text:p>5949844</text:p>
          </table:table-cell>
          <table:table-cell office:value-type="float" office:value="9.66" calcext:value-type="float">
            <text:p>9,66</text:p>
          </table:table-cell>
          <table:table-cell table:number-columns-repeated="5"/>
        </table:table-row>
        <table:table-row table:style-name="ro1">
          <table:table-cell office:value-type="float" office:value="5949845" calcext:value-type="float">
            <text:p>5949845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49846" calcext:value-type="float">
            <text:p>594984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847" calcext:value-type="float">
            <text:p>5949847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9848" calcext:value-type="float">
            <text:p>5949848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9849" calcext:value-type="float">
            <text:p>5949849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49850" calcext:value-type="float">
            <text:p>5949850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851" calcext:value-type="float">
            <text:p>5949851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852" calcext:value-type="float">
            <text:p>5949852</text:p>
          </table:table-cell>
          <table:table-cell office:value-type="float" office:value="25.92" calcext:value-type="float">
            <text:p>25,92</text:p>
          </table:table-cell>
          <table:table-cell table:number-columns-repeated="5"/>
        </table:table-row>
        <table:table-row table:style-name="ro1">
          <table:table-cell office:value-type="float" office:value="5949853" calcext:value-type="float">
            <text:p>5949853</text:p>
          </table:table-cell>
          <table:table-cell office:value-type="float" office:value="4.54" calcext:value-type="float">
            <text:p>4,54</text:p>
          </table:table-cell>
          <table:table-cell table:number-columns-repeated="5"/>
        </table:table-row>
        <table:table-row table:style-name="ro1">
          <table:table-cell office:value-type="float" office:value="5949854" calcext:value-type="float">
            <text:p>5949854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49855" calcext:value-type="float">
            <text:p>5949855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49856" calcext:value-type="float">
            <text:p>5949856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49857" calcext:value-type="float">
            <text:p>5949857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49858" calcext:value-type="float">
            <text:p>5949858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49859" calcext:value-type="float">
            <text:p>5949859</text:p>
          </table:table-cell>
          <table:table-cell office:value-type="float" office:value="3.35" calcext:value-type="float">
            <text:p>3,35</text:p>
          </table:table-cell>
          <table:table-cell table:number-columns-repeated="5"/>
        </table:table-row>
        <table:table-row table:style-name="ro1">
          <table:table-cell office:value-type="float" office:value="5949860" calcext:value-type="float">
            <text:p>5949860</text:p>
          </table:table-cell>
          <table:table-cell office:value-type="float" office:value="5.33" calcext:value-type="float">
            <text:p>5,33</text:p>
          </table:table-cell>
          <table:table-cell table:number-columns-repeated="5"/>
        </table:table-row>
        <table:table-row table:style-name="ro1">
          <table:table-cell office:value-type="float" office:value="5949861" calcext:value-type="float">
            <text:p>5949861</text:p>
          </table:table-cell>
          <table:table-cell office:value-type="float" office:value="2.62" calcext:value-type="float">
            <text:p>2,62</text:p>
          </table:table-cell>
          <table:table-cell table:number-columns-repeated="5"/>
        </table:table-row>
        <table:table-row table:style-name="ro1">
          <table:table-cell office:value-type="float" office:value="5949862" calcext:value-type="float">
            <text:p>5949862</text:p>
          </table:table-cell>
          <table:table-cell office:value-type="float" office:value="5.91" calcext:value-type="float">
            <text:p>5,91</text:p>
          </table:table-cell>
          <table:table-cell table:number-columns-repeated="5"/>
        </table:table-row>
        <table:table-row table:style-name="ro1">
          <table:table-cell office:value-type="float" office:value="5949863" calcext:value-type="float">
            <text:p>5949863</text:p>
          </table:table-cell>
          <table:table-cell office:value-type="float" office:value="5.39" calcext:value-type="float">
            <text:p>5,39</text:p>
          </table:table-cell>
          <table:table-cell table:number-columns-repeated="5"/>
        </table:table-row>
        <table:table-row table:style-name="ro1">
          <table:table-cell office:value-type="float" office:value="5949864" calcext:value-type="float">
            <text:p>5949864</text:p>
          </table:table-cell>
          <table:table-cell office:value-type="float" office:value="3.52" calcext:value-type="float">
            <text:p>3,52</text:p>
          </table:table-cell>
          <table:table-cell table:number-columns-repeated="5"/>
        </table:table-row>
        <table:table-row table:style-name="ro1">
          <table:table-cell office:value-type="float" office:value="5949865" calcext:value-type="float">
            <text:p>5949865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49866" calcext:value-type="float">
            <text:p>5949866</text:p>
          </table:table-cell>
          <table:table-cell office:value-type="float" office:value="4.22" calcext:value-type="float">
            <text:p>4,22</text:p>
          </table:table-cell>
          <table:table-cell table:number-columns-repeated="5"/>
        </table:table-row>
        <table:table-row table:style-name="ro1">
          <table:table-cell office:value-type="float" office:value="5949867" calcext:value-type="float">
            <text:p>5949867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868" calcext:value-type="float">
            <text:p>5949868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49869" calcext:value-type="float">
            <text:p>594986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49870" calcext:value-type="float">
            <text:p>5949870</text:p>
          </table:table-cell>
          <table:table-cell office:value-type="float" office:value="4.45" calcext:value-type="float">
            <text:p>4,45</text:p>
          </table:table-cell>
          <table:table-cell table:number-columns-repeated="5"/>
        </table:table-row>
        <table:table-row table:style-name="ro1">
          <table:table-cell office:value-type="float" office:value="5949871" calcext:value-type="float">
            <text:p>5949871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872" calcext:value-type="float">
            <text:p>5949872</text:p>
          </table:table-cell>
          <table:table-cell office:value-type="float" office:value="15.53" calcext:value-type="float">
            <text:p>15,53</text:p>
          </table:table-cell>
          <table:table-cell table:number-columns-repeated="5"/>
        </table:table-row>
        <table:table-row table:style-name="ro1">
          <table:table-cell office:value-type="float" office:value="5949873" calcext:value-type="float">
            <text:p>594987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49874" calcext:value-type="float">
            <text:p>5949874</text:p>
          </table:table-cell>
          <table:table-cell office:value-type="float" office:value="2.85" calcext:value-type="float">
            <text:p>2,85</text:p>
          </table:table-cell>
          <table:table-cell table:number-columns-repeated="5"/>
        </table:table-row>
        <table:table-row table:style-name="ro1">
          <table:table-cell office:value-type="float" office:value="5949875" calcext:value-type="float">
            <text:p>5949875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9876" calcext:value-type="float">
            <text:p>594987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877" calcext:value-type="float">
            <text:p>5949877</text:p>
          </table:table-cell>
          <table:table-cell office:value-type="float" office:value="19.43" calcext:value-type="float">
            <text:p>19,43</text:p>
          </table:table-cell>
          <table:table-cell table:number-columns-repeated="5"/>
        </table:table-row>
        <table:table-row table:style-name="ro1">
          <table:table-cell office:value-type="float" office:value="5949878" calcext:value-type="float">
            <text:p>5949878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49879" calcext:value-type="float">
            <text:p>59498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9880" calcext:value-type="float">
            <text:p>5949880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49881" calcext:value-type="float">
            <text:p>594988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49882" calcext:value-type="float">
            <text:p>5949882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883" calcext:value-type="float">
            <text:p>5949883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49884" calcext:value-type="float">
            <text:p>5949884</text:p>
          </table:table-cell>
          <table:table-cell office:value-type="float" office:value="6.32" calcext:value-type="float">
            <text:p>6,32</text:p>
          </table:table-cell>
          <table:table-cell table:number-columns-repeated="5"/>
        </table:table-row>
        <table:table-row table:style-name="ro1">
          <table:table-cell office:value-type="float" office:value="5949885" calcext:value-type="float">
            <text:p>5949885</text:p>
          </table:table-cell>
          <table:table-cell office:value-type="float" office:value="3.15" calcext:value-type="float">
            <text:p>3,15</text:p>
          </table:table-cell>
          <table:table-cell table:number-columns-repeated="5"/>
        </table:table-row>
        <table:table-row table:style-name="ro1">
          <table:table-cell office:value-type="float" office:value="5949886" calcext:value-type="float">
            <text:p>5949886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887" calcext:value-type="float">
            <text:p>5949887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49888" calcext:value-type="float">
            <text:p>5949888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49889" calcext:value-type="float">
            <text:p>59498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890" calcext:value-type="float">
            <text:p>5949890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49891" calcext:value-type="float">
            <text:p>5949891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49892" calcext:value-type="float">
            <text:p>5949892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49893" calcext:value-type="float">
            <text:p>594989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49894" calcext:value-type="float">
            <text:p>5949894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895" calcext:value-type="float">
            <text:p>5949895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49896" calcext:value-type="float">
            <text:p>5949896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49897" calcext:value-type="float">
            <text:p>594989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898" calcext:value-type="float">
            <text:p>5949898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49899" calcext:value-type="float">
            <text:p>5949899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900" calcext:value-type="float">
            <text:p>5949900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49901" calcext:value-type="float">
            <text:p>5949901</text:p>
          </table:table-cell>
          <table:table-cell office:value-type="float" office:value="6.8" calcext:value-type="float">
            <text:p>6,8</text:p>
          </table:table-cell>
          <table:table-cell table:number-columns-repeated="5"/>
        </table:table-row>
        <table:table-row table:style-name="ro1">
          <table:table-cell office:value-type="float" office:value="5949902" calcext:value-type="float">
            <text:p>5949902</text:p>
          </table:table-cell>
          <table:table-cell office:value-type="float" office:value="7.01" calcext:value-type="float">
            <text:p>7,01</text:p>
          </table:table-cell>
          <table:table-cell table:number-columns-repeated="5"/>
        </table:table-row>
        <table:table-row table:style-name="ro1">
          <table:table-cell office:value-type="float" office:value="5949903" calcext:value-type="float">
            <text:p>5949903</text:p>
          </table:table-cell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office:value-type="float" office:value="5949904" calcext:value-type="float">
            <text:p>5949904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49905" calcext:value-type="float">
            <text:p>5949905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49906" calcext:value-type="float">
            <text:p>5949906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5949907" calcext:value-type="float">
            <text:p>5949907</text:p>
          </table:table-cell>
          <table:table-cell office:value-type="float" office:value="4.68" calcext:value-type="float">
            <text:p>4,68</text:p>
          </table:table-cell>
          <table:table-cell table:number-columns-repeated="5"/>
        </table:table-row>
        <table:table-row table:style-name="ro1">
          <table:table-cell office:value-type="float" office:value="5949908" calcext:value-type="float">
            <text:p>5949908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5949909" calcext:value-type="float">
            <text:p>5949909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910" calcext:value-type="float">
            <text:p>5949910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49911" calcext:value-type="float">
            <text:p>594991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49912" calcext:value-type="float">
            <text:p>5949912</text:p>
          </table:table-cell>
          <table:table-cell office:value-type="float" office:value="4.47" calcext:value-type="float">
            <text:p>4,47</text:p>
          </table:table-cell>
          <table:table-cell table:number-columns-repeated="5"/>
        </table:table-row>
        <table:table-row table:style-name="ro1">
          <table:table-cell office:value-type="float" office:value="5949913" calcext:value-type="float">
            <text:p>5949913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49914" calcext:value-type="float">
            <text:p>5949914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5949915" calcext:value-type="float">
            <text:p>5949915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49916" calcext:value-type="float">
            <text:p>5949916</text:p>
          </table:table-cell>
          <table:table-cell office:value-type="float" office:value="10.06" calcext:value-type="float">
            <text:p>10,06</text:p>
          </table:table-cell>
          <table:table-cell table:number-columns-repeated="5"/>
        </table:table-row>
        <table:table-row table:style-name="ro1">
          <table:table-cell office:value-type="float" office:value="5949917" calcext:value-type="float">
            <text:p>5949917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918" calcext:value-type="float">
            <text:p>5949918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49919" calcext:value-type="float">
            <text:p>5949919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49920" calcext:value-type="float">
            <text:p>5949920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921" calcext:value-type="float">
            <text:p>5949921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49922" calcext:value-type="float">
            <text:p>5949922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923" calcext:value-type="float">
            <text:p>5949923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924" calcext:value-type="float">
            <text:p>5949924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925" calcext:value-type="float">
            <text:p>5949925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926" calcext:value-type="float">
            <text:p>5949926</text:p>
          </table:table-cell>
          <table:table-cell office:value-type="float" office:value="7.54" calcext:value-type="float">
            <text:p>7,54</text:p>
          </table:table-cell>
          <table:table-cell table:number-columns-repeated="5"/>
        </table:table-row>
        <table:table-row table:style-name="ro1">
          <table:table-cell office:value-type="float" office:value="5949927" calcext:value-type="float">
            <text:p>59499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49928" calcext:value-type="float">
            <text:p>5949928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49929" calcext:value-type="float">
            <text:p>5949929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49930" calcext:value-type="float">
            <text:p>5949930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49931" calcext:value-type="float">
            <text:p>5949931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49932" calcext:value-type="float">
            <text:p>5949932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49933" calcext:value-type="float">
            <text:p>59499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934" calcext:value-type="float">
            <text:p>594993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49935" calcext:value-type="float">
            <text:p>5949935</text:p>
          </table:table-cell>
          <table:table-cell office:value-type="float" office:value="9.47" calcext:value-type="float">
            <text:p>9,47</text:p>
          </table:table-cell>
          <table:table-cell table:number-columns-repeated="5"/>
        </table:table-row>
        <table:table-row table:style-name="ro1">
          <table:table-cell office:value-type="float" office:value="5949936" calcext:value-type="float">
            <text:p>5949936</text:p>
          </table:table-cell>
          <table:table-cell office:value-type="float" office:value="90.45" calcext:value-type="float">
            <text:p>90,45</text:p>
          </table:table-cell>
          <table:table-cell table:number-columns-repeated="5"/>
        </table:table-row>
        <table:table-row table:style-name="ro1">
          <table:table-cell office:value-type="float" office:value="5949937" calcext:value-type="float">
            <text:p>5949937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9938" calcext:value-type="float">
            <text:p>5949938</text:p>
          </table:table-cell>
          <table:table-cell office:value-type="float" office:value="5.76" calcext:value-type="float">
            <text:p>5,76</text:p>
          </table:table-cell>
          <table:table-cell table:number-columns-repeated="5"/>
        </table:table-row>
        <table:table-row table:style-name="ro1">
          <table:table-cell office:value-type="float" office:value="5949939" calcext:value-type="float">
            <text:p>5949939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49940" calcext:value-type="float">
            <text:p>59499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941" calcext:value-type="float">
            <text:p>5949941</text:p>
          </table:table-cell>
          <table:table-cell office:value-type="float" office:value="3.47" calcext:value-type="float">
            <text:p>3,47</text:p>
          </table:table-cell>
          <table:table-cell table:number-columns-repeated="5"/>
        </table:table-row>
        <table:table-row table:style-name="ro1">
          <table:table-cell office:value-type="float" office:value="5949942" calcext:value-type="float">
            <text:p>5949942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49943" calcext:value-type="float">
            <text:p>5949943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49944" calcext:value-type="float">
            <text:p>5949944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945" calcext:value-type="float">
            <text:p>5949945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49946" calcext:value-type="float">
            <text:p>594994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49947" calcext:value-type="float">
            <text:p>5949947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49948" calcext:value-type="float">
            <text:p>5949948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49949" calcext:value-type="float">
            <text:p>5949949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49950" calcext:value-type="float">
            <text:p>5949950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49951" calcext:value-type="float">
            <text:p>5949951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952" calcext:value-type="float">
            <text:p>5949952</text:p>
          </table:table-cell>
          <table:table-cell office:value-type="float" office:value="4.11" calcext:value-type="float">
            <text:p>4,11</text:p>
          </table:table-cell>
          <table:table-cell table:number-columns-repeated="5"/>
        </table:table-row>
        <table:table-row table:style-name="ro1">
          <table:table-cell office:value-type="float" office:value="5949953" calcext:value-type="float">
            <text:p>5949953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49954" calcext:value-type="float">
            <text:p>5949954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49955" calcext:value-type="float">
            <text:p>5949955</text:p>
          </table:table-cell>
          <table:table-cell office:value-type="float" office:value="3310.86" calcext:value-type="float">
            <text:p>3310,86</text:p>
          </table:table-cell>
          <table:table-cell table:number-columns-repeated="5"/>
        </table:table-row>
        <table:table-row table:style-name="ro1">
          <table:table-cell office:value-type="float" office:value="5949956" calcext:value-type="float">
            <text:p>5949956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957" calcext:value-type="float">
            <text:p>5949957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49958" calcext:value-type="float">
            <text:p>5949958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49959" calcext:value-type="float">
            <text:p>5949959</text:p>
          </table:table-cell>
          <table:table-cell office:value-type="float" office:value="4.35" calcext:value-type="float">
            <text:p>4,35</text:p>
          </table:table-cell>
          <table:table-cell table:number-columns-repeated="5"/>
        </table:table-row>
        <table:table-row table:style-name="ro1">
          <table:table-cell office:value-type="float" office:value="5949960" calcext:value-type="float">
            <text:p>5949960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49961" calcext:value-type="float">
            <text:p>5949961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49962" calcext:value-type="float">
            <text:p>5949962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49963" calcext:value-type="float">
            <text:p>5949963</text:p>
          </table:table-cell>
          <table:table-cell office:value-type="float" office:value="12.63" calcext:value-type="float">
            <text:p>12,63</text:p>
          </table:table-cell>
          <table:table-cell table:number-columns-repeated="5"/>
        </table:table-row>
        <table:table-row table:style-name="ro1">
          <table:table-cell office:value-type="float" office:value="5949964" calcext:value-type="float">
            <text:p>594996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49965" calcext:value-type="float">
            <text:p>5949965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49966" calcext:value-type="float">
            <text:p>5949966</text:p>
          </table:table-cell>
          <table:table-cell office:value-type="float" office:value="9.15" calcext:value-type="float">
            <text:p>9,15</text:p>
          </table:table-cell>
          <table:table-cell table:number-columns-repeated="5"/>
        </table:table-row>
        <table:table-row table:style-name="ro1">
          <table:table-cell office:value-type="float" office:value="5949967" calcext:value-type="float">
            <text:p>5949967</text:p>
          </table:table-cell>
          <table:table-cell office:value-type="float" office:value="8.13" calcext:value-type="float">
            <text:p>8,13</text:p>
          </table:table-cell>
          <table:table-cell table:number-columns-repeated="5"/>
        </table:table-row>
        <table:table-row table:style-name="ro1">
          <table:table-cell office:value-type="float" office:value="5949968" calcext:value-type="float">
            <text:p>5949968</text:p>
          </table:table-cell>
          <table:table-cell office:value-type="float" office:value="206.57" calcext:value-type="float">
            <text:p>206,57</text:p>
          </table:table-cell>
          <table:table-cell table:number-columns-repeated="5"/>
        </table:table-row>
        <table:table-row table:style-name="ro1">
          <table:table-cell office:value-type="float" office:value="5949969" calcext:value-type="float">
            <text:p>5949969</text:p>
          </table:table-cell>
          <table:table-cell office:value-type="float" office:value="3.03" calcext:value-type="float">
            <text:p>3,03</text:p>
          </table:table-cell>
          <table:table-cell table:number-columns-repeated="5"/>
        </table:table-row>
        <table:table-row table:style-name="ro1">
          <table:table-cell office:value-type="float" office:value="5949970" calcext:value-type="float">
            <text:p>5949970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49971" calcext:value-type="float">
            <text:p>5949971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49972" calcext:value-type="float">
            <text:p>5949972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973" calcext:value-type="float">
            <text:p>5949973</text:p>
          </table:table-cell>
          <table:table-cell office:value-type="float" office:value="3.54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5949974" calcext:value-type="float">
            <text:p>5949974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49975" calcext:value-type="float">
            <text:p>5949975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49976" calcext:value-type="float">
            <text:p>5949976</text:p>
          </table:table-cell>
          <table:table-cell office:value-type="float" office:value="4.85" calcext:value-type="float">
            <text:p>4,85</text:p>
          </table:table-cell>
          <table:table-cell table:number-columns-repeated="5"/>
        </table:table-row>
        <table:table-row table:style-name="ro1">
          <table:table-cell office:value-type="float" office:value="5949977" calcext:value-type="float">
            <text:p>5949977</text:p>
          </table:table-cell>
          <table:table-cell office:value-type="float" office:value="7.43" calcext:value-type="float">
            <text:p>7,43</text:p>
          </table:table-cell>
          <table:table-cell table:number-columns-repeated="5"/>
        </table:table-row>
        <table:table-row table:style-name="ro1">
          <table:table-cell office:value-type="float" office:value="5949978" calcext:value-type="float">
            <text:p>5949978</text:p>
          </table:table-cell>
          <table:table-cell office:value-type="float" office:value="2.7" calcext:value-type="float">
            <text:p>2,7</text:p>
          </table:table-cell>
          <table:table-cell table:number-columns-repeated="5"/>
        </table:table-row>
        <table:table-row table:style-name="ro1">
          <table:table-cell office:value-type="float" office:value="5949979" calcext:value-type="float">
            <text:p>5949979</text:p>
          </table:table-cell>
          <table:table-cell office:value-type="float" office:value="2.43" calcext:value-type="float">
            <text:p>2,43</text:p>
          </table:table-cell>
          <table:table-cell table:number-columns-repeated="5"/>
        </table:table-row>
        <table:table-row table:style-name="ro1">
          <table:table-cell office:value-type="float" office:value="5949980" calcext:value-type="float">
            <text:p>5949980</text:p>
          </table:table-cell>
          <table:table-cell office:value-type="float" office:value="24.44" calcext:value-type="float">
            <text:p>24,44</text:p>
          </table:table-cell>
          <table:table-cell table:number-columns-repeated="5"/>
        </table:table-row>
        <table:table-row table:style-name="ro1">
          <table:table-cell office:value-type="float" office:value="5949981" calcext:value-type="float">
            <text:p>5949981</text:p>
          </table:table-cell>
          <table:table-cell office:value-type="float" office:value="7.03" calcext:value-type="float">
            <text:p>7,03</text:p>
          </table:table-cell>
          <table:table-cell table:number-columns-repeated="5"/>
        </table:table-row>
        <table:table-row table:style-name="ro1">
          <table:table-cell office:value-type="float" office:value="5949982" calcext:value-type="float">
            <text:p>5949982</text:p>
          </table:table-cell>
          <table:table-cell office:value-type="float" office:value="5.41" calcext:value-type="float">
            <text:p>5,41</text:p>
          </table:table-cell>
          <table:table-cell table:number-columns-repeated="5"/>
        </table:table-row>
        <table:table-row table:style-name="ro1">
          <table:table-cell office:value-type="float" office:value="5949983" calcext:value-type="float">
            <text:p>5949983</text:p>
          </table:table-cell>
          <table:table-cell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office:value-type="float" office:value="5949984" calcext:value-type="float">
            <text:p>59499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985" calcext:value-type="float">
            <text:p>5949985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49986" calcext:value-type="float">
            <text:p>5949986</text:p>
          </table:table-cell>
          <table:table-cell office:value-type="float" office:value="30.65" calcext:value-type="float">
            <text:p>30,65</text:p>
          </table:table-cell>
          <table:table-cell table:number-columns-repeated="5"/>
        </table:table-row>
        <table:table-row table:style-name="ro1">
          <table:table-cell office:value-type="float" office:value="5949987" calcext:value-type="float">
            <text:p>5949987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49988" calcext:value-type="float">
            <text:p>5949988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49989" calcext:value-type="float">
            <text:p>5949989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49990" calcext:value-type="float">
            <text:p>59499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9991" calcext:value-type="float">
            <text:p>594999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49992" calcext:value-type="float">
            <text:p>5949992</text:p>
          </table:table-cell>
          <table:table-cell office:value-type="float" office:value="13.76" calcext:value-type="float">
            <text:p>13,76</text:p>
          </table:table-cell>
          <table:table-cell table:number-columns-repeated="5"/>
        </table:table-row>
        <table:table-row table:style-name="ro1">
          <table:table-cell office:value-type="float" office:value="5949993" calcext:value-type="float">
            <text:p>5949993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49994" calcext:value-type="float">
            <text:p>5949994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49995" calcext:value-type="float">
            <text:p>594999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49996" calcext:value-type="float">
            <text:p>5949996</text:p>
          </table:table-cell>
          <table:table-cell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office:value-type="float" office:value="5949997" calcext:value-type="float">
            <text:p>5949997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49998" calcext:value-type="float">
            <text:p>5949998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49999" calcext:value-type="float">
            <text:p>5949999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0000" calcext:value-type="float">
            <text:p>5950000</text:p>
          </table:table-cell>
          <table:table-cell office:value-type="float" office:value="3.17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float" office:value="5950001" calcext:value-type="float">
            <text:p>5950001</text:p>
          </table:table-cell>
          <table:table-cell office:value-type="float" office:value="3.06" calcext:value-type="float">
            <text:p>3,06</text:p>
          </table:table-cell>
          <table:table-cell table:number-columns-repeated="5"/>
        </table:table-row>
        <table:table-row table:style-name="ro1">
          <table:table-cell office:value-type="float" office:value="5950002" calcext:value-type="float">
            <text:p>595000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003" calcext:value-type="float">
            <text:p>5950003</text:p>
          </table:table-cell>
          <table:table-cell office:value-type="float" office:value="384.47" calcext:value-type="float">
            <text:p>384,47</text:p>
          </table:table-cell>
          <table:table-cell table:number-columns-repeated="5"/>
        </table:table-row>
        <table:table-row table:style-name="ro1">
          <table:table-cell office:value-type="float" office:value="5950004" calcext:value-type="float">
            <text:p>5950004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005" calcext:value-type="float">
            <text:p>5950005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006" calcext:value-type="float">
            <text:p>59500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007" calcext:value-type="float">
            <text:p>5950007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008" calcext:value-type="float">
            <text:p>5950008</text:p>
          </table:table-cell>
          <table:table-cell office:value-type="float" office:value="42.58" calcext:value-type="float">
            <text:p>42,58</text:p>
          </table:table-cell>
          <table:table-cell table:number-columns-repeated="5"/>
        </table:table-row>
        <table:table-row table:style-name="ro1">
          <table:table-cell office:value-type="float" office:value="5950009" calcext:value-type="float">
            <text:p>5950009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0010" calcext:value-type="float">
            <text:p>5950010</text:p>
          </table:table-cell>
          <table:table-cell office:value-type="float" office:value="3.3" calcext:value-type="float">
            <text:p>3,3</text:p>
          </table:table-cell>
          <table:table-cell table:number-columns-repeated="5"/>
        </table:table-row>
        <table:table-row table:style-name="ro1">
          <table:table-cell office:value-type="float" office:value="5950011" calcext:value-type="float">
            <text:p>595001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950012" calcext:value-type="float">
            <text:p>5950012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50013" calcext:value-type="float">
            <text:p>5950013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0014" calcext:value-type="float">
            <text:p>5950014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0015" calcext:value-type="float">
            <text:p>5950015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0016" calcext:value-type="float">
            <text:p>5950016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0017" calcext:value-type="float">
            <text:p>5950017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float" office:value="5950018" calcext:value-type="float">
            <text:p>5950018</text:p>
          </table:table-cell>
          <table:table-cell office:value-type="float" office:value="3.97" calcext:value-type="float">
            <text:p>3,97</text:p>
          </table:table-cell>
          <table:table-cell table:number-columns-repeated="5"/>
        </table:table-row>
        <table:table-row table:style-name="ro1">
          <table:table-cell office:value-type="float" office:value="5950019" calcext:value-type="float">
            <text:p>5950019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0020" calcext:value-type="float">
            <text:p>5950020</text:p>
          </table:table-cell>
          <table:table-cell office:value-type="float" office:value="4.15" calcext:value-type="float">
            <text:p>4,15</text:p>
          </table:table-cell>
          <table:table-cell table:number-columns-repeated="5"/>
        </table:table-row>
        <table:table-row table:style-name="ro1">
          <table:table-cell office:value-type="float" office:value="5950021" calcext:value-type="float">
            <text:p>5950021</text:p>
          </table:table-cell>
          <table:table-cell office:value-type="float" office:value="390.21" calcext:value-type="float">
            <text:p>390,21</text:p>
          </table:table-cell>
          <table:table-cell table:number-columns-repeated="5"/>
        </table:table-row>
        <table:table-row table:style-name="ro1">
          <table:table-cell office:value-type="float" office:value="5950022" calcext:value-type="float">
            <text:p>5950022</text:p>
          </table:table-cell>
          <table:table-cell office:value-type="float" office:value="4.57" calcext:value-type="float">
            <text:p>4,57</text:p>
          </table:table-cell>
          <table:table-cell table:number-columns-repeated="5"/>
        </table:table-row>
        <table:table-row table:style-name="ro1">
          <table:table-cell office:value-type="float" office:value="5950023" calcext:value-type="float">
            <text:p>5950023</text:p>
          </table:table-cell>
          <table:table-cell office:value-type="float" office:value="3.48" calcext:value-type="float">
            <text:p>3,48</text:p>
          </table:table-cell>
          <table:table-cell table:number-columns-repeated="5"/>
        </table:table-row>
        <table:table-row table:style-name="ro1">
          <table:table-cell office:value-type="float" office:value="5950024" calcext:value-type="float">
            <text:p>5950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025" calcext:value-type="float">
            <text:p>5950025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50026" calcext:value-type="float">
            <text:p>5950026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0027" calcext:value-type="float">
            <text:p>5950027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50028" calcext:value-type="float">
            <text:p>5950028</text:p>
          </table:table-cell>
          <table:table-cell office:value-type="float" office:value="5.11" calcext:value-type="float">
            <text:p>5,11</text:p>
          </table:table-cell>
          <table:table-cell table:number-columns-repeated="5"/>
        </table:table-row>
        <table:table-row table:style-name="ro1">
          <table:table-cell office:value-type="float" office:value="5950029" calcext:value-type="float">
            <text:p>5950029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50030" calcext:value-type="float">
            <text:p>5950030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50031" calcext:value-type="float">
            <text:p>5950031</text:p>
          </table:table-cell>
          <table:table-cell office:value-type="float" office:value="36.75" calcext:value-type="float">
            <text:p>36,75</text:p>
          </table:table-cell>
          <table:table-cell table:number-columns-repeated="5"/>
        </table:table-row>
        <table:table-row table:style-name="ro1">
          <table:table-cell office:value-type="float" office:value="5950032" calcext:value-type="float">
            <text:p>5950032</text:p>
          </table:table-cell>
          <table:table-cell office:value-type="float" office:value="4.1" calcext:value-type="float">
            <text:p>4,1</text:p>
          </table:table-cell>
          <table:table-cell table:number-columns-repeated="5"/>
        </table:table-row>
        <table:table-row table:style-name="ro1">
          <table:table-cell office:value-type="float" office:value="5950033" calcext:value-type="float">
            <text:p>5950033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034" calcext:value-type="float">
            <text:p>5950034</text:p>
          </table:table-cell>
          <table:table-cell office:value-type="float" office:value="11.62" calcext:value-type="float">
            <text:p>11,62</text:p>
          </table:table-cell>
          <table:table-cell table:number-columns-repeated="5"/>
        </table:table-row>
        <table:table-row table:style-name="ro1">
          <table:table-cell office:value-type="float" office:value="5950035" calcext:value-type="float">
            <text:p>5950035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0036" calcext:value-type="float">
            <text:p>5950036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037" calcext:value-type="float">
            <text:p>5950037</text:p>
          </table:table-cell>
          <table:table-cell office:value-type="float" office:value="7.29" calcext:value-type="float">
            <text:p>7,29</text:p>
          </table:table-cell>
          <table:table-cell table:number-columns-repeated="5"/>
        </table:table-row>
        <table:table-row table:style-name="ro1">
          <table:table-cell office:value-type="float" office:value="5950038" calcext:value-type="float">
            <text:p>595003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039" calcext:value-type="float">
            <text:p>5950039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040" calcext:value-type="float">
            <text:p>5950040</text:p>
          </table:table-cell>
          <table:table-cell office:value-type="float" office:value="3.64" calcext:value-type="float">
            <text:p>3,64</text:p>
          </table:table-cell>
          <table:table-cell table:number-columns-repeated="5"/>
        </table:table-row>
        <table:table-row table:style-name="ro1">
          <table:table-cell office:value-type="float" office:value="5950041" calcext:value-type="float">
            <text:p>5950041</text:p>
          </table:table-cell>
          <table:table-cell office:value-type="float" office:value="4.21" calcext:value-type="float">
            <text:p>4,21</text:p>
          </table:table-cell>
          <table:table-cell table:number-columns-repeated="5"/>
        </table:table-row>
        <table:table-row table:style-name="ro1">
          <table:table-cell office:value-type="float" office:value="5950042" calcext:value-type="float">
            <text:p>5950042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50043" calcext:value-type="float">
            <text:p>5950043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50044" calcext:value-type="float">
            <text:p>5950044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045" calcext:value-type="float">
            <text:p>5950045</text:p>
          </table:table-cell>
          <table:table-cell office:value-type="float" office:value="2.54" calcext:value-type="float">
            <text:p>2,54</text:p>
          </table:table-cell>
          <table:table-cell table:number-columns-repeated="5"/>
        </table:table-row>
        <table:table-row table:style-name="ro1">
          <table:table-cell office:value-type="float" office:value="5950046" calcext:value-type="float">
            <text:p>5950046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50047" calcext:value-type="float">
            <text:p>5950047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50048" calcext:value-type="float">
            <text:p>5950048</text:p>
          </table:table-cell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5950049" calcext:value-type="float">
            <text:p>5950049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050" calcext:value-type="float">
            <text:p>5950050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0051" calcext:value-type="float">
            <text:p>5950051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0052" calcext:value-type="float">
            <text:p>5950052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0053" calcext:value-type="float">
            <text:p>5950053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054" calcext:value-type="float">
            <text:p>5950054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0055" calcext:value-type="float">
            <text:p>5950055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056" calcext:value-type="float">
            <text:p>5950056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0057" calcext:value-type="float">
            <text:p>5950057</text:p>
          </table:table-cell>
          <table:table-cell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office:value-type="float" office:value="5950058" calcext:value-type="float">
            <text:p>5950058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059" calcext:value-type="float">
            <text:p>5950059</text:p>
          </table:table-cell>
          <table:table-cell office:value-type="float" office:value="4.55" calcext:value-type="float">
            <text:p>4,55</text:p>
          </table:table-cell>
          <table:table-cell table:number-columns-repeated="5"/>
        </table:table-row>
        <table:table-row table:style-name="ro1">
          <table:table-cell office:value-type="float" office:value="5950060" calcext:value-type="float">
            <text:p>595006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0061" calcext:value-type="float">
            <text:p>5950061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062" calcext:value-type="float">
            <text:p>5950062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063" calcext:value-type="float">
            <text:p>5950063</text:p>
          </table:table-cell>
          <table:table-cell office:value-type="float" office:value="8.89" calcext:value-type="float">
            <text:p>8,89</text:p>
          </table:table-cell>
          <table:table-cell table:number-columns-repeated="5"/>
        </table:table-row>
        <table:table-row table:style-name="ro1">
          <table:table-cell office:value-type="float" office:value="5950064" calcext:value-type="float">
            <text:p>5950064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0065" calcext:value-type="float">
            <text:p>5950065</text:p>
          </table:table-cell>
          <table:table-cell office:value-type="float" office:value="6.23" calcext:value-type="float">
            <text:p>6,23</text:p>
          </table:table-cell>
          <table:table-cell table:number-columns-repeated="5"/>
        </table:table-row>
        <table:table-row table:style-name="ro1">
          <table:table-cell office:value-type="float" office:value="5950066" calcext:value-type="float">
            <text:p>5950066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0067" calcext:value-type="float">
            <text:p>5950067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068" calcext:value-type="float">
            <text:p>5950068</text:p>
          </table:table-cell>
          <table:table-cell office:value-type="float" office:value="8.57" calcext:value-type="float">
            <text:p>8,57</text:p>
          </table:table-cell>
          <table:table-cell table:number-columns-repeated="5"/>
        </table:table-row>
        <table:table-row table:style-name="ro1">
          <table:table-cell office:value-type="float" office:value="5950069" calcext:value-type="float">
            <text:p>5950069</text:p>
          </table:table-cell>
          <table:table-cell office:value-type="float" office:value="5.18" calcext:value-type="float">
            <text:p>5,18</text:p>
          </table:table-cell>
          <table:table-cell table:number-columns-repeated="5"/>
        </table:table-row>
        <table:table-row table:style-name="ro1">
          <table:table-cell office:value-type="float" office:value="5950070" calcext:value-type="float">
            <text:p>5950070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0071" calcext:value-type="float">
            <text:p>5950071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072" calcext:value-type="float">
            <text:p>5950072</text:p>
          </table:table-cell>
          <table:table-cell office:value-type="float" office:value="9.24" calcext:value-type="float">
            <text:p>9,24</text:p>
          </table:table-cell>
          <table:table-cell table:number-columns-repeated="5"/>
        </table:table-row>
        <table:table-row table:style-name="ro1">
          <table:table-cell office:value-type="float" office:value="5950073" calcext:value-type="float">
            <text:p>5950073</text:p>
          </table:table-cell>
          <table:table-cell office:value-type="float" office:value="4.43" calcext:value-type="float">
            <text:p>4,43</text:p>
          </table:table-cell>
          <table:table-cell table:number-columns-repeated="5"/>
        </table:table-row>
        <table:table-row table:style-name="ro1">
          <table:table-cell office:value-type="float" office:value="5950074" calcext:value-type="float">
            <text:p>5950074</text:p>
          </table:table-cell>
          <table:table-cell office:value-type="float" office:value="23.37" calcext:value-type="float">
            <text:p>23,37</text:p>
          </table:table-cell>
          <table:table-cell table:number-columns-repeated="5"/>
        </table:table-row>
        <table:table-row table:style-name="ro1">
          <table:table-cell office:value-type="float" office:value="5950075" calcext:value-type="float">
            <text:p>5950075</text:p>
          </table:table-cell>
          <table:table-cell office:value-type="float" office:value="12.69" calcext:value-type="float">
            <text:p>12,69</text:p>
          </table:table-cell>
          <table:table-cell table:number-columns-repeated="5"/>
        </table:table-row>
        <table:table-row table:style-name="ro1">
          <table:table-cell office:value-type="float" office:value="5950076" calcext:value-type="float">
            <text:p>5950076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077" calcext:value-type="float">
            <text:p>5950077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0078" calcext:value-type="float">
            <text:p>5950078</text:p>
          </table:table-cell>
          <table:table-cell office:value-type="float" office:value="9.4" calcext:value-type="float">
            <text:p>9,4</text:p>
          </table:table-cell>
          <table:table-cell table:number-columns-repeated="5"/>
        </table:table-row>
        <table:table-row table:style-name="ro1">
          <table:table-cell office:value-type="float" office:value="5950079" calcext:value-type="float">
            <text:p>5950079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080" calcext:value-type="float">
            <text:p>5950080</text:p>
          </table:table-cell>
          <table:table-cell office:value-type="float" office:value="10.7" calcext:value-type="float">
            <text:p>10,7</text:p>
          </table:table-cell>
          <table:table-cell table:number-columns-repeated="5"/>
        </table:table-row>
        <table:table-row table:style-name="ro1">
          <table:table-cell office:value-type="float" office:value="5950081" calcext:value-type="float">
            <text:p>5950081</text:p>
          </table:table-cell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5950082" calcext:value-type="float">
            <text:p>59500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083" calcext:value-type="float">
            <text:p>5950083</text:p>
          </table:table-cell>
          <table:table-cell office:value-type="float" office:value="4.12" calcext:value-type="float">
            <text:p>4,12</text:p>
          </table:table-cell>
          <table:table-cell table:number-columns-repeated="5"/>
        </table:table-row>
        <table:table-row table:style-name="ro1">
          <table:table-cell office:value-type="float" office:value="5950084" calcext:value-type="float">
            <text:p>5950084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085" calcext:value-type="float">
            <text:p>5950085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50086" calcext:value-type="float">
            <text:p>5950086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0087" calcext:value-type="float">
            <text:p>5950087</text:p>
          </table:table-cell>
          <table:table-cell office:value-type="float" office:value="7.63" calcext:value-type="float">
            <text:p>7,63</text:p>
          </table:table-cell>
          <table:table-cell table:number-columns-repeated="5"/>
        </table:table-row>
        <table:table-row table:style-name="ro1">
          <table:table-cell office:value-type="float" office:value="5950088" calcext:value-type="float">
            <text:p>5950088</text:p>
          </table:table-cell>
          <table:table-cell office:value-type="float" office:value="47.87" calcext:value-type="float">
            <text:p>47,87</text:p>
          </table:table-cell>
          <table:table-cell table:number-columns-repeated="5"/>
        </table:table-row>
        <table:table-row table:style-name="ro1">
          <table:table-cell office:value-type="float" office:value="5950089" calcext:value-type="float">
            <text:p>5950089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090" calcext:value-type="float">
            <text:p>5950090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091" calcext:value-type="float">
            <text:p>5950091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092" calcext:value-type="float">
            <text:p>5950092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5950093" calcext:value-type="float">
            <text:p>5950093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50094" calcext:value-type="float">
            <text:p>5950094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095" calcext:value-type="float">
            <text:p>5950095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096" calcext:value-type="float">
            <text:p>5950096</text:p>
          </table:table-cell>
          <table:table-cell office:value-type="float" office:value="4.3" calcext:value-type="float">
            <text:p>4,3</text:p>
          </table:table-cell>
          <table:table-cell table:number-columns-repeated="5"/>
        </table:table-row>
        <table:table-row table:style-name="ro1">
          <table:table-cell office:value-type="float" office:value="5950097" calcext:value-type="float">
            <text:p>5950097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0098" calcext:value-type="float">
            <text:p>5950098</text:p>
          </table:table-cell>
          <table:table-cell office:value-type="float" office:value="4.76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5950099" calcext:value-type="float">
            <text:p>5950099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0100" calcext:value-type="float">
            <text:p>5950100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101" calcext:value-type="float">
            <text:p>5950101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0102" calcext:value-type="float">
            <text:p>595010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0103" calcext:value-type="float">
            <text:p>5950103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0104" calcext:value-type="float">
            <text:p>5950104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50105" calcext:value-type="float">
            <text:p>59501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106" calcext:value-type="float">
            <text:p>5950106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107" calcext:value-type="float">
            <text:p>5950107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5950108" calcext:value-type="float">
            <text:p>5950108</text:p>
          </table:table-cell>
          <table:table-cell office:value-type="float" office:value="9.64" calcext:value-type="float">
            <text:p>9,64</text:p>
          </table:table-cell>
          <table:table-cell table:number-columns-repeated="5"/>
        </table:table-row>
        <table:table-row table:style-name="ro1">
          <table:table-cell office:value-type="float" office:value="5950109" calcext:value-type="float">
            <text:p>5950109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110" calcext:value-type="float">
            <text:p>5950110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111" calcext:value-type="float">
            <text:p>5950111</text:p>
          </table:table-cell>
          <table:table-cell office:value-type="float" office:value="2.73" calcext:value-type="float">
            <text:p>2,73</text:p>
          </table:table-cell>
          <table:table-cell table:number-columns-repeated="5"/>
        </table:table-row>
        <table:table-row table:style-name="ro1">
          <table:table-cell office:value-type="float" office:value="5950112" calcext:value-type="float">
            <text:p>5950112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113" calcext:value-type="float">
            <text:p>5950113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50114" calcext:value-type="float">
            <text:p>5950114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115" calcext:value-type="float">
            <text:p>5950115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116" calcext:value-type="float">
            <text:p>5950116</text:p>
          </table:table-cell>
          <table:table-cell office:value-type="float" office:value="142.97" calcext:value-type="float">
            <text:p>142,97</text:p>
          </table:table-cell>
          <table:table-cell table:number-columns-repeated="5"/>
        </table:table-row>
        <table:table-row table:style-name="ro1">
          <table:table-cell office:value-type="float" office:value="5950117" calcext:value-type="float">
            <text:p>5950117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0118" calcext:value-type="float">
            <text:p>5950118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119" calcext:value-type="float">
            <text:p>5950119</text:p>
          </table:table-cell>
          <table:table-cell office:value-type="float" office:value="4.42" calcext:value-type="float">
            <text:p>4,42</text:p>
          </table:table-cell>
          <table:table-cell table:number-columns-repeated="5"/>
        </table:table-row>
        <table:table-row table:style-name="ro1">
          <table:table-cell office:value-type="float" office:value="5950120" calcext:value-type="float">
            <text:p>5950120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121" calcext:value-type="float">
            <text:p>5950121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122" calcext:value-type="float">
            <text:p>5950122</text:p>
          </table:table-cell>
          <table:table-cell office:value-type="float" office:value="5.74" calcext:value-type="float">
            <text:p>5,74</text:p>
          </table:table-cell>
          <table:table-cell table:number-columns-repeated="5"/>
        </table:table-row>
        <table:table-row table:style-name="ro1">
          <table:table-cell office:value-type="float" office:value="5950123" calcext:value-type="float">
            <text:p>595012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124" calcext:value-type="float">
            <text:p>5950124</text:p>
          </table:table-cell>
          <table:table-cell office:value-type="float" office:value="72.85" calcext:value-type="float">
            <text:p>72,85</text:p>
          </table:table-cell>
          <table:table-cell table:number-columns-repeated="5"/>
        </table:table-row>
        <table:table-row table:style-name="ro1">
          <table:table-cell office:value-type="float" office:value="5950125" calcext:value-type="float">
            <text:p>5950125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126" calcext:value-type="float">
            <text:p>5950126</text:p>
          </table:table-cell>
          <table:table-cell office:value-type="float" office:value="507.31" calcext:value-type="float">
            <text:p>507,31</text:p>
          </table:table-cell>
          <table:table-cell table:number-columns-repeated="5"/>
        </table:table-row>
        <table:table-row table:style-name="ro1">
          <table:table-cell office:value-type="float" office:value="5950127" calcext:value-type="float">
            <text:p>5950127</text:p>
          </table:table-cell>
          <table:table-cell office:value-type="float" office:value="8.84" calcext:value-type="float">
            <text:p>8,84</text:p>
          </table:table-cell>
          <table:table-cell table:number-columns-repeated="5"/>
        </table:table-row>
        <table:table-row table:style-name="ro1">
          <table:table-cell office:value-type="float" office:value="5950128" calcext:value-type="float">
            <text:p>5950128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0129" calcext:value-type="float">
            <text:p>5950129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0130" calcext:value-type="float">
            <text:p>5950130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0131" calcext:value-type="float">
            <text:p>5950131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float" office:value="5950132" calcext:value-type="float">
            <text:p>5950132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0133" calcext:value-type="float">
            <text:p>5950133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134" calcext:value-type="float">
            <text:p>5950134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5950135" calcext:value-type="float">
            <text:p>5950135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50136" calcext:value-type="float">
            <text:p>5950136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float" office:value="5950137" calcext:value-type="float">
            <text:p>5950137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138" calcext:value-type="float">
            <text:p>595013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139" calcext:value-type="float">
            <text:p>5950139</text:p>
          </table:table-cell>
          <table:table-cell office:value-type="float" office:value="92.68" calcext:value-type="float">
            <text:p>92,68</text:p>
          </table:table-cell>
          <table:table-cell table:number-columns-repeated="5"/>
        </table:table-row>
        <table:table-row table:style-name="ro1">
          <table:table-cell office:value-type="float" office:value="5950140" calcext:value-type="float">
            <text:p>5950140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141" calcext:value-type="float">
            <text:p>5950141</text:p>
          </table:table-cell>
          <table:table-cell office:value-type="float" office:value="11.36" calcext:value-type="float">
            <text:p>11,36</text:p>
          </table:table-cell>
          <table:table-cell table:number-columns-repeated="5"/>
        </table:table-row>
        <table:table-row table:style-name="ro1">
          <table:table-cell office:value-type="float" office:value="5950142" calcext:value-type="float">
            <text:p>5950142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143" calcext:value-type="float">
            <text:p>5950143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144" calcext:value-type="float">
            <text:p>5950144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145" calcext:value-type="float">
            <text:p>5950145</text:p>
          </table:table-cell>
          <table:table-cell office:value-type="float" office:value="18.35" calcext:value-type="float">
            <text:p>18,35</text:p>
          </table:table-cell>
          <table:table-cell table:number-columns-repeated="5"/>
        </table:table-row>
        <table:table-row table:style-name="ro1">
          <table:table-cell office:value-type="float" office:value="5950146" calcext:value-type="float">
            <text:p>5950146</text:p>
          </table:table-cell>
          <table:table-cell office:value-type="float" office:value="4.85" calcext:value-type="float">
            <text:p>4,85</text:p>
          </table:table-cell>
          <table:table-cell table:number-columns-repeated="5"/>
        </table:table-row>
        <table:table-row table:style-name="ro1">
          <table:table-cell office:value-type="float" office:value="5950147" calcext:value-type="float">
            <text:p>595014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148" calcext:value-type="float">
            <text:p>5950148</text:p>
          </table:table-cell>
          <table:table-cell office:value-type="float" office:value="5.59" calcext:value-type="float">
            <text:p>5,59</text:p>
          </table:table-cell>
          <table:table-cell table:number-columns-repeated="5"/>
        </table:table-row>
        <table:table-row table:style-name="ro1">
          <table:table-cell office:value-type="float" office:value="5950149" calcext:value-type="float">
            <text:p>5950149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950150" calcext:value-type="float">
            <text:p>5950150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50151" calcext:value-type="float">
            <text:p>5950151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152" calcext:value-type="float">
            <text:p>595015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153" calcext:value-type="float">
            <text:p>5950153</text:p>
          </table:table-cell>
          <table:table-cell office:value-type="float" office:value="7.47" calcext:value-type="float">
            <text:p>7,47</text:p>
          </table:table-cell>
          <table:table-cell table:number-columns-repeated="5"/>
        </table:table-row>
        <table:table-row table:style-name="ro1">
          <table:table-cell office:value-type="float" office:value="5950154" calcext:value-type="float">
            <text:p>5950154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155" calcext:value-type="float">
            <text:p>5950155</text:p>
          </table:table-cell>
          <table:table-cell office:value-type="float" office:value="20.47" calcext:value-type="float">
            <text:p>20,47</text:p>
          </table:table-cell>
          <table:table-cell table:number-columns-repeated="5"/>
        </table:table-row>
        <table:table-row table:style-name="ro1">
          <table:table-cell office:value-type="float" office:value="5950156" calcext:value-type="float">
            <text:p>5950156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0157" calcext:value-type="float">
            <text:p>5950157</text:p>
          </table:table-cell>
          <table:table-cell office:value-type="float" office:value="3.56" calcext:value-type="float">
            <text:p>3,56</text:p>
          </table:table-cell>
          <table:table-cell table:number-columns-repeated="5"/>
        </table:table-row>
        <table:table-row table:style-name="ro1">
          <table:table-cell office:value-type="float" office:value="5950158" calcext:value-type="float">
            <text:p>5950158</text:p>
          </table:table-cell>
          <table:table-cell office:value-type="float" office:value="15.38" calcext:value-type="float">
            <text:p>15,38</text:p>
          </table:table-cell>
          <table:table-cell table:number-columns-repeated="5"/>
        </table:table-row>
        <table:table-row table:style-name="ro1">
          <table:table-cell office:value-type="float" office:value="5950159" calcext:value-type="float">
            <text:p>5950159</text:p>
          </table:table-cell>
          <table:table-cell office:value-type="float" office:value="6.14" calcext:value-type="float">
            <text:p>6,14</text:p>
          </table:table-cell>
          <table:table-cell table:number-columns-repeated="5"/>
        </table:table-row>
        <table:table-row table:style-name="ro1">
          <table:table-cell office:value-type="float" office:value="5950160" calcext:value-type="float">
            <text:p>5950160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0161" calcext:value-type="float">
            <text:p>5950161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162" calcext:value-type="float">
            <text:p>5950162</text:p>
          </table:table-cell>
          <table:table-cell office:value-type="float" office:value="3.26" calcext:value-type="float">
            <text:p>3,26</text:p>
          </table:table-cell>
          <table:table-cell table:number-columns-repeated="5"/>
        </table:table-row>
        <table:table-row table:style-name="ro1">
          <table:table-cell office:value-type="float" office:value="5950163" calcext:value-type="float">
            <text:p>5950163</text:p>
          </table:table-cell>
          <table:table-cell office:value-type="float" office:value="32.47" calcext:value-type="float">
            <text:p>32,47</text:p>
          </table:table-cell>
          <table:table-cell table:number-columns-repeated="5"/>
        </table:table-row>
        <table:table-row table:style-name="ro1">
          <table:table-cell office:value-type="float" office:value="5950164" calcext:value-type="float">
            <text:p>5950164</text:p>
          </table:table-cell>
          <table:table-cell office:value-type="float" office:value="4.76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5950165" calcext:value-type="float">
            <text:p>5950165</text:p>
          </table:table-cell>
          <table:table-cell office:value-type="float" office:value="84.42" calcext:value-type="float">
            <text:p>84,42</text:p>
          </table:table-cell>
          <table:table-cell table:number-columns-repeated="5"/>
        </table:table-row>
        <table:table-row table:style-name="ro1">
          <table:table-cell office:value-type="float" office:value="5950166" calcext:value-type="float">
            <text:p>5950166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950167" calcext:value-type="float">
            <text:p>5950167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0168" calcext:value-type="float">
            <text:p>5950168</text:p>
          </table:table-cell>
          <table:table-cell office:value-type="float" office:value="34.18" calcext:value-type="float">
            <text:p>34,18</text:p>
          </table:table-cell>
          <table:table-cell table:number-columns-repeated="5"/>
        </table:table-row>
        <table:table-row table:style-name="ro1">
          <table:table-cell office:value-type="float" office:value="5950169" calcext:value-type="float">
            <text:p>5950169</text:p>
          </table:table-cell>
          <table:table-cell office:value-type="float" office:value="7.41" calcext:value-type="float">
            <text:p>7,41</text:p>
          </table:table-cell>
          <table:table-cell table:number-columns-repeated="5"/>
        </table:table-row>
        <table:table-row table:style-name="ro1">
          <table:table-cell office:value-type="float" office:value="5950170" calcext:value-type="float">
            <text:p>5950170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50171" calcext:value-type="float">
            <text:p>5950171</text:p>
          </table:table-cell>
          <table:table-cell office:value-type="float" office:value="5.84" calcext:value-type="float">
            <text:p>5,84</text:p>
          </table:table-cell>
          <table:table-cell table:number-columns-repeated="5"/>
        </table:table-row>
        <table:table-row table:style-name="ro1">
          <table:table-cell office:value-type="float" office:value="5950172" calcext:value-type="float">
            <text:p>5950172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50173" calcext:value-type="float">
            <text:p>595017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0174" calcext:value-type="float">
            <text:p>5950174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175" calcext:value-type="float">
            <text:p>5950175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50176" calcext:value-type="float">
            <text:p>595017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177" calcext:value-type="float">
            <text:p>5950177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178" calcext:value-type="float">
            <text:p>595017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179" calcext:value-type="float">
            <text:p>5950179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0180" calcext:value-type="float">
            <text:p>595018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50181" calcext:value-type="float">
            <text:p>5950181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182" calcext:value-type="float">
            <text:p>5950182</text:p>
          </table:table-cell>
          <table:table-cell office:value-type="float" office:value="13.43" calcext:value-type="float">
            <text:p>13,43</text:p>
          </table:table-cell>
          <table:table-cell table:number-columns-repeated="5"/>
        </table:table-row>
        <table:table-row table:style-name="ro1">
          <table:table-cell office:value-type="float" office:value="5950183" calcext:value-type="float">
            <text:p>595018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184" calcext:value-type="float">
            <text:p>5950184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0185" calcext:value-type="float">
            <text:p>5950185</text:p>
          </table:table-cell>
          <table:table-cell office:value-type="float" office:value="5.91" calcext:value-type="float">
            <text:p>5,91</text:p>
          </table:table-cell>
          <table:table-cell table:number-columns-repeated="5"/>
        </table:table-row>
        <table:table-row table:style-name="ro1">
          <table:table-cell office:value-type="float" office:value="5950186" calcext:value-type="float">
            <text:p>5950186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187" calcext:value-type="float">
            <text:p>5950187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0188" calcext:value-type="float">
            <text:p>5950188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189" calcext:value-type="float">
            <text:p>5950189</text:p>
          </table:table-cell>
          <table:table-cell office:value-type="float" office:value="3.91" calcext:value-type="float">
            <text:p>3,91</text:p>
          </table:table-cell>
          <table:table-cell table:number-columns-repeated="5"/>
        </table:table-row>
        <table:table-row table:style-name="ro1">
          <table:table-cell office:value-type="float" office:value="5950190" calcext:value-type="float">
            <text:p>595019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50191" calcext:value-type="float">
            <text:p>5950191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50192" calcext:value-type="float">
            <text:p>5950192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193" calcext:value-type="float">
            <text:p>5950193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194" calcext:value-type="float">
            <text:p>5950194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0195" calcext:value-type="float">
            <text:p>5950195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196" calcext:value-type="float">
            <text:p>5950196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197" calcext:value-type="float">
            <text:p>5950197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0198" calcext:value-type="float">
            <text:p>595019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199" calcext:value-type="float">
            <text:p>5950199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200" calcext:value-type="float">
            <text:p>5950200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201" calcext:value-type="float">
            <text:p>59502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202" calcext:value-type="float">
            <text:p>5950202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50203" calcext:value-type="float">
            <text:p>5950203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204" calcext:value-type="float">
            <text:p>5950204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205" calcext:value-type="float">
            <text:p>5950205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0206" calcext:value-type="float">
            <text:p>595020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207" calcext:value-type="float">
            <text:p>5950207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950208" calcext:value-type="float">
            <text:p>5950208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0209" calcext:value-type="float">
            <text:p>5950209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210" calcext:value-type="float">
            <text:p>5950210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0211" calcext:value-type="float">
            <text:p>5950211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0212" calcext:value-type="float">
            <text:p>5950212</text:p>
          </table:table-cell>
          <table:table-cell office:value-type="float" office:value="2.92" calcext:value-type="float">
            <text:p>2,92</text:p>
          </table:table-cell>
          <table:table-cell table:number-columns-repeated="5"/>
        </table:table-row>
        <table:table-row table:style-name="ro1">
          <table:table-cell office:value-type="float" office:value="5950213" calcext:value-type="float">
            <text:p>5950213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0214" calcext:value-type="float">
            <text:p>595021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215" calcext:value-type="float">
            <text:p>5950215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216" calcext:value-type="float">
            <text:p>5950216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217" calcext:value-type="float">
            <text:p>5950217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218" calcext:value-type="float">
            <text:p>5950218</text:p>
          </table:table-cell>
          <table:table-cell office:value-type="float" office:value="6.51" calcext:value-type="float">
            <text:p>6,51</text:p>
          </table:table-cell>
          <table:table-cell table:number-columns-repeated="5"/>
        </table:table-row>
        <table:table-row table:style-name="ro1">
          <table:table-cell office:value-type="float" office:value="5950219" calcext:value-type="float">
            <text:p>5950219</text:p>
          </table:table-cell>
          <table:table-cell office:value-type="float" office:value="4.6" calcext:value-type="float">
            <text:p>4,6</text:p>
          </table:table-cell>
          <table:table-cell table:number-columns-repeated="5"/>
        </table:table-row>
        <table:table-row table:style-name="ro1">
          <table:table-cell office:value-type="float" office:value="5950220" calcext:value-type="float">
            <text:p>5950220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221" calcext:value-type="float">
            <text:p>5950221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0222" calcext:value-type="float">
            <text:p>5950222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223" calcext:value-type="float">
            <text:p>5950223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0224" calcext:value-type="float">
            <text:p>5950224</text:p>
          </table:table-cell>
          <table:table-cell office:value-type="float" office:value="7.34" calcext:value-type="float">
            <text:p>7,34</text:p>
          </table:table-cell>
          <table:table-cell table:number-columns-repeated="5"/>
        </table:table-row>
        <table:table-row table:style-name="ro1">
          <table:table-cell office:value-type="float" office:value="5950225" calcext:value-type="float">
            <text:p>5950225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226" calcext:value-type="float">
            <text:p>5950226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0227" calcext:value-type="float">
            <text:p>5950227</text:p>
          </table:table-cell>
          <table:table-cell office:value-type="float" office:value="5.06" calcext:value-type="float">
            <text:p>5,06</text:p>
          </table:table-cell>
          <table:table-cell table:number-columns-repeated="5"/>
        </table:table-row>
        <table:table-row table:style-name="ro1">
          <table:table-cell office:value-type="float" office:value="5950228" calcext:value-type="float">
            <text:p>5950228</text:p>
          </table:table-cell>
          <table:table-cell office:value-type="float" office:value="5.54" calcext:value-type="float">
            <text:p>5,54</text:p>
          </table:table-cell>
          <table:table-cell table:number-columns-repeated="5"/>
        </table:table-row>
        <table:table-row table:style-name="ro1">
          <table:table-cell office:value-type="float" office:value="5950229" calcext:value-type="float">
            <text:p>5950229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0230" calcext:value-type="float">
            <text:p>5950230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231" calcext:value-type="float">
            <text:p>5950231</text:p>
          </table:table-cell>
          <table:table-cell office:value-type="float" office:value="8.19" calcext:value-type="float">
            <text:p>8,19</text:p>
          </table:table-cell>
          <table:table-cell table:number-columns-repeated="5"/>
        </table:table-row>
        <table:table-row table:style-name="ro1">
          <table:table-cell office:value-type="float" office:value="5950232" calcext:value-type="float">
            <text:p>5950232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0233" calcext:value-type="float">
            <text:p>5950233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234" calcext:value-type="float">
            <text:p>5950234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235" calcext:value-type="float">
            <text:p>5950235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0236" calcext:value-type="float">
            <text:p>5950236</text:p>
          </table:table-cell>
          <table:table-cell office:value-type="float" office:value="2.7" calcext:value-type="float">
            <text:p>2,7</text:p>
          </table:table-cell>
          <table:table-cell table:number-columns-repeated="5"/>
        </table:table-row>
        <table:table-row table:style-name="ro1">
          <table:table-cell office:value-type="float" office:value="5950237" calcext:value-type="float">
            <text:p>5950237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0238" calcext:value-type="float">
            <text:p>595023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239" calcext:value-type="float">
            <text:p>595023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240" calcext:value-type="float">
            <text:p>5950240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241" calcext:value-type="float">
            <text:p>5950241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242" calcext:value-type="float">
            <text:p>5950242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243" calcext:value-type="float">
            <text:p>5950243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0244" calcext:value-type="float">
            <text:p>5950244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50245" calcext:value-type="float">
            <text:p>5950245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0246" calcext:value-type="float">
            <text:p>5950246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247" calcext:value-type="float">
            <text:p>5950247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248" calcext:value-type="float">
            <text:p>5950248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0249" calcext:value-type="float">
            <text:p>5950249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0250" calcext:value-type="float">
            <text:p>5950250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0251" calcext:value-type="float">
            <text:p>5950251</text:p>
          </table:table-cell>
          <table:table-cell office:value-type="float" office:value="19.41" calcext:value-type="float">
            <text:p>19,41</text:p>
          </table:table-cell>
          <table:table-cell table:number-columns-repeated="5"/>
        </table:table-row>
        <table:table-row table:style-name="ro1">
          <table:table-cell office:value-type="float" office:value="5950252" calcext:value-type="float">
            <text:p>5950252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0253" calcext:value-type="float">
            <text:p>595025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254" calcext:value-type="float">
            <text:p>5950254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255" calcext:value-type="float">
            <text:p>5950255</text:p>
          </table:table-cell>
          <table:table-cell office:value-type="float" office:value="3.79" calcext:value-type="float">
            <text:p>3,79</text:p>
          </table:table-cell>
          <table:table-cell table:number-columns-repeated="5"/>
        </table:table-row>
        <table:table-row table:style-name="ro1">
          <table:table-cell office:value-type="float" office:value="5950256" calcext:value-type="float">
            <text:p>5950256</text:p>
          </table:table-cell>
          <table:table-cell office:value-type="float" office:value="4.12" calcext:value-type="float">
            <text:p>4,12</text:p>
          </table:table-cell>
          <table:table-cell table:number-columns-repeated="5"/>
        </table:table-row>
        <table:table-row table:style-name="ro1">
          <table:table-cell office:value-type="float" office:value="5950257" calcext:value-type="float">
            <text:p>5950257</text:p>
          </table:table-cell>
          <table:table-cell office:value-type="float" office:value="6.96" calcext:value-type="float">
            <text:p>6,96</text:p>
          </table:table-cell>
          <table:table-cell table:number-columns-repeated="5"/>
        </table:table-row>
        <table:table-row table:style-name="ro1">
          <table:table-cell office:value-type="float" office:value="5950258" calcext:value-type="float">
            <text:p>5950258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259" calcext:value-type="float">
            <text:p>5950259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260" calcext:value-type="float">
            <text:p>5950260</text:p>
          </table:table-cell>
          <table:table-cell office:value-type="float" office:value="3.93" calcext:value-type="float">
            <text:p>3,93</text:p>
          </table:table-cell>
          <table:table-cell table:number-columns-repeated="5"/>
        </table:table-row>
        <table:table-row table:style-name="ro1">
          <table:table-cell office:value-type="float" office:value="5950261" calcext:value-type="float">
            <text:p>595026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262" calcext:value-type="float">
            <text:p>5950262</text:p>
          </table:table-cell>
          <table:table-cell office:value-type="float" office:value="14.82" calcext:value-type="float">
            <text:p>14,82</text:p>
          </table:table-cell>
          <table:table-cell table:number-columns-repeated="5"/>
        </table:table-row>
        <table:table-row table:style-name="ro1">
          <table:table-cell office:value-type="float" office:value="5950263" calcext:value-type="float">
            <text:p>5950263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264" calcext:value-type="float">
            <text:p>5950264</text:p>
          </table:table-cell>
          <table:table-cell office:value-type="float" office:value="5.39" calcext:value-type="float">
            <text:p>5,39</text:p>
          </table:table-cell>
          <table:table-cell table:number-columns-repeated="5"/>
        </table:table-row>
        <table:table-row table:style-name="ro1">
          <table:table-cell office:value-type="float" office:value="5950265" calcext:value-type="float">
            <text:p>5950265</text:p>
          </table:table-cell>
          <table:table-cell office:value-type="float" office:value="18.13" calcext:value-type="float">
            <text:p>18,13</text:p>
          </table:table-cell>
          <table:table-cell table:number-columns-repeated="5"/>
        </table:table-row>
        <table:table-row table:style-name="ro1">
          <table:table-cell office:value-type="float" office:value="5950266" calcext:value-type="float">
            <text:p>5950266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50267" calcext:value-type="float">
            <text:p>5950267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50268" calcext:value-type="float">
            <text:p>5950268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50269" calcext:value-type="float">
            <text:p>5950269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0270" calcext:value-type="float">
            <text:p>59502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271" calcext:value-type="float">
            <text:p>59502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272" calcext:value-type="float">
            <text:p>5950272</text:p>
          </table:table-cell>
          <table:table-cell office:value-type="float" office:value="6.47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float" office:value="5950273" calcext:value-type="float">
            <text:p>5950273</text:p>
          </table:table-cell>
          <table:table-cell office:value-type="float" office:value="3.4" calcext:value-type="float">
            <text:p>3,4</text:p>
          </table:table-cell>
          <table:table-cell table:number-columns-repeated="5"/>
        </table:table-row>
        <table:table-row table:style-name="ro1">
          <table:table-cell office:value-type="float" office:value="5950274" calcext:value-type="float">
            <text:p>5950274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0275" calcext:value-type="float">
            <text:p>5950275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50276" calcext:value-type="float">
            <text:p>5950276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0277" calcext:value-type="float">
            <text:p>5950277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50278" calcext:value-type="float">
            <text:p>5950278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279" calcext:value-type="float">
            <text:p>5950279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280" calcext:value-type="float">
            <text:p>5950280</text:p>
          </table:table-cell>
          <table:table-cell office:value-type="float" office:value="12.7" calcext:value-type="float">
            <text:p>12,7</text:p>
          </table:table-cell>
          <table:table-cell table:number-columns-repeated="5"/>
        </table:table-row>
        <table:table-row table:style-name="ro1">
          <table:table-cell office:value-type="float" office:value="5950281" calcext:value-type="float">
            <text:p>5950281</text:p>
          </table:table-cell>
          <table:table-cell office:value-type="float" office:value="3.9" calcext:value-type="float">
            <text:p>3,9</text:p>
          </table:table-cell>
          <table:table-cell table:number-columns-repeated="5"/>
        </table:table-row>
        <table:table-row table:style-name="ro1">
          <table:table-cell office:value-type="float" office:value="5950282" calcext:value-type="float">
            <text:p>5950282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50283" calcext:value-type="float">
            <text:p>595028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284" calcext:value-type="float">
            <text:p>5950284</text:p>
          </table:table-cell>
          <table:table-cell office:value-type="float" office:value="32.01" calcext:value-type="float">
            <text:p>32,01</text:p>
          </table:table-cell>
          <table:table-cell table:number-columns-repeated="5"/>
        </table:table-row>
        <table:table-row table:style-name="ro1">
          <table:table-cell office:value-type="float" office:value="5950285" calcext:value-type="float">
            <text:p>5950285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0286" calcext:value-type="float">
            <text:p>595028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287" calcext:value-type="float">
            <text:p>5950287</text:p>
          </table:table-cell>
          <table:table-cell office:value-type="float" office:value="5.47" calcext:value-type="float">
            <text:p>5,47</text:p>
          </table:table-cell>
          <table:table-cell table:number-columns-repeated="5"/>
        </table:table-row>
        <table:table-row table:style-name="ro1">
          <table:table-cell office:value-type="float" office:value="5950288" calcext:value-type="float">
            <text:p>59502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289" calcext:value-type="float">
            <text:p>5950289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50290" calcext:value-type="float">
            <text:p>5950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291" calcext:value-type="float">
            <text:p>5950291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0292" calcext:value-type="float">
            <text:p>5950292</text:p>
          </table:table-cell>
          <table:table-cell office:value-type="float" office:value="3.65" calcext:value-type="float">
            <text:p>3,65</text:p>
          </table:table-cell>
          <table:table-cell table:number-columns-repeated="5"/>
        </table:table-row>
        <table:table-row table:style-name="ro1">
          <table:table-cell office:value-type="float" office:value="5950293" calcext:value-type="float">
            <text:p>5950293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0294" calcext:value-type="float">
            <text:p>5950294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0295" calcext:value-type="float">
            <text:p>5950295</text:p>
          </table:table-cell>
          <table:table-cell office:value-type="float" office:value="6.54" calcext:value-type="float">
            <text:p>6,54</text:p>
          </table:table-cell>
          <table:table-cell table:number-columns-repeated="5"/>
        </table:table-row>
        <table:table-row table:style-name="ro1">
          <table:table-cell office:value-type="float" office:value="5950296" calcext:value-type="float">
            <text:p>5950296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297" calcext:value-type="float">
            <text:p>5950297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298" calcext:value-type="float">
            <text:p>5950298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0299" calcext:value-type="float">
            <text:p>5950299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0300" calcext:value-type="float">
            <text:p>5950300</text:p>
          </table:table-cell>
          <table:table-cell office:value-type="float" office:value="7.71" calcext:value-type="float">
            <text:p>7,71</text:p>
          </table:table-cell>
          <table:table-cell table:number-columns-repeated="5"/>
        </table:table-row>
        <table:table-row table:style-name="ro1">
          <table:table-cell office:value-type="float" office:value="5950301" calcext:value-type="float">
            <text:p>595030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950302" calcext:value-type="float">
            <text:p>5950302</text:p>
          </table:table-cell>
          <table:table-cell office:value-type="float" office:value="24.84" calcext:value-type="float">
            <text:p>24,84</text:p>
          </table:table-cell>
          <table:table-cell table:number-columns-repeated="5"/>
        </table:table-row>
        <table:table-row table:style-name="ro1">
          <table:table-cell office:value-type="float" office:value="5950303" calcext:value-type="float">
            <text:p>5950303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50304" calcext:value-type="float">
            <text:p>5950304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0305" calcext:value-type="float">
            <text:p>5950305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50306" calcext:value-type="float">
            <text:p>5950306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307" calcext:value-type="float">
            <text:p>5950307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308" calcext:value-type="float">
            <text:p>5950308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0309" calcext:value-type="float">
            <text:p>5950309</text:p>
          </table:table-cell>
          <table:table-cell office:value-type="float" office:value="11.03" calcext:value-type="float">
            <text:p>11,03</text:p>
          </table:table-cell>
          <table:table-cell table:number-columns-repeated="5"/>
        </table:table-row>
        <table:table-row table:style-name="ro1">
          <table:table-cell office:value-type="float" office:value="5950310" calcext:value-type="float">
            <text:p>5950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311" calcext:value-type="float">
            <text:p>5950311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5950312" calcext:value-type="float">
            <text:p>5950312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0313" calcext:value-type="float">
            <text:p>5950313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314" calcext:value-type="float">
            <text:p>5950314</text:p>
          </table:table-cell>
          <table:table-cell office:value-type="float" office:value="5.88" calcext:value-type="float">
            <text:p>5,88</text:p>
          </table:table-cell>
          <table:table-cell table:number-columns-repeated="5"/>
        </table:table-row>
        <table:table-row table:style-name="ro1">
          <table:table-cell office:value-type="float" office:value="5950315" calcext:value-type="float">
            <text:p>5950315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0316" calcext:value-type="float">
            <text:p>5950316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0317" calcext:value-type="float">
            <text:p>5950317</text:p>
          </table:table-cell>
          <table:table-cell office:value-type="float" office:value="4.61" calcext:value-type="float">
            <text:p>4,61</text:p>
          </table:table-cell>
          <table:table-cell table:number-columns-repeated="5"/>
        </table:table-row>
        <table:table-row table:style-name="ro1">
          <table:table-cell office:value-type="float" office:value="5950318" calcext:value-type="float">
            <text:p>5950318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50319" calcext:value-type="float">
            <text:p>5950319</text:p>
          </table:table-cell>
          <table:table-cell office:value-type="float" office:value="4.48" calcext:value-type="float">
            <text:p>4,48</text:p>
          </table:table-cell>
          <table:table-cell table:number-columns-repeated="5"/>
        </table:table-row>
        <table:table-row table:style-name="ro1">
          <table:table-cell office:value-type="float" office:value="5950320" calcext:value-type="float">
            <text:p>5950320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50321" calcext:value-type="float">
            <text:p>5950321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322" calcext:value-type="float">
            <text:p>5950322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323" calcext:value-type="float">
            <text:p>5950323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324" calcext:value-type="float">
            <text:p>5950324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325" calcext:value-type="float">
            <text:p>5950325</text:p>
          </table:table-cell>
          <table:table-cell office:value-type="float" office:value="6.7" calcext:value-type="float">
            <text:p>6,7</text:p>
          </table:table-cell>
          <table:table-cell table:number-columns-repeated="5"/>
        </table:table-row>
        <table:table-row table:style-name="ro1">
          <table:table-cell office:value-type="float" office:value="5950326" calcext:value-type="float">
            <text:p>5950326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0327" calcext:value-type="float">
            <text:p>5950327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328" calcext:value-type="float">
            <text:p>5950328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329" calcext:value-type="float">
            <text:p>5950329</text:p>
          </table:table-cell>
          <table:table-cell office:value-type="float" office:value="3.83" calcext:value-type="float">
            <text:p>3,83</text:p>
          </table:table-cell>
          <table:table-cell table:number-columns-repeated="5"/>
        </table:table-row>
        <table:table-row table:style-name="ro1">
          <table:table-cell office:value-type="float" office:value="5950330" calcext:value-type="float">
            <text:p>5950330</text:p>
          </table:table-cell>
          <table:table-cell office:value-type="float" office:value="56.2" calcext:value-type="float">
            <text:p>56,2</text:p>
          </table:table-cell>
          <table:table-cell table:number-columns-repeated="5"/>
        </table:table-row>
        <table:table-row table:style-name="ro1">
          <table:table-cell office:value-type="float" office:value="5950331" calcext:value-type="float">
            <text:p>5950331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332" calcext:value-type="float">
            <text:p>5950332</text:p>
          </table:table-cell>
          <table:table-cell office:value-type="float" office:value="3.17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float" office:value="5950333" calcext:value-type="float">
            <text:p>5950333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334" calcext:value-type="float">
            <text:p>5950334</text:p>
          </table:table-cell>
          <table:table-cell office:value-type="float" office:value="3.72" calcext:value-type="float">
            <text:p>3,72</text:p>
          </table:table-cell>
          <table:table-cell table:number-columns-repeated="5"/>
        </table:table-row>
        <table:table-row table:style-name="ro1">
          <table:table-cell office:value-type="float" office:value="5950335" calcext:value-type="float">
            <text:p>5950335</text:p>
          </table:table-cell>
          <table:table-cell office:value-type="float" office:value="6.5" calcext:value-type="float">
            <text:p>6,5</text:p>
          </table:table-cell>
          <table:table-cell table:number-columns-repeated="5"/>
        </table:table-row>
        <table:table-row table:style-name="ro1">
          <table:table-cell office:value-type="float" office:value="5950336" calcext:value-type="float">
            <text:p>5950336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50337" calcext:value-type="float">
            <text:p>5950337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338" calcext:value-type="float">
            <text:p>5950338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339" calcext:value-type="float">
            <text:p>5950339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340" calcext:value-type="float">
            <text:p>5950340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341" calcext:value-type="float">
            <text:p>5950341</text:p>
          </table:table-cell>
          <table:table-cell office:value-type="float" office:value="4.53" calcext:value-type="float">
            <text:p>4,53</text:p>
          </table:table-cell>
          <table:table-cell table:number-columns-repeated="5"/>
        </table:table-row>
        <table:table-row table:style-name="ro1">
          <table:table-cell office:value-type="float" office:value="5950342" calcext:value-type="float">
            <text:p>5950342</text:p>
          </table:table-cell>
          <table:table-cell office:value-type="float" office:value="7.13" calcext:value-type="float">
            <text:p>7,13</text:p>
          </table:table-cell>
          <table:table-cell table:number-columns-repeated="5"/>
        </table:table-row>
        <table:table-row table:style-name="ro1">
          <table:table-cell office:value-type="float" office:value="5950343" calcext:value-type="float">
            <text:p>5950343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50344" calcext:value-type="float">
            <text:p>5950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345" calcext:value-type="float">
            <text:p>595034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50346" calcext:value-type="float">
            <text:p>5950346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347" calcext:value-type="float">
            <text:p>5950347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50348" calcext:value-type="float">
            <text:p>5950348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0349" calcext:value-type="float">
            <text:p>5950349</text:p>
          </table:table-cell>
          <table:table-cell office:value-type="float" office:value="2.76" calcext:value-type="float">
            <text:p>2,76</text:p>
          </table:table-cell>
          <table:table-cell table:number-columns-repeated="5"/>
        </table:table-row>
        <table:table-row table:style-name="ro1">
          <table:table-cell office:value-type="float" office:value="5950350" calcext:value-type="float">
            <text:p>5950350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0351" calcext:value-type="float">
            <text:p>5950351</text:p>
          </table:table-cell>
          <table:table-cell office:value-type="float" office:value="4.1" calcext:value-type="float">
            <text:p>4,1</text:p>
          </table:table-cell>
          <table:table-cell table:number-columns-repeated="5"/>
        </table:table-row>
        <table:table-row table:style-name="ro1">
          <table:table-cell office:value-type="float" office:value="5950352" calcext:value-type="float">
            <text:p>5950352</text:p>
          </table:table-cell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5950353" calcext:value-type="float">
            <text:p>5950353</text:p>
          </table:table-cell>
          <table:table-cell office:value-type="float" office:value="4.8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5950354" calcext:value-type="float">
            <text:p>5950354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355" calcext:value-type="float">
            <text:p>5950355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0356" calcext:value-type="float">
            <text:p>5950356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50357" calcext:value-type="float">
            <text:p>5950357</text:p>
          </table:table-cell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office:value-type="float" office:value="5950358" calcext:value-type="float">
            <text:p>5950358</text:p>
          </table:table-cell>
          <table:table-cell office:value-type="float" office:value="14.94" calcext:value-type="float">
            <text:p>14,94</text:p>
          </table:table-cell>
          <table:table-cell table:number-columns-repeated="5"/>
        </table:table-row>
        <table:table-row table:style-name="ro1">
          <table:table-cell office:value-type="float" office:value="5950359" calcext:value-type="float">
            <text:p>5950359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50360" calcext:value-type="float">
            <text:p>5950360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361" calcext:value-type="float">
            <text:p>5950361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50362" calcext:value-type="float">
            <text:p>5950362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363" calcext:value-type="float">
            <text:p>5950363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50364" calcext:value-type="float">
            <text:p>5950364</text:p>
          </table:table-cell>
          <table:table-cell office:value-type="float" office:value="4.45" calcext:value-type="float">
            <text:p>4,45</text:p>
          </table:table-cell>
          <table:table-cell table:number-columns-repeated="5"/>
        </table:table-row>
        <table:table-row table:style-name="ro1">
          <table:table-cell office:value-type="float" office:value="5950365" calcext:value-type="float">
            <text:p>5950365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50366" calcext:value-type="float">
            <text:p>5950366</text:p>
          </table:table-cell>
          <table:table-cell office:value-type="float" office:value="4.37" calcext:value-type="float">
            <text:p>4,37</text:p>
          </table:table-cell>
          <table:table-cell table:number-columns-repeated="5"/>
        </table:table-row>
        <table:table-row table:style-name="ro1">
          <table:table-cell office:value-type="float" office:value="5950367" calcext:value-type="float">
            <text:p>5950367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50368" calcext:value-type="float">
            <text:p>5950368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369" calcext:value-type="float">
            <text:p>5950369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0370" calcext:value-type="float">
            <text:p>5950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371" calcext:value-type="float">
            <text:p>5950371</text:p>
          </table:table-cell>
          <table:table-cell office:value-type="float" office:value="26.09" calcext:value-type="float">
            <text:p>26,09</text:p>
          </table:table-cell>
          <table:table-cell table:number-columns-repeated="5"/>
        </table:table-row>
        <table:table-row table:style-name="ro1">
          <table:table-cell office:value-type="float" office:value="5950372" calcext:value-type="float">
            <text:p>5950372</text:p>
          </table:table-cell>
          <table:table-cell office:value-type="float" office:value="4.07" calcext:value-type="float">
            <text:p>4,07</text:p>
          </table:table-cell>
          <table:table-cell table:number-columns-repeated="5"/>
        </table:table-row>
        <table:table-row table:style-name="ro1">
          <table:table-cell office:value-type="float" office:value="5950373" calcext:value-type="float">
            <text:p>5950373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0374" calcext:value-type="float">
            <text:p>5950374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375" calcext:value-type="float">
            <text:p>5950375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0376" calcext:value-type="float">
            <text:p>5950376</text:p>
          </table:table-cell>
          <table:table-cell office:value-type="float" office:value="39.62" calcext:value-type="float">
            <text:p>39,62</text:p>
          </table:table-cell>
          <table:table-cell table:number-columns-repeated="5"/>
        </table:table-row>
        <table:table-row table:style-name="ro1">
          <table:table-cell office:value-type="float" office:value="5950377" calcext:value-type="float">
            <text:p>5950377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378" calcext:value-type="float">
            <text:p>5950378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50379" calcext:value-type="float">
            <text:p>595037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380" calcext:value-type="float">
            <text:p>5950380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381" calcext:value-type="float">
            <text:p>5950381</text:p>
          </table:table-cell>
          <table:table-cell office:value-type="float" office:value="14.38" calcext:value-type="float">
            <text:p>14,38</text:p>
          </table:table-cell>
          <table:table-cell table:number-columns-repeated="5"/>
        </table:table-row>
        <table:table-row table:style-name="ro1">
          <table:table-cell office:value-type="float" office:value="5950382" calcext:value-type="float">
            <text:p>5950382</text:p>
          </table:table-cell>
          <table:table-cell office:value-type="float" office:value="3.48" calcext:value-type="float">
            <text:p>3,48</text:p>
          </table:table-cell>
          <table:table-cell table:number-columns-repeated="5"/>
        </table:table-row>
        <table:table-row table:style-name="ro1">
          <table:table-cell office:value-type="float" office:value="5950383" calcext:value-type="float">
            <text:p>5950383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50384" calcext:value-type="float">
            <text:p>5950384</text:p>
          </table:table-cell>
          <table:table-cell office:value-type="float" office:value="8.91" calcext:value-type="float">
            <text:p>8,91</text:p>
          </table:table-cell>
          <table:table-cell table:number-columns-repeated="5"/>
        </table:table-row>
        <table:table-row table:style-name="ro1">
          <table:table-cell office:value-type="float" office:value="5950385" calcext:value-type="float">
            <text:p>5950385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386" calcext:value-type="float">
            <text:p>5950386</text:p>
          </table:table-cell>
          <table:table-cell office:value-type="float" office:value="4.32" calcext:value-type="float">
            <text:p>4,32</text:p>
          </table:table-cell>
          <table:table-cell table:number-columns-repeated="5"/>
        </table:table-row>
        <table:table-row table:style-name="ro1">
          <table:table-cell office:value-type="float" office:value="5950387" calcext:value-type="float">
            <text:p>5950387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388" calcext:value-type="float">
            <text:p>5950388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50389" calcext:value-type="float">
            <text:p>59503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390" calcext:value-type="float">
            <text:p>5950390</text:p>
          </table:table-cell>
          <table:table-cell office:value-type="float" office:value="7.57" calcext:value-type="float">
            <text:p>7,57</text:p>
          </table:table-cell>
          <table:table-cell table:number-columns-repeated="5"/>
        </table:table-row>
        <table:table-row table:style-name="ro1">
          <table:table-cell office:value-type="float" office:value="5950391" calcext:value-type="float">
            <text:p>5950391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392" calcext:value-type="float">
            <text:p>5950392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50393" calcext:value-type="float">
            <text:p>595039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0394" calcext:value-type="float">
            <text:p>5950394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50395" calcext:value-type="float">
            <text:p>5950395</text:p>
          </table:table-cell>
          <table:table-cell office:value-type="float" office:value="5.82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5950396" calcext:value-type="float">
            <text:p>5950396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397" calcext:value-type="float">
            <text:p>595039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50398" calcext:value-type="float">
            <text:p>5950398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399" calcext:value-type="float">
            <text:p>5950399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400" calcext:value-type="float">
            <text:p>59504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401" calcext:value-type="float">
            <text:p>5950401</text:p>
          </table:table-cell>
          <table:table-cell office:value-type="float" office:value="99.43" calcext:value-type="float">
            <text:p>99,43</text:p>
          </table:table-cell>
          <table:table-cell table:number-columns-repeated="5"/>
        </table:table-row>
        <table:table-row table:style-name="ro1">
          <table:table-cell office:value-type="float" office:value="5950402" calcext:value-type="float">
            <text:p>5950402</text:p>
          </table:table-cell>
          <table:table-cell office:value-type="float" office:value="4.17" calcext:value-type="float">
            <text:p>4,17</text:p>
          </table:table-cell>
          <table:table-cell table:number-columns-repeated="5"/>
        </table:table-row>
        <table:table-row table:style-name="ro1">
          <table:table-cell office:value-type="float" office:value="5950403" calcext:value-type="float">
            <text:p>5950403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0404" calcext:value-type="float">
            <text:p>5950404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50405" calcext:value-type="float">
            <text:p>5950405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0406" calcext:value-type="float">
            <text:p>5950406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0407" calcext:value-type="float">
            <text:p>5950407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408" calcext:value-type="float">
            <text:p>5950408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0409" calcext:value-type="float">
            <text:p>5950409</text:p>
          </table:table-cell>
          <table:table-cell office:value-type="float" office:value="10.98" calcext:value-type="float">
            <text:p>10,98</text:p>
          </table:table-cell>
          <table:table-cell table:number-columns-repeated="5"/>
        </table:table-row>
        <table:table-row table:style-name="ro1">
          <table:table-cell office:value-type="float" office:value="5950410" calcext:value-type="float">
            <text:p>5950410</text:p>
          </table:table-cell>
          <table:table-cell office:value-type="float" office:value="17.06" calcext:value-type="float">
            <text:p>17,06</text:p>
          </table:table-cell>
          <table:table-cell table:number-columns-repeated="5"/>
        </table:table-row>
        <table:table-row table:style-name="ro1">
          <table:table-cell office:value-type="float" office:value="5950411" calcext:value-type="float">
            <text:p>5950411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50412" calcext:value-type="float">
            <text:p>5950412</text:p>
          </table:table-cell>
          <table:table-cell office:value-type="float" office:value="3.75" calcext:value-type="float">
            <text:p>3,75</text:p>
          </table:table-cell>
          <table:table-cell table:number-columns-repeated="5"/>
        </table:table-row>
        <table:table-row table:style-name="ro1">
          <table:table-cell office:value-type="float" office:value="5950413" calcext:value-type="float">
            <text:p>595041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414" calcext:value-type="float">
            <text:p>5950414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0415" calcext:value-type="float">
            <text:p>5950415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0416" calcext:value-type="float">
            <text:p>5950416</text:p>
          </table:table-cell>
          <table:table-cell office:value-type="float" office:value="3.82" calcext:value-type="float">
            <text:p>3,82</text:p>
          </table:table-cell>
          <table:table-cell table:number-columns-repeated="5"/>
        </table:table-row>
        <table:table-row table:style-name="ro1">
          <table:table-cell office:value-type="float" office:value="5950417" calcext:value-type="float">
            <text:p>5950417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418" calcext:value-type="float">
            <text:p>5950418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0419" calcext:value-type="float">
            <text:p>5950419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0420" calcext:value-type="float">
            <text:p>5950420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0421" calcext:value-type="float">
            <text:p>5950421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0422" calcext:value-type="float">
            <text:p>5950422</text:p>
          </table:table-cell>
          <table:table-cell office:value-type="float" office:value="3.81" calcext:value-type="float">
            <text:p>3,81</text:p>
          </table:table-cell>
          <table:table-cell table:number-columns-repeated="5"/>
        </table:table-row>
        <table:table-row table:style-name="ro1">
          <table:table-cell office:value-type="float" office:value="5950423" calcext:value-type="float">
            <text:p>5950423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0424" calcext:value-type="float">
            <text:p>59504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425" calcext:value-type="float">
            <text:p>5950425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426" calcext:value-type="float">
            <text:p>5950426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427" calcext:value-type="float">
            <text:p>595042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428" calcext:value-type="float">
            <text:p>5950428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429" calcext:value-type="float">
            <text:p>5950429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430" calcext:value-type="float">
            <text:p>5950430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0431" calcext:value-type="float">
            <text:p>5950431</text:p>
          </table:table-cell>
          <table:table-cell office:value-type="float" office:value="5.06" calcext:value-type="float">
            <text:p>5,06</text:p>
          </table:table-cell>
          <table:table-cell table:number-columns-repeated="5"/>
        </table:table-row>
        <table:table-row table:style-name="ro1">
          <table:table-cell office:value-type="float" office:value="5950432" calcext:value-type="float">
            <text:p>5950432</text:p>
          </table:table-cell>
          <table:table-cell office:value-type="float" office:value="18.54" calcext:value-type="float">
            <text:p>18,54</text:p>
          </table:table-cell>
          <table:table-cell table:number-columns-repeated="5"/>
        </table:table-row>
        <table:table-row table:style-name="ro1">
          <table:table-cell office:value-type="float" office:value="5950433" calcext:value-type="float">
            <text:p>595043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50434" calcext:value-type="float">
            <text:p>5950434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435" calcext:value-type="float">
            <text:p>5950435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0436" calcext:value-type="float">
            <text:p>5950436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437" calcext:value-type="float">
            <text:p>5950437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0438" calcext:value-type="float">
            <text:p>5950438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50439" calcext:value-type="float">
            <text:p>5950439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440" calcext:value-type="float">
            <text:p>5950440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0441" calcext:value-type="float">
            <text:p>5950441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0442" calcext:value-type="float">
            <text:p>5950442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0443" calcext:value-type="float">
            <text:p>5950443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444" calcext:value-type="float">
            <text:p>5950444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445" calcext:value-type="float">
            <text:p>5950445</text:p>
          </table:table-cell>
          <table:table-cell office:value-type="float" office:value="32.61" calcext:value-type="float">
            <text:p>32,61</text:p>
          </table:table-cell>
          <table:table-cell table:number-columns-repeated="5"/>
        </table:table-row>
        <table:table-row table:style-name="ro1">
          <table:table-cell office:value-type="float" office:value="5950446" calcext:value-type="float">
            <text:p>5950446</text:p>
          </table:table-cell>
          <table:table-cell office:value-type="float" office:value="3.73" calcext:value-type="float">
            <text:p>3,73</text:p>
          </table:table-cell>
          <table:table-cell table:number-columns-repeated="5"/>
        </table:table-row>
        <table:table-row table:style-name="ro1">
          <table:table-cell office:value-type="float" office:value="5950447" calcext:value-type="float">
            <text:p>5950447</text:p>
          </table:table-cell>
          <table:table-cell office:value-type="float" office:value="3.62" calcext:value-type="float">
            <text:p>3,62</text:p>
          </table:table-cell>
          <table:table-cell table:number-columns-repeated="5"/>
        </table:table-row>
        <table:table-row table:style-name="ro1">
          <table:table-cell office:value-type="float" office:value="5950448" calcext:value-type="float">
            <text:p>5950448</text:p>
          </table:table-cell>
          <table:table-cell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office:value-type="float" office:value="5950449" calcext:value-type="float">
            <text:p>5950449</text:p>
          </table:table-cell>
          <table:table-cell office:value-type="float" office:value="2.43" calcext:value-type="float">
            <text:p>2,43</text:p>
          </table:table-cell>
          <table:table-cell table:number-columns-repeated="5"/>
        </table:table-row>
        <table:table-row table:style-name="ro1">
          <table:table-cell office:value-type="float" office:value="5950450" calcext:value-type="float">
            <text:p>5950450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0451" calcext:value-type="float">
            <text:p>5950451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0452" calcext:value-type="float">
            <text:p>59504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453" calcext:value-type="float">
            <text:p>5950453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50454" calcext:value-type="float">
            <text:p>5950454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0455" calcext:value-type="float">
            <text:p>5950455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0456" calcext:value-type="float">
            <text:p>5950456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0457" calcext:value-type="float">
            <text:p>5950457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458" calcext:value-type="float">
            <text:p>5950458</text:p>
          </table:table-cell>
          <table:table-cell office:value-type="float" office:value="3.6" calcext:value-type="float">
            <text:p>3,6</text:p>
          </table:table-cell>
          <table:table-cell table:number-columns-repeated="5"/>
        </table:table-row>
        <table:table-row table:style-name="ro1">
          <table:table-cell office:value-type="float" office:value="5950459" calcext:value-type="float">
            <text:p>5950459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50460" calcext:value-type="float">
            <text:p>5950460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461" calcext:value-type="float">
            <text:p>5950461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462" calcext:value-type="float">
            <text:p>5950462</text:p>
          </table:table-cell>
          <table:table-cell office:value-type="float" office:value="4.98" calcext:value-type="float">
            <text:p>4,98</text:p>
          </table:table-cell>
          <table:table-cell table:number-columns-repeated="5"/>
        </table:table-row>
        <table:table-row table:style-name="ro1">
          <table:table-cell office:value-type="float" office:value="5950463" calcext:value-type="float">
            <text:p>5950463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50464" calcext:value-type="float">
            <text:p>5950464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465" calcext:value-type="float">
            <text:p>5950465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466" calcext:value-type="float">
            <text:p>5950466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50467" calcext:value-type="float">
            <text:p>5950467</text:p>
          </table:table-cell>
          <table:table-cell office:value-type="float" office:value="4.52" calcext:value-type="float">
            <text:p>4,52</text:p>
          </table:table-cell>
          <table:table-cell table:number-columns-repeated="5"/>
        </table:table-row>
        <table:table-row table:style-name="ro1">
          <table:table-cell office:value-type="float" office:value="5950468" calcext:value-type="float">
            <text:p>5950468</text:p>
          </table:table-cell>
          <table:table-cell office:value-type="float" office:value="7.96" calcext:value-type="float">
            <text:p>7,96</text:p>
          </table:table-cell>
          <table:table-cell table:number-columns-repeated="5"/>
        </table:table-row>
        <table:table-row table:style-name="ro1">
          <table:table-cell office:value-type="float" office:value="5950469" calcext:value-type="float">
            <text:p>5950469</text:p>
          </table:table-cell>
          <table:table-cell office:value-type="float" office:value="5.82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5950470" calcext:value-type="float">
            <text:p>5950470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50471" calcext:value-type="float">
            <text:p>5950471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0472" calcext:value-type="float">
            <text:p>5950472</text:p>
          </table:table-cell>
          <table:table-cell office:value-type="float" office:value="12.91" calcext:value-type="float">
            <text:p>12,91</text:p>
          </table:table-cell>
          <table:table-cell table:number-columns-repeated="5"/>
        </table:table-row>
        <table:table-row table:style-name="ro1">
          <table:table-cell office:value-type="float" office:value="5950473" calcext:value-type="float">
            <text:p>5950473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474" calcext:value-type="float">
            <text:p>5950474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0475" calcext:value-type="float">
            <text:p>5950475</text:p>
          </table:table-cell>
          <table:table-cell office:value-type="float" office:value="4.86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5950476" calcext:value-type="float">
            <text:p>5950476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0477" calcext:value-type="float">
            <text:p>5950477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0478" calcext:value-type="float">
            <text:p>595047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479" calcext:value-type="float">
            <text:p>5950479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480" calcext:value-type="float">
            <text:p>5950480</text:p>
          </table:table-cell>
          <table:table-cell office:value-type="float" office:value="3.48" calcext:value-type="float">
            <text:p>3,48</text:p>
          </table:table-cell>
          <table:table-cell table:number-columns-repeated="5"/>
        </table:table-row>
        <table:table-row table:style-name="ro1">
          <table:table-cell office:value-type="float" office:value="5950481" calcext:value-type="float">
            <text:p>5950481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0482" calcext:value-type="float">
            <text:p>5950482</text:p>
          </table:table-cell>
          <table:table-cell office:value-type="float" office:value="24.96" calcext:value-type="float">
            <text:p>24,96</text:p>
          </table:table-cell>
          <table:table-cell table:number-columns-repeated="5"/>
        </table:table-row>
        <table:table-row table:style-name="ro1">
          <table:table-cell office:value-type="float" office:value="5950483" calcext:value-type="float">
            <text:p>5950483</text:p>
          </table:table-cell>
          <table:table-cell office:value-type="float" office:value="36.73" calcext:value-type="float">
            <text:p>36,73</text:p>
          </table:table-cell>
          <table:table-cell table:number-columns-repeated="5"/>
        </table:table-row>
        <table:table-row table:style-name="ro1">
          <table:table-cell office:value-type="float" office:value="5950484" calcext:value-type="float">
            <text:p>5950484</text:p>
          </table:table-cell>
          <table:table-cell office:value-type="float" office:value="16.57" calcext:value-type="float">
            <text:p>16,57</text:p>
          </table:table-cell>
          <table:table-cell table:number-columns-repeated="5"/>
        </table:table-row>
        <table:table-row table:style-name="ro1">
          <table:table-cell office:value-type="float" office:value="5950485" calcext:value-type="float">
            <text:p>59504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486" calcext:value-type="float">
            <text:p>5950486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487" calcext:value-type="float">
            <text:p>5950487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0488" calcext:value-type="float">
            <text:p>5950488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0489" calcext:value-type="float">
            <text:p>59504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490" calcext:value-type="float">
            <text:p>5950490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50491" calcext:value-type="float">
            <text:p>5950491</text:p>
          </table:table-cell>
          <table:table-cell office:value-type="float" office:value="34.24" calcext:value-type="float">
            <text:p>34,24</text:p>
          </table:table-cell>
          <table:table-cell table:number-columns-repeated="5"/>
        </table:table-row>
        <table:table-row table:style-name="ro1">
          <table:table-cell office:value-type="float" office:value="5950492" calcext:value-type="float">
            <text:p>5950492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493" calcext:value-type="float">
            <text:p>595049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494" calcext:value-type="float">
            <text:p>5950494</text:p>
          </table:table-cell>
          <table:table-cell office:value-type="float" office:value="3.84" calcext:value-type="float">
            <text:p>3,84</text:p>
          </table:table-cell>
          <table:table-cell table:number-columns-repeated="5"/>
        </table:table-row>
        <table:table-row table:style-name="ro1">
          <table:table-cell office:value-type="float" office:value="5950495" calcext:value-type="float">
            <text:p>5950495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496" calcext:value-type="float">
            <text:p>5950496</text:p>
          </table:table-cell>
          <table:table-cell office:value-type="float" office:value="12.92" calcext:value-type="float">
            <text:p>12,92</text:p>
          </table:table-cell>
          <table:table-cell table:number-columns-repeated="5"/>
        </table:table-row>
        <table:table-row table:style-name="ro1">
          <table:table-cell office:value-type="float" office:value="5950497" calcext:value-type="float">
            <text:p>5950497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50498" calcext:value-type="float">
            <text:p>5950498</text:p>
          </table:table-cell>
          <table:table-cell office:value-type="float" office:value="20.11" calcext:value-type="float">
            <text:p>20,11</text:p>
          </table:table-cell>
          <table:table-cell table:number-columns-repeated="5"/>
        </table:table-row>
        <table:table-row table:style-name="ro1">
          <table:table-cell office:value-type="float" office:value="5950499" calcext:value-type="float">
            <text:p>595049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500" calcext:value-type="float">
            <text:p>5950500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501" calcext:value-type="float">
            <text:p>5950501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502" calcext:value-type="float">
            <text:p>5950502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50503" calcext:value-type="float">
            <text:p>5950503</text:p>
          </table:table-cell>
          <table:table-cell office:value-type="float" office:value="4.18" calcext:value-type="float">
            <text:p>4,18</text:p>
          </table:table-cell>
          <table:table-cell table:number-columns-repeated="5"/>
        </table:table-row>
        <table:table-row table:style-name="ro1">
          <table:table-cell office:value-type="float" office:value="5950504" calcext:value-type="float">
            <text:p>5950504</text:p>
          </table:table-cell>
          <table:table-cell office:value-type="float" office:value="4.85" calcext:value-type="float">
            <text:p>4,85</text:p>
          </table:table-cell>
          <table:table-cell table:number-columns-repeated="5"/>
        </table:table-row>
        <table:table-row table:style-name="ro1">
          <table:table-cell office:value-type="float" office:value="5950505" calcext:value-type="float">
            <text:p>5950505</text:p>
          </table:table-cell>
          <table:table-cell office:value-type="float" office:value="24.88" calcext:value-type="float">
            <text:p>24,88</text:p>
          </table:table-cell>
          <table:table-cell table:number-columns-repeated="5"/>
        </table:table-row>
        <table:table-row table:style-name="ro1">
          <table:table-cell office:value-type="float" office:value="5950506" calcext:value-type="float">
            <text:p>5950506</text:p>
          </table:table-cell>
          <table:table-cell office:value-type="float" office:value="21.22" calcext:value-type="float">
            <text:p>21,22</text:p>
          </table:table-cell>
          <table:table-cell table:number-columns-repeated="5"/>
        </table:table-row>
        <table:table-row table:style-name="ro1">
          <table:table-cell office:value-type="float" office:value="5950507" calcext:value-type="float">
            <text:p>5950507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508" calcext:value-type="float">
            <text:p>5950508</text:p>
          </table:table-cell>
          <table:table-cell office:value-type="float" office:value="3.29" calcext:value-type="float">
            <text:p>3,29</text:p>
          </table:table-cell>
          <table:table-cell table:number-columns-repeated="5"/>
        </table:table-row>
        <table:table-row table:style-name="ro1">
          <table:table-cell office:value-type="float" office:value="5950509" calcext:value-type="float">
            <text:p>5950509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510" calcext:value-type="float">
            <text:p>59505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511" calcext:value-type="float">
            <text:p>5950511</text:p>
          </table:table-cell>
          <table:table-cell office:value-type="float" office:value="5.8" calcext:value-type="float">
            <text:p>5,8</text:p>
          </table:table-cell>
          <table:table-cell table:number-columns-repeated="5"/>
        </table:table-row>
        <table:table-row table:style-name="ro1">
          <table:table-cell office:value-type="float" office:value="5950512" calcext:value-type="float">
            <text:p>5950512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513" calcext:value-type="float">
            <text:p>595051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514" calcext:value-type="float">
            <text:p>5950514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0515" calcext:value-type="float">
            <text:p>59505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50516" calcext:value-type="float">
            <text:p>5950516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5950517" calcext:value-type="float">
            <text:p>5950517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518" calcext:value-type="float">
            <text:p>5950518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0519" calcext:value-type="float">
            <text:p>5950519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520" calcext:value-type="float">
            <text:p>5950520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521" calcext:value-type="float">
            <text:p>5950521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50522" calcext:value-type="float">
            <text:p>5950522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523" calcext:value-type="float">
            <text:p>5950523</text:p>
          </table:table-cell>
          <table:table-cell office:value-type="float" office:value="5.12" calcext:value-type="float">
            <text:p>5,12</text:p>
          </table:table-cell>
          <table:table-cell table:number-columns-repeated="5"/>
        </table:table-row>
        <table:table-row table:style-name="ro1">
          <table:table-cell office:value-type="float" office:value="5950524" calcext:value-type="float">
            <text:p>5950524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525" calcext:value-type="float">
            <text:p>5950525</text:p>
          </table:table-cell>
          <table:table-cell office:value-type="float" office:value="3.34" calcext:value-type="float">
            <text:p>3,34</text:p>
          </table:table-cell>
          <table:table-cell table:number-columns-repeated="5"/>
        </table:table-row>
        <table:table-row table:style-name="ro1">
          <table:table-cell office:value-type="float" office:value="5950526" calcext:value-type="float">
            <text:p>5950526</text:p>
          </table:table-cell>
          <table:table-cell office:value-type="float" office:value="136.88" calcext:value-type="float">
            <text:p>136,88</text:p>
          </table:table-cell>
          <table:table-cell table:number-columns-repeated="5"/>
        </table:table-row>
        <table:table-row table:style-name="ro1">
          <table:table-cell office:value-type="float" office:value="5950527" calcext:value-type="float">
            <text:p>5950527</text:p>
          </table:table-cell>
          <table:table-cell office:value-type="float" office:value="3.3" calcext:value-type="float">
            <text:p>3,3</text:p>
          </table:table-cell>
          <table:table-cell table:number-columns-repeated="5"/>
        </table:table-row>
        <table:table-row table:style-name="ro1">
          <table:table-cell office:value-type="float" office:value="5950528" calcext:value-type="float">
            <text:p>595052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529" calcext:value-type="float">
            <text:p>5950529</text:p>
          </table:table-cell>
          <table:table-cell office:value-type="float" office:value="2.64" calcext:value-type="float">
            <text:p>2,64</text:p>
          </table:table-cell>
          <table:table-cell table:number-columns-repeated="5"/>
        </table:table-row>
        <table:table-row table:style-name="ro1">
          <table:table-cell office:value-type="float" office:value="5950530" calcext:value-type="float">
            <text:p>5950530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0531" calcext:value-type="float">
            <text:p>5950531</text:p>
          </table:table-cell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5950532" calcext:value-type="float">
            <text:p>5950532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533" calcext:value-type="float">
            <text:p>5950533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534" calcext:value-type="float">
            <text:p>5950534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0535" calcext:value-type="float">
            <text:p>5950535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536" calcext:value-type="float">
            <text:p>5950536</text:p>
          </table:table-cell>
          <table:table-cell office:value-type="float" office:value="11.49" calcext:value-type="float">
            <text:p>11,49</text:p>
          </table:table-cell>
          <table:table-cell table:number-columns-repeated="5"/>
        </table:table-row>
        <table:table-row table:style-name="ro1">
          <table:table-cell office:value-type="float" office:value="5950537" calcext:value-type="float">
            <text:p>5950537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5950538" calcext:value-type="float">
            <text:p>5950538</text:p>
          </table:table-cell>
          <table:table-cell office:value-type="float" office:value="3.89" calcext:value-type="float">
            <text:p>3,89</text:p>
          </table:table-cell>
          <table:table-cell table:number-columns-repeated="5"/>
        </table:table-row>
        <table:table-row table:style-name="ro1">
          <table:table-cell office:value-type="float" office:value="5950539" calcext:value-type="float">
            <text:p>5950539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0540" calcext:value-type="float">
            <text:p>5950540</text:p>
          </table:table-cell>
          <table:table-cell office:value-type="float" office:value="4.34" calcext:value-type="float">
            <text:p>4,34</text:p>
          </table:table-cell>
          <table:table-cell table:number-columns-repeated="5"/>
        </table:table-row>
        <table:table-row table:style-name="ro1">
          <table:table-cell office:value-type="float" office:value="5950541" calcext:value-type="float">
            <text:p>5950541</text:p>
          </table:table-cell>
          <table:table-cell office:value-type="float" office:value="3.34" calcext:value-type="float">
            <text:p>3,34</text:p>
          </table:table-cell>
          <table:table-cell table:number-columns-repeated="5"/>
        </table:table-row>
        <table:table-row table:style-name="ro1">
          <table:table-cell office:value-type="float" office:value="5950542" calcext:value-type="float">
            <text:p>5950542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50543" calcext:value-type="float">
            <text:p>595054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0544" calcext:value-type="float">
            <text:p>5950544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50545" calcext:value-type="float">
            <text:p>595054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546" calcext:value-type="float">
            <text:p>5950546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547" calcext:value-type="float">
            <text:p>5950547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0548" calcext:value-type="float">
            <text:p>5950548</text:p>
          </table:table-cell>
          <table:table-cell office:value-type="float" office:value="3.85" calcext:value-type="float">
            <text:p>3,85</text:p>
          </table:table-cell>
          <table:table-cell table:number-columns-repeated="5"/>
        </table:table-row>
        <table:table-row table:style-name="ro1">
          <table:table-cell office:value-type="float" office:value="5950549" calcext:value-type="float">
            <text:p>595054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50550" calcext:value-type="float">
            <text:p>5950550</text:p>
          </table:table-cell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5950551" calcext:value-type="float">
            <text:p>5950551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552" calcext:value-type="float">
            <text:p>5950552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553" calcext:value-type="float">
            <text:p>595055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554" calcext:value-type="float">
            <text:p>5950554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0555" calcext:value-type="float">
            <text:p>5950555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0556" calcext:value-type="float">
            <text:p>5950556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50557" calcext:value-type="float">
            <text:p>5950557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50558" calcext:value-type="float">
            <text:p>5950558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50559" calcext:value-type="float">
            <text:p>5950559</text:p>
          </table:table-cell>
          <table:table-cell office:value-type="float" office:value="3.3" calcext:value-type="float">
            <text:p>3,3</text:p>
          </table:table-cell>
          <table:table-cell table:number-columns-repeated="5"/>
        </table:table-row>
        <table:table-row table:style-name="ro1">
          <table:table-cell office:value-type="float" office:value="5950560" calcext:value-type="float">
            <text:p>5950560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561" calcext:value-type="float">
            <text:p>5950561</text:p>
          </table:table-cell>
          <table:table-cell office:value-type="float" office:value="15.11" calcext:value-type="float">
            <text:p>15,11</text:p>
          </table:table-cell>
          <table:table-cell table:number-columns-repeated="5"/>
        </table:table-row>
        <table:table-row table:style-name="ro1">
          <table:table-cell office:value-type="float" office:value="5950562" calcext:value-type="float">
            <text:p>5950562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0563" calcext:value-type="float">
            <text:p>5950563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50564" calcext:value-type="float">
            <text:p>5950564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565" calcext:value-type="float">
            <text:p>5950565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566" calcext:value-type="float">
            <text:p>5950566</text:p>
          </table:table-cell>
          <table:table-cell office:value-type="float" office:value="21.62" calcext:value-type="float">
            <text:p>21,62</text:p>
          </table:table-cell>
          <table:table-cell table:number-columns-repeated="5"/>
        </table:table-row>
        <table:table-row table:style-name="ro1">
          <table:table-cell office:value-type="float" office:value="5950567" calcext:value-type="float">
            <text:p>5950567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0568" calcext:value-type="float">
            <text:p>5950568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569" calcext:value-type="float">
            <text:p>5950569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0570" calcext:value-type="float">
            <text:p>5950570</text:p>
          </table:table-cell>
          <table:table-cell office:value-type="float" office:value="3.86" calcext:value-type="float">
            <text:p>3,86</text:p>
          </table:table-cell>
          <table:table-cell table:number-columns-repeated="5"/>
        </table:table-row>
        <table:table-row table:style-name="ro1">
          <table:table-cell office:value-type="float" office:value="5950571" calcext:value-type="float">
            <text:p>5950571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0572" calcext:value-type="float">
            <text:p>5950572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0573" calcext:value-type="float">
            <text:p>5950573</text:p>
          </table:table-cell>
          <table:table-cell office:value-type="float" office:value="9.44" calcext:value-type="float">
            <text:p>9,44</text:p>
          </table:table-cell>
          <table:table-cell table:number-columns-repeated="5"/>
        </table:table-row>
        <table:table-row table:style-name="ro1">
          <table:table-cell office:value-type="float" office:value="5950574" calcext:value-type="float">
            <text:p>5950574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50575" calcext:value-type="float">
            <text:p>595057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576" calcext:value-type="float">
            <text:p>5950576</text:p>
          </table:table-cell>
          <table:table-cell office:value-type="float" office:value="3.03" calcext:value-type="float">
            <text:p>3,03</text:p>
          </table:table-cell>
          <table:table-cell table:number-columns-repeated="5"/>
        </table:table-row>
        <table:table-row table:style-name="ro1">
          <table:table-cell office:value-type="float" office:value="5950577" calcext:value-type="float">
            <text:p>5950577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578" calcext:value-type="float">
            <text:p>5950578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579" calcext:value-type="float">
            <text:p>5950579</text:p>
          </table:table-cell>
          <table:table-cell office:value-type="float" office:value="20.87" calcext:value-type="float">
            <text:p>20,87</text:p>
          </table:table-cell>
          <table:table-cell table:number-columns-repeated="5"/>
        </table:table-row>
        <table:table-row table:style-name="ro1">
          <table:table-cell office:value-type="float" office:value="5950580" calcext:value-type="float">
            <text:p>5950580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581" calcext:value-type="float">
            <text:p>5950581</text:p>
          </table:table-cell>
          <table:table-cell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5950582" calcext:value-type="float">
            <text:p>595058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583" calcext:value-type="float">
            <text:p>5950583</text:p>
          </table:table-cell>
          <table:table-cell office:value-type="float" office:value="4.29" calcext:value-type="float">
            <text:p>4,29</text:p>
          </table:table-cell>
          <table:table-cell table:number-columns-repeated="5"/>
        </table:table-row>
        <table:table-row table:style-name="ro1">
          <table:table-cell office:value-type="float" office:value="5950584" calcext:value-type="float">
            <text:p>595058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0585" calcext:value-type="float">
            <text:p>5950585</text:p>
          </table:table-cell>
          <table:table-cell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office:value-type="float" office:value="5950586" calcext:value-type="float">
            <text:p>5950586</text:p>
          </table:table-cell>
          <table:table-cell office:value-type="float" office:value="3.23" calcext:value-type="float">
            <text:p>3,23</text:p>
          </table:table-cell>
          <table:table-cell table:number-columns-repeated="5"/>
        </table:table-row>
        <table:table-row table:style-name="ro1">
          <table:table-cell office:value-type="float" office:value="5950587" calcext:value-type="float">
            <text:p>5950587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0588" calcext:value-type="float">
            <text:p>5950588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5950589" calcext:value-type="float">
            <text:p>5950589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0590" calcext:value-type="float">
            <text:p>5950590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50591" calcext:value-type="float">
            <text:p>5950591</text:p>
          </table:table-cell>
          <table:table-cell office:value-type="float" office:value="4.13" calcext:value-type="float">
            <text:p>4,13</text:p>
          </table:table-cell>
          <table:table-cell table:number-columns-repeated="5"/>
        </table:table-row>
        <table:table-row table:style-name="ro1">
          <table:table-cell office:value-type="float" office:value="5950592" calcext:value-type="float">
            <text:p>59505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593" calcext:value-type="float">
            <text:p>5950593</text:p>
          </table:table-cell>
          <table:table-cell office:value-type="float" office:value="5.71" calcext:value-type="float">
            <text:p>5,71</text:p>
          </table:table-cell>
          <table:table-cell table:number-columns-repeated="5"/>
        </table:table-row>
        <table:table-row table:style-name="ro1">
          <table:table-cell office:value-type="float" office:value="5950594" calcext:value-type="float">
            <text:p>595059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595" calcext:value-type="float">
            <text:p>5950595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0596" calcext:value-type="float">
            <text:p>5950596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50597" calcext:value-type="float">
            <text:p>5950597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5950598" calcext:value-type="float">
            <text:p>5950598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599" calcext:value-type="float">
            <text:p>5950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600" calcext:value-type="float">
            <text:p>5950600</text:p>
          </table:table-cell>
          <table:table-cell office:value-type="float" office:value="4.98" calcext:value-type="float">
            <text:p>4,98</text:p>
          </table:table-cell>
          <table:table-cell table:number-columns-repeated="5"/>
        </table:table-row>
        <table:table-row table:style-name="ro1">
          <table:table-cell office:value-type="float" office:value="5950601" calcext:value-type="float">
            <text:p>5950601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50602" calcext:value-type="float">
            <text:p>5950602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603" calcext:value-type="float">
            <text:p>5950603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604" calcext:value-type="float">
            <text:p>5950604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605" calcext:value-type="float">
            <text:p>5950605</text:p>
          </table:table-cell>
          <table:table-cell office:value-type="float" office:value="8.88" calcext:value-type="float">
            <text:p>8,88</text:p>
          </table:table-cell>
          <table:table-cell table:number-columns-repeated="5"/>
        </table:table-row>
        <table:table-row table:style-name="ro1">
          <table:table-cell office:value-type="float" office:value="5950606" calcext:value-type="float">
            <text:p>5950606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50607" calcext:value-type="float">
            <text:p>5950607</text:p>
          </table:table-cell>
          <table:table-cell office:value-type="float" office:value="17.56" calcext:value-type="float">
            <text:p>17,56</text:p>
          </table:table-cell>
          <table:table-cell table:number-columns-repeated="5"/>
        </table:table-row>
        <table:table-row table:style-name="ro1">
          <table:table-cell office:value-type="float" office:value="5950608" calcext:value-type="float">
            <text:p>59506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609" calcext:value-type="float">
            <text:p>5950609</text:p>
          </table:table-cell>
          <table:table-cell office:value-type="float" office:value="6.04" calcext:value-type="float">
            <text:p>6,04</text:p>
          </table:table-cell>
          <table:table-cell table:number-columns-repeated="5"/>
        </table:table-row>
        <table:table-row table:style-name="ro1">
          <table:table-cell office:value-type="float" office:value="5950610" calcext:value-type="float">
            <text:p>59506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611" calcext:value-type="float">
            <text:p>5950611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612" calcext:value-type="float">
            <text:p>5950612</text:p>
          </table:table-cell>
          <table:table-cell office:value-type="float" office:value="6.63" calcext:value-type="float">
            <text:p>6,63</text:p>
          </table:table-cell>
          <table:table-cell table:number-columns-repeated="5"/>
        </table:table-row>
        <table:table-row table:style-name="ro1">
          <table:table-cell office:value-type="float" office:value="5950613" calcext:value-type="float">
            <text:p>5950613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0614" calcext:value-type="float">
            <text:p>595061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615" calcext:value-type="float">
            <text:p>5950615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50616" calcext:value-type="float">
            <text:p>5950616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617" calcext:value-type="float">
            <text:p>5950617</text:p>
          </table:table-cell>
          <table:table-cell office:value-type="float" office:value="15.5" calcext:value-type="float">
            <text:p>15,5</text:p>
          </table:table-cell>
          <table:table-cell table:number-columns-repeated="5"/>
        </table:table-row>
        <table:table-row table:style-name="ro1">
          <table:table-cell office:value-type="float" office:value="5950618" calcext:value-type="float">
            <text:p>5950618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619" calcext:value-type="float">
            <text:p>5950619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620" calcext:value-type="float">
            <text:p>5950620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0621" calcext:value-type="float">
            <text:p>5950621</text:p>
          </table:table-cell>
          <table:table-cell office:value-type="float" office:value="2.7" calcext:value-type="float">
            <text:p>2,7</text:p>
          </table:table-cell>
          <table:table-cell table:number-columns-repeated="5"/>
        </table:table-row>
        <table:table-row table:style-name="ro1">
          <table:table-cell office:value-type="float" office:value="5950622" calcext:value-type="float">
            <text:p>5950622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0623" calcext:value-type="float">
            <text:p>595062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0624" calcext:value-type="float">
            <text:p>5950624</text:p>
          </table:table-cell>
          <table:table-cell office:value-type="float" office:value="3.79" calcext:value-type="float">
            <text:p>3,79</text:p>
          </table:table-cell>
          <table:table-cell table:number-columns-repeated="5"/>
        </table:table-row>
        <table:table-row table:style-name="ro1">
          <table:table-cell office:value-type="float" office:value="5950625" calcext:value-type="float">
            <text:p>5950625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626" calcext:value-type="float">
            <text:p>59506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627" calcext:value-type="float">
            <text:p>5950627</text:p>
          </table:table-cell>
          <table:table-cell office:value-type="float" office:value="14.1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5950628" calcext:value-type="float">
            <text:p>5950628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0629" calcext:value-type="float">
            <text:p>5950629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630" calcext:value-type="float">
            <text:p>5950630</text:p>
          </table:table-cell>
          <table:table-cell office:value-type="float" office:value="12.89" calcext:value-type="float">
            <text:p>12,89</text:p>
          </table:table-cell>
          <table:table-cell table:number-columns-repeated="5"/>
        </table:table-row>
        <table:table-row table:style-name="ro1">
          <table:table-cell office:value-type="float" office:value="5950631" calcext:value-type="float">
            <text:p>5950631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632" calcext:value-type="float">
            <text:p>59506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633" calcext:value-type="float">
            <text:p>5950633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0634" calcext:value-type="float">
            <text:p>5950634</text:p>
          </table:table-cell>
          <table:table-cell office:value-type="float" office:value="3.89" calcext:value-type="float">
            <text:p>3,89</text:p>
          </table:table-cell>
          <table:table-cell table:number-columns-repeated="5"/>
        </table:table-row>
        <table:table-row table:style-name="ro1">
          <table:table-cell office:value-type="float" office:value="5950635" calcext:value-type="float">
            <text:p>5950635</text:p>
          </table:table-cell>
          <table:table-cell office:value-type="float" office:value="3.26" calcext:value-type="float">
            <text:p>3,26</text:p>
          </table:table-cell>
          <table:table-cell table:number-columns-repeated="5"/>
        </table:table-row>
        <table:table-row table:style-name="ro1">
          <table:table-cell office:value-type="float" office:value="5950636" calcext:value-type="float">
            <text:p>59506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637" calcext:value-type="float">
            <text:p>5950637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0638" calcext:value-type="float">
            <text:p>5950638</text:p>
          </table:table-cell>
          <table:table-cell office:value-type="float" office:value="5.97" calcext:value-type="float">
            <text:p>5,97</text:p>
          </table:table-cell>
          <table:table-cell table:number-columns-repeated="5"/>
        </table:table-row>
        <table:table-row table:style-name="ro1">
          <table:table-cell office:value-type="float" office:value="5950639" calcext:value-type="float">
            <text:p>5950639</text:p>
          </table:table-cell>
          <table:table-cell office:value-type="float" office:value="15.53" calcext:value-type="float">
            <text:p>15,53</text:p>
          </table:table-cell>
          <table:table-cell table:number-columns-repeated="5"/>
        </table:table-row>
        <table:table-row table:style-name="ro1">
          <table:table-cell office:value-type="float" office:value="5950640" calcext:value-type="float">
            <text:p>5950640</text:p>
          </table:table-cell>
          <table:table-cell office:value-type="float" office:value="3.92" calcext:value-type="float">
            <text:p>3,92</text:p>
          </table:table-cell>
          <table:table-cell table:number-columns-repeated="5"/>
        </table:table-row>
        <table:table-row table:style-name="ro1">
          <table:table-cell office:value-type="float" office:value="5950641" calcext:value-type="float">
            <text:p>5950641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642" calcext:value-type="float">
            <text:p>5950642</text:p>
          </table:table-cell>
          <table:table-cell office:value-type="float" office:value="6.74" calcext:value-type="float">
            <text:p>6,74</text:p>
          </table:table-cell>
          <table:table-cell table:number-columns-repeated="5"/>
        </table:table-row>
        <table:table-row table:style-name="ro1">
          <table:table-cell office:value-type="float" office:value="5950643" calcext:value-type="float">
            <text:p>5950643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0644" calcext:value-type="float">
            <text:p>5950644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0645" calcext:value-type="float">
            <text:p>5950645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0646" calcext:value-type="float">
            <text:p>5950646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0647" calcext:value-type="float">
            <text:p>5950647</text:p>
          </table:table-cell>
          <table:table-cell office:value-type="float" office:value="5.92" calcext:value-type="float">
            <text:p>5,92</text:p>
          </table:table-cell>
          <table:table-cell table:number-columns-repeated="5"/>
        </table:table-row>
        <table:table-row table:style-name="ro1">
          <table:table-cell office:value-type="float" office:value="5950648" calcext:value-type="float">
            <text:p>5950648</text:p>
          </table:table-cell>
          <table:table-cell office:value-type="float" office:value="9.35" calcext:value-type="float">
            <text:p>9,35</text:p>
          </table:table-cell>
          <table:table-cell table:number-columns-repeated="5"/>
        </table:table-row>
        <table:table-row table:style-name="ro1">
          <table:table-cell office:value-type="float" office:value="5950649" calcext:value-type="float">
            <text:p>5950649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650" calcext:value-type="float">
            <text:p>5950650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651" calcext:value-type="float">
            <text:p>5950651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0652" calcext:value-type="float">
            <text:p>5950652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50653" calcext:value-type="float">
            <text:p>5950653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654" calcext:value-type="float">
            <text:p>5950654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0655" calcext:value-type="float">
            <text:p>595065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656" calcext:value-type="float">
            <text:p>5950656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50657" calcext:value-type="float">
            <text:p>5950657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50658" calcext:value-type="float">
            <text:p>5950658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659" calcext:value-type="float">
            <text:p>5950659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660" calcext:value-type="float">
            <text:p>5950660</text:p>
          </table:table-cell>
          <table:table-cell office:value-type="float" office:value="41.44" calcext:value-type="float">
            <text:p>41,44</text:p>
          </table:table-cell>
          <table:table-cell table:number-columns-repeated="5"/>
        </table:table-row>
        <table:table-row table:style-name="ro1">
          <table:table-cell office:value-type="float" office:value="5950661" calcext:value-type="float">
            <text:p>5950661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662" calcext:value-type="float">
            <text:p>5950662</text:p>
          </table:table-cell>
          <table:table-cell office:value-type="float" office:value="7.16" calcext:value-type="float">
            <text:p>7,16</text:p>
          </table:table-cell>
          <table:table-cell table:number-columns-repeated="5"/>
        </table:table-row>
        <table:table-row table:style-name="ro1">
          <table:table-cell office:value-type="float" office:value="5950663" calcext:value-type="float">
            <text:p>5950663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664" calcext:value-type="float">
            <text:p>5950664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0665" calcext:value-type="float">
            <text:p>5950665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float" office:value="5950666" calcext:value-type="float">
            <text:p>5950666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667" calcext:value-type="float">
            <text:p>5950667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668" calcext:value-type="float">
            <text:p>5950668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669" calcext:value-type="float">
            <text:p>5950669</text:p>
          </table:table-cell>
          <table:table-cell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office:value-type="float" office:value="5950670" calcext:value-type="float">
            <text:p>5950670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671" calcext:value-type="float">
            <text:p>5950671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0672" calcext:value-type="float">
            <text:p>5950672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673" calcext:value-type="float">
            <text:p>5950673</text:p>
          </table:table-cell>
          <table:table-cell office:value-type="float" office:value="28.54" calcext:value-type="float">
            <text:p>28,54</text:p>
          </table:table-cell>
          <table:table-cell table:number-columns-repeated="5"/>
        </table:table-row>
        <table:table-row table:style-name="ro1">
          <table:table-cell office:value-type="float" office:value="5950674" calcext:value-type="float">
            <text:p>5950674</text:p>
          </table:table-cell>
          <table:table-cell office:value-type="float" office:value="3.56" calcext:value-type="float">
            <text:p>3,56</text:p>
          </table:table-cell>
          <table:table-cell table:number-columns-repeated="5"/>
        </table:table-row>
        <table:table-row table:style-name="ro1">
          <table:table-cell office:value-type="float" office:value="5950675" calcext:value-type="float">
            <text:p>595067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676" calcext:value-type="float">
            <text:p>595067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677" calcext:value-type="float">
            <text:p>5950677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0678" calcext:value-type="float">
            <text:p>5950678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0679" calcext:value-type="float">
            <text:p>5950679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0680" calcext:value-type="float">
            <text:p>5950680</text:p>
          </table:table-cell>
          <table:table-cell office:value-type="float" office:value="6.24" calcext:value-type="float">
            <text:p>6,24</text:p>
          </table:table-cell>
          <table:table-cell table:number-columns-repeated="5"/>
        </table:table-row>
        <table:table-row table:style-name="ro1">
          <table:table-cell office:value-type="float" office:value="5950681" calcext:value-type="float">
            <text:p>59506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682" calcext:value-type="float">
            <text:p>5950682</text:p>
          </table:table-cell>
          <table:table-cell office:value-type="float" office:value="7.95" calcext:value-type="float">
            <text:p>7,95</text:p>
          </table:table-cell>
          <table:table-cell table:number-columns-repeated="5"/>
        </table:table-row>
        <table:table-row table:style-name="ro1">
          <table:table-cell office:value-type="float" office:value="5950683" calcext:value-type="float">
            <text:p>5950683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0684" calcext:value-type="float">
            <text:p>5950684</text:p>
          </table:table-cell>
          <table:table-cell office:value-type="float" office:value="10.18" calcext:value-type="float">
            <text:p>10,18</text:p>
          </table:table-cell>
          <table:table-cell table:number-columns-repeated="5"/>
        </table:table-row>
        <table:table-row table:style-name="ro1">
          <table:table-cell office:value-type="float" office:value="5950685" calcext:value-type="float">
            <text:p>595068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0686" calcext:value-type="float">
            <text:p>5950686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687" calcext:value-type="float">
            <text:p>5950687</text:p>
          </table:table-cell>
          <table:table-cell office:value-type="float" office:value="19.28" calcext:value-type="float">
            <text:p>19,28</text:p>
          </table:table-cell>
          <table:table-cell table:number-columns-repeated="5"/>
        </table:table-row>
        <table:table-row table:style-name="ro1">
          <table:table-cell office:value-type="float" office:value="5950688" calcext:value-type="float">
            <text:p>5950688</text:p>
          </table:table-cell>
          <table:table-cell office:value-type="float" office:value="4.13" calcext:value-type="float">
            <text:p>4,13</text:p>
          </table:table-cell>
          <table:table-cell table:number-columns-repeated="5"/>
        </table:table-row>
        <table:table-row table:style-name="ro1">
          <table:table-cell office:value-type="float" office:value="5950689" calcext:value-type="float">
            <text:p>5950689</text:p>
          </table:table-cell>
          <table:table-cell office:value-type="float" office:value="8.27" calcext:value-type="float">
            <text:p>8,27</text:p>
          </table:table-cell>
          <table:table-cell table:number-columns-repeated="5"/>
        </table:table-row>
        <table:table-row table:style-name="ro1">
          <table:table-cell office:value-type="float" office:value="5950690" calcext:value-type="float">
            <text:p>5950690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50691" calcext:value-type="float">
            <text:p>5950691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0692" calcext:value-type="float">
            <text:p>5950692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693" calcext:value-type="float">
            <text:p>5950693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694" calcext:value-type="float">
            <text:p>5950694</text:p>
          </table:table-cell>
          <table:table-cell office:value-type="float" office:value="3.94" calcext:value-type="float">
            <text:p>3,94</text:p>
          </table:table-cell>
          <table:table-cell table:number-columns-repeated="5"/>
        </table:table-row>
        <table:table-row table:style-name="ro1">
          <table:table-cell office:value-type="float" office:value="5950695" calcext:value-type="float">
            <text:p>5950695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0696" calcext:value-type="float">
            <text:p>5950696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0697" calcext:value-type="float">
            <text:p>59506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698" calcext:value-type="float">
            <text:p>5950698</text:p>
          </table:table-cell>
          <table:table-cell office:value-type="float" office:value="3.88" calcext:value-type="float">
            <text:p>3,88</text:p>
          </table:table-cell>
          <table:table-cell table:number-columns-repeated="5"/>
        </table:table-row>
        <table:table-row table:style-name="ro1">
          <table:table-cell office:value-type="float" office:value="5950699" calcext:value-type="float">
            <text:p>5950699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0700" calcext:value-type="float">
            <text:p>5950700</text:p>
          </table:table-cell>
          <table:table-cell office:value-type="float" office:value="36.6" calcext:value-type="float">
            <text:p>36,6</text:p>
          </table:table-cell>
          <table:table-cell table:number-columns-repeated="5"/>
        </table:table-row>
        <table:table-row table:style-name="ro1">
          <table:table-cell office:value-type="float" office:value="5950701" calcext:value-type="float">
            <text:p>5950701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0702" calcext:value-type="float">
            <text:p>5950702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50703" calcext:value-type="float">
            <text:p>5950703</text:p>
          </table:table-cell>
          <table:table-cell office:value-type="float" office:value="4.86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5950704" calcext:value-type="float">
            <text:p>5950704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705" calcext:value-type="float">
            <text:p>5950705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706" calcext:value-type="float">
            <text:p>5950706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50707" calcext:value-type="float">
            <text:p>595070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708" calcext:value-type="float">
            <text:p>5950708</text:p>
          </table:table-cell>
          <table:table-cell office:value-type="float" office:value="5.54" calcext:value-type="float">
            <text:p>5,54</text:p>
          </table:table-cell>
          <table:table-cell table:number-columns-repeated="5"/>
        </table:table-row>
        <table:table-row table:style-name="ro1">
          <table:table-cell office:value-type="float" office:value="5950709" calcext:value-type="float">
            <text:p>595070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710" calcext:value-type="float">
            <text:p>59507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711" calcext:value-type="float">
            <text:p>5950711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50712" calcext:value-type="float">
            <text:p>5950712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50713" calcext:value-type="float">
            <text:p>5950713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0714" calcext:value-type="float">
            <text:p>5950714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0715" calcext:value-type="float">
            <text:p>5950715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50716" calcext:value-type="float">
            <text:p>5950716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717" calcext:value-type="float">
            <text:p>5950717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718" calcext:value-type="float">
            <text:p>5950718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0719" calcext:value-type="float">
            <text:p>5950719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0720" calcext:value-type="float">
            <text:p>5950720</text:p>
          </table:table-cell>
          <table:table-cell office:value-type="float" office:value="2.79" calcext:value-type="float">
            <text:p>2,79</text:p>
          </table:table-cell>
          <table:table-cell table:number-columns-repeated="5"/>
        </table:table-row>
        <table:table-row table:style-name="ro1">
          <table:table-cell office:value-type="float" office:value="5950721" calcext:value-type="float">
            <text:p>5950721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0722" calcext:value-type="float">
            <text:p>5950722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723" calcext:value-type="float">
            <text:p>5950723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0724" calcext:value-type="float">
            <text:p>5950724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725" calcext:value-type="float">
            <text:p>5950725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726" calcext:value-type="float">
            <text:p>595072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727" calcext:value-type="float">
            <text:p>5950727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728" calcext:value-type="float">
            <text:p>5950728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0729" calcext:value-type="float">
            <text:p>5950729</text:p>
          </table:table-cell>
          <table:table-cell office:value-type="float" office:value="10.32" calcext:value-type="float">
            <text:p>10,32</text:p>
          </table:table-cell>
          <table:table-cell table:number-columns-repeated="5"/>
        </table:table-row>
        <table:table-row table:style-name="ro1">
          <table:table-cell office:value-type="float" office:value="5950730" calcext:value-type="float">
            <text:p>5950730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50731" calcext:value-type="float">
            <text:p>5950731</text:p>
          </table:table-cell>
          <table:table-cell office:value-type="float" office:value="13.05" calcext:value-type="float">
            <text:p>13,05</text:p>
          </table:table-cell>
          <table:table-cell table:number-columns-repeated="5"/>
        </table:table-row>
        <table:table-row table:style-name="ro1">
          <table:table-cell office:value-type="float" office:value="5950732" calcext:value-type="float">
            <text:p>5950732</text:p>
          </table:table-cell>
          <table:table-cell office:value-type="float" office:value="3.31" calcext:value-type="float">
            <text:p>3,31</text:p>
          </table:table-cell>
          <table:table-cell table:number-columns-repeated="5"/>
        </table:table-row>
        <table:table-row table:style-name="ro1">
          <table:table-cell office:value-type="float" office:value="5950733" calcext:value-type="float">
            <text:p>59507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0734" calcext:value-type="float">
            <text:p>5950734</text:p>
          </table:table-cell>
          <table:table-cell office:value-type="float" office:value="4.18" calcext:value-type="float">
            <text:p>4,18</text:p>
          </table:table-cell>
          <table:table-cell table:number-columns-repeated="5"/>
        </table:table-row>
        <table:table-row table:style-name="ro1">
          <table:table-cell office:value-type="float" office:value="5950735" calcext:value-type="float">
            <text:p>5950735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0736" calcext:value-type="float">
            <text:p>5950736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0737" calcext:value-type="float">
            <text:p>5950737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738" calcext:value-type="float">
            <text:p>595073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0739" calcext:value-type="float">
            <text:p>5950739</text:p>
          </table:table-cell>
          <table:table-cell office:value-type="float" office:value="20.51" calcext:value-type="float">
            <text:p>20,51</text:p>
          </table:table-cell>
          <table:table-cell table:number-columns-repeated="5"/>
        </table:table-row>
        <table:table-row table:style-name="ro1">
          <table:table-cell office:value-type="float" office:value="5950740" calcext:value-type="float">
            <text:p>5950740</text:p>
          </table:table-cell>
          <table:table-cell office:value-type="float" office:value="10.46" calcext:value-type="float">
            <text:p>10,46</text:p>
          </table:table-cell>
          <table:table-cell table:number-columns-repeated="5"/>
        </table:table-row>
        <table:table-row table:style-name="ro1">
          <table:table-cell office:value-type="float" office:value="5950741" calcext:value-type="float">
            <text:p>595074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742" calcext:value-type="float">
            <text:p>5950742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0743" calcext:value-type="float">
            <text:p>5950743</text:p>
          </table:table-cell>
          <table:table-cell office:value-type="float" office:value="16.28" calcext:value-type="float">
            <text:p>16,28</text:p>
          </table:table-cell>
          <table:table-cell table:number-columns-repeated="5"/>
        </table:table-row>
        <table:table-row table:style-name="ro1">
          <table:table-cell office:value-type="float" office:value="5950744" calcext:value-type="float">
            <text:p>5950744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745" calcext:value-type="float">
            <text:p>5950745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0746" calcext:value-type="float">
            <text:p>5950746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0747" calcext:value-type="float">
            <text:p>5950747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748" calcext:value-type="float">
            <text:p>595074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749" calcext:value-type="float">
            <text:p>5950749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750" calcext:value-type="float">
            <text:p>5950750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0751" calcext:value-type="float">
            <text:p>5950751</text:p>
          </table:table-cell>
          <table:table-cell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5950752" calcext:value-type="float">
            <text:p>5950752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50753" calcext:value-type="float">
            <text:p>5950753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0754" calcext:value-type="float">
            <text:p>5950754</text:p>
          </table:table-cell>
          <table:table-cell office:value-type="float" office:value="9.89" calcext:value-type="float">
            <text:p>9,89</text:p>
          </table:table-cell>
          <table:table-cell table:number-columns-repeated="5"/>
        </table:table-row>
        <table:table-row table:style-name="ro1">
          <table:table-cell office:value-type="float" office:value="5950755" calcext:value-type="float">
            <text:p>5950755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756" calcext:value-type="float">
            <text:p>5950756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0757" calcext:value-type="float">
            <text:p>595075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758" calcext:value-type="float">
            <text:p>5950758</text:p>
          </table:table-cell>
          <table:table-cell office:value-type="float" office:value="5.01" calcext:value-type="float">
            <text:p>5,01</text:p>
          </table:table-cell>
          <table:table-cell table:number-columns-repeated="5"/>
        </table:table-row>
        <table:table-row table:style-name="ro1">
          <table:table-cell office:value-type="float" office:value="5950759" calcext:value-type="float">
            <text:p>5950759</text:p>
          </table:table-cell>
          <table:table-cell office:value-type="float" office:value="13.95" calcext:value-type="float">
            <text:p>13,95</text:p>
          </table:table-cell>
          <table:table-cell table:number-columns-repeated="5"/>
        </table:table-row>
        <table:table-row table:style-name="ro1">
          <table:table-cell office:value-type="float" office:value="5950760" calcext:value-type="float">
            <text:p>5950760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761" calcext:value-type="float">
            <text:p>5950761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5950762" calcext:value-type="float">
            <text:p>5950762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50763" calcext:value-type="float">
            <text:p>5950763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764" calcext:value-type="float">
            <text:p>5950764</text:p>
          </table:table-cell>
          <table:table-cell office:value-type="float" office:value="26.79" calcext:value-type="float">
            <text:p>26,79</text:p>
          </table:table-cell>
          <table:table-cell table:number-columns-repeated="5"/>
        </table:table-row>
        <table:table-row table:style-name="ro1">
          <table:table-cell office:value-type="float" office:value="5950765" calcext:value-type="float">
            <text:p>5950765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50766" calcext:value-type="float">
            <text:p>5950766</text:p>
          </table:table-cell>
          <table:table-cell office:value-type="float" office:value="34.83" calcext:value-type="float">
            <text:p>34,83</text:p>
          </table:table-cell>
          <table:table-cell table:number-columns-repeated="5"/>
        </table:table-row>
        <table:table-row table:style-name="ro1">
          <table:table-cell office:value-type="float" office:value="5950767" calcext:value-type="float">
            <text:p>5950767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float" office:value="5950768" calcext:value-type="float">
            <text:p>5950768</text:p>
          </table:table-cell>
          <table:table-cell office:value-type="float" office:value="4.11" calcext:value-type="float">
            <text:p>4,11</text:p>
          </table:table-cell>
          <table:table-cell table:number-columns-repeated="5"/>
        </table:table-row>
        <table:table-row table:style-name="ro1">
          <table:table-cell office:value-type="float" office:value="5950769" calcext:value-type="float">
            <text:p>5950769</text:p>
          </table:table-cell>
          <table:table-cell office:value-type="float" office:value="30.24" calcext:value-type="float">
            <text:p>30,24</text:p>
          </table:table-cell>
          <table:table-cell table:number-columns-repeated="5"/>
        </table:table-row>
        <table:table-row table:style-name="ro1">
          <table:table-cell office:value-type="float" office:value="5950770" calcext:value-type="float">
            <text:p>5950770</text:p>
          </table:table-cell>
          <table:table-cell office:value-type="float" office:value="3.43" calcext:value-type="float">
            <text:p>3,43</text:p>
          </table:table-cell>
          <table:table-cell table:number-columns-repeated="5"/>
        </table:table-row>
        <table:table-row table:style-name="ro1">
          <table:table-cell office:value-type="float" office:value="5950771" calcext:value-type="float">
            <text:p>5950771</text:p>
          </table:table-cell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5950772" calcext:value-type="float">
            <text:p>5950772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0773" calcext:value-type="float">
            <text:p>595077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0774" calcext:value-type="float">
            <text:p>5950774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50775" calcext:value-type="float">
            <text:p>595077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776" calcext:value-type="float">
            <text:p>5950776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50777" calcext:value-type="float">
            <text:p>5950777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0778" calcext:value-type="float">
            <text:p>5950778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0779" calcext:value-type="float">
            <text:p>5950779</text:p>
          </table:table-cell>
          <table:table-cell office:value-type="float" office:value="3.54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5950780" calcext:value-type="float">
            <text:p>5950780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50781" calcext:value-type="float">
            <text:p>5950781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0782" calcext:value-type="float">
            <text:p>5950782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0783" calcext:value-type="float">
            <text:p>5950783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0784" calcext:value-type="float">
            <text:p>5950784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float" office:value="5950785" calcext:value-type="float">
            <text:p>5950785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0786" calcext:value-type="float">
            <text:p>5950786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0787" calcext:value-type="float">
            <text:p>59507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788" calcext:value-type="float">
            <text:p>5950788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0789" calcext:value-type="float">
            <text:p>5950789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0790" calcext:value-type="float">
            <text:p>5950790</text:p>
          </table:table-cell>
          <table:table-cell office:value-type="float" office:value="4.9" calcext:value-type="float">
            <text:p>4,9</text:p>
          </table:table-cell>
          <table:table-cell table:number-columns-repeated="5"/>
        </table:table-row>
        <table:table-row table:style-name="ro1">
          <table:table-cell office:value-type="float" office:value="5950791" calcext:value-type="float">
            <text:p>5950791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0792" calcext:value-type="float">
            <text:p>5950792</text:p>
          </table:table-cell>
          <table:table-cell office:value-type="float" office:value="4.14" calcext:value-type="float">
            <text:p>4,14</text:p>
          </table:table-cell>
          <table:table-cell table:number-columns-repeated="5"/>
        </table:table-row>
        <table:table-row table:style-name="ro1">
          <table:table-cell office:value-type="float" office:value="5950793" calcext:value-type="float">
            <text:p>5950793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0794" calcext:value-type="float">
            <text:p>5950794</text:p>
          </table:table-cell>
          <table:table-cell office:value-type="float" office:value="4.92" calcext:value-type="float">
            <text:p>4,92</text:p>
          </table:table-cell>
          <table:table-cell table:number-columns-repeated="5"/>
        </table:table-row>
        <table:table-row table:style-name="ro1">
          <table:table-cell office:value-type="float" office:value="5950795" calcext:value-type="float">
            <text:p>5950795</text:p>
          </table:table-cell>
          <table:table-cell office:value-type="float" office:value="14.65" calcext:value-type="float">
            <text:p>14,65</text:p>
          </table:table-cell>
          <table:table-cell table:number-columns-repeated="5"/>
        </table:table-row>
        <table:table-row table:style-name="ro1">
          <table:table-cell office:value-type="float" office:value="5950796" calcext:value-type="float">
            <text:p>5950796</text:p>
          </table:table-cell>
          <table:table-cell office:value-type="float" office:value="5.13" calcext:value-type="float">
            <text:p>5,13</text:p>
          </table:table-cell>
          <table:table-cell table:number-columns-repeated="5"/>
        </table:table-row>
        <table:table-row table:style-name="ro1">
          <table:table-cell office:value-type="float" office:value="5950797" calcext:value-type="float">
            <text:p>5950797</text:p>
          </table:table-cell>
          <table:table-cell office:value-type="float" office:value="329.52" calcext:value-type="float">
            <text:p>329,52</text:p>
          </table:table-cell>
          <table:table-cell table:number-columns-repeated="5"/>
        </table:table-row>
        <table:table-row table:style-name="ro1">
          <table:table-cell office:value-type="float" office:value="5950798" calcext:value-type="float">
            <text:p>5950798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50799" calcext:value-type="float">
            <text:p>5950799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0800" calcext:value-type="float">
            <text:p>5950800</text:p>
          </table:table-cell>
          <table:table-cell office:value-type="float" office:value="17.83" calcext:value-type="float">
            <text:p>17,83</text:p>
          </table:table-cell>
          <table:table-cell table:number-columns-repeated="5"/>
        </table:table-row>
        <table:table-row table:style-name="ro1">
          <table:table-cell office:value-type="float" office:value="5950801" calcext:value-type="float">
            <text:p>5950801</text:p>
          </table:table-cell>
          <table:table-cell office:value-type="float" office:value="5.84" calcext:value-type="float">
            <text:p>5,84</text:p>
          </table:table-cell>
          <table:table-cell table:number-columns-repeated="5"/>
        </table:table-row>
        <table:table-row table:style-name="ro1">
          <table:table-cell office:value-type="float" office:value="5950802" calcext:value-type="float">
            <text:p>5950802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0803" calcext:value-type="float">
            <text:p>5950803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804" calcext:value-type="float">
            <text:p>5950804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950805" calcext:value-type="float">
            <text:p>5950805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0806" calcext:value-type="float">
            <text:p>5950806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807" calcext:value-type="float">
            <text:p>5950807</text:p>
          </table:table-cell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5950808" calcext:value-type="float">
            <text:p>5950808</text:p>
          </table:table-cell>
          <table:table-cell office:value-type="float" office:value="6.83" calcext:value-type="float">
            <text:p>6,83</text:p>
          </table:table-cell>
          <table:table-cell table:number-columns-repeated="5"/>
        </table:table-row>
        <table:table-row table:style-name="ro1">
          <table:table-cell office:value-type="float" office:value="5950809" calcext:value-type="float">
            <text:p>5950809</text:p>
          </table:table-cell>
          <table:table-cell office:value-type="float" office:value="896.73" calcext:value-type="float">
            <text:p>896,73</text:p>
          </table:table-cell>
          <table:table-cell table:number-columns-repeated="5"/>
        </table:table-row>
        <table:table-row table:style-name="ro1">
          <table:table-cell office:value-type="float" office:value="5950810" calcext:value-type="float">
            <text:p>5950810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0811" calcext:value-type="float">
            <text:p>5950811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812" calcext:value-type="float">
            <text:p>5950812</text:p>
          </table:table-cell>
          <table:table-cell office:value-type="float" office:value="2.43" calcext:value-type="float">
            <text:p>2,43</text:p>
          </table:table-cell>
          <table:table-cell table:number-columns-repeated="5"/>
        </table:table-row>
        <table:table-row table:style-name="ro1">
          <table:table-cell office:value-type="float" office:value="5950813" calcext:value-type="float">
            <text:p>5950813</text:p>
          </table:table-cell>
          <table:table-cell office:value-type="float" office:value="17.42" calcext:value-type="float">
            <text:p>17,42</text:p>
          </table:table-cell>
          <table:table-cell table:number-columns-repeated="5"/>
        </table:table-row>
        <table:table-row table:style-name="ro1">
          <table:table-cell office:value-type="float" office:value="5950814" calcext:value-type="float">
            <text:p>5950814</text:p>
          </table:table-cell>
          <table:table-cell office:value-type="float" office:value="3.65" calcext:value-type="float">
            <text:p>3,65</text:p>
          </table:table-cell>
          <table:table-cell table:number-columns-repeated="5"/>
        </table:table-row>
        <table:table-row table:style-name="ro1">
          <table:table-cell office:value-type="float" office:value="5950815" calcext:value-type="float">
            <text:p>5950815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0816" calcext:value-type="float">
            <text:p>5950816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817" calcext:value-type="float">
            <text:p>5950817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0818" calcext:value-type="float">
            <text:p>5950818</text:p>
          </table:table-cell>
          <table:table-cell office:value-type="float" office:value="4.56" calcext:value-type="float">
            <text:p>4,56</text:p>
          </table:table-cell>
          <table:table-cell table:number-columns-repeated="5"/>
        </table:table-row>
        <table:table-row table:style-name="ro1">
          <table:table-cell office:value-type="float" office:value="5950819" calcext:value-type="float">
            <text:p>5950819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0820" calcext:value-type="float">
            <text:p>5950820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0821" calcext:value-type="float">
            <text:p>5950821</text:p>
          </table:table-cell>
          <table:table-cell office:value-type="float" office:value="772.77" calcext:value-type="float">
            <text:p>772,77</text:p>
          </table:table-cell>
          <table:table-cell table:number-columns-repeated="5"/>
        </table:table-row>
        <table:table-row table:style-name="ro1">
          <table:table-cell office:value-type="float" office:value="5950822" calcext:value-type="float">
            <text:p>5950822</text:p>
          </table:table-cell>
          <table:table-cell office:value-type="float" office:value="2.69" calcext:value-type="float">
            <text:p>2,69</text:p>
          </table:table-cell>
          <table:table-cell table:number-columns-repeated="5"/>
        </table:table-row>
        <table:table-row table:style-name="ro1">
          <table:table-cell office:value-type="float" office:value="5950823" calcext:value-type="float">
            <text:p>5950823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824" calcext:value-type="float">
            <text:p>5950824</text:p>
          </table:table-cell>
          <table:table-cell office:value-type="float" office:value="3.62" calcext:value-type="float">
            <text:p>3,62</text:p>
          </table:table-cell>
          <table:table-cell table:number-columns-repeated="5"/>
        </table:table-row>
        <table:table-row table:style-name="ro1">
          <table:table-cell office:value-type="float" office:value="5950825" calcext:value-type="float">
            <text:p>595082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826" calcext:value-type="float">
            <text:p>5950826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0827" calcext:value-type="float">
            <text:p>5950827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50828" calcext:value-type="float">
            <text:p>5950828</text:p>
          </table:table-cell>
          <table:table-cell office:value-type="float" office:value="5.69" calcext:value-type="float">
            <text:p>5,69</text:p>
          </table:table-cell>
          <table:table-cell table:number-columns-repeated="5"/>
        </table:table-row>
        <table:table-row table:style-name="ro1">
          <table:table-cell office:value-type="float" office:value="5950829" calcext:value-type="float">
            <text:p>5950829</text:p>
          </table:table-cell>
          <table:table-cell office:value-type="float" office:value="7.15" calcext:value-type="float">
            <text:p>7,15</text:p>
          </table:table-cell>
          <table:table-cell table:number-columns-repeated="5"/>
        </table:table-row>
        <table:table-row table:style-name="ro1">
          <table:table-cell office:value-type="float" office:value="5950830" calcext:value-type="float">
            <text:p>5950830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0831" calcext:value-type="float">
            <text:p>5950831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0832" calcext:value-type="float">
            <text:p>5950832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0833" calcext:value-type="float">
            <text:p>5950833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834" calcext:value-type="float">
            <text:p>595083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0835" calcext:value-type="float">
            <text:p>5950835</text:p>
          </table:table-cell>
          <table:table-cell office:value-type="float" office:value="4.76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5950836" calcext:value-type="float">
            <text:p>5950836</text:p>
          </table:table-cell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office:value-type="float" office:value="5950837" calcext:value-type="float">
            <text:p>5950837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838" calcext:value-type="float">
            <text:p>595083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839" calcext:value-type="float">
            <text:p>5950839</text:p>
          </table:table-cell>
          <table:table-cell office:value-type="float" office:value="5.83" calcext:value-type="float">
            <text:p>5,83</text:p>
          </table:table-cell>
          <table:table-cell table:number-columns-repeated="5"/>
        </table:table-row>
        <table:table-row table:style-name="ro1">
          <table:table-cell office:value-type="float" office:value="5950840" calcext:value-type="float">
            <text:p>5950840</text:p>
          </table:table-cell>
          <table:table-cell office:value-type="float" office:value="21.69" calcext:value-type="float">
            <text:p>21,69</text:p>
          </table:table-cell>
          <table:table-cell table:number-columns-repeated="5"/>
        </table:table-row>
        <table:table-row table:style-name="ro1">
          <table:table-cell office:value-type="float" office:value="5950841" calcext:value-type="float">
            <text:p>5950841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842" calcext:value-type="float">
            <text:p>5950842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0843" calcext:value-type="float">
            <text:p>5950843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844" calcext:value-type="float">
            <text:p>5950844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0845" calcext:value-type="float">
            <text:p>5950845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0846" calcext:value-type="float">
            <text:p>5950846</text:p>
          </table:table-cell>
          <table:table-cell office:value-type="float" office:value="16.35" calcext:value-type="float">
            <text:p>16,35</text:p>
          </table:table-cell>
          <table:table-cell table:number-columns-repeated="5"/>
        </table:table-row>
        <table:table-row table:style-name="ro1">
          <table:table-cell office:value-type="float" office:value="5950847" calcext:value-type="float">
            <text:p>5950847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0848" calcext:value-type="float">
            <text:p>5950848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50849" calcext:value-type="float">
            <text:p>5950849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50850" calcext:value-type="float">
            <text:p>5950850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0851" calcext:value-type="float">
            <text:p>5950851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50852" calcext:value-type="float">
            <text:p>5950852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853" calcext:value-type="float">
            <text:p>5950853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50854" calcext:value-type="float">
            <text:p>5950854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0855" calcext:value-type="float">
            <text:p>5950855</text:p>
          </table:table-cell>
          <table:table-cell office:value-type="float" office:value="4.14" calcext:value-type="float">
            <text:p>4,14</text:p>
          </table:table-cell>
          <table:table-cell table:number-columns-repeated="5"/>
        </table:table-row>
        <table:table-row table:style-name="ro1">
          <table:table-cell office:value-type="float" office:value="5950856" calcext:value-type="float">
            <text:p>5950856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50857" calcext:value-type="float">
            <text:p>5950857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858" calcext:value-type="float">
            <text:p>5950858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859" calcext:value-type="float">
            <text:p>5950859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0860" calcext:value-type="float">
            <text:p>5950860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0861" calcext:value-type="float">
            <text:p>5950861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0862" calcext:value-type="float">
            <text:p>5950862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863" calcext:value-type="float">
            <text:p>5950863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0864" calcext:value-type="float">
            <text:p>5950864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0865" calcext:value-type="float">
            <text:p>5950865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0866" calcext:value-type="float">
            <text:p>5950866</text:p>
          </table:table-cell>
          <table:table-cell office:value-type="float" office:value="4.41" calcext:value-type="float">
            <text:p>4,41</text:p>
          </table:table-cell>
          <table:table-cell table:number-columns-repeated="5"/>
        </table:table-row>
        <table:table-row table:style-name="ro1">
          <table:table-cell office:value-type="float" office:value="5950867" calcext:value-type="float">
            <text:p>5950867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0868" calcext:value-type="float">
            <text:p>595086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869" calcext:value-type="float">
            <text:p>5950869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0870" calcext:value-type="float">
            <text:p>5950870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871" calcext:value-type="float">
            <text:p>5950871</text:p>
          </table:table-cell>
          <table:table-cell office:value-type="float" office:value="16.08" calcext:value-type="float">
            <text:p>16,08</text:p>
          </table:table-cell>
          <table:table-cell table:number-columns-repeated="5"/>
        </table:table-row>
        <table:table-row table:style-name="ro1">
          <table:table-cell office:value-type="float" office:value="5950872" calcext:value-type="float">
            <text:p>5950872</text:p>
          </table:table-cell>
          <table:table-cell office:value-type="float" office:value="4.59" calcext:value-type="float">
            <text:p>4,59</text:p>
          </table:table-cell>
          <table:table-cell table:number-columns-repeated="5"/>
        </table:table-row>
        <table:table-row table:style-name="ro1">
          <table:table-cell office:value-type="float" office:value="5950873" calcext:value-type="float">
            <text:p>5950873</text:p>
          </table:table-cell>
          <table:table-cell office:value-type="float" office:value="4.4" calcext:value-type="float">
            <text:p>4,4</text:p>
          </table:table-cell>
          <table:table-cell table:number-columns-repeated="5"/>
        </table:table-row>
        <table:table-row table:style-name="ro1">
          <table:table-cell office:value-type="float" office:value="5950874" calcext:value-type="float">
            <text:p>5950874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0875" calcext:value-type="float">
            <text:p>5950875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0876" calcext:value-type="float">
            <text:p>595087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0877" calcext:value-type="float">
            <text:p>5950877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50878" calcext:value-type="float">
            <text:p>5950878</text:p>
          </table:table-cell>
          <table:table-cell office:value-type="float" office:value="4.55" calcext:value-type="float">
            <text:p>4,55</text:p>
          </table:table-cell>
          <table:table-cell table:number-columns-repeated="5"/>
        </table:table-row>
        <table:table-row table:style-name="ro1">
          <table:table-cell office:value-type="float" office:value="5950879" calcext:value-type="float">
            <text:p>5950879</text:p>
          </table:table-cell>
          <table:table-cell office:value-type="float" office:value="14.93" calcext:value-type="float">
            <text:p>14,93</text:p>
          </table:table-cell>
          <table:table-cell table:number-columns-repeated="5"/>
        </table:table-row>
        <table:table-row table:style-name="ro1">
          <table:table-cell office:value-type="float" office:value="5950880" calcext:value-type="float">
            <text:p>5950880</text:p>
          </table:table-cell>
          <table:table-cell office:value-type="float" office:value="6.54" calcext:value-type="float">
            <text:p>6,54</text:p>
          </table:table-cell>
          <table:table-cell table:number-columns-repeated="5"/>
        </table:table-row>
        <table:table-row table:style-name="ro1">
          <table:table-cell office:value-type="float" office:value="5950881" calcext:value-type="float">
            <text:p>5950881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0882" calcext:value-type="float">
            <text:p>5950882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0883" calcext:value-type="float">
            <text:p>5950883</text:p>
          </table:table-cell>
          <table:table-cell office:value-type="float" office:value="136.09" calcext:value-type="float">
            <text:p>136,09</text:p>
          </table:table-cell>
          <table:table-cell table:number-columns-repeated="5"/>
        </table:table-row>
        <table:table-row table:style-name="ro1">
          <table:table-cell office:value-type="float" office:value="5950884" calcext:value-type="float">
            <text:p>5950884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0885" calcext:value-type="float">
            <text:p>5950885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950886" calcext:value-type="float">
            <text:p>5950886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887" calcext:value-type="float">
            <text:p>5950887</text:p>
          </table:table-cell>
          <table:table-cell office:value-type="float" office:value="7.35" calcext:value-type="float">
            <text:p>7,35</text:p>
          </table:table-cell>
          <table:table-cell table:number-columns-repeated="5"/>
        </table:table-row>
        <table:table-row table:style-name="ro1">
          <table:table-cell office:value-type="float" office:value="5950888" calcext:value-type="float">
            <text:p>5950888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0889" calcext:value-type="float">
            <text:p>5950889</text:p>
          </table:table-cell>
          <table:table-cell office:value-type="float" office:value="3.29" calcext:value-type="float">
            <text:p>3,29</text:p>
          </table:table-cell>
          <table:table-cell table:number-columns-repeated="5"/>
        </table:table-row>
        <table:table-row table:style-name="ro1">
          <table:table-cell office:value-type="float" office:value="5950890" calcext:value-type="float">
            <text:p>5950890</text:p>
          </table:table-cell>
          <table:table-cell office:value-type="float" office:value="3.24" calcext:value-type="float">
            <text:p>3,24</text:p>
          </table:table-cell>
          <table:table-cell table:number-columns-repeated="5"/>
        </table:table-row>
        <table:table-row table:style-name="ro1">
          <table:table-cell office:value-type="float" office:value="5950891" calcext:value-type="float">
            <text:p>5950891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50892" calcext:value-type="float">
            <text:p>59508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0893" calcext:value-type="float">
            <text:p>5950893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0894" calcext:value-type="float">
            <text:p>5950894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50895" calcext:value-type="float">
            <text:p>5950895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50896" calcext:value-type="float">
            <text:p>5950896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0897" calcext:value-type="float">
            <text:p>5950897</text:p>
          </table:table-cell>
          <table:table-cell office:value-type="float" office:value="10.91" calcext:value-type="float">
            <text:p>10,91</text:p>
          </table:table-cell>
          <table:table-cell table:number-columns-repeated="5"/>
        </table:table-row>
        <table:table-row table:style-name="ro1">
          <table:table-cell office:value-type="float" office:value="5950898" calcext:value-type="float">
            <text:p>595089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0899" calcext:value-type="float">
            <text:p>5950899</text:p>
          </table:table-cell>
          <table:table-cell office:value-type="float" office:value="9.55" calcext:value-type="float">
            <text:p>9,55</text:p>
          </table:table-cell>
          <table:table-cell table:number-columns-repeated="5"/>
        </table:table-row>
        <table:table-row table:style-name="ro1">
          <table:table-cell office:value-type="float" office:value="5950900" calcext:value-type="float">
            <text:p>5950900</text:p>
          </table:table-cell>
          <table:table-cell office:value-type="float" office:value="3.79" calcext:value-type="float">
            <text:p>3,79</text:p>
          </table:table-cell>
          <table:table-cell table:number-columns-repeated="5"/>
        </table:table-row>
        <table:table-row table:style-name="ro1">
          <table:table-cell office:value-type="float" office:value="5950901" calcext:value-type="float">
            <text:p>5950901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902" calcext:value-type="float">
            <text:p>5950902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0903" calcext:value-type="float">
            <text:p>5950903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904" calcext:value-type="float">
            <text:p>5950904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50905" calcext:value-type="float">
            <text:p>5950905</text:p>
          </table:table-cell>
          <table:table-cell office:value-type="float" office:value="98.63" calcext:value-type="float">
            <text:p>98,63</text:p>
          </table:table-cell>
          <table:table-cell table:number-columns-repeated="5"/>
        </table:table-row>
        <table:table-row table:style-name="ro1">
          <table:table-cell office:value-type="float" office:value="5950906" calcext:value-type="float">
            <text:p>5950906</text:p>
          </table:table-cell>
          <table:table-cell office:value-type="float" office:value="2.92" calcext:value-type="float">
            <text:p>2,92</text:p>
          </table:table-cell>
          <table:table-cell table:number-columns-repeated="5"/>
        </table:table-row>
        <table:table-row table:style-name="ro1">
          <table:table-cell office:value-type="float" office:value="5950907" calcext:value-type="float">
            <text:p>595090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908" calcext:value-type="float">
            <text:p>5950908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50909" calcext:value-type="float">
            <text:p>5950909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0910" calcext:value-type="float">
            <text:p>5950910</text:p>
          </table:table-cell>
          <table:table-cell office:value-type="float" office:value="12.97" calcext:value-type="float">
            <text:p>12,97</text:p>
          </table:table-cell>
          <table:table-cell table:number-columns-repeated="5"/>
        </table:table-row>
        <table:table-row table:style-name="ro1">
          <table:table-cell office:value-type="float" office:value="5950911" calcext:value-type="float">
            <text:p>5950911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0912" calcext:value-type="float">
            <text:p>5950912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50913" calcext:value-type="float">
            <text:p>5950913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0914" calcext:value-type="float">
            <text:p>5950914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0915" calcext:value-type="float">
            <text:p>5950915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0916" calcext:value-type="float">
            <text:p>5950916</text:p>
          </table:table-cell>
          <table:table-cell office:value-type="float" office:value="9.76" calcext:value-type="float">
            <text:p>9,76</text:p>
          </table:table-cell>
          <table:table-cell table:number-columns-repeated="5"/>
        </table:table-row>
        <table:table-row table:style-name="ro1">
          <table:table-cell office:value-type="float" office:value="5950917" calcext:value-type="float">
            <text:p>5950917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50918" calcext:value-type="float">
            <text:p>5950918</text:p>
          </table:table-cell>
          <table:table-cell office:value-type="float" office:value="13.98" calcext:value-type="float">
            <text:p>13,98</text:p>
          </table:table-cell>
          <table:table-cell table:number-columns-repeated="5"/>
        </table:table-row>
        <table:table-row table:style-name="ro1">
          <table:table-cell office:value-type="float" office:value="5950919" calcext:value-type="float">
            <text:p>5950919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0920" calcext:value-type="float">
            <text:p>5950920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0921" calcext:value-type="float">
            <text:p>5950921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0922" calcext:value-type="float">
            <text:p>5950922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0923" calcext:value-type="float">
            <text:p>5950923</text:p>
          </table:table-cell>
          <table:table-cell office:value-type="float" office:value="3.71" calcext:value-type="float">
            <text:p>3,71</text:p>
          </table:table-cell>
          <table:table-cell table:number-columns-repeated="5"/>
        </table:table-row>
        <table:table-row table:style-name="ro1">
          <table:table-cell office:value-type="float" office:value="5950924" calcext:value-type="float">
            <text:p>5950924</text:p>
          </table:table-cell>
          <table:table-cell office:value-type="float" office:value="39.46" calcext:value-type="float">
            <text:p>39,46</text:p>
          </table:table-cell>
          <table:table-cell table:number-columns-repeated="5"/>
        </table:table-row>
        <table:table-row table:style-name="ro1">
          <table:table-cell office:value-type="float" office:value="5950925" calcext:value-type="float">
            <text:p>5950925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0926" calcext:value-type="float">
            <text:p>595092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927" calcext:value-type="float">
            <text:p>5950927</text:p>
          </table:table-cell>
          <table:table-cell office:value-type="float" office:value="6.78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5950928" calcext:value-type="float">
            <text:p>5950928</text:p>
          </table:table-cell>
          <table:table-cell office:value-type="float" office:value="12.46" calcext:value-type="float">
            <text:p>12,46</text:p>
          </table:table-cell>
          <table:table-cell table:number-columns-repeated="5"/>
        </table:table-row>
        <table:table-row table:style-name="ro1">
          <table:table-cell office:value-type="float" office:value="5950929" calcext:value-type="float">
            <text:p>5950929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0930" calcext:value-type="float">
            <text:p>5950930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931" calcext:value-type="float">
            <text:p>5950931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50932" calcext:value-type="float">
            <text:p>5950932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0933" calcext:value-type="float">
            <text:p>5950933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0934" calcext:value-type="float">
            <text:p>5950934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50935" calcext:value-type="float">
            <text:p>5950935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936" calcext:value-type="float">
            <text:p>5950936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50937" calcext:value-type="float">
            <text:p>5950937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0938" calcext:value-type="float">
            <text:p>595093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0939" calcext:value-type="float">
            <text:p>5950939</text:p>
          </table:table-cell>
          <table:table-cell office:value-type="float" office:value="3.96" calcext:value-type="float">
            <text:p>3,96</text:p>
          </table:table-cell>
          <table:table-cell table:number-columns-repeated="5"/>
        </table:table-row>
        <table:table-row table:style-name="ro1">
          <table:table-cell office:value-type="float" office:value="5950940" calcext:value-type="float">
            <text:p>5950940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0941" calcext:value-type="float">
            <text:p>5950941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0942" calcext:value-type="float">
            <text:p>5950942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0943" calcext:value-type="float">
            <text:p>595094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0944" calcext:value-type="float">
            <text:p>5950944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0945" calcext:value-type="float">
            <text:p>5950945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946" calcext:value-type="float">
            <text:p>5950946</text:p>
          </table:table-cell>
          <table:table-cell office:value-type="float" office:value="4.81" calcext:value-type="float">
            <text:p>4,81</text:p>
          </table:table-cell>
          <table:table-cell table:number-columns-repeated="5"/>
        </table:table-row>
        <table:table-row table:style-name="ro1">
          <table:table-cell office:value-type="float" office:value="5950947" calcext:value-type="float">
            <text:p>595094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0948" calcext:value-type="float">
            <text:p>5950948</text:p>
          </table:table-cell>
          <table:table-cell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office:value-type="float" office:value="5950949" calcext:value-type="float">
            <text:p>5950949</text:p>
          </table:table-cell>
          <table:table-cell office:value-type="float" office:value="4.91" calcext:value-type="float">
            <text:p>4,91</text:p>
          </table:table-cell>
          <table:table-cell table:number-columns-repeated="5"/>
        </table:table-row>
        <table:table-row table:style-name="ro1">
          <table:table-cell office:value-type="float" office:value="5950950" calcext:value-type="float">
            <text:p>5950950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0951" calcext:value-type="float">
            <text:p>5950951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50952" calcext:value-type="float">
            <text:p>5950952</text:p>
          </table:table-cell>
          <table:table-cell office:value-type="float" office:value="23.54" calcext:value-type="float">
            <text:p>23,54</text:p>
          </table:table-cell>
          <table:table-cell table:number-columns-repeated="5"/>
        </table:table-row>
        <table:table-row table:style-name="ro1">
          <table:table-cell office:value-type="float" office:value="5950953" calcext:value-type="float">
            <text:p>5950953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0954" calcext:value-type="float">
            <text:p>5950954</text:p>
          </table:table-cell>
          <table:table-cell office:value-type="float" office:value="34.85" calcext:value-type="float">
            <text:p>34,85</text:p>
          </table:table-cell>
          <table:table-cell table:number-columns-repeated="5"/>
        </table:table-row>
        <table:table-row table:style-name="ro1">
          <table:table-cell office:value-type="float" office:value="5950955" calcext:value-type="float">
            <text:p>595095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0956" calcext:value-type="float">
            <text:p>5950956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0957" calcext:value-type="float">
            <text:p>5950957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0958" calcext:value-type="float">
            <text:p>5950958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0959" calcext:value-type="float">
            <text:p>5950959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0960" calcext:value-type="float">
            <text:p>5950960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0961" calcext:value-type="float">
            <text:p>5950961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0962" calcext:value-type="float">
            <text:p>5950962</text:p>
          </table:table-cell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5950963" calcext:value-type="float">
            <text:p>5950963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0964" calcext:value-type="float">
            <text:p>5950964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50965" calcext:value-type="float">
            <text:p>5950965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float" office:value="5950966" calcext:value-type="float">
            <text:p>5950966</text:p>
          </table:table-cell>
          <table:table-cell office:value-type="float" office:value="6.93" calcext:value-type="float">
            <text:p>6,93</text:p>
          </table:table-cell>
          <table:table-cell table:number-columns-repeated="5"/>
        </table:table-row>
        <table:table-row table:style-name="ro1">
          <table:table-cell office:value-type="float" office:value="5950967" calcext:value-type="float">
            <text:p>5950967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0968" calcext:value-type="float">
            <text:p>5950968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0969" calcext:value-type="float">
            <text:p>5950969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50970" calcext:value-type="float">
            <text:p>595097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0971" calcext:value-type="float">
            <text:p>5950971</text:p>
          </table:table-cell>
          <table:table-cell office:value-type="float" office:value="12.16" calcext:value-type="float">
            <text:p>12,16</text:p>
          </table:table-cell>
          <table:table-cell table:number-columns-repeated="5"/>
        </table:table-row>
        <table:table-row table:style-name="ro1">
          <table:table-cell office:value-type="float" office:value="5950972" calcext:value-type="float">
            <text:p>5950972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0973" calcext:value-type="float">
            <text:p>5950973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0974" calcext:value-type="float">
            <text:p>5950974</text:p>
          </table:table-cell>
          <table:table-cell office:value-type="float" office:value="3.49" calcext:value-type="float">
            <text:p>3,49</text:p>
          </table:table-cell>
          <table:table-cell table:number-columns-repeated="5"/>
        </table:table-row>
        <table:table-row table:style-name="ro1">
          <table:table-cell office:value-type="float" office:value="5950975" calcext:value-type="float">
            <text:p>5950975</text:p>
          </table:table-cell>
          <table:table-cell office:value-type="float" office:value="5.63" calcext:value-type="float">
            <text:p>5,63</text:p>
          </table:table-cell>
          <table:table-cell table:number-columns-repeated="5"/>
        </table:table-row>
        <table:table-row table:style-name="ro1">
          <table:table-cell office:value-type="float" office:value="5950976" calcext:value-type="float">
            <text:p>5950976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0977" calcext:value-type="float">
            <text:p>59509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0978" calcext:value-type="float">
            <text:p>5950978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0979" calcext:value-type="float">
            <text:p>5950979</text:p>
          </table:table-cell>
          <table:table-cell office:value-type="float" office:value="9.21" calcext:value-type="float">
            <text:p>9,21</text:p>
          </table:table-cell>
          <table:table-cell table:number-columns-repeated="5"/>
        </table:table-row>
        <table:table-row table:style-name="ro1">
          <table:table-cell office:value-type="float" office:value="5950980" calcext:value-type="float">
            <text:p>5950980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0981" calcext:value-type="float">
            <text:p>5950981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50982" calcext:value-type="float">
            <text:p>5950982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float" office:value="5950983" calcext:value-type="float">
            <text:p>5950983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0984" calcext:value-type="float">
            <text:p>5950984</text:p>
          </table:table-cell>
          <table:table-cell office:value-type="float" office:value="18.81" calcext:value-type="float">
            <text:p>18,81</text:p>
          </table:table-cell>
          <table:table-cell table:number-columns-repeated="5"/>
        </table:table-row>
        <table:table-row table:style-name="ro1">
          <table:table-cell office:value-type="float" office:value="5950985" calcext:value-type="float">
            <text:p>5950985</text:p>
          </table:table-cell>
          <table:table-cell office:value-type="float" office:value="5.51" calcext:value-type="float">
            <text:p>5,51</text:p>
          </table:table-cell>
          <table:table-cell table:number-columns-repeated="5"/>
        </table:table-row>
        <table:table-row table:style-name="ro1">
          <table:table-cell office:value-type="float" office:value="5950986" calcext:value-type="float">
            <text:p>5950986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0987" calcext:value-type="float">
            <text:p>5950987</text:p>
          </table:table-cell>
          <table:table-cell office:value-type="float" office:value="2.62" calcext:value-type="float">
            <text:p>2,62</text:p>
          </table:table-cell>
          <table:table-cell table:number-columns-repeated="5"/>
        </table:table-row>
        <table:table-row table:style-name="ro1">
          <table:table-cell office:value-type="float" office:value="5950988" calcext:value-type="float">
            <text:p>5950988</text:p>
          </table:table-cell>
          <table:table-cell office:value-type="float" office:value="7.4" calcext:value-type="float">
            <text:p>7,4</text:p>
          </table:table-cell>
          <table:table-cell table:number-columns-repeated="5"/>
        </table:table-row>
        <table:table-row table:style-name="ro1">
          <table:table-cell office:value-type="float" office:value="5950989" calcext:value-type="float">
            <text:p>5950989</text:p>
          </table:table-cell>
          <table:table-cell office:value-type="float" office:value="16.81" calcext:value-type="float">
            <text:p>16,81</text:p>
          </table:table-cell>
          <table:table-cell table:number-columns-repeated="5"/>
        </table:table-row>
        <table:table-row table:style-name="ro1">
          <table:table-cell office:value-type="float" office:value="5950990" calcext:value-type="float">
            <text:p>5950990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50991" calcext:value-type="float">
            <text:p>5950991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0992" calcext:value-type="float">
            <text:p>5950992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0993" calcext:value-type="float">
            <text:p>5950993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0994" calcext:value-type="float">
            <text:p>5950994</text:p>
          </table:table-cell>
          <table:table-cell office:value-type="float" office:value="3.72" calcext:value-type="float">
            <text:p>3,72</text:p>
          </table:table-cell>
          <table:table-cell table:number-columns-repeated="5"/>
        </table:table-row>
        <table:table-row table:style-name="ro1">
          <table:table-cell office:value-type="float" office:value="5950995" calcext:value-type="float">
            <text:p>5950995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0996" calcext:value-type="float">
            <text:p>5950996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0997" calcext:value-type="float">
            <text:p>5950997</text:p>
          </table:table-cell>
          <table:table-cell office:value-type="float" office:value="2.96" calcext:value-type="float">
            <text:p>2,96</text:p>
          </table:table-cell>
          <table:table-cell table:number-columns-repeated="5"/>
        </table:table-row>
        <table:table-row table:style-name="ro1">
          <table:table-cell office:value-type="float" office:value="5950998" calcext:value-type="float">
            <text:p>5950998</text:p>
          </table:table-cell>
          <table:table-cell office:value-type="float" office:value="4.74" calcext:value-type="float">
            <text:p>4,74</text:p>
          </table:table-cell>
          <table:table-cell table:number-columns-repeated="5"/>
        </table:table-row>
        <table:table-row table:style-name="ro1">
          <table:table-cell office:value-type="float" office:value="5950999" calcext:value-type="float">
            <text:p>5950999</text:p>
          </table:table-cell>
          <table:table-cell office:value-type="float" office:value="7.2" calcext:value-type="float">
            <text:p>7,2</text:p>
          </table:table-cell>
          <table:table-cell table:number-columns-repeated="5"/>
        </table:table-row>
        <table:table-row table:style-name="ro1">
          <table:table-cell office:value-type="float" office:value="5951000" calcext:value-type="float">
            <text:p>5951000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1001" calcext:value-type="float">
            <text:p>5951001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1002" calcext:value-type="float">
            <text:p>5951002</text:p>
          </table:table-cell>
          <table:table-cell office:value-type="float" office:value="4.46" calcext:value-type="float">
            <text:p>4,46</text:p>
          </table:table-cell>
          <table:table-cell table:number-columns-repeated="5"/>
        </table:table-row>
        <table:table-row table:style-name="ro1">
          <table:table-cell office:value-type="float" office:value="5951003" calcext:value-type="float">
            <text:p>5951003</text:p>
          </table:table-cell>
          <table:table-cell office:value-type="float" office:value="95.19" calcext:value-type="float">
            <text:p>95,19</text:p>
          </table:table-cell>
          <table:table-cell table:number-columns-repeated="5"/>
        </table:table-row>
        <table:table-row table:style-name="ro1">
          <table:table-cell office:value-type="float" office:value="5951004" calcext:value-type="float">
            <text:p>5951004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1005" calcext:value-type="float">
            <text:p>5951005</text:p>
          </table:table-cell>
          <table:table-cell office:value-type="float" office:value="4.02" calcext:value-type="float">
            <text:p>4,02</text:p>
          </table:table-cell>
          <table:table-cell table:number-columns-repeated="5"/>
        </table:table-row>
        <table:table-row table:style-name="ro1">
          <table:table-cell office:value-type="float" office:value="5951006" calcext:value-type="float">
            <text:p>5951006</text:p>
          </table:table-cell>
          <table:table-cell office:value-type="float" office:value="39.73" calcext:value-type="float">
            <text:p>39,73</text:p>
          </table:table-cell>
          <table:table-cell table:number-columns-repeated="5"/>
        </table:table-row>
        <table:table-row table:style-name="ro1">
          <table:table-cell office:value-type="float" office:value="5951007" calcext:value-type="float">
            <text:p>5951007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008" calcext:value-type="float">
            <text:p>5951008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009" calcext:value-type="float">
            <text:p>5951009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010" calcext:value-type="float">
            <text:p>5951010</text:p>
          </table:table-cell>
          <table:table-cell office:value-type="float" office:value="16.97" calcext:value-type="float">
            <text:p>16,97</text:p>
          </table:table-cell>
          <table:table-cell table:number-columns-repeated="5"/>
        </table:table-row>
        <table:table-row table:style-name="ro1">
          <table:table-cell office:value-type="float" office:value="5951011" calcext:value-type="float">
            <text:p>5951011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51012" calcext:value-type="float">
            <text:p>5951012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013" calcext:value-type="float">
            <text:p>5951013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014" calcext:value-type="float">
            <text:p>5951014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015" calcext:value-type="float">
            <text:p>5951015</text:p>
          </table:table-cell>
          <table:table-cell office:value-type="float" office:value="5.24" calcext:value-type="float">
            <text:p>5,24</text:p>
          </table:table-cell>
          <table:table-cell table:number-columns-repeated="5"/>
        </table:table-row>
        <table:table-row table:style-name="ro1">
          <table:table-cell office:value-type="float" office:value="5951016" calcext:value-type="float">
            <text:p>5951016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017" calcext:value-type="float">
            <text:p>5951017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1018" calcext:value-type="float">
            <text:p>5951018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019" calcext:value-type="float">
            <text:p>5951019</text:p>
          </table:table-cell>
          <table:table-cell office:value-type="float" office:value="4.74" calcext:value-type="float">
            <text:p>4,74</text:p>
          </table:table-cell>
          <table:table-cell table:number-columns-repeated="5"/>
        </table:table-row>
        <table:table-row table:style-name="ro1">
          <table:table-cell office:value-type="float" office:value="5951020" calcext:value-type="float">
            <text:p>5951020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021" calcext:value-type="float">
            <text:p>5951021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022" calcext:value-type="float">
            <text:p>5951022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1023" calcext:value-type="float">
            <text:p>595102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1024" calcext:value-type="float">
            <text:p>5951024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1025" calcext:value-type="float">
            <text:p>5951025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026" calcext:value-type="float">
            <text:p>5951026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1027" calcext:value-type="float">
            <text:p>59510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51028" calcext:value-type="float">
            <text:p>5951028</text:p>
          </table:table-cell>
          <table:table-cell office:value-type="float" office:value="4.07" calcext:value-type="float">
            <text:p>4,07</text:p>
          </table:table-cell>
          <table:table-cell table:number-columns-repeated="5"/>
        </table:table-row>
        <table:table-row table:style-name="ro1">
          <table:table-cell office:value-type="float" office:value="5951029" calcext:value-type="float">
            <text:p>5951029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030" calcext:value-type="float">
            <text:p>5951030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031" calcext:value-type="float">
            <text:p>5951031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51032" calcext:value-type="float">
            <text:p>5951032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033" calcext:value-type="float">
            <text:p>595103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034" calcext:value-type="float">
            <text:p>595103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1035" calcext:value-type="float">
            <text:p>5951035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1036" calcext:value-type="float">
            <text:p>5951036</text:p>
          </table:table-cell>
          <table:table-cell office:value-type="float" office:value="5.78" calcext:value-type="float">
            <text:p>5,78</text:p>
          </table:table-cell>
          <table:table-cell table:number-columns-repeated="5"/>
        </table:table-row>
        <table:table-row table:style-name="ro1">
          <table:table-cell office:value-type="float" office:value="5951037" calcext:value-type="float">
            <text:p>5951037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1038" calcext:value-type="float">
            <text:p>5951038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039" calcext:value-type="float">
            <text:p>5951039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1040" calcext:value-type="float">
            <text:p>5951040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041" calcext:value-type="float">
            <text:p>595104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042" calcext:value-type="float">
            <text:p>5951042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043" calcext:value-type="float">
            <text:p>5951043</text:p>
          </table:table-cell>
          <table:table-cell office:value-type="float" office:value="10.46" calcext:value-type="float">
            <text:p>10,46</text:p>
          </table:table-cell>
          <table:table-cell table:number-columns-repeated="5"/>
        </table:table-row>
        <table:table-row table:style-name="ro1">
          <table:table-cell office:value-type="float" office:value="5951044" calcext:value-type="float">
            <text:p>5951044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51045" calcext:value-type="float">
            <text:p>5951045</text:p>
          </table:table-cell>
          <table:table-cell office:value-type="float" office:value="6.55" calcext:value-type="float">
            <text:p>6,55</text:p>
          </table:table-cell>
          <table:table-cell table:number-columns-repeated="5"/>
        </table:table-row>
        <table:table-row table:style-name="ro1">
          <table:table-cell office:value-type="float" office:value="5951046" calcext:value-type="float">
            <text:p>5951046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51047" calcext:value-type="float">
            <text:p>5951047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1048" calcext:value-type="float">
            <text:p>5951048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float" office:value="5951049" calcext:value-type="float">
            <text:p>5951049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050" calcext:value-type="float">
            <text:p>5951050</text:p>
          </table:table-cell>
          <table:table-cell office:value-type="float" office:value="3.81" calcext:value-type="float">
            <text:p>3,81</text:p>
          </table:table-cell>
          <table:table-cell table:number-columns-repeated="5"/>
        </table:table-row>
        <table:table-row table:style-name="ro1">
          <table:table-cell office:value-type="float" office:value="5951051" calcext:value-type="float">
            <text:p>5951051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052" calcext:value-type="float">
            <text:p>5951052</text:p>
          </table:table-cell>
          <table:table-cell office:value-type="float" office:value="4.92" calcext:value-type="float">
            <text:p>4,92</text:p>
          </table:table-cell>
          <table:table-cell table:number-columns-repeated="5"/>
        </table:table-row>
        <table:table-row table:style-name="ro1">
          <table:table-cell office:value-type="float" office:value="5951053" calcext:value-type="float">
            <text:p>5951053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1054" calcext:value-type="float">
            <text:p>5951054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055" calcext:value-type="float">
            <text:p>5951055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1056" calcext:value-type="float">
            <text:p>5951056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057" calcext:value-type="float">
            <text:p>5951057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51058" calcext:value-type="float">
            <text:p>5951058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059" calcext:value-type="float">
            <text:p>595105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060" calcext:value-type="float">
            <text:p>5951060</text:p>
          </table:table-cell>
          <table:table-cell office:value-type="float" office:value="18.37" calcext:value-type="float">
            <text:p>18,37</text:p>
          </table:table-cell>
          <table:table-cell table:number-columns-repeated="5"/>
        </table:table-row>
        <table:table-row table:style-name="ro1">
          <table:table-cell office:value-type="float" office:value="5951061" calcext:value-type="float">
            <text:p>5951061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062" calcext:value-type="float">
            <text:p>5951062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1063" calcext:value-type="float">
            <text:p>595106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1064" calcext:value-type="float">
            <text:p>5951064</text:p>
          </table:table-cell>
          <table:table-cell office:value-type="float" office:value="5.71" calcext:value-type="float">
            <text:p>5,71</text:p>
          </table:table-cell>
          <table:table-cell table:number-columns-repeated="5"/>
        </table:table-row>
        <table:table-row table:style-name="ro1">
          <table:table-cell office:value-type="float" office:value="5951065" calcext:value-type="float">
            <text:p>5951065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951066" calcext:value-type="float">
            <text:p>5951066</text:p>
          </table:table-cell>
          <table:table-cell office:value-type="float" office:value="6.03" calcext:value-type="float">
            <text:p>6,03</text:p>
          </table:table-cell>
          <table:table-cell table:number-columns-repeated="5"/>
        </table:table-row>
        <table:table-row table:style-name="ro1">
          <table:table-cell office:value-type="float" office:value="5951067" calcext:value-type="float">
            <text:p>5951067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5951068" calcext:value-type="float">
            <text:p>5951068</text:p>
          </table:table-cell>
          <table:table-cell office:value-type="float" office:value="7.88" calcext:value-type="float">
            <text:p>7,88</text:p>
          </table:table-cell>
          <table:table-cell table:number-columns-repeated="5"/>
        </table:table-row>
        <table:table-row table:style-name="ro1">
          <table:table-cell office:value-type="float" office:value="5951069" calcext:value-type="float">
            <text:p>5951069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070" calcext:value-type="float">
            <text:p>5951070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071" calcext:value-type="float">
            <text:p>5951071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1072" calcext:value-type="float">
            <text:p>5951072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073" calcext:value-type="float">
            <text:p>5951073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1074" calcext:value-type="float">
            <text:p>5951074</text:p>
          </table:table-cell>
          <table:table-cell office:value-type="float" office:value="30.92" calcext:value-type="float">
            <text:p>30,92</text:p>
          </table:table-cell>
          <table:table-cell table:number-columns-repeated="5"/>
        </table:table-row>
        <table:table-row table:style-name="ro1">
          <table:table-cell office:value-type="float" office:value="5951075" calcext:value-type="float">
            <text:p>5951075</text:p>
          </table:table-cell>
          <table:table-cell office:value-type="float" office:value="20.9" calcext:value-type="float">
            <text:p>20,9</text:p>
          </table:table-cell>
          <table:table-cell table:number-columns-repeated="5"/>
        </table:table-row>
        <table:table-row table:style-name="ro1">
          <table:table-cell office:value-type="float" office:value="5951076" calcext:value-type="float">
            <text:p>5951076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077" calcext:value-type="float">
            <text:p>5951077</text:p>
          </table:table-cell>
          <table:table-cell office:value-type="float" office:value="7.26" calcext:value-type="float">
            <text:p>7,26</text:p>
          </table:table-cell>
          <table:table-cell table:number-columns-repeated="5"/>
        </table:table-row>
        <table:table-row table:style-name="ro1">
          <table:table-cell office:value-type="float" office:value="5951078" calcext:value-type="float">
            <text:p>5951078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1079" calcext:value-type="float">
            <text:p>5951079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51080" calcext:value-type="float">
            <text:p>5951080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081" calcext:value-type="float">
            <text:p>5951081</text:p>
          </table:table-cell>
          <table:table-cell office:value-type="float" office:value="14.94" calcext:value-type="float">
            <text:p>14,94</text:p>
          </table:table-cell>
          <table:table-cell table:number-columns-repeated="5"/>
        </table:table-row>
        <table:table-row table:style-name="ro1">
          <table:table-cell office:value-type="float" office:value="5951082" calcext:value-type="float">
            <text:p>5951082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083" calcext:value-type="float">
            <text:p>5951083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51084" calcext:value-type="float">
            <text:p>5951084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085" calcext:value-type="float">
            <text:p>5951085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086" calcext:value-type="float">
            <text:p>5951086</text:p>
          </table:table-cell>
          <table:table-cell office:value-type="float" office:value="20.64" calcext:value-type="float">
            <text:p>20,64</text:p>
          </table:table-cell>
          <table:table-cell table:number-columns-repeated="5"/>
        </table:table-row>
        <table:table-row table:style-name="ro1">
          <table:table-cell office:value-type="float" office:value="5951087" calcext:value-type="float">
            <text:p>5951087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5951088" calcext:value-type="float">
            <text:p>5951088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1089" calcext:value-type="float">
            <text:p>5951089</text:p>
          </table:table-cell>
          <table:table-cell office:value-type="float" office:value="11.41" calcext:value-type="float">
            <text:p>11,41</text:p>
          </table:table-cell>
          <table:table-cell table:number-columns-repeated="5"/>
        </table:table-row>
        <table:table-row table:style-name="ro1">
          <table:table-cell office:value-type="float" office:value="5951090" calcext:value-type="float">
            <text:p>5951090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091" calcext:value-type="float">
            <text:p>5951091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1092" calcext:value-type="float">
            <text:p>5951092</text:p>
          </table:table-cell>
          <table:table-cell office:value-type="float" office:value="30.07" calcext:value-type="float">
            <text:p>30,07</text:p>
          </table:table-cell>
          <table:table-cell table:number-columns-repeated="5"/>
        </table:table-row>
        <table:table-row table:style-name="ro1">
          <table:table-cell office:value-type="float" office:value="5951093" calcext:value-type="float">
            <text:p>5951093</text:p>
          </table:table-cell>
          <table:table-cell office:value-type="float" office:value="7.35" calcext:value-type="float">
            <text:p>7,35</text:p>
          </table:table-cell>
          <table:table-cell table:number-columns-repeated="5"/>
        </table:table-row>
        <table:table-row table:style-name="ro1">
          <table:table-cell office:value-type="float" office:value="5951094" calcext:value-type="float">
            <text:p>59510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095" calcext:value-type="float">
            <text:p>59510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096" calcext:value-type="float">
            <text:p>5951096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51097" calcext:value-type="float">
            <text:p>5951097</text:p>
          </table:table-cell>
          <table:table-cell office:value-type="float" office:value="11.41" calcext:value-type="float">
            <text:p>11,41</text:p>
          </table:table-cell>
          <table:table-cell table:number-columns-repeated="5"/>
        </table:table-row>
        <table:table-row table:style-name="ro1">
          <table:table-cell office:value-type="float" office:value="5951098" calcext:value-type="float">
            <text:p>5951098</text:p>
          </table:table-cell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office:value-type="float" office:value="5951099" calcext:value-type="float">
            <text:p>5951099</text:p>
          </table:table-cell>
          <table:table-cell office:value-type="float" office:value="56.36" calcext:value-type="float">
            <text:p>56,36</text:p>
          </table:table-cell>
          <table:table-cell table:number-columns-repeated="5"/>
        </table:table-row>
        <table:table-row table:style-name="ro1">
          <table:table-cell office:value-type="float" office:value="5951100" calcext:value-type="float">
            <text:p>5951100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1101" calcext:value-type="float">
            <text:p>5951101</text:p>
          </table:table-cell>
          <table:table-cell office:value-type="float" office:value="2.62" calcext:value-type="float">
            <text:p>2,62</text:p>
          </table:table-cell>
          <table:table-cell table:number-columns-repeated="5"/>
        </table:table-row>
        <table:table-row table:style-name="ro1">
          <table:table-cell office:value-type="float" office:value="5951102" calcext:value-type="float">
            <text:p>5951102</text:p>
          </table:table-cell>
          <table:table-cell office:value-type="float" office:value="10.9" calcext:value-type="float">
            <text:p>10,9</text:p>
          </table:table-cell>
          <table:table-cell table:number-columns-repeated="5"/>
        </table:table-row>
        <table:table-row table:style-name="ro1">
          <table:table-cell office:value-type="float" office:value="5951103" calcext:value-type="float">
            <text:p>5951103</text:p>
          </table:table-cell>
          <table:table-cell office:value-type="float" office:value="5.18" calcext:value-type="float">
            <text:p>5,18</text:p>
          </table:table-cell>
          <table:table-cell table:number-columns-repeated="5"/>
        </table:table-row>
        <table:table-row table:style-name="ro1">
          <table:table-cell office:value-type="float" office:value="5951104" calcext:value-type="float">
            <text:p>5951104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105" calcext:value-type="float">
            <text:p>5951105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1106" calcext:value-type="float">
            <text:p>5951106</text:p>
          </table:table-cell>
          <table:table-cell office:value-type="float" office:value="14.12" calcext:value-type="float">
            <text:p>14,12</text:p>
          </table:table-cell>
          <table:table-cell table:number-columns-repeated="5"/>
        </table:table-row>
        <table:table-row table:style-name="ro1">
          <table:table-cell office:value-type="float" office:value="5951107" calcext:value-type="float">
            <text:p>5951107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1108" calcext:value-type="float">
            <text:p>5951108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1109" calcext:value-type="float">
            <text:p>5951109</text:p>
          </table:table-cell>
          <table:table-cell office:value-type="float" office:value="6.08" calcext:value-type="float">
            <text:p>6,08</text:p>
          </table:table-cell>
          <table:table-cell table:number-columns-repeated="5"/>
        </table:table-row>
        <table:table-row table:style-name="ro1">
          <table:table-cell office:value-type="float" office:value="5951110" calcext:value-type="float">
            <text:p>5951110</text:p>
          </table:table-cell>
          <table:table-cell office:value-type="float" office:value="27.2" calcext:value-type="float">
            <text:p>27,2</text:p>
          </table:table-cell>
          <table:table-cell table:number-columns-repeated="5"/>
        </table:table-row>
        <table:table-row table:style-name="ro1">
          <table:table-cell office:value-type="float" office:value="5951111" calcext:value-type="float">
            <text:p>5951111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1112" calcext:value-type="float">
            <text:p>5951112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113" calcext:value-type="float">
            <text:p>5951113</text:p>
          </table:table-cell>
          <table:table-cell office:value-type="float" office:value="7.32" calcext:value-type="float">
            <text:p>7,32</text:p>
          </table:table-cell>
          <table:table-cell table:number-columns-repeated="5"/>
        </table:table-row>
        <table:table-row table:style-name="ro1">
          <table:table-cell office:value-type="float" office:value="5951114" calcext:value-type="float">
            <text:p>5951114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1115" calcext:value-type="float">
            <text:p>5951115</text:p>
          </table:table-cell>
          <table:table-cell office:value-type="float" office:value="3.53" calcext:value-type="float">
            <text:p>3,53</text:p>
          </table:table-cell>
          <table:table-cell table:number-columns-repeated="5"/>
        </table:table-row>
        <table:table-row table:style-name="ro1">
          <table:table-cell office:value-type="float" office:value="5951116" calcext:value-type="float">
            <text:p>5951116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1117" calcext:value-type="float">
            <text:p>5951117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118" calcext:value-type="float">
            <text:p>5951118</text:p>
          </table:table-cell>
          <table:table-cell office:value-type="float" office:value="3.38" calcext:value-type="float">
            <text:p>3,38</text:p>
          </table:table-cell>
          <table:table-cell table:number-columns-repeated="5"/>
        </table:table-row>
        <table:table-row table:style-name="ro1">
          <table:table-cell office:value-type="float" office:value="5951119" calcext:value-type="float">
            <text:p>5951119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51120" calcext:value-type="float">
            <text:p>5951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1121" calcext:value-type="float">
            <text:p>5951121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122" calcext:value-type="float">
            <text:p>595112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1123" calcext:value-type="float">
            <text:p>5951123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1124" calcext:value-type="float">
            <text:p>5951124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125" calcext:value-type="float">
            <text:p>5951125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1126" calcext:value-type="float">
            <text:p>5951126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127" calcext:value-type="float">
            <text:p>5951127</text:p>
          </table:table-cell>
          <table:table-cell office:value-type="float" office:value="4.24" calcext:value-type="float">
            <text:p>4,24</text:p>
          </table:table-cell>
          <table:table-cell table:number-columns-repeated="5"/>
        </table:table-row>
        <table:table-row table:style-name="ro1">
          <table:table-cell office:value-type="float" office:value="5951128" calcext:value-type="float">
            <text:p>5951128</text:p>
          </table:table-cell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5951129" calcext:value-type="float">
            <text:p>5951129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1130" calcext:value-type="float">
            <text:p>5951130</text:p>
          </table:table-cell>
          <table:table-cell office:value-type="float" office:value="3.27" calcext:value-type="float">
            <text:p>3,27</text:p>
          </table:table-cell>
          <table:table-cell table:number-columns-repeated="5"/>
        </table:table-row>
        <table:table-row table:style-name="ro1">
          <table:table-cell office:value-type="float" office:value="5951131" calcext:value-type="float">
            <text:p>5951131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51132" calcext:value-type="float">
            <text:p>5951132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1133" calcext:value-type="float">
            <text:p>5951133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1134" calcext:value-type="float">
            <text:p>5951134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1135" calcext:value-type="float">
            <text:p>5951135</text:p>
          </table:table-cell>
          <table:table-cell office:value-type="float" office:value="5.67" calcext:value-type="float">
            <text:p>5,67</text:p>
          </table:table-cell>
          <table:table-cell table:number-columns-repeated="5"/>
        </table:table-row>
        <table:table-row table:style-name="ro1">
          <table:table-cell office:value-type="float" office:value="5951136" calcext:value-type="float">
            <text:p>5951136</text:p>
          </table:table-cell>
          <table:table-cell office:value-type="float" office:value="13.81" calcext:value-type="float">
            <text:p>13,81</text:p>
          </table:table-cell>
          <table:table-cell table:number-columns-repeated="5"/>
        </table:table-row>
        <table:table-row table:style-name="ro1">
          <table:table-cell office:value-type="float" office:value="5951137" calcext:value-type="float">
            <text:p>5951137</text:p>
          </table:table-cell>
          <table:table-cell office:value-type="float" office:value="4.24" calcext:value-type="float">
            <text:p>4,24</text:p>
          </table:table-cell>
          <table:table-cell table:number-columns-repeated="5"/>
        </table:table-row>
        <table:table-row table:style-name="ro1">
          <table:table-cell office:value-type="float" office:value="5951138" calcext:value-type="float">
            <text:p>5951138</text:p>
          </table:table-cell>
          <table:table-cell office:value-type="float" office:value="3.93" calcext:value-type="float">
            <text:p>3,93</text:p>
          </table:table-cell>
          <table:table-cell table:number-columns-repeated="5"/>
        </table:table-row>
        <table:table-row table:style-name="ro1">
          <table:table-cell office:value-type="float" office:value="5951139" calcext:value-type="float">
            <text:p>5951139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140" calcext:value-type="float">
            <text:p>5951140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51141" calcext:value-type="float">
            <text:p>5951141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142" calcext:value-type="float">
            <text:p>59511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143" calcext:value-type="float">
            <text:p>595114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144" calcext:value-type="float">
            <text:p>5951144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1145" calcext:value-type="float">
            <text:p>5951145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51146" calcext:value-type="float">
            <text:p>5951146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1147" calcext:value-type="float">
            <text:p>5951147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51148" calcext:value-type="float">
            <text:p>5951148</text:p>
          </table:table-cell>
          <table:table-cell office:value-type="float" office:value="5.64" calcext:value-type="float">
            <text:p>5,64</text:p>
          </table:table-cell>
          <table:table-cell table:number-columns-repeated="5"/>
        </table:table-row>
        <table:table-row table:style-name="ro1">
          <table:table-cell office:value-type="float" office:value="5951149" calcext:value-type="float">
            <text:p>5951149</text:p>
          </table:table-cell>
          <table:table-cell office:value-type="float" office:value="8.35" calcext:value-type="float">
            <text:p>8,35</text:p>
          </table:table-cell>
          <table:table-cell table:number-columns-repeated="5"/>
        </table:table-row>
        <table:table-row table:style-name="ro1">
          <table:table-cell office:value-type="float" office:value="5951150" calcext:value-type="float">
            <text:p>5951150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5951151" calcext:value-type="float">
            <text:p>5951151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5951152" calcext:value-type="float">
            <text:p>5951152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float" office:value="5951153" calcext:value-type="float">
            <text:p>5951153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154" calcext:value-type="float">
            <text:p>5951154</text:p>
          </table:table-cell>
          <table:table-cell office:value-type="float" office:value="7.69" calcext:value-type="float">
            <text:p>7,69</text:p>
          </table:table-cell>
          <table:table-cell table:number-columns-repeated="5"/>
        </table:table-row>
        <table:table-row table:style-name="ro1">
          <table:table-cell office:value-type="float" office:value="5951155" calcext:value-type="float">
            <text:p>5951155</text:p>
          </table:table-cell>
          <table:table-cell office:value-type="float" office:value="211.62" calcext:value-type="float">
            <text:p>211,62</text:p>
          </table:table-cell>
          <table:table-cell table:number-columns-repeated="5"/>
        </table:table-row>
        <table:table-row table:style-name="ro1">
          <table:table-cell office:value-type="float" office:value="5951156" calcext:value-type="float">
            <text:p>5951156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157" calcext:value-type="float">
            <text:p>5951157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158" calcext:value-type="float">
            <text:p>5951158</text:p>
          </table:table-cell>
          <table:table-cell office:value-type="float" office:value="4.44" calcext:value-type="float">
            <text:p>4,44</text:p>
          </table:table-cell>
          <table:table-cell table:number-columns-repeated="5"/>
        </table:table-row>
        <table:table-row table:style-name="ro1">
          <table:table-cell office:value-type="float" office:value="5951159" calcext:value-type="float">
            <text:p>5951159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160" calcext:value-type="float">
            <text:p>5951160</text:p>
          </table:table-cell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office:value-type="float" office:value="5951161" calcext:value-type="float">
            <text:p>5951161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162" calcext:value-type="float">
            <text:p>5951162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51163" calcext:value-type="float">
            <text:p>5951163</text:p>
          </table:table-cell>
          <table:table-cell office:value-type="float" office:value="9.2" calcext:value-type="float">
            <text:p>9,2</text:p>
          </table:table-cell>
          <table:table-cell table:number-columns-repeated="5"/>
        </table:table-row>
        <table:table-row table:style-name="ro1">
          <table:table-cell office:value-type="float" office:value="5951164" calcext:value-type="float">
            <text:p>595116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165" calcext:value-type="float">
            <text:p>595116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51166" calcext:value-type="float">
            <text:p>5951166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167" calcext:value-type="float">
            <text:p>5951167</text:p>
          </table:table-cell>
          <table:table-cell office:value-type="float" office:value="6.87" calcext:value-type="float">
            <text:p>6,87</text:p>
          </table:table-cell>
          <table:table-cell table:number-columns-repeated="5"/>
        </table:table-row>
        <table:table-row table:style-name="ro1">
          <table:table-cell office:value-type="float" office:value="5951168" calcext:value-type="float">
            <text:p>5951168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1169" calcext:value-type="float">
            <text:p>5951169</text:p>
          </table:table-cell>
          <table:table-cell office:value-type="float" office:value="1.62" calcext:value-type="float">
            <text:p>1,62</text:p>
          </table:table-cell>
          <table:table-cell table:number-columns-repeated="5"/>
        </table:table-row>
        <table:table-row table:style-name="ro1">
          <table:table-cell office:value-type="float" office:value="5951170" calcext:value-type="float">
            <text:p>5951170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171" calcext:value-type="float">
            <text:p>5951171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51172" calcext:value-type="float">
            <text:p>5951172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1173" calcext:value-type="float">
            <text:p>5951173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1174" calcext:value-type="float">
            <text:p>5951174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1175" calcext:value-type="float">
            <text:p>5951175</text:p>
          </table:table-cell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office:value-type="float" office:value="5951176" calcext:value-type="float">
            <text:p>5951176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177" calcext:value-type="float">
            <text:p>5951177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1178" calcext:value-type="float">
            <text:p>5951178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179" calcext:value-type="float">
            <text:p>59511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180" calcext:value-type="float">
            <text:p>5951180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1181" calcext:value-type="float">
            <text:p>5951181</text:p>
          </table:table-cell>
          <table:table-cell office:value-type="float" office:value="29.15" calcext:value-type="float">
            <text:p>29,15</text:p>
          </table:table-cell>
          <table:table-cell table:number-columns-repeated="5"/>
        </table:table-row>
        <table:table-row table:style-name="ro1">
          <table:table-cell office:value-type="float" office:value="5951182" calcext:value-type="float">
            <text:p>5951182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1183" calcext:value-type="float">
            <text:p>5951183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1184" calcext:value-type="float">
            <text:p>5951184</text:p>
          </table:table-cell>
          <table:table-cell office:value-type="float" office:value="5.32" calcext:value-type="float">
            <text:p>5,32</text:p>
          </table:table-cell>
          <table:table-cell table:number-columns-repeated="5"/>
        </table:table-row>
        <table:table-row table:style-name="ro1">
          <table:table-cell office:value-type="float" office:value="5951185" calcext:value-type="float">
            <text:p>5951185</text:p>
          </table:table-cell>
          <table:table-cell office:value-type="float" office:value="3.54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5951186" calcext:value-type="float">
            <text:p>5951186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187" calcext:value-type="float">
            <text:p>5951187</text:p>
          </table:table-cell>
          <table:table-cell office:value-type="float" office:value="111.05" calcext:value-type="float">
            <text:p>111,05</text:p>
          </table:table-cell>
          <table:table-cell table:number-columns-repeated="5"/>
        </table:table-row>
        <table:table-row table:style-name="ro1">
          <table:table-cell office:value-type="float" office:value="5951188" calcext:value-type="float">
            <text:p>5951188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189" calcext:value-type="float">
            <text:p>5951189</text:p>
          </table:table-cell>
          <table:table-cell office:value-type="float" office:value="7.38" calcext:value-type="float">
            <text:p>7,38</text:p>
          </table:table-cell>
          <table:table-cell table:number-columns-repeated="5"/>
        </table:table-row>
        <table:table-row table:style-name="ro1">
          <table:table-cell office:value-type="float" office:value="5951190" calcext:value-type="float">
            <text:p>5951190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1191" calcext:value-type="float">
            <text:p>595119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192" calcext:value-type="float">
            <text:p>5951192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1193" calcext:value-type="float">
            <text:p>5951193</text:p>
          </table:table-cell>
          <table:table-cell office:value-type="float" office:value="2.94" calcext:value-type="float">
            <text:p>2,94</text:p>
          </table:table-cell>
          <table:table-cell table:number-columns-repeated="5"/>
        </table:table-row>
        <table:table-row table:style-name="ro1">
          <table:table-cell office:value-type="float" office:value="5951194" calcext:value-type="float">
            <text:p>5951194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1195" calcext:value-type="float">
            <text:p>5951195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196" calcext:value-type="float">
            <text:p>5951196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197" calcext:value-type="float">
            <text:p>5951197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1198" calcext:value-type="float">
            <text:p>5951198</text:p>
          </table:table-cell>
          <table:table-cell office:value-type="float" office:value="17.11" calcext:value-type="float">
            <text:p>17,11</text:p>
          </table:table-cell>
          <table:table-cell table:number-columns-repeated="5"/>
        </table:table-row>
        <table:table-row table:style-name="ro1">
          <table:table-cell office:value-type="float" office:value="5951199" calcext:value-type="float">
            <text:p>5951199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200" calcext:value-type="float">
            <text:p>5951200</text:p>
          </table:table-cell>
          <table:table-cell office:value-type="float" office:value="4.51" calcext:value-type="float">
            <text:p>4,51</text:p>
          </table:table-cell>
          <table:table-cell table:number-columns-repeated="5"/>
        </table:table-row>
        <table:table-row table:style-name="ro1">
          <table:table-cell office:value-type="float" office:value="5951201" calcext:value-type="float">
            <text:p>5951201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202" calcext:value-type="float">
            <text:p>5951202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203" calcext:value-type="float">
            <text:p>5951203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5951204" calcext:value-type="float">
            <text:p>5951204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5951205" calcext:value-type="float">
            <text:p>5951205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206" calcext:value-type="float">
            <text:p>5951206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207" calcext:value-type="float">
            <text:p>5951207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208" calcext:value-type="float">
            <text:p>5951208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1209" calcext:value-type="float">
            <text:p>5951209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210" calcext:value-type="float">
            <text:p>5951210</text:p>
          </table:table-cell>
          <table:table-cell office:value-type="float" office:value="3.06" calcext:value-type="float">
            <text:p>3,06</text:p>
          </table:table-cell>
          <table:table-cell table:number-columns-repeated="5"/>
        </table:table-row>
        <table:table-row table:style-name="ro1">
          <table:table-cell office:value-type="float" office:value="5951211" calcext:value-type="float">
            <text:p>5951211</text:p>
          </table:table-cell>
          <table:table-cell office:value-type="float" office:value="2.79" calcext:value-type="float">
            <text:p>2,79</text:p>
          </table:table-cell>
          <table:table-cell table:number-columns-repeated="5"/>
        </table:table-row>
        <table:table-row table:style-name="ro1">
          <table:table-cell office:value-type="float" office:value="5951212" calcext:value-type="float">
            <text:p>5951212</text:p>
          </table:table-cell>
          <table:table-cell office:value-type="float" office:value="8.9" calcext:value-type="float">
            <text:p>8,9</text:p>
          </table:table-cell>
          <table:table-cell table:number-columns-repeated="5"/>
        </table:table-row>
        <table:table-row table:style-name="ro1">
          <table:table-cell office:value-type="float" office:value="5951213" calcext:value-type="float">
            <text:p>5951213</text:p>
          </table:table-cell>
          <table:table-cell office:value-type="float" office:value="14.6" calcext:value-type="float">
            <text:p>14,6</text:p>
          </table:table-cell>
          <table:table-cell table:number-columns-repeated="5"/>
        </table:table-row>
        <table:table-row table:style-name="ro1">
          <table:table-cell office:value-type="float" office:value="5951214" calcext:value-type="float">
            <text:p>5951214</text:p>
          </table:table-cell>
          <table:table-cell office:value-type="float" office:value="46.11" calcext:value-type="float">
            <text:p>46,11</text:p>
          </table:table-cell>
          <table:table-cell table:number-columns-repeated="5"/>
        </table:table-row>
        <table:table-row table:style-name="ro1">
          <table:table-cell office:value-type="float" office:value="5951215" calcext:value-type="float">
            <text:p>5951215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216" calcext:value-type="float">
            <text:p>595121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217" calcext:value-type="float">
            <text:p>5951217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1218" calcext:value-type="float">
            <text:p>5951218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219" calcext:value-type="float">
            <text:p>59512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220" calcext:value-type="float">
            <text:p>5951220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1221" calcext:value-type="float">
            <text:p>5951221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222" calcext:value-type="float">
            <text:p>595122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223" calcext:value-type="float">
            <text:p>5951223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224" calcext:value-type="float">
            <text:p>5951224</text:p>
          </table:table-cell>
          <table:table-cell office:value-type="float" office:value="4.91" calcext:value-type="float">
            <text:p>4,91</text:p>
          </table:table-cell>
          <table:table-cell table:number-columns-repeated="5"/>
        </table:table-row>
        <table:table-row table:style-name="ro1">
          <table:table-cell office:value-type="float" office:value="5951225" calcext:value-type="float">
            <text:p>595122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226" calcext:value-type="float">
            <text:p>5951226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1227" calcext:value-type="float">
            <text:p>59512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228" calcext:value-type="float">
            <text:p>5951228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1229" calcext:value-type="float">
            <text:p>5951229</text:p>
          </table:table-cell>
          <table:table-cell office:value-type="float" office:value="3.23" calcext:value-type="float">
            <text:p>3,23</text:p>
          </table:table-cell>
          <table:table-cell table:number-columns-repeated="5"/>
        </table:table-row>
        <table:table-row table:style-name="ro1">
          <table:table-cell office:value-type="float" office:value="5951230" calcext:value-type="float">
            <text:p>5951230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51231" calcext:value-type="float">
            <text:p>5951231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1232" calcext:value-type="float">
            <text:p>5951232</text:p>
          </table:table-cell>
          <table:table-cell office:value-type="float" office:value="8.91" calcext:value-type="float">
            <text:p>8,91</text:p>
          </table:table-cell>
          <table:table-cell table:number-columns-repeated="5"/>
        </table:table-row>
        <table:table-row table:style-name="ro1">
          <table:table-cell office:value-type="float" office:value="5951233" calcext:value-type="float">
            <text:p>595123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234" calcext:value-type="float">
            <text:p>5951234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51235" calcext:value-type="float">
            <text:p>5951235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1236" calcext:value-type="float">
            <text:p>5951236</text:p>
          </table:table-cell>
          <table:table-cell office:value-type="float" office:value="5.42" calcext:value-type="float">
            <text:p>5,42</text:p>
          </table:table-cell>
          <table:table-cell table:number-columns-repeated="5"/>
        </table:table-row>
        <table:table-row table:style-name="ro1">
          <table:table-cell office:value-type="float" office:value="5951237" calcext:value-type="float">
            <text:p>5951237</text:p>
          </table:table-cell>
          <table:table-cell office:value-type="float" office:value="7.17" calcext:value-type="float">
            <text:p>7,17</text:p>
          </table:table-cell>
          <table:table-cell table:number-columns-repeated="5"/>
        </table:table-row>
        <table:table-row table:style-name="ro1">
          <table:table-cell office:value-type="float" office:value="5951238" calcext:value-type="float">
            <text:p>5951238</text:p>
          </table:table-cell>
          <table:table-cell office:value-type="float" office:value="6.11" calcext:value-type="float">
            <text:p>6,11</text:p>
          </table:table-cell>
          <table:table-cell table:number-columns-repeated="5"/>
        </table:table-row>
        <table:table-row table:style-name="ro1">
          <table:table-cell office:value-type="float" office:value="5951239" calcext:value-type="float">
            <text:p>5951239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1240" calcext:value-type="float">
            <text:p>5951240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241" calcext:value-type="float">
            <text:p>5951241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242" calcext:value-type="float">
            <text:p>5951242</text:p>
          </table:table-cell>
          <table:table-cell office:value-type="float" office:value="3.55" calcext:value-type="float">
            <text:p>3,55</text:p>
          </table:table-cell>
          <table:table-cell table:number-columns-repeated="5"/>
        </table:table-row>
        <table:table-row table:style-name="ro1">
          <table:table-cell office:value-type="float" office:value="5951243" calcext:value-type="float">
            <text:p>5951243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244" calcext:value-type="float">
            <text:p>5951244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1245" calcext:value-type="float">
            <text:p>5951245</text:p>
          </table:table-cell>
          <table:table-cell office:value-type="float" office:value="5.46" calcext:value-type="float">
            <text:p>5,46</text:p>
          </table:table-cell>
          <table:table-cell table:number-columns-repeated="5"/>
        </table:table-row>
        <table:table-row table:style-name="ro1">
          <table:table-cell office:value-type="float" office:value="5951246" calcext:value-type="float">
            <text:p>5951246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247" calcext:value-type="float">
            <text:p>5951247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1248" calcext:value-type="float">
            <text:p>5951248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249" calcext:value-type="float">
            <text:p>5951249</text:p>
          </table:table-cell>
          <table:table-cell office:value-type="float" office:value="4.33" calcext:value-type="float">
            <text:p>4,33</text:p>
          </table:table-cell>
          <table:table-cell table:number-columns-repeated="5"/>
        </table:table-row>
        <table:table-row table:style-name="ro1">
          <table:table-cell office:value-type="float" office:value="5951250" calcext:value-type="float">
            <text:p>5951250</text:p>
          </table:table-cell>
          <table:table-cell office:value-type="float" office:value="3.54" calcext:value-type="float">
            <text:p>3,54</text:p>
          </table:table-cell>
          <table:table-cell table:number-columns-repeated="5"/>
        </table:table-row>
        <table:table-row table:style-name="ro1">
          <table:table-cell office:value-type="float" office:value="5951251" calcext:value-type="float">
            <text:p>5951251</text:p>
          </table:table-cell>
          <table:table-cell office:value-type="float" office:value="5.7" calcext:value-type="float">
            <text:p>5,7</text:p>
          </table:table-cell>
          <table:table-cell table:number-columns-repeated="5"/>
        </table:table-row>
        <table:table-row table:style-name="ro1">
          <table:table-cell office:value-type="float" office:value="5951252" calcext:value-type="float">
            <text:p>595125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51253" calcext:value-type="float">
            <text:p>5951253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51254" calcext:value-type="float">
            <text:p>5951254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51255" calcext:value-type="float">
            <text:p>5951255</text:p>
          </table:table-cell>
          <table:table-cell office:value-type="float" office:value="7.38" calcext:value-type="float">
            <text:p>7,38</text:p>
          </table:table-cell>
          <table:table-cell table:number-columns-repeated="5"/>
        </table:table-row>
        <table:table-row table:style-name="ro1">
          <table:table-cell office:value-type="float" office:value="5951256" calcext:value-type="float">
            <text:p>5951256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1257" calcext:value-type="float">
            <text:p>5951257</text:p>
          </table:table-cell>
          <table:table-cell office:value-type="float" office:value="17.55" calcext:value-type="float">
            <text:p>17,55</text:p>
          </table:table-cell>
          <table:table-cell table:number-columns-repeated="5"/>
        </table:table-row>
        <table:table-row table:style-name="ro1">
          <table:table-cell office:value-type="float" office:value="5951258" calcext:value-type="float">
            <text:p>5951258</text:p>
          </table:table-cell>
          <table:table-cell office:value-type="float" office:value="4.68" calcext:value-type="float">
            <text:p>4,68</text:p>
          </table:table-cell>
          <table:table-cell table:number-columns-repeated="5"/>
        </table:table-row>
        <table:table-row table:style-name="ro1">
          <table:table-cell office:value-type="float" office:value="5951259" calcext:value-type="float">
            <text:p>5951259</text:p>
          </table:table-cell>
          <table:table-cell office:value-type="float" office:value="4.87" calcext:value-type="float">
            <text:p>4,87</text:p>
          </table:table-cell>
          <table:table-cell table:number-columns-repeated="5"/>
        </table:table-row>
        <table:table-row table:style-name="ro1">
          <table:table-cell office:value-type="float" office:value="5951260" calcext:value-type="float">
            <text:p>5951260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1261" calcext:value-type="float">
            <text:p>5951261</text:p>
          </table:table-cell>
          <table:table-cell office:value-type="float" office:value="4.63" calcext:value-type="float">
            <text:p>4,63</text:p>
          </table:table-cell>
          <table:table-cell table:number-columns-repeated="5"/>
        </table:table-row>
        <table:table-row table:style-name="ro1">
          <table:table-cell office:value-type="float" office:value="5951262" calcext:value-type="float">
            <text:p>5951262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263" calcext:value-type="float">
            <text:p>5951263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264" calcext:value-type="float">
            <text:p>5951264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1265" calcext:value-type="float">
            <text:p>595126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266" calcext:value-type="float">
            <text:p>5951266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267" calcext:value-type="float">
            <text:p>5951267</text:p>
          </table:table-cell>
          <table:table-cell office:value-type="float" office:value="10.45" calcext:value-type="float">
            <text:p>10,45</text:p>
          </table:table-cell>
          <table:table-cell table:number-columns-repeated="5"/>
        </table:table-row>
        <table:table-row table:style-name="ro1">
          <table:table-cell office:value-type="float" office:value="5951268" calcext:value-type="float">
            <text:p>5951268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1269" calcext:value-type="float">
            <text:p>5951269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270" calcext:value-type="float">
            <text:p>5951270</text:p>
          </table:table-cell>
          <table:table-cell office:value-type="float" office:value="47.29" calcext:value-type="float">
            <text:p>47,29</text:p>
          </table:table-cell>
          <table:table-cell table:number-columns-repeated="5"/>
        </table:table-row>
        <table:table-row table:style-name="ro1">
          <table:table-cell office:value-type="float" office:value="5951271" calcext:value-type="float">
            <text:p>5951271</text:p>
          </table:table-cell>
          <table:table-cell office:value-type="float" office:value="6.59" calcext:value-type="float">
            <text:p>6,59</text:p>
          </table:table-cell>
          <table:table-cell table:number-columns-repeated="5"/>
        </table:table-row>
        <table:table-row table:style-name="ro1">
          <table:table-cell office:value-type="float" office:value="5951272" calcext:value-type="float">
            <text:p>5951272</text:p>
          </table:table-cell>
          <table:table-cell office:value-type="float" office:value="3.57" calcext:value-type="float">
            <text:p>3,57</text:p>
          </table:table-cell>
          <table:table-cell table:number-columns-repeated="5"/>
        </table:table-row>
        <table:table-row table:style-name="ro1">
          <table:table-cell office:value-type="float" office:value="5951273" calcext:value-type="float">
            <text:p>5951273</text:p>
          </table:table-cell>
          <table:table-cell office:value-type="float" office:value="4.52" calcext:value-type="float">
            <text:p>4,52</text:p>
          </table:table-cell>
          <table:table-cell table:number-columns-repeated="5"/>
        </table:table-row>
        <table:table-row table:style-name="ro1">
          <table:table-cell office:value-type="float" office:value="5951274" calcext:value-type="float">
            <text:p>595127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51275" calcext:value-type="float">
            <text:p>5951275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1276" calcext:value-type="float">
            <text:p>5951276</text:p>
          </table:table-cell>
          <table:table-cell office:value-type="float" office:value="4.55" calcext:value-type="float">
            <text:p>4,55</text:p>
          </table:table-cell>
          <table:table-cell table:number-columns-repeated="5"/>
        </table:table-row>
        <table:table-row table:style-name="ro1">
          <table:table-cell office:value-type="float" office:value="5951277" calcext:value-type="float">
            <text:p>5951277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278" calcext:value-type="float">
            <text:p>5951278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279" calcext:value-type="float">
            <text:p>5951279</text:p>
          </table:table-cell>
          <table:table-cell office:value-type="float" office:value="6.83" calcext:value-type="float">
            <text:p>6,83</text:p>
          </table:table-cell>
          <table:table-cell table:number-columns-repeated="5"/>
        </table:table-row>
        <table:table-row table:style-name="ro1">
          <table:table-cell office:value-type="float" office:value="5951280" calcext:value-type="float">
            <text:p>5951280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281" calcext:value-type="float">
            <text:p>5951281</text:p>
          </table:table-cell>
          <table:table-cell office:value-type="float" office:value="4.13" calcext:value-type="float">
            <text:p>4,13</text:p>
          </table:table-cell>
          <table:table-cell table:number-columns-repeated="5"/>
        </table:table-row>
        <table:table-row table:style-name="ro1">
          <table:table-cell office:value-type="float" office:value="5951282" calcext:value-type="float">
            <text:p>595128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283" calcext:value-type="float">
            <text:p>5951283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51284" calcext:value-type="float">
            <text:p>5951284</text:p>
          </table:table-cell>
          <table:table-cell office:value-type="float" office:value="4.63" calcext:value-type="float">
            <text:p>4,63</text:p>
          </table:table-cell>
          <table:table-cell table:number-columns-repeated="5"/>
        </table:table-row>
        <table:table-row table:style-name="ro1">
          <table:table-cell office:value-type="float" office:value="5951285" calcext:value-type="float">
            <text:p>5951285</text:p>
          </table:table-cell>
          <table:table-cell office:value-type="float" office:value="6.78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5951286" calcext:value-type="float">
            <text:p>5951286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287" calcext:value-type="float">
            <text:p>5951287</text:p>
          </table:table-cell>
          <table:table-cell office:value-type="float" office:value="5.77" calcext:value-type="float">
            <text:p>5,77</text:p>
          </table:table-cell>
          <table:table-cell table:number-columns-repeated="5"/>
        </table:table-row>
        <table:table-row table:style-name="ro1">
          <table:table-cell office:value-type="float" office:value="5951288" calcext:value-type="float">
            <text:p>595128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289" calcext:value-type="float">
            <text:p>5951289</text:p>
          </table:table-cell>
          <table:table-cell office:value-type="float" office:value="5.39" calcext:value-type="float">
            <text:p>5,39</text:p>
          </table:table-cell>
          <table:table-cell table:number-columns-repeated="5"/>
        </table:table-row>
        <table:table-row table:style-name="ro1">
          <table:table-cell office:value-type="float" office:value="5951290" calcext:value-type="float">
            <text:p>5951290</text:p>
          </table:table-cell>
          <table:table-cell office:value-type="float" office:value="2.78" calcext:value-type="float">
            <text:p>2,78</text:p>
          </table:table-cell>
          <table:table-cell table:number-columns-repeated="5"/>
        </table:table-row>
        <table:table-row table:style-name="ro1">
          <table:table-cell office:value-type="float" office:value="5951291" calcext:value-type="float">
            <text:p>5951291</text:p>
          </table:table-cell>
          <table:table-cell office:value-type="float" office:value="2.87" calcext:value-type="float">
            <text:p>2,87</text:p>
          </table:table-cell>
          <table:table-cell table:number-columns-repeated="5"/>
        </table:table-row>
        <table:table-row table:style-name="ro1">
          <table:table-cell office:value-type="float" office:value="5951292" calcext:value-type="float">
            <text:p>5951292</text:p>
          </table:table-cell>
          <table:table-cell office:value-type="float" office:value="11.38" calcext:value-type="float">
            <text:p>11,38</text:p>
          </table:table-cell>
          <table:table-cell table:number-columns-repeated="5"/>
        </table:table-row>
        <table:table-row table:style-name="ro1">
          <table:table-cell office:value-type="float" office:value="5951293" calcext:value-type="float">
            <text:p>5951293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5951294" calcext:value-type="float">
            <text:p>5951294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295" calcext:value-type="float">
            <text:p>5951295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1296" calcext:value-type="float">
            <text:p>595129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1297" calcext:value-type="float">
            <text:p>5951297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298" calcext:value-type="float">
            <text:p>5951298</text:p>
          </table:table-cell>
          <table:table-cell office:value-type="float" office:value="237.47" calcext:value-type="float">
            <text:p>237,47</text:p>
          </table:table-cell>
          <table:table-cell table:number-columns-repeated="5"/>
        </table:table-row>
        <table:table-row table:style-name="ro1">
          <table:table-cell office:value-type="float" office:value="5951299" calcext:value-type="float">
            <text:p>5951299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1300" calcext:value-type="float">
            <text:p>5951300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1301" calcext:value-type="float">
            <text:p>5951301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1302" calcext:value-type="float">
            <text:p>5951302</text:p>
          </table:table-cell>
          <table:table-cell office:value-type="float" office:value="3.72" calcext:value-type="float">
            <text:p>3,72</text:p>
          </table:table-cell>
          <table:table-cell table:number-columns-repeated="5"/>
        </table:table-row>
        <table:table-row table:style-name="ro1">
          <table:table-cell office:value-type="float" office:value="5951303" calcext:value-type="float">
            <text:p>5951303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304" calcext:value-type="float">
            <text:p>5951304</text:p>
          </table:table-cell>
          <table:table-cell office:value-type="float" office:value="3.89" calcext:value-type="float">
            <text:p>3,89</text:p>
          </table:table-cell>
          <table:table-cell table:number-columns-repeated="5"/>
        </table:table-row>
        <table:table-row table:style-name="ro1">
          <table:table-cell office:value-type="float" office:value="5951305" calcext:value-type="float">
            <text:p>5951305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1306" calcext:value-type="float">
            <text:p>5951306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51307" calcext:value-type="float">
            <text:p>5951307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308" calcext:value-type="float">
            <text:p>595130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309" calcext:value-type="float">
            <text:p>5951309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951310" calcext:value-type="float">
            <text:p>5951310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51311" calcext:value-type="float">
            <text:p>5951311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312" calcext:value-type="float">
            <text:p>5951312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313" calcext:value-type="float">
            <text:p>5951313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51314" calcext:value-type="float">
            <text:p>5951314</text:p>
          </table:table-cell>
          <table:table-cell office:value-type="float" office:value="6.33" calcext:value-type="float">
            <text:p>6,33</text:p>
          </table:table-cell>
          <table:table-cell table:number-columns-repeated="5"/>
        </table:table-row>
        <table:table-row table:style-name="ro1">
          <table:table-cell office:value-type="float" office:value="5951315" calcext:value-type="float">
            <text:p>5951315</text:p>
          </table:table-cell>
          <table:table-cell office:value-type="float" office:value="46.25" calcext:value-type="float">
            <text:p>46,25</text:p>
          </table:table-cell>
          <table:table-cell table:number-columns-repeated="5"/>
        </table:table-row>
        <table:table-row table:style-name="ro1">
          <table:table-cell office:value-type="float" office:value="5951316" calcext:value-type="float">
            <text:p>5951316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317" calcext:value-type="float">
            <text:p>595131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318" calcext:value-type="float">
            <text:p>5951318</text:p>
          </table:table-cell>
          <table:table-cell office:value-type="float" office:value="111.83" calcext:value-type="float">
            <text:p>111,83</text:p>
          </table:table-cell>
          <table:table-cell table:number-columns-repeated="5"/>
        </table:table-row>
        <table:table-row table:style-name="ro1">
          <table:table-cell office:value-type="float" office:value="5951319" calcext:value-type="float">
            <text:p>5951319</text:p>
          </table:table-cell>
          <table:table-cell office:value-type="float" office:value="10.81" calcext:value-type="float">
            <text:p>10,81</text:p>
          </table:table-cell>
          <table:table-cell table:number-columns-repeated="5"/>
        </table:table-row>
        <table:table-row table:style-name="ro1">
          <table:table-cell office:value-type="float" office:value="5951320" calcext:value-type="float">
            <text:p>5951320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1321" calcext:value-type="float">
            <text:p>5951321</text:p>
          </table:table-cell>
          <table:table-cell office:value-type="float" office:value="4.73" calcext:value-type="float">
            <text:p>4,73</text:p>
          </table:table-cell>
          <table:table-cell table:number-columns-repeated="5"/>
        </table:table-row>
        <table:table-row table:style-name="ro1">
          <table:table-cell office:value-type="float" office:value="5951322" calcext:value-type="float">
            <text:p>5951322</text:p>
          </table:table-cell>
          <table:table-cell office:value-type="float" office:value="25.43" calcext:value-type="float">
            <text:p>25,43</text:p>
          </table:table-cell>
          <table:table-cell table:number-columns-repeated="5"/>
        </table:table-row>
        <table:table-row table:style-name="ro1">
          <table:table-cell office:value-type="float" office:value="5951323" calcext:value-type="float">
            <text:p>5951323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51324" calcext:value-type="float">
            <text:p>5951324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1325" calcext:value-type="float">
            <text:p>5951325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326" calcext:value-type="float">
            <text:p>5951326</text:p>
          </table:table-cell>
          <table:table-cell office:value-type="float" office:value="116.95" calcext:value-type="float">
            <text:p>116,95</text:p>
          </table:table-cell>
          <table:table-cell table:number-columns-repeated="5"/>
        </table:table-row>
        <table:table-row table:style-name="ro1">
          <table:table-cell office:value-type="float" office:value="5951327" calcext:value-type="float">
            <text:p>595132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328" calcext:value-type="float">
            <text:p>5951328</text:p>
          </table:table-cell>
          <table:table-cell office:value-type="float" office:value="4.18" calcext:value-type="float">
            <text:p>4,18</text:p>
          </table:table-cell>
          <table:table-cell table:number-columns-repeated="5"/>
        </table:table-row>
        <table:table-row table:style-name="ro1">
          <table:table-cell office:value-type="float" office:value="5951329" calcext:value-type="float">
            <text:p>5951329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330" calcext:value-type="float">
            <text:p>5951330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331" calcext:value-type="float">
            <text:p>595133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332" calcext:value-type="float">
            <text:p>5951332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51333" calcext:value-type="float">
            <text:p>5951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334" calcext:value-type="float">
            <text:p>5951334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335" calcext:value-type="float">
            <text:p>5951335</text:p>
          </table:table-cell>
          <table:table-cell office:value-type="float" office:value="4.48" calcext:value-type="float">
            <text:p>4,48</text:p>
          </table:table-cell>
          <table:table-cell table:number-columns-repeated="5"/>
        </table:table-row>
        <table:table-row table:style-name="ro1">
          <table:table-cell office:value-type="float" office:value="5951336" calcext:value-type="float">
            <text:p>5951336</text:p>
          </table:table-cell>
          <table:table-cell office:value-type="float" office:value="4.07" calcext:value-type="float">
            <text:p>4,07</text:p>
          </table:table-cell>
          <table:table-cell table:number-columns-repeated="5"/>
        </table:table-row>
        <table:table-row table:style-name="ro1">
          <table:table-cell office:value-type="float" office:value="5951337" calcext:value-type="float">
            <text:p>5951337</text:p>
          </table:table-cell>
          <table:table-cell office:value-type="float" office:value="3.33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float" office:value="5951338" calcext:value-type="float">
            <text:p>5951338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339" calcext:value-type="float">
            <text:p>5951339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1340" calcext:value-type="float">
            <text:p>5951340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1341" calcext:value-type="float">
            <text:p>5951341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342" calcext:value-type="float">
            <text:p>5951342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1343" calcext:value-type="float">
            <text:p>5951343</text:p>
          </table:table-cell>
          <table:table-cell office:value-type="float" office:value="8.97" calcext:value-type="float">
            <text:p>8,97</text:p>
          </table:table-cell>
          <table:table-cell table:number-columns-repeated="5"/>
        </table:table-row>
        <table:table-row table:style-name="ro1">
          <table:table-cell office:value-type="float" office:value="5951344" calcext:value-type="float">
            <text:p>5951344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345" calcext:value-type="float">
            <text:p>5951345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346" calcext:value-type="float">
            <text:p>5951346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1347" calcext:value-type="float">
            <text:p>5951347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348" calcext:value-type="float">
            <text:p>5951348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1349" calcext:value-type="float">
            <text:p>5951349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350" calcext:value-type="float">
            <text:p>5951350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351" calcext:value-type="float">
            <text:p>5951351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352" calcext:value-type="float">
            <text:p>5951352</text:p>
          </table:table-cell>
          <table:table-cell office:value-type="float" office:value="25.15" calcext:value-type="float">
            <text:p>25,15</text:p>
          </table:table-cell>
          <table:table-cell table:number-columns-repeated="5"/>
        </table:table-row>
        <table:table-row table:style-name="ro1">
          <table:table-cell office:value-type="float" office:value="5951353" calcext:value-type="float">
            <text:p>5951353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354" calcext:value-type="float">
            <text:p>5951354</text:p>
          </table:table-cell>
          <table:table-cell office:value-type="float" office:value="11.76" calcext:value-type="float">
            <text:p>11,76</text:p>
          </table:table-cell>
          <table:table-cell table:number-columns-repeated="5"/>
        </table:table-row>
        <table:table-row table:style-name="ro1">
          <table:table-cell office:value-type="float" office:value="5951355" calcext:value-type="float">
            <text:p>5951355</text:p>
          </table:table-cell>
          <table:table-cell office:value-type="float" office:value="40.33" calcext:value-type="float">
            <text:p>40,33</text:p>
          </table:table-cell>
          <table:table-cell table:number-columns-repeated="5"/>
        </table:table-row>
        <table:table-row table:style-name="ro1">
          <table:table-cell office:value-type="float" office:value="5951356" calcext:value-type="float">
            <text:p>5951356</text:p>
          </table:table-cell>
          <table:table-cell office:value-type="float" office:value="3.71" calcext:value-type="float">
            <text:p>3,71</text:p>
          </table:table-cell>
          <table:table-cell table:number-columns-repeated="5"/>
        </table:table-row>
        <table:table-row table:style-name="ro1">
          <table:table-cell office:value-type="float" office:value="5951357" calcext:value-type="float">
            <text:p>5951357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1358" calcext:value-type="float">
            <text:p>5951358</text:p>
          </table:table-cell>
          <table:table-cell office:value-type="float" office:value="3.3" calcext:value-type="float">
            <text:p>3,3</text:p>
          </table:table-cell>
          <table:table-cell table:number-columns-repeated="5"/>
        </table:table-row>
        <table:table-row table:style-name="ro1">
          <table:table-cell office:value-type="float" office:value="5951359" calcext:value-type="float">
            <text:p>5951359</text:p>
          </table:table-cell>
          <table:table-cell office:value-type="float" office:value="2.68" calcext:value-type="float">
            <text:p>2,68</text:p>
          </table:table-cell>
          <table:table-cell table:number-columns-repeated="5"/>
        </table:table-row>
        <table:table-row table:style-name="ro1">
          <table:table-cell office:value-type="float" office:value="5951360" calcext:value-type="float">
            <text:p>5951360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1361" calcext:value-type="float">
            <text:p>5951361</text:p>
          </table:table-cell>
          <table:table-cell office:value-type="float" office:value="6.98" calcext:value-type="float">
            <text:p>6,98</text:p>
          </table:table-cell>
          <table:table-cell table:number-columns-repeated="5"/>
        </table:table-row>
        <table:table-row table:style-name="ro1">
          <table:table-cell office:value-type="float" office:value="5951362" calcext:value-type="float">
            <text:p>5951362</text:p>
          </table:table-cell>
          <table:table-cell office:value-type="float" office:value="3.95" calcext:value-type="float">
            <text:p>3,95</text:p>
          </table:table-cell>
          <table:table-cell table:number-columns-repeated="5"/>
        </table:table-row>
        <table:table-row table:style-name="ro1">
          <table:table-cell office:value-type="float" office:value="5951363" calcext:value-type="float">
            <text:p>5951363</text:p>
          </table:table-cell>
          <table:table-cell office:value-type="float" office:value="2.32" calcext:value-type="float">
            <text:p>2,32</text:p>
          </table:table-cell>
          <table:table-cell table:number-columns-repeated="5"/>
        </table:table-row>
        <table:table-row table:style-name="ro1">
          <table:table-cell office:value-type="float" office:value="5951364" calcext:value-type="float">
            <text:p>5951364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365" calcext:value-type="float">
            <text:p>5951365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366" calcext:value-type="float">
            <text:p>5951366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1367" calcext:value-type="float">
            <text:p>5951367</text:p>
          </table:table-cell>
          <table:table-cell office:value-type="float" office:value="6.94" calcext:value-type="float">
            <text:p>6,94</text:p>
          </table:table-cell>
          <table:table-cell table:number-columns-repeated="5"/>
        </table:table-row>
        <table:table-row table:style-name="ro1">
          <table:table-cell office:value-type="float" office:value="5951368" calcext:value-type="float">
            <text:p>5951368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369" calcext:value-type="float">
            <text:p>5951369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370" calcext:value-type="float">
            <text:p>5951370</text:p>
          </table:table-cell>
          <table:table-cell office:value-type="float" office:value="8.9" calcext:value-type="float">
            <text:p>8,9</text:p>
          </table:table-cell>
          <table:table-cell table:number-columns-repeated="5"/>
        </table:table-row>
        <table:table-row table:style-name="ro1">
          <table:table-cell office:value-type="float" office:value="5951371" calcext:value-type="float">
            <text:p>595137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372" calcext:value-type="float">
            <text:p>5951372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373" calcext:value-type="float">
            <text:p>5951373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374" calcext:value-type="float">
            <text:p>5951374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375" calcext:value-type="float">
            <text:p>5951375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376" calcext:value-type="float">
            <text:p>5951376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1377" calcext:value-type="float">
            <text:p>5951377</text:p>
          </table:table-cell>
          <table:table-cell office:value-type="float" office:value="33.02" calcext:value-type="float">
            <text:p>33,02</text:p>
          </table:table-cell>
          <table:table-cell table:number-columns-repeated="5"/>
        </table:table-row>
        <table:table-row table:style-name="ro1">
          <table:table-cell office:value-type="float" office:value="5951378" calcext:value-type="float">
            <text:p>595137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379" calcext:value-type="float">
            <text:p>5951379</text:p>
          </table:table-cell>
          <table:table-cell office:value-type="float" office:value="3.12" calcext:value-type="float">
            <text:p>3,12</text:p>
          </table:table-cell>
          <table:table-cell table:number-columns-repeated="5"/>
        </table:table-row>
        <table:table-row table:style-name="ro1">
          <table:table-cell office:value-type="float" office:value="5951380" calcext:value-type="float">
            <text:p>5951380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5951381" calcext:value-type="float">
            <text:p>5951381</text:p>
          </table:table-cell>
          <table:table-cell office:value-type="float" office:value="13.06" calcext:value-type="float">
            <text:p>13,06</text:p>
          </table:table-cell>
          <table:table-cell table:number-columns-repeated="5"/>
        </table:table-row>
        <table:table-row table:style-name="ro1">
          <table:table-cell office:value-type="float" office:value="5951382" calcext:value-type="float">
            <text:p>5951382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383" calcext:value-type="float">
            <text:p>5951383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384" calcext:value-type="float">
            <text:p>5951384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51385" calcext:value-type="float">
            <text:p>5951385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386" calcext:value-type="float">
            <text:p>5951386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1387" calcext:value-type="float">
            <text:p>5951387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388" calcext:value-type="float">
            <text:p>5951388</text:p>
          </table:table-cell>
          <table:table-cell office:value-type="float" office:value="2.76" calcext:value-type="float">
            <text:p>2,76</text:p>
          </table:table-cell>
          <table:table-cell table:number-columns-repeated="5"/>
        </table:table-row>
        <table:table-row table:style-name="ro1">
          <table:table-cell office:value-type="float" office:value="5951389" calcext:value-type="float">
            <text:p>5951389</text:p>
          </table:table-cell>
          <table:table-cell office:value-type="float" office:value="3.95" calcext:value-type="float">
            <text:p>3,95</text:p>
          </table:table-cell>
          <table:table-cell table:number-columns-repeated="5"/>
        </table:table-row>
        <table:table-row table:style-name="ro1">
          <table:table-cell office:value-type="float" office:value="5951390" calcext:value-type="float">
            <text:p>5951390</text:p>
          </table:table-cell>
          <table:table-cell office:value-type="float" office:value="16.61" calcext:value-type="float">
            <text:p>16,61</text:p>
          </table:table-cell>
          <table:table-cell table:number-columns-repeated="5"/>
        </table:table-row>
        <table:table-row table:style-name="ro1">
          <table:table-cell office:value-type="float" office:value="5951391" calcext:value-type="float">
            <text:p>5951391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392" calcext:value-type="float">
            <text:p>5951392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393" calcext:value-type="float">
            <text:p>595139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394" calcext:value-type="float">
            <text:p>59513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395" calcext:value-type="float">
            <text:p>5951395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float" office:value="5951396" calcext:value-type="float">
            <text:p>5951396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51397" calcext:value-type="float">
            <text:p>5951397</text:p>
          </table:table-cell>
          <table:table-cell office:value-type="float" office:value="5.09" calcext:value-type="float">
            <text:p>5,09</text:p>
          </table:table-cell>
          <table:table-cell table:number-columns-repeated="5"/>
        </table:table-row>
        <table:table-row table:style-name="ro1">
          <table:table-cell office:value-type="float" office:value="5951398" calcext:value-type="float">
            <text:p>5951398</text:p>
          </table:table-cell>
          <table:table-cell office:value-type="float" office:value="3.47" calcext:value-type="float">
            <text:p>3,47</text:p>
          </table:table-cell>
          <table:table-cell table:number-columns-repeated="5"/>
        </table:table-row>
        <table:table-row table:style-name="ro1">
          <table:table-cell office:value-type="float" office:value="5951399" calcext:value-type="float">
            <text:p>5951399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400" calcext:value-type="float">
            <text:p>5951400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401" calcext:value-type="float">
            <text:p>5951401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1402" calcext:value-type="float">
            <text:p>5951402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403" calcext:value-type="float">
            <text:p>5951403</text:p>
          </table:table-cell>
          <table:table-cell office:value-type="float" office:value="12.8" calcext:value-type="float">
            <text:p>12,8</text:p>
          </table:table-cell>
          <table:table-cell table:number-columns-repeated="5"/>
        </table:table-row>
        <table:table-row table:style-name="ro1">
          <table:table-cell office:value-type="float" office:value="5951404" calcext:value-type="float">
            <text:p>5951404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405" calcext:value-type="float">
            <text:p>5951405</text:p>
          </table:table-cell>
          <table:table-cell office:value-type="float" office:value="3.07" calcext:value-type="float">
            <text:p>3,07</text:p>
          </table:table-cell>
          <table:table-cell table:number-columns-repeated="5"/>
        </table:table-row>
        <table:table-row table:style-name="ro1">
          <table:table-cell office:value-type="float" office:value="5951406" calcext:value-type="float">
            <text:p>5951406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407" calcext:value-type="float">
            <text:p>5951407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1408" calcext:value-type="float">
            <text:p>5951408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1409" calcext:value-type="float">
            <text:p>5951409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410" calcext:value-type="float">
            <text:p>5951410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1411" calcext:value-type="float">
            <text:p>5951411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51412" calcext:value-type="float">
            <text:p>5951412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1413" calcext:value-type="float">
            <text:p>5951413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414" calcext:value-type="float">
            <text:p>5951414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415" calcext:value-type="float">
            <text:p>5951415</text:p>
          </table:table-cell>
          <table:table-cell office:value-type="float" office:value="17.92" calcext:value-type="float">
            <text:p>17,92</text:p>
          </table:table-cell>
          <table:table-cell table:number-columns-repeated="5"/>
        </table:table-row>
        <table:table-row table:style-name="ro1">
          <table:table-cell office:value-type="float" office:value="5951416" calcext:value-type="float">
            <text:p>5951416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417" calcext:value-type="float">
            <text:p>5951417</text:p>
          </table:table-cell>
          <table:table-cell office:value-type="float" office:value="3.36" calcext:value-type="float">
            <text:p>3,36</text:p>
          </table:table-cell>
          <table:table-cell table:number-columns-repeated="5"/>
        </table:table-row>
        <table:table-row table:style-name="ro1">
          <table:table-cell office:value-type="float" office:value="5951418" calcext:value-type="float">
            <text:p>5951418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1419" calcext:value-type="float">
            <text:p>5951419</text:p>
          </table:table-cell>
          <table:table-cell office:value-type="float" office:value="4.93" calcext:value-type="float">
            <text:p>4,93</text:p>
          </table:table-cell>
          <table:table-cell table:number-columns-repeated="5"/>
        </table:table-row>
        <table:table-row table:style-name="ro1">
          <table:table-cell office:value-type="float" office:value="5951420" calcext:value-type="float">
            <text:p>5951420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1421" calcext:value-type="float">
            <text:p>5951421</text:p>
          </table:table-cell>
          <table:table-cell office:value-type="float" office:value="5.59" calcext:value-type="float">
            <text:p>5,59</text:p>
          </table:table-cell>
          <table:table-cell table:number-columns-repeated="5"/>
        </table:table-row>
        <table:table-row table:style-name="ro1">
          <table:table-cell office:value-type="float" office:value="5951422" calcext:value-type="float">
            <text:p>5951422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423" calcext:value-type="float">
            <text:p>5951423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424" calcext:value-type="float">
            <text:p>5951424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425" calcext:value-type="float">
            <text:p>5951425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426" calcext:value-type="float">
            <text:p>5951426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427" calcext:value-type="float">
            <text:p>5951427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float" office:value="5951428" calcext:value-type="float">
            <text:p>595142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429" calcext:value-type="float">
            <text:p>5951429</text:p>
          </table:table-cell>
          <table:table-cell office:value-type="float" office:value="6.44" calcext:value-type="float">
            <text:p>6,44</text:p>
          </table:table-cell>
          <table:table-cell table:number-columns-repeated="5"/>
        </table:table-row>
        <table:table-row table:style-name="ro1">
          <table:table-cell office:value-type="float" office:value="5951430" calcext:value-type="float">
            <text:p>5951430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1431" calcext:value-type="float">
            <text:p>5951431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51432" calcext:value-type="float">
            <text:p>59514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433" calcext:value-type="float">
            <text:p>5951433</text:p>
          </table:table-cell>
          <table:table-cell office:value-type="float" office:value="4.11" calcext:value-type="float">
            <text:p>4,11</text:p>
          </table:table-cell>
          <table:table-cell table:number-columns-repeated="5"/>
        </table:table-row>
        <table:table-row table:style-name="ro1">
          <table:table-cell office:value-type="float" office:value="5951434" calcext:value-type="float">
            <text:p>5951434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435" calcext:value-type="float">
            <text:p>5951435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436" calcext:value-type="float">
            <text:p>5951436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5951437" calcext:value-type="float">
            <text:p>59514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438" calcext:value-type="float">
            <text:p>5951438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office:value-type="float" office:value="5951439" calcext:value-type="float">
            <text:p>5951439</text:p>
          </table:table-cell>
          <table:table-cell office:value-type="float" office:value="19.83" calcext:value-type="float">
            <text:p>19,83</text:p>
          </table:table-cell>
          <table:table-cell table:number-columns-repeated="5"/>
        </table:table-row>
        <table:table-row table:style-name="ro1">
          <table:table-cell office:value-type="float" office:value="5951440" calcext:value-type="float">
            <text:p>5951440</text:p>
          </table:table-cell>
          <table:table-cell office:value-type="float" office:value="8.8" calcext:value-type="float">
            <text:p>8,8</text:p>
          </table:table-cell>
          <table:table-cell table:number-columns-repeated="5"/>
        </table:table-row>
        <table:table-row table:style-name="ro1">
          <table:table-cell office:value-type="float" office:value="5951441" calcext:value-type="float">
            <text:p>5951441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1442" calcext:value-type="float">
            <text:p>5951442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1443" calcext:value-type="float">
            <text:p>5951443</text:p>
          </table:table-cell>
          <table:table-cell office:value-type="float" office:value="3.39" calcext:value-type="float">
            <text:p>3,39</text:p>
          </table:table-cell>
          <table:table-cell table:number-columns-repeated="5"/>
        </table:table-row>
        <table:table-row table:style-name="ro1">
          <table:table-cell office:value-type="float" office:value="5951444" calcext:value-type="float">
            <text:p>595144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445" calcext:value-type="float">
            <text:p>5951445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1446" calcext:value-type="float">
            <text:p>5951446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447" calcext:value-type="float">
            <text:p>5951447</text:p>
          </table:table-cell>
          <table:table-cell office:value-type="float" office:value="3.29" calcext:value-type="float">
            <text:p>3,29</text:p>
          </table:table-cell>
          <table:table-cell table:number-columns-repeated="5"/>
        </table:table-row>
        <table:table-row table:style-name="ro1">
          <table:table-cell office:value-type="float" office:value="5951448" calcext:value-type="float">
            <text:p>5951448</text:p>
          </table:table-cell>
          <table:table-cell office:value-type="float" office:value="25.3" calcext:value-type="float">
            <text:p>25,3</text:p>
          </table:table-cell>
          <table:table-cell table:number-columns-repeated="5"/>
        </table:table-row>
        <table:table-row table:style-name="ro1">
          <table:table-cell office:value-type="float" office:value="5951449" calcext:value-type="float">
            <text:p>5951449</text:p>
          </table:table-cell>
          <table:table-cell office:value-type="float" office:value="2.89" calcext:value-type="float">
            <text:p>2,89</text:p>
          </table:table-cell>
          <table:table-cell table:number-columns-repeated="5"/>
        </table:table-row>
        <table:table-row table:style-name="ro1">
          <table:table-cell office:value-type="float" office:value="5951450" calcext:value-type="float">
            <text:p>5951450</text:p>
          </table:table-cell>
          <table:table-cell office:value-type="float" office:value="3.69" calcext:value-type="float">
            <text:p>3,69</text:p>
          </table:table-cell>
          <table:table-cell table:number-columns-repeated="5"/>
        </table:table-row>
        <table:table-row table:style-name="ro1">
          <table:table-cell office:value-type="float" office:value="5951451" calcext:value-type="float">
            <text:p>5951451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51452" calcext:value-type="float">
            <text:p>5951452</text:p>
          </table:table-cell>
          <table:table-cell office:value-type="float" office:value="2.69" calcext:value-type="float">
            <text:p>2,69</text:p>
          </table:table-cell>
          <table:table-cell table:number-columns-repeated="5"/>
        </table:table-row>
        <table:table-row table:style-name="ro1">
          <table:table-cell office:value-type="float" office:value="5951453" calcext:value-type="float">
            <text:p>5951453</text:p>
          </table:table-cell>
          <table:table-cell office:value-type="float" office:value="3.25" calcext:value-type="float">
            <text:p>3,25</text:p>
          </table:table-cell>
          <table:table-cell table:number-columns-repeated="5"/>
        </table:table-row>
        <table:table-row table:style-name="ro1">
          <table:table-cell office:value-type="float" office:value="5951454" calcext:value-type="float">
            <text:p>5951454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455" calcext:value-type="float">
            <text:p>5951455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51456" calcext:value-type="float">
            <text:p>5951456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457" calcext:value-type="float">
            <text:p>5951457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458" calcext:value-type="float">
            <text:p>5951458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51459" calcext:value-type="float">
            <text:p>5951459</text:p>
          </table:table-cell>
          <table:table-cell office:value-type="float" office:value="548.62" calcext:value-type="float">
            <text:p>548,62</text:p>
          </table:table-cell>
          <table:table-cell table:number-columns-repeated="5"/>
        </table:table-row>
        <table:table-row table:style-name="ro1">
          <table:table-cell office:value-type="float" office:value="5951460" calcext:value-type="float">
            <text:p>5951460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461" calcext:value-type="float">
            <text:p>5951461</text:p>
          </table:table-cell>
          <table:table-cell office:value-type="float" office:value="15.38" calcext:value-type="float">
            <text:p>15,38</text:p>
          </table:table-cell>
          <table:table-cell table:number-columns-repeated="5"/>
        </table:table-row>
        <table:table-row table:style-name="ro1">
          <table:table-cell office:value-type="float" office:value="5951462" calcext:value-type="float">
            <text:p>5951462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463" calcext:value-type="float">
            <text:p>5951463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51464" calcext:value-type="float">
            <text:p>5951464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1465" calcext:value-type="float">
            <text:p>5951465</text:p>
          </table:table-cell>
          <table:table-cell office:value-type="float" office:value="2.89" calcext:value-type="float">
            <text:p>2,89</text:p>
          </table:table-cell>
          <table:table-cell table:number-columns-repeated="5"/>
        </table:table-row>
        <table:table-row table:style-name="ro1">
          <table:table-cell office:value-type="float" office:value="5951466" calcext:value-type="float">
            <text:p>5951466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5951467" calcext:value-type="float">
            <text:p>595146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468" calcext:value-type="float">
            <text:p>5951468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1469" calcext:value-type="float">
            <text:p>5951469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1470" calcext:value-type="float">
            <text:p>595147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5951471" calcext:value-type="float">
            <text:p>5951471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472" calcext:value-type="float">
            <text:p>5951472</text:p>
          </table:table-cell>
          <table:table-cell office:value-type="float" office:value="30.73" calcext:value-type="float">
            <text:p>30,73</text:p>
          </table:table-cell>
          <table:table-cell table:number-columns-repeated="5"/>
        </table:table-row>
        <table:table-row table:style-name="ro1">
          <table:table-cell office:value-type="float" office:value="5951473" calcext:value-type="float">
            <text:p>5951473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474" calcext:value-type="float">
            <text:p>5951474</text:p>
          </table:table-cell>
          <table:table-cell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float" office:value="5951475" calcext:value-type="float">
            <text:p>5951475</text:p>
          </table:table-cell>
          <table:table-cell office:value-type="float" office:value="2.68" calcext:value-type="float">
            <text:p>2,68</text:p>
          </table:table-cell>
          <table:table-cell table:number-columns-repeated="5"/>
        </table:table-row>
        <table:table-row table:style-name="ro1">
          <table:table-cell office:value-type="float" office:value="5951476" calcext:value-type="float">
            <text:p>5951476</text:p>
          </table:table-cell>
          <table:table-cell office:value-type="float" office:value="7.72" calcext:value-type="float">
            <text:p>7,72</text:p>
          </table:table-cell>
          <table:table-cell table:number-columns-repeated="5"/>
        </table:table-row>
        <table:table-row table:style-name="ro1">
          <table:table-cell office:value-type="float" office:value="5951477" calcext:value-type="float">
            <text:p>5951477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51478" calcext:value-type="float">
            <text:p>5951478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51479" calcext:value-type="float">
            <text:p>5951479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51480" calcext:value-type="float">
            <text:p>5951480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51481" calcext:value-type="float">
            <text:p>5951481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482" calcext:value-type="float">
            <text:p>5951482</text:p>
          </table:table-cell>
          <table:table-cell office:value-type="float" office:value="12.2" calcext:value-type="float">
            <text:p>12,2</text:p>
          </table:table-cell>
          <table:table-cell table:number-columns-repeated="5"/>
        </table:table-row>
        <table:table-row table:style-name="ro1">
          <table:table-cell office:value-type="float" office:value="5951483" calcext:value-type="float">
            <text:p>5951483</text:p>
          </table:table-cell>
          <table:table-cell office:value-type="float" office:value="7.68" calcext:value-type="float">
            <text:p>7,68</text:p>
          </table:table-cell>
          <table:table-cell table:number-columns-repeated="5"/>
        </table:table-row>
        <table:table-row table:style-name="ro1">
          <table:table-cell office:value-type="float" office:value="5951484" calcext:value-type="float">
            <text:p>5951484</text:p>
          </table:table-cell>
          <table:table-cell office:value-type="float" office:value="7.35" calcext:value-type="float">
            <text:p>7,35</text:p>
          </table:table-cell>
          <table:table-cell table:number-columns-repeated="5"/>
        </table:table-row>
        <table:table-row table:style-name="ro1">
          <table:table-cell office:value-type="float" office:value="5951485" calcext:value-type="float">
            <text:p>5951485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51486" calcext:value-type="float">
            <text:p>5951486</text:p>
          </table:table-cell>
          <table:table-cell office:value-type="float" office:value="2.87" calcext:value-type="float">
            <text:p>2,87</text:p>
          </table:table-cell>
          <table:table-cell table:number-columns-repeated="5"/>
        </table:table-row>
        <table:table-row table:style-name="ro1">
          <table:table-cell office:value-type="float" office:value="5951487" calcext:value-type="float">
            <text:p>5951487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488" calcext:value-type="float">
            <text:p>5951488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1489" calcext:value-type="float">
            <text:p>5951489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490" calcext:value-type="float">
            <text:p>5951490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491" calcext:value-type="float">
            <text:p>5951491</text:p>
          </table:table-cell>
          <table:table-cell office:value-type="float" office:value="5.14" calcext:value-type="float">
            <text:p>5,14</text:p>
          </table:table-cell>
          <table:table-cell table:number-columns-repeated="5"/>
        </table:table-row>
        <table:table-row table:style-name="ro1">
          <table:table-cell office:value-type="float" office:value="5951492" calcext:value-type="float">
            <text:p>5951492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1493" calcext:value-type="float">
            <text:p>5951493</text:p>
          </table:table-cell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office:value-type="float" office:value="5951494" calcext:value-type="float">
            <text:p>5951494</text:p>
          </table:table-cell>
          <table:table-cell office:value-type="float" office:value="5.1" calcext:value-type="float">
            <text:p>5,1</text:p>
          </table:table-cell>
          <table:table-cell table:number-columns-repeated="5"/>
        </table:table-row>
        <table:table-row table:style-name="ro1">
          <table:table-cell office:value-type="float" office:value="5951495" calcext:value-type="float">
            <text:p>5951495</text:p>
          </table:table-cell>
          <table:table-cell office:value-type="float" office:value="13.4" calcext:value-type="float">
            <text:p>13,4</text:p>
          </table:table-cell>
          <table:table-cell table:number-columns-repeated="5"/>
        </table:table-row>
        <table:table-row table:style-name="ro1">
          <table:table-cell office:value-type="float" office:value="5951496" calcext:value-type="float">
            <text:p>5951496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1497" calcext:value-type="float">
            <text:p>5951497</text:p>
          </table:table-cell>
          <table:table-cell office:value-type="float" office:value="5.24" calcext:value-type="float">
            <text:p>5,24</text:p>
          </table:table-cell>
          <table:table-cell table:number-columns-repeated="5"/>
        </table:table-row>
        <table:table-row table:style-name="ro1">
          <table:table-cell office:value-type="float" office:value="5951498" calcext:value-type="float">
            <text:p>5951498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1499" calcext:value-type="float">
            <text:p>5951499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500" calcext:value-type="float">
            <text:p>5951500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501" calcext:value-type="float">
            <text:p>5951501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502" calcext:value-type="float">
            <text:p>5951502</text:p>
          </table:table-cell>
          <table:table-cell office:value-type="float" office:value="9.73" calcext:value-type="float">
            <text:p>9,73</text:p>
          </table:table-cell>
          <table:table-cell table:number-columns-repeated="5"/>
        </table:table-row>
        <table:table-row table:style-name="ro1">
          <table:table-cell office:value-type="float" office:value="5951503" calcext:value-type="float">
            <text:p>5951503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51504" calcext:value-type="float">
            <text:p>5951504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505" calcext:value-type="float">
            <text:p>5951505</text:p>
          </table:table-cell>
          <table:table-cell office:value-type="float" office:value="5.64" calcext:value-type="float">
            <text:p>5,64</text:p>
          </table:table-cell>
          <table:table-cell table:number-columns-repeated="5"/>
        </table:table-row>
        <table:table-row table:style-name="ro1">
          <table:table-cell office:value-type="float" office:value="5951506" calcext:value-type="float">
            <text:p>5951506</text:p>
          </table:table-cell>
          <table:table-cell office:value-type="float" office:value="3.63" calcext:value-type="float">
            <text:p>3,63</text:p>
          </table:table-cell>
          <table:table-cell table:number-columns-repeated="5"/>
        </table:table-row>
        <table:table-row table:style-name="ro1">
          <table:table-cell office:value-type="float" office:value="5951507" calcext:value-type="float">
            <text:p>5951507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508" calcext:value-type="float">
            <text:p>5951508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509" calcext:value-type="float">
            <text:p>5951509</text:p>
          </table:table-cell>
          <table:table-cell office:value-type="float" office:value="3.68" calcext:value-type="float">
            <text:p>3,68</text:p>
          </table:table-cell>
          <table:table-cell table:number-columns-repeated="5"/>
        </table:table-row>
        <table:table-row table:style-name="ro1">
          <table:table-cell office:value-type="float" office:value="5951510" calcext:value-type="float">
            <text:p>5951510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51511" calcext:value-type="float">
            <text:p>5951511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1512" calcext:value-type="float">
            <text:p>5951512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513" calcext:value-type="float">
            <text:p>595151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1514" calcext:value-type="float">
            <text:p>5951514</text:p>
          </table:table-cell>
          <table:table-cell office:value-type="float" office:value="1207.57" calcext:value-type="float">
            <text:p>1207,57</text:p>
          </table:table-cell>
          <table:table-cell table:number-columns-repeated="5"/>
        </table:table-row>
        <table:table-row table:style-name="ro1">
          <table:table-cell office:value-type="float" office:value="5951515" calcext:value-type="float">
            <text:p>5951515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516" calcext:value-type="float">
            <text:p>5951516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1517" calcext:value-type="float">
            <text:p>5951517</text:p>
          </table:table-cell>
          <table:table-cell office:value-type="float" office:value="4.02" calcext:value-type="float">
            <text:p>4,02</text:p>
          </table:table-cell>
          <table:table-cell table:number-columns-repeated="5"/>
        </table:table-row>
        <table:table-row table:style-name="ro1">
          <table:table-cell office:value-type="float" office:value="5951518" calcext:value-type="float">
            <text:p>5951518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519" calcext:value-type="float">
            <text:p>5951519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520" calcext:value-type="float">
            <text:p>5951520</text:p>
          </table:table-cell>
          <table:table-cell office:value-type="float" office:value="39.19" calcext:value-type="float">
            <text:p>39,19</text:p>
          </table:table-cell>
          <table:table-cell table:number-columns-repeated="5"/>
        </table:table-row>
        <table:table-row table:style-name="ro1">
          <table:table-cell office:value-type="float" office:value="5951521" calcext:value-type="float">
            <text:p>59515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522" calcext:value-type="float">
            <text:p>59515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523" calcext:value-type="float">
            <text:p>5951523</text:p>
          </table:table-cell>
          <table:table-cell office:value-type="float" office:value="2.72" calcext:value-type="float">
            <text:p>2,72</text:p>
          </table:table-cell>
          <table:table-cell table:number-columns-repeated="5"/>
        </table:table-row>
        <table:table-row table:style-name="ro1">
          <table:table-cell office:value-type="float" office:value="5951524" calcext:value-type="float">
            <text:p>5951524</text:p>
          </table:table-cell>
          <table:table-cell office:value-type="float" office:value="4.17" calcext:value-type="float">
            <text:p>4,17</text:p>
          </table:table-cell>
          <table:table-cell table:number-columns-repeated="5"/>
        </table:table-row>
        <table:table-row table:style-name="ro1">
          <table:table-cell office:value-type="float" office:value="5951525" calcext:value-type="float">
            <text:p>5951525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1526" calcext:value-type="float">
            <text:p>5951526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51527" calcext:value-type="float">
            <text:p>5951527</text:p>
          </table:table-cell>
          <table:table-cell office:value-type="float" office:value="4.19" calcext:value-type="float">
            <text:p>4,19</text:p>
          </table:table-cell>
          <table:table-cell table:number-columns-repeated="5"/>
        </table:table-row>
        <table:table-row table:style-name="ro1">
          <table:table-cell office:value-type="float" office:value="5951528" calcext:value-type="float">
            <text:p>5951528</text:p>
          </table:table-cell>
          <table:table-cell office:value-type="float" office:value="3.34" calcext:value-type="float">
            <text:p>3,34</text:p>
          </table:table-cell>
          <table:table-cell table:number-columns-repeated="5"/>
        </table:table-row>
        <table:table-row table:style-name="ro1">
          <table:table-cell office:value-type="float" office:value="5951529" calcext:value-type="float">
            <text:p>5951529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1530" calcext:value-type="float">
            <text:p>5951530</text:p>
          </table:table-cell>
          <table:table-cell office:value-type="float" office:value="26.79" calcext:value-type="float">
            <text:p>26,79</text:p>
          </table:table-cell>
          <table:table-cell table:number-columns-repeated="5"/>
        </table:table-row>
        <table:table-row table:style-name="ro1">
          <table:table-cell office:value-type="float" office:value="5951531" calcext:value-type="float">
            <text:p>5951531</text:p>
          </table:table-cell>
          <table:table-cell office:value-type="float" office:value="3.77" calcext:value-type="float">
            <text:p>3,77</text:p>
          </table:table-cell>
          <table:table-cell table:number-columns-repeated="5"/>
        </table:table-row>
        <table:table-row table:style-name="ro1">
          <table:table-cell office:value-type="float" office:value="5951532" calcext:value-type="float">
            <text:p>5951532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533" calcext:value-type="float">
            <text:p>5951533</text:p>
          </table:table-cell>
          <table:table-cell office:value-type="float" office:value="4.75" calcext:value-type="float">
            <text:p>4,75</text:p>
          </table:table-cell>
          <table:table-cell table:number-columns-repeated="5"/>
        </table:table-row>
        <table:table-row table:style-name="ro1">
          <table:table-cell office:value-type="float" office:value="5951534" calcext:value-type="float">
            <text:p>5951534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51535" calcext:value-type="float">
            <text:p>5951535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1536" calcext:value-type="float">
            <text:p>5951536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537" calcext:value-type="float">
            <text:p>5951537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538" calcext:value-type="float">
            <text:p>5951538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539" calcext:value-type="float">
            <text:p>5951539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1540" calcext:value-type="float">
            <text:p>5951540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51541" calcext:value-type="float">
            <text:p>5951541</text:p>
          </table:table-cell>
          <table:table-cell office:value-type="float" office:value="5.12" calcext:value-type="float">
            <text:p>5,12</text:p>
          </table:table-cell>
          <table:table-cell table:number-columns-repeated="5"/>
        </table:table-row>
        <table:table-row table:style-name="ro1">
          <table:table-cell office:value-type="float" office:value="5951542" calcext:value-type="float">
            <text:p>5951542</text:p>
          </table:table-cell>
          <table:table-cell office:value-type="float" office:value="9.93" calcext:value-type="float">
            <text:p>9,93</text:p>
          </table:table-cell>
          <table:table-cell table:number-columns-repeated="5"/>
        </table:table-row>
        <table:table-row table:style-name="ro1">
          <table:table-cell office:value-type="float" office:value="5951543" calcext:value-type="float">
            <text:p>5951543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544" calcext:value-type="float">
            <text:p>5951544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545" calcext:value-type="float">
            <text:p>5951545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546" calcext:value-type="float">
            <text:p>5951546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547" calcext:value-type="float">
            <text:p>595154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548" calcext:value-type="float">
            <text:p>5951548</text:p>
          </table:table-cell>
          <table:table-cell office:value-type="float" office:value="3.72" calcext:value-type="float">
            <text:p>3,72</text:p>
          </table:table-cell>
          <table:table-cell table:number-columns-repeated="5"/>
        </table:table-row>
        <table:table-row table:style-name="ro1">
          <table:table-cell office:value-type="float" office:value="5951549" calcext:value-type="float">
            <text:p>5951549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550" calcext:value-type="float">
            <text:p>5951550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office:value-type="float" office:value="5951551" calcext:value-type="float">
            <text:p>5951551</text:p>
          </table:table-cell>
          <table:table-cell office:value-type="float" office:value="234.35" calcext:value-type="float">
            <text:p>234,35</text:p>
          </table:table-cell>
          <table:table-cell table:number-columns-repeated="5"/>
        </table:table-row>
        <table:table-row table:style-name="ro1">
          <table:table-cell office:value-type="float" office:value="5951552" calcext:value-type="float">
            <text:p>5951552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5951553" calcext:value-type="float">
            <text:p>5951553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1554" calcext:value-type="float">
            <text:p>595155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1555" calcext:value-type="float">
            <text:p>5951555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556" calcext:value-type="float">
            <text:p>5951556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1557" calcext:value-type="float">
            <text:p>5951557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558" calcext:value-type="float">
            <text:p>5951558</text:p>
          </table:table-cell>
          <table:table-cell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5951559" calcext:value-type="float">
            <text:p>5951559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560" calcext:value-type="float">
            <text:p>5951560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1561" calcext:value-type="float">
            <text:p>5951561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562" calcext:value-type="float">
            <text:p>5951562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1563" calcext:value-type="float">
            <text:p>5951563</text:p>
          </table:table-cell>
          <table:table-cell office:value-type="float" office:value="19.99" calcext:value-type="float">
            <text:p>19,99</text:p>
          </table:table-cell>
          <table:table-cell table:number-columns-repeated="5"/>
        </table:table-row>
        <table:table-row table:style-name="ro1">
          <table:table-cell office:value-type="float" office:value="5951564" calcext:value-type="float">
            <text:p>5951564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565" calcext:value-type="float">
            <text:p>5951565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1566" calcext:value-type="float">
            <text:p>5951566</text:p>
          </table:table-cell>
          <table:table-cell office:value-type="float" office:value="12.02" calcext:value-type="float">
            <text:p>12,02</text:p>
          </table:table-cell>
          <table:table-cell table:number-columns-repeated="5"/>
        </table:table-row>
        <table:table-row table:style-name="ro1">
          <table:table-cell office:value-type="float" office:value="5951567" calcext:value-type="float">
            <text:p>5951567</text:p>
          </table:table-cell>
          <table:table-cell office:value-type="float" office:value="1.99" calcext:value-type="float">
            <text:p>1,99</text:p>
          </table:table-cell>
          <table:table-cell table:number-columns-repeated="5"/>
        </table:table-row>
        <table:table-row table:style-name="ro1">
          <table:table-cell office:value-type="float" office:value="5951568" calcext:value-type="float">
            <text:p>5951568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1569" calcext:value-type="float">
            <text:p>5951569</text:p>
          </table:table-cell>
          <table:table-cell office:value-type="float" office:value="14.21" calcext:value-type="float">
            <text:p>14,21</text:p>
          </table:table-cell>
          <table:table-cell table:number-columns-repeated="5"/>
        </table:table-row>
        <table:table-row table:style-name="ro1">
          <table:table-cell office:value-type="float" office:value="5951570" calcext:value-type="float">
            <text:p>5951570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571" calcext:value-type="float">
            <text:p>5951571</text:p>
          </table:table-cell>
          <table:table-cell office:value-type="float" office:value="7.39" calcext:value-type="float">
            <text:p>7,39</text:p>
          </table:table-cell>
          <table:table-cell table:number-columns-repeated="5"/>
        </table:table-row>
        <table:table-row table:style-name="ro1">
          <table:table-cell office:value-type="float" office:value="5951572" calcext:value-type="float">
            <text:p>5951572</text:p>
          </table:table-cell>
          <table:table-cell office:value-type="float" office:value="5.52" calcext:value-type="float">
            <text:p>5,52</text:p>
          </table:table-cell>
          <table:table-cell table:number-columns-repeated="5"/>
        </table:table-row>
        <table:table-row table:style-name="ro1">
          <table:table-cell office:value-type="float" office:value="5951573" calcext:value-type="float">
            <text:p>5951573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51574" calcext:value-type="float">
            <text:p>5951574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1575" calcext:value-type="float">
            <text:p>5951575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float" office:value="5951576" calcext:value-type="float">
            <text:p>5951576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577" calcext:value-type="float">
            <text:p>5951577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51578" calcext:value-type="float">
            <text:p>5951578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579" calcext:value-type="float">
            <text:p>5951579</text:p>
          </table:table-cell>
          <table:table-cell office:value-type="float" office:value="6.92" calcext:value-type="float">
            <text:p>6,92</text:p>
          </table:table-cell>
          <table:table-cell table:number-columns-repeated="5"/>
        </table:table-row>
        <table:table-row table:style-name="ro1">
          <table:table-cell office:value-type="float" office:value="5951580" calcext:value-type="float">
            <text:p>5951580</text:p>
          </table:table-cell>
          <table:table-cell office:value-type="float" office:value="7.89" calcext:value-type="float">
            <text:p>7,89</text:p>
          </table:table-cell>
          <table:table-cell table:number-columns-repeated="5"/>
        </table:table-row>
        <table:table-row table:style-name="ro1">
          <table:table-cell office:value-type="float" office:value="5951581" calcext:value-type="float">
            <text:p>5951581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5951582" calcext:value-type="float">
            <text:p>5951582</text:p>
          </table:table-cell>
          <table:table-cell office:value-type="float" office:value="5.41" calcext:value-type="float">
            <text:p>5,41</text:p>
          </table:table-cell>
          <table:table-cell table:number-columns-repeated="5"/>
        </table:table-row>
        <table:table-row table:style-name="ro1">
          <table:table-cell office:value-type="float" office:value="5951583" calcext:value-type="float">
            <text:p>5951583</text:p>
          </table:table-cell>
          <table:table-cell office:value-type="float" office:value="4.15" calcext:value-type="float">
            <text:p>4,15</text:p>
          </table:table-cell>
          <table:table-cell table:number-columns-repeated="5"/>
        </table:table-row>
        <table:table-row table:style-name="ro1">
          <table:table-cell office:value-type="float" office:value="5951584" calcext:value-type="float">
            <text:p>5951584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585" calcext:value-type="float">
            <text:p>5951585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586" calcext:value-type="float">
            <text:p>5951586</text:p>
          </table:table-cell>
          <table:table-cell office:value-type="float" office:value="19.01" calcext:value-type="float">
            <text:p>19,01</text:p>
          </table:table-cell>
          <table:table-cell table:number-columns-repeated="5"/>
        </table:table-row>
        <table:table-row table:style-name="ro1">
          <table:table-cell office:value-type="float" office:value="5951587" calcext:value-type="float">
            <text:p>5951587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51588" calcext:value-type="float">
            <text:p>5951588</text:p>
          </table:table-cell>
          <table:table-cell office:value-type="float" office:value="2.87" calcext:value-type="float">
            <text:p>2,87</text:p>
          </table:table-cell>
          <table:table-cell table:number-columns-repeated="5"/>
        </table:table-row>
        <table:table-row table:style-name="ro1">
          <table:table-cell office:value-type="float" office:value="5951589" calcext:value-type="float">
            <text:p>5951589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590" calcext:value-type="float">
            <text:p>5951590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1591" calcext:value-type="float">
            <text:p>5951591</text:p>
          </table:table-cell>
          <table:table-cell office:value-type="float" office:value="4.97" calcext:value-type="float">
            <text:p>4,97</text:p>
          </table:table-cell>
          <table:table-cell table:number-columns-repeated="5"/>
        </table:table-row>
        <table:table-row table:style-name="ro1">
          <table:table-cell office:value-type="float" office:value="5951592" calcext:value-type="float">
            <text:p>5951592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593" calcext:value-type="float">
            <text:p>595159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594" calcext:value-type="float">
            <text:p>5951594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1595" calcext:value-type="float">
            <text:p>5951595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1596" calcext:value-type="float">
            <text:p>5951596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597" calcext:value-type="float">
            <text:p>5951597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1598" calcext:value-type="float">
            <text:p>5951598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51599" calcext:value-type="float">
            <text:p>5951599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600" calcext:value-type="float">
            <text:p>5951600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1601" calcext:value-type="float">
            <text:p>5951601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51602" calcext:value-type="float">
            <text:p>5951602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1603" calcext:value-type="float">
            <text:p>595160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604" calcext:value-type="float">
            <text:p>5951604</text:p>
          </table:table-cell>
          <table:table-cell office:value-type="float" office:value="7.53" calcext:value-type="float">
            <text:p>7,53</text:p>
          </table:table-cell>
          <table:table-cell table:number-columns-repeated="5"/>
        </table:table-row>
        <table:table-row table:style-name="ro1">
          <table:table-cell office:value-type="float" office:value="5951605" calcext:value-type="float">
            <text:p>5951605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606" calcext:value-type="float">
            <text:p>5951606</text:p>
          </table:table-cell>
          <table:table-cell office:value-type="float" office:value="13.85" calcext:value-type="float">
            <text:p>13,85</text:p>
          </table:table-cell>
          <table:table-cell table:number-columns-repeated="5"/>
        </table:table-row>
        <table:table-row table:style-name="ro1">
          <table:table-cell office:value-type="float" office:value="5951607" calcext:value-type="float">
            <text:p>5951607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1608" calcext:value-type="float">
            <text:p>5951608</text:p>
          </table:table-cell>
          <table:table-cell office:value-type="float" office:value="6.98" calcext:value-type="float">
            <text:p>6,98</text:p>
          </table:table-cell>
          <table:table-cell table:number-columns-repeated="5"/>
        </table:table-row>
        <table:table-row table:style-name="ro1">
          <table:table-cell office:value-type="float" office:value="5951609" calcext:value-type="float">
            <text:p>5951609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610" calcext:value-type="float">
            <text:p>5951610</text:p>
          </table:table-cell>
          <table:table-cell office:value-type="float" office:value="16.14" calcext:value-type="float">
            <text:p>16,14</text:p>
          </table:table-cell>
          <table:table-cell table:number-columns-repeated="5"/>
        </table:table-row>
        <table:table-row table:style-name="ro1">
          <table:table-cell office:value-type="float" office:value="5951611" calcext:value-type="float">
            <text:p>5951611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612" calcext:value-type="float">
            <text:p>5951612</text:p>
          </table:table-cell>
          <table:table-cell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office:value-type="float" office:value="5951613" calcext:value-type="float">
            <text:p>5951613</text:p>
          </table:table-cell>
          <table:table-cell office:value-type="float" office:value="4.1" calcext:value-type="float">
            <text:p>4,1</text:p>
          </table:table-cell>
          <table:table-cell table:number-columns-repeated="5"/>
        </table:table-row>
        <table:table-row table:style-name="ro1">
          <table:table-cell office:value-type="float" office:value="5951614" calcext:value-type="float">
            <text:p>59516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615" calcext:value-type="float">
            <text:p>5951615</text:p>
          </table:table-cell>
          <table:table-cell office:value-type="float" office:value="6.49" calcext:value-type="float">
            <text:p>6,49</text:p>
          </table:table-cell>
          <table:table-cell table:number-columns-repeated="5"/>
        </table:table-row>
        <table:table-row table:style-name="ro1">
          <table:table-cell office:value-type="float" office:value="5951616" calcext:value-type="float">
            <text:p>595161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1617" calcext:value-type="float">
            <text:p>5951617</text:p>
          </table:table-cell>
          <table:table-cell office:value-type="float" office:value="4.51" calcext:value-type="float">
            <text:p>4,51</text:p>
          </table:table-cell>
          <table:table-cell table:number-columns-repeated="5"/>
        </table:table-row>
        <table:table-row table:style-name="ro1">
          <table:table-cell office:value-type="float" office:value="5951618" calcext:value-type="float">
            <text:p>5951618</text:p>
          </table:table-cell>
          <table:table-cell office:value-type="float" office:value="2.68" calcext:value-type="float">
            <text:p>2,68</text:p>
          </table:table-cell>
          <table:table-cell table:number-columns-repeated="5"/>
        </table:table-row>
        <table:table-row table:style-name="ro1">
          <table:table-cell office:value-type="float" office:value="5951619" calcext:value-type="float">
            <text:p>5951619</text:p>
          </table:table-cell>
          <table:table-cell office:value-type="float" office:value="45.59" calcext:value-type="float">
            <text:p>45,59</text:p>
          </table:table-cell>
          <table:table-cell table:number-columns-repeated="5"/>
        </table:table-row>
        <table:table-row table:style-name="ro1">
          <table:table-cell office:value-type="float" office:value="5951620" calcext:value-type="float">
            <text:p>5951620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621" calcext:value-type="float">
            <text:p>5951621</text:p>
          </table:table-cell>
          <table:table-cell office:value-type="float" office:value="13.21" calcext:value-type="float">
            <text:p>13,21</text:p>
          </table:table-cell>
          <table:table-cell table:number-columns-repeated="5"/>
        </table:table-row>
        <table:table-row table:style-name="ro1">
          <table:table-cell office:value-type="float" office:value="5951622" calcext:value-type="float">
            <text:p>5951622</text:p>
          </table:table-cell>
          <table:table-cell office:value-type="float" office:value="59.16" calcext:value-type="float">
            <text:p>59,16</text:p>
          </table:table-cell>
          <table:table-cell table:number-columns-repeated="5"/>
        </table:table-row>
        <table:table-row table:style-name="ro1">
          <table:table-cell office:value-type="float" office:value="5951623" calcext:value-type="float">
            <text:p>5951623</text:p>
          </table:table-cell>
          <table:table-cell office:value-type="float" office:value="3.06" calcext:value-type="float">
            <text:p>3,06</text:p>
          </table:table-cell>
          <table:table-cell table:number-columns-repeated="5"/>
        </table:table-row>
        <table:table-row table:style-name="ro1">
          <table:table-cell office:value-type="float" office:value="5951624" calcext:value-type="float">
            <text:p>5951624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625" calcext:value-type="float">
            <text:p>5951625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float" office:value="5951626" calcext:value-type="float">
            <text:p>5951626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1627" calcext:value-type="float">
            <text:p>5951627</text:p>
          </table:table-cell>
          <table:table-cell office:value-type="float" office:value="5.82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5951628" calcext:value-type="float">
            <text:p>5951628</text:p>
          </table:table-cell>
          <table:table-cell office:value-type="float" office:value="28.97" calcext:value-type="float">
            <text:p>28,97</text:p>
          </table:table-cell>
          <table:table-cell table:number-columns-repeated="5"/>
        </table:table-row>
        <table:table-row table:style-name="ro1">
          <table:table-cell office:value-type="float" office:value="5951629" calcext:value-type="float">
            <text:p>5951629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51630" calcext:value-type="float">
            <text:p>5951630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631" calcext:value-type="float">
            <text:p>5951631</text:p>
          </table:table-cell>
          <table:table-cell office:value-type="float" office:value="3.03" calcext:value-type="float">
            <text:p>3,03</text:p>
          </table:table-cell>
          <table:table-cell table:number-columns-repeated="5"/>
        </table:table-row>
        <table:table-row table:style-name="ro1">
          <table:table-cell office:value-type="float" office:value="5951632" calcext:value-type="float">
            <text:p>5951632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float" office:value="5951633" calcext:value-type="float">
            <text:p>59516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634" calcext:value-type="float">
            <text:p>5951634</text:p>
          </table:table-cell>
          <table:table-cell office:value-type="float" office:value="10.02" calcext:value-type="float">
            <text:p>10,02</text:p>
          </table:table-cell>
          <table:table-cell table:number-columns-repeated="5"/>
        </table:table-row>
        <table:table-row table:style-name="ro1">
          <table:table-cell office:value-type="float" office:value="5951635" calcext:value-type="float">
            <text:p>5951635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1636" calcext:value-type="float">
            <text:p>5951636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637" calcext:value-type="float">
            <text:p>5951637</text:p>
          </table:table-cell>
          <table:table-cell office:value-type="float" office:value="6.05" calcext:value-type="float">
            <text:p>6,05</text:p>
          </table:table-cell>
          <table:table-cell table:number-columns-repeated="5"/>
        </table:table-row>
        <table:table-row table:style-name="ro1">
          <table:table-cell office:value-type="float" office:value="5951638" calcext:value-type="float">
            <text:p>5951638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float" office:value="5951639" calcext:value-type="float">
            <text:p>5951639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1640" calcext:value-type="float">
            <text:p>5951640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641" calcext:value-type="float">
            <text:p>5951641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642" calcext:value-type="float">
            <text:p>5951642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1">
          <table:table-cell office:value-type="float" office:value="5951643" calcext:value-type="float">
            <text:p>5951643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644" calcext:value-type="float">
            <text:p>5951644</text:p>
          </table:table-cell>
          <table:table-cell office:value-type="float" office:value="9.09" calcext:value-type="float">
            <text:p>9,09</text:p>
          </table:table-cell>
          <table:table-cell table:number-columns-repeated="5"/>
        </table:table-row>
        <table:table-row table:style-name="ro1">
          <table:table-cell office:value-type="float" office:value="5951645" calcext:value-type="float">
            <text:p>5951645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646" calcext:value-type="float">
            <text:p>5951646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647" calcext:value-type="float">
            <text:p>5951647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1648" calcext:value-type="float">
            <text:p>5951648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1649" calcext:value-type="float">
            <text:p>5951649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650" calcext:value-type="float">
            <text:p>595165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651" calcext:value-type="float">
            <text:p>5951651</text:p>
          </table:table-cell>
          <table:table-cell office:value-type="float" office:value="3.97" calcext:value-type="float">
            <text:p>3,97</text:p>
          </table:table-cell>
          <table:table-cell table:number-columns-repeated="5"/>
        </table:table-row>
        <table:table-row table:style-name="ro1">
          <table:table-cell office:value-type="float" office:value="5951652" calcext:value-type="float">
            <text:p>5951652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1653" calcext:value-type="float">
            <text:p>5951653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1654" calcext:value-type="float">
            <text:p>5951654</text:p>
          </table:table-cell>
          <table:table-cell office:value-type="float" office:value="2.41" calcext:value-type="float">
            <text:p>2,41</text:p>
          </table:table-cell>
          <table:table-cell table:number-columns-repeated="5"/>
        </table:table-row>
        <table:table-row table:style-name="ro1">
          <table:table-cell office:value-type="float" office:value="5951655" calcext:value-type="float">
            <text:p>5951655</text:p>
          </table:table-cell>
          <table:table-cell office:value-type="float" office:value="8.58" calcext:value-type="float">
            <text:p>8,58</text:p>
          </table:table-cell>
          <table:table-cell table:number-columns-repeated="5"/>
        </table:table-row>
        <table:table-row table:style-name="ro1">
          <table:table-cell office:value-type="float" office:value="5951656" calcext:value-type="float">
            <text:p>5951656</text:p>
          </table:table-cell>
          <table:table-cell office:value-type="float" office:value="2.72" calcext:value-type="float">
            <text:p>2,72</text:p>
          </table:table-cell>
          <table:table-cell table:number-columns-repeated="5"/>
        </table:table-row>
        <table:table-row table:style-name="ro1">
          <table:table-cell office:value-type="float" office:value="5951657" calcext:value-type="float">
            <text:p>5951657</text:p>
          </table:table-cell>
          <table:table-cell office:value-type="float" office:value="15.24" calcext:value-type="float">
            <text:p>15,24</text:p>
          </table:table-cell>
          <table:table-cell table:number-columns-repeated="5"/>
        </table:table-row>
        <table:table-row table:style-name="ro1">
          <table:table-cell office:value-type="float" office:value="5951658" calcext:value-type="float">
            <text:p>5951658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51659" calcext:value-type="float">
            <text:p>5951659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1660" calcext:value-type="float">
            <text:p>5951660</text:p>
          </table:table-cell>
          <table:table-cell office:value-type="float" office:value="3.31" calcext:value-type="float">
            <text:p>3,31</text:p>
          </table:table-cell>
          <table:table-cell table:number-columns-repeated="5"/>
        </table:table-row>
        <table:table-row table:style-name="ro1">
          <table:table-cell office:value-type="float" office:value="5951661" calcext:value-type="float">
            <text:p>5951661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662" calcext:value-type="float">
            <text:p>5951662</text:p>
          </table:table-cell>
          <table:table-cell office:value-type="float" office:value="8.49" calcext:value-type="float">
            <text:p>8,49</text:p>
          </table:table-cell>
          <table:table-cell table:number-columns-repeated="5"/>
        </table:table-row>
        <table:table-row table:style-name="ro1">
          <table:table-cell office:value-type="float" office:value="5951663" calcext:value-type="float">
            <text:p>5951663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1664" calcext:value-type="float">
            <text:p>5951664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5951665" calcext:value-type="float">
            <text:p>5951665</text:p>
          </table:table-cell>
          <table:table-cell office:value-type="float" office:value="15.56" calcext:value-type="float">
            <text:p>15,56</text:p>
          </table:table-cell>
          <table:table-cell table:number-columns-repeated="5"/>
        </table:table-row>
        <table:table-row table:style-name="ro1">
          <table:table-cell office:value-type="float" office:value="5951666" calcext:value-type="float">
            <text:p>5951666</text:p>
          </table:table-cell>
          <table:table-cell office:value-type="float" office:value="10.33" calcext:value-type="float">
            <text:p>10,33</text:p>
          </table:table-cell>
          <table:table-cell table:number-columns-repeated="5"/>
        </table:table-row>
        <table:table-row table:style-name="ro1">
          <table:table-cell office:value-type="float" office:value="5951667" calcext:value-type="float">
            <text:p>5951667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668" calcext:value-type="float">
            <text:p>5951668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1669" calcext:value-type="float">
            <text:p>5951669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670" calcext:value-type="float">
            <text:p>5951670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671" calcext:value-type="float">
            <text:p>5951671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1672" calcext:value-type="float">
            <text:p>5951672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1673" calcext:value-type="float">
            <text:p>5951673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674" calcext:value-type="float">
            <text:p>5951674</text:p>
          </table:table-cell>
          <table:table-cell office:value-type="float" office:value="5.74" calcext:value-type="float">
            <text:p>5,74</text:p>
          </table:table-cell>
          <table:table-cell table:number-columns-repeated="5"/>
        </table:table-row>
        <table:table-row table:style-name="ro1">
          <table:table-cell office:value-type="float" office:value="5951675" calcext:value-type="float">
            <text:p>5951675</text:p>
          </table:table-cell>
          <table:table-cell office:value-type="float" office:value="8.61" calcext:value-type="float">
            <text:p>8,61</text:p>
          </table:table-cell>
          <table:table-cell table:number-columns-repeated="5"/>
        </table:table-row>
        <table:table-row table:style-name="ro1">
          <table:table-cell office:value-type="float" office:value="5951676" calcext:value-type="float">
            <text:p>5951676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677" calcext:value-type="float">
            <text:p>5951677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1678" calcext:value-type="float">
            <text:p>595167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679" calcext:value-type="float">
            <text:p>5951679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1680" calcext:value-type="float">
            <text:p>5951680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681" calcext:value-type="float">
            <text:p>5951681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float" office:value="5951682" calcext:value-type="float">
            <text:p>5951682</text:p>
          </table:table-cell>
          <table:table-cell office:value-type="float" office:value="8.57" calcext:value-type="float">
            <text:p>8,57</text:p>
          </table:table-cell>
          <table:table-cell table:number-columns-repeated="5"/>
        </table:table-row>
        <table:table-row table:style-name="ro1">
          <table:table-cell office:value-type="float" office:value="5951683" calcext:value-type="float">
            <text:p>5951683</text:p>
          </table:table-cell>
          <table:table-cell office:value-type="float" office:value="373.73" calcext:value-type="float">
            <text:p>373,73</text:p>
          </table:table-cell>
          <table:table-cell table:number-columns-repeated="5"/>
        </table:table-row>
        <table:table-row table:style-name="ro1">
          <table:table-cell office:value-type="float" office:value="5951684" calcext:value-type="float">
            <text:p>5951684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685" calcext:value-type="float">
            <text:p>5951685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686" calcext:value-type="float">
            <text:p>5951686</text:p>
          </table:table-cell>
          <table:table-cell office:value-type="float" office:value="5.96" calcext:value-type="float">
            <text:p>5,96</text:p>
          </table:table-cell>
          <table:table-cell table:number-columns-repeated="5"/>
        </table:table-row>
        <table:table-row table:style-name="ro1">
          <table:table-cell office:value-type="float" office:value="5951687" calcext:value-type="float">
            <text:p>5951687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float" office:value="5951688" calcext:value-type="float">
            <text:p>5951688</text:p>
          </table:table-cell>
          <table:table-cell office:value-type="float" office:value="3.79" calcext:value-type="float">
            <text:p>3,79</text:p>
          </table:table-cell>
          <table:table-cell table:number-columns-repeated="5"/>
        </table:table-row>
        <table:table-row table:style-name="ro1">
          <table:table-cell office:value-type="float" office:value="5951689" calcext:value-type="float">
            <text:p>5951689</text:p>
          </table:table-cell>
          <table:table-cell office:value-type="float" office:value="4.46" calcext:value-type="float">
            <text:p>4,46</text:p>
          </table:table-cell>
          <table:table-cell table:number-columns-repeated="5"/>
        </table:table-row>
        <table:table-row table:style-name="ro1">
          <table:table-cell office:value-type="float" office:value="5951690" calcext:value-type="float">
            <text:p>5951690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1691" calcext:value-type="float">
            <text:p>5951691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692" calcext:value-type="float">
            <text:p>5951692</text:p>
          </table:table-cell>
          <table:table-cell office:value-type="float" office:value="2.56" calcext:value-type="float">
            <text:p>2,56</text:p>
          </table:table-cell>
          <table:table-cell table:number-columns-repeated="5"/>
        </table:table-row>
        <table:table-row table:style-name="ro1">
          <table:table-cell office:value-type="float" office:value="5951693" calcext:value-type="float">
            <text:p>5951693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float" office:value="5951694" calcext:value-type="float">
            <text:p>5951694</text:p>
          </table:table-cell>
          <table:table-cell office:value-type="float" office:value="22.57" calcext:value-type="float">
            <text:p>22,57</text:p>
          </table:table-cell>
          <table:table-cell table:number-columns-repeated="5"/>
        </table:table-row>
        <table:table-row table:style-name="ro1">
          <table:table-cell office:value-type="float" office:value="5951695" calcext:value-type="float">
            <text:p>5951695</text:p>
          </table:table-cell>
          <table:table-cell office:value-type="float" office:value="46.83" calcext:value-type="float">
            <text:p>46,83</text:p>
          </table:table-cell>
          <table:table-cell table:number-columns-repeated="5"/>
        </table:table-row>
        <table:table-row table:style-name="ro1">
          <table:table-cell office:value-type="float" office:value="5951696" calcext:value-type="float">
            <text:p>5951696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51697" calcext:value-type="float">
            <text:p>59516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698" calcext:value-type="float">
            <text:p>5951698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5951699" calcext:value-type="float">
            <text:p>59516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700" calcext:value-type="float">
            <text:p>5951700</text:p>
          </table:table-cell>
          <table:table-cell office:value-type="float" office:value="7.71" calcext:value-type="float">
            <text:p>7,71</text:p>
          </table:table-cell>
          <table:table-cell table:number-columns-repeated="5"/>
        </table:table-row>
        <table:table-row table:style-name="ro1">
          <table:table-cell office:value-type="float" office:value="5951701" calcext:value-type="float">
            <text:p>5951701</text:p>
          </table:table-cell>
          <table:table-cell office:value-type="float" office:value="4.03" calcext:value-type="float">
            <text:p>4,03</text:p>
          </table:table-cell>
          <table:table-cell table:number-columns-repeated="5"/>
        </table:table-row>
        <table:table-row table:style-name="ro1">
          <table:table-cell office:value-type="float" office:value="5951702" calcext:value-type="float">
            <text:p>5951702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703" calcext:value-type="float">
            <text:p>5951703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704" calcext:value-type="float">
            <text:p>5951704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705" calcext:value-type="float">
            <text:p>5951705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706" calcext:value-type="float">
            <text:p>5951706</text:p>
          </table:table-cell>
          <table:table-cell office:value-type="float" office:value="5.78" calcext:value-type="float">
            <text:p>5,78</text:p>
          </table:table-cell>
          <table:table-cell table:number-columns-repeated="5"/>
        </table:table-row>
        <table:table-row table:style-name="ro1">
          <table:table-cell office:value-type="float" office:value="5951707" calcext:value-type="float">
            <text:p>5951707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1708" calcext:value-type="float">
            <text:p>5951708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1709" calcext:value-type="float">
            <text:p>5951709</text:p>
          </table:table-cell>
          <table:table-cell office:value-type="float" office:value="23.91" calcext:value-type="float">
            <text:p>23,91</text:p>
          </table:table-cell>
          <table:table-cell table:number-columns-repeated="5"/>
        </table:table-row>
        <table:table-row table:style-name="ro1">
          <table:table-cell office:value-type="float" office:value="5951710" calcext:value-type="float">
            <text:p>5951710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711" calcext:value-type="float">
            <text:p>5951711</text:p>
          </table:table-cell>
          <table:table-cell office:value-type="float" office:value="4.2" calcext:value-type="float">
            <text:p>4,2</text:p>
          </table:table-cell>
          <table:table-cell table:number-columns-repeated="5"/>
        </table:table-row>
        <table:table-row table:style-name="ro1">
          <table:table-cell office:value-type="float" office:value="5951712" calcext:value-type="float">
            <text:p>595171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713" calcext:value-type="float">
            <text:p>5951713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714" calcext:value-type="float">
            <text:p>5951714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715" calcext:value-type="float">
            <text:p>5951715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51716" calcext:value-type="float">
            <text:p>5951716</text:p>
          </table:table-cell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office:value-type="float" office:value="5951717" calcext:value-type="float">
            <text:p>5951717</text:p>
          </table:table-cell>
          <table:table-cell office:value-type="float" office:value="5.22" calcext:value-type="float">
            <text:p>5,22</text:p>
          </table:table-cell>
          <table:table-cell table:number-columns-repeated="5"/>
        </table:table-row>
        <table:table-row table:style-name="ro1">
          <table:table-cell office:value-type="float" office:value="5951718" calcext:value-type="float">
            <text:p>5951718</text:p>
          </table:table-cell>
          <table:table-cell office:value-type="float" office:value="15.73" calcext:value-type="float">
            <text:p>15,73</text:p>
          </table:table-cell>
          <table:table-cell table:number-columns-repeated="5"/>
        </table:table-row>
        <table:table-row table:style-name="ro1">
          <table:table-cell office:value-type="float" office:value="5951719" calcext:value-type="float">
            <text:p>5951719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51720" calcext:value-type="float">
            <text:p>5951720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721" calcext:value-type="float">
            <text:p>5951721</text:p>
          </table:table-cell>
          <table:table-cell office:value-type="float" office:value="5.02" calcext:value-type="float">
            <text:p>5,02</text:p>
          </table:table-cell>
          <table:table-cell table:number-columns-repeated="5"/>
        </table:table-row>
        <table:table-row table:style-name="ro1">
          <table:table-cell office:value-type="float" office:value="5951722" calcext:value-type="float">
            <text:p>5951722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51723" calcext:value-type="float">
            <text:p>5951723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724" calcext:value-type="float">
            <text:p>5951724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725" calcext:value-type="float">
            <text:p>5951725</text:p>
          </table:table-cell>
          <table:table-cell office:value-type="float" office:value="4.82" calcext:value-type="float">
            <text:p>4,82</text:p>
          </table:table-cell>
          <table:table-cell table:number-columns-repeated="5"/>
        </table:table-row>
        <table:table-row table:style-name="ro1">
          <table:table-cell office:value-type="float" office:value="5951726" calcext:value-type="float">
            <text:p>5951726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727" calcext:value-type="float">
            <text:p>5951727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728" calcext:value-type="float">
            <text:p>5951728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729" calcext:value-type="float">
            <text:p>5951729</text:p>
          </table:table-cell>
          <table:table-cell office:value-type="float" office:value="17.3" calcext:value-type="float">
            <text:p>17,3</text:p>
          </table:table-cell>
          <table:table-cell table:number-columns-repeated="5"/>
        </table:table-row>
        <table:table-row table:style-name="ro1">
          <table:table-cell office:value-type="float" office:value="5951730" calcext:value-type="float">
            <text:p>5951730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731" calcext:value-type="float">
            <text:p>5951731</text:p>
          </table:table-cell>
          <table:table-cell office:value-type="float" office:value="9.91" calcext:value-type="float">
            <text:p>9,91</text:p>
          </table:table-cell>
          <table:table-cell table:number-columns-repeated="5"/>
        </table:table-row>
        <table:table-row table:style-name="ro1">
          <table:table-cell office:value-type="float" office:value="5951732" calcext:value-type="float">
            <text:p>5951732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1733" calcext:value-type="float">
            <text:p>5951733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5951734" calcext:value-type="float">
            <text:p>5951734</text:p>
          </table:table-cell>
          <table:table-cell office:value-type="float" office:value="3.76" calcext:value-type="float">
            <text:p>3,76</text:p>
          </table:table-cell>
          <table:table-cell table:number-columns-repeated="5"/>
        </table:table-row>
        <table:table-row table:style-name="ro1">
          <table:table-cell office:value-type="float" office:value="5951735" calcext:value-type="float">
            <text:p>5951735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736" calcext:value-type="float">
            <text:p>5951736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737" calcext:value-type="float">
            <text:p>5951737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1738" calcext:value-type="float">
            <text:p>5951738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1739" calcext:value-type="float">
            <text:p>5951739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740" calcext:value-type="float">
            <text:p>5951740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1741" calcext:value-type="float">
            <text:p>5951741</text:p>
          </table:table-cell>
          <table:table-cell office:value-type="float" office:value="3.66" calcext:value-type="float">
            <text:p>3,66</text:p>
          </table:table-cell>
          <table:table-cell table:number-columns-repeated="5"/>
        </table:table-row>
        <table:table-row table:style-name="ro1">
          <table:table-cell office:value-type="float" office:value="5951742" calcext:value-type="float">
            <text:p>5951742</text:p>
          </table:table-cell>
          <table:table-cell office:value-type="float" office:value="4.13" calcext:value-type="float">
            <text:p>4,13</text:p>
          </table:table-cell>
          <table:table-cell table:number-columns-repeated="5"/>
        </table:table-row>
        <table:table-row table:style-name="ro1">
          <table:table-cell office:value-type="float" office:value="5951743" calcext:value-type="float">
            <text:p>5951743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1744" calcext:value-type="float">
            <text:p>5951744</text:p>
          </table:table-cell>
          <table:table-cell office:value-type="float" office:value="17.64" calcext:value-type="float">
            <text:p>17,64</text:p>
          </table:table-cell>
          <table:table-cell table:number-columns-repeated="5"/>
        </table:table-row>
        <table:table-row table:style-name="ro1">
          <table:table-cell office:value-type="float" office:value="5951745" calcext:value-type="float">
            <text:p>5951745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746" calcext:value-type="float">
            <text:p>5951746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747" calcext:value-type="float">
            <text:p>5951747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51748" calcext:value-type="float">
            <text:p>5951748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1749" calcext:value-type="float">
            <text:p>5951749</text:p>
          </table:table-cell>
          <table:table-cell office:value-type="float" office:value="16.17" calcext:value-type="float">
            <text:p>16,17</text:p>
          </table:table-cell>
          <table:table-cell table:number-columns-repeated="5"/>
        </table:table-row>
        <table:table-row table:style-name="ro1">
          <table:table-cell office:value-type="float" office:value="5951750" calcext:value-type="float">
            <text:p>5951750</text:p>
          </table:table-cell>
          <table:table-cell office:value-type="float" office:value="5.53" calcext:value-type="float">
            <text:p>5,53</text:p>
          </table:table-cell>
          <table:table-cell table:number-columns-repeated="5"/>
        </table:table-row>
        <table:table-row table:style-name="ro1">
          <table:table-cell office:value-type="float" office:value="5951751" calcext:value-type="float">
            <text:p>5951751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1752" calcext:value-type="float">
            <text:p>595175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753" calcext:value-type="float">
            <text:p>5951753</text:p>
          </table:table-cell>
          <table:table-cell office:value-type="float" office:value="2.32" calcext:value-type="float">
            <text:p>2,32</text:p>
          </table:table-cell>
          <table:table-cell table:number-columns-repeated="5"/>
        </table:table-row>
        <table:table-row table:style-name="ro1">
          <table:table-cell office:value-type="float" office:value="5951754" calcext:value-type="float">
            <text:p>5951754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51755" calcext:value-type="float">
            <text:p>5951755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1756" calcext:value-type="float">
            <text:p>5951756</text:p>
          </table:table-cell>
          <table:table-cell office:value-type="float" office:value="4.86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5951757" calcext:value-type="float">
            <text:p>5951757</text:p>
          </table:table-cell>
          <table:table-cell office:value-type="float" office:value="15.34" calcext:value-type="float">
            <text:p>15,34</text:p>
          </table:table-cell>
          <table:table-cell table:number-columns-repeated="5"/>
        </table:table-row>
        <table:table-row table:style-name="ro1">
          <table:table-cell office:value-type="float" office:value="5951758" calcext:value-type="float">
            <text:p>5951758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759" calcext:value-type="float">
            <text:p>5951759</text:p>
          </table:table-cell>
          <table:table-cell office:value-type="float" office:value="1.86" calcext:value-type="float">
            <text:p>1,86</text:p>
          </table:table-cell>
          <table:table-cell table:number-columns-repeated="5"/>
        </table:table-row>
        <table:table-row table:style-name="ro1">
          <table:table-cell office:value-type="float" office:value="5951760" calcext:value-type="float">
            <text:p>5951760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761" calcext:value-type="float">
            <text:p>5951761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1762" calcext:value-type="float">
            <text:p>5951762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51763" calcext:value-type="float">
            <text:p>5951763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1764" calcext:value-type="float">
            <text:p>5951764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1765" calcext:value-type="float">
            <text:p>5951765</text:p>
          </table:table-cell>
          <table:table-cell office:value-type="float" office:value="4.39" calcext:value-type="float">
            <text:p>4,39</text:p>
          </table:table-cell>
          <table:table-cell table:number-columns-repeated="5"/>
        </table:table-row>
        <table:table-row table:style-name="ro1">
          <table:table-cell office:value-type="float" office:value="5951766" calcext:value-type="float">
            <text:p>5951766</text:p>
          </table:table-cell>
          <table:table-cell office:value-type="float" office:value="3.71" calcext:value-type="float">
            <text:p>3,71</text:p>
          </table:table-cell>
          <table:table-cell table:number-columns-repeated="5"/>
        </table:table-row>
        <table:table-row table:style-name="ro1">
          <table:table-cell office:value-type="float" office:value="5951767" calcext:value-type="float">
            <text:p>5951767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768" calcext:value-type="float">
            <text:p>5951768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1769" calcext:value-type="float">
            <text:p>5951769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1770" calcext:value-type="float">
            <text:p>5951770</text:p>
          </table:table-cell>
          <table:table-cell office:value-type="float" office:value="15.76" calcext:value-type="float">
            <text:p>15,76</text:p>
          </table:table-cell>
          <table:table-cell table:number-columns-repeated="5"/>
        </table:table-row>
        <table:table-row table:style-name="ro1">
          <table:table-cell office:value-type="float" office:value="5951771" calcext:value-type="float">
            <text:p>5951771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772" calcext:value-type="float">
            <text:p>5951772</text:p>
          </table:table-cell>
          <table:table-cell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office:value-type="float" office:value="5951773" calcext:value-type="float">
            <text:p>5951773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1774" calcext:value-type="float">
            <text:p>5951774</text:p>
          </table:table-cell>
          <table:table-cell office:value-type="float" office:value="4.97" calcext:value-type="float">
            <text:p>4,97</text:p>
          </table:table-cell>
          <table:table-cell table:number-columns-repeated="5"/>
        </table:table-row>
        <table:table-row table:style-name="ro1">
          <table:table-cell office:value-type="float" office:value="5951775" calcext:value-type="float">
            <text:p>5951775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51776" calcext:value-type="float">
            <text:p>5951776</text:p>
          </table:table-cell>
          <table:table-cell office:value-type="float" office:value="10.32" calcext:value-type="float">
            <text:p>10,32</text:p>
          </table:table-cell>
          <table:table-cell table:number-columns-repeated="5"/>
        </table:table-row>
        <table:table-row table:style-name="ro1">
          <table:table-cell office:value-type="float" office:value="5951777" calcext:value-type="float">
            <text:p>5951777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1778" calcext:value-type="float">
            <text:p>5951778</text:p>
          </table:table-cell>
          <table:table-cell office:value-type="float" office:value="7.82" calcext:value-type="float">
            <text:p>7,82</text:p>
          </table:table-cell>
          <table:table-cell table:number-columns-repeated="5"/>
        </table:table-row>
        <table:table-row table:style-name="ro1">
          <table:table-cell office:value-type="float" office:value="5951779" calcext:value-type="float">
            <text:p>5951779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1780" calcext:value-type="float">
            <text:p>5951780</text:p>
          </table:table-cell>
          <table:table-cell office:value-type="float" office:value="5.49" calcext:value-type="float">
            <text:p>5,49</text:p>
          </table:table-cell>
          <table:table-cell table:number-columns-repeated="5"/>
        </table:table-row>
        <table:table-row table:style-name="ro1">
          <table:table-cell office:value-type="float" office:value="5951781" calcext:value-type="float">
            <text:p>5951781</text:p>
          </table:table-cell>
          <table:table-cell office:value-type="float" office:value="8.06" calcext:value-type="float">
            <text:p>8,06</text:p>
          </table:table-cell>
          <table:table-cell table:number-columns-repeated="5"/>
        </table:table-row>
        <table:table-row table:style-name="ro1">
          <table:table-cell office:value-type="float" office:value="5951782" calcext:value-type="float">
            <text:p>5951782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783" calcext:value-type="float">
            <text:p>5951783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784" calcext:value-type="float">
            <text:p>5951784</text:p>
          </table:table-cell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5951785" calcext:value-type="float">
            <text:p>5951785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5951786" calcext:value-type="float">
            <text:p>5951786</text:p>
          </table:table-cell>
          <table:table-cell office:value-type="float" office:value="6.66" calcext:value-type="float">
            <text:p>6,66</text:p>
          </table:table-cell>
          <table:table-cell table:number-columns-repeated="5"/>
        </table:table-row>
        <table:table-row table:style-name="ro1">
          <table:table-cell office:value-type="float" office:value="5951787" calcext:value-type="float">
            <text:p>5951787</text:p>
          </table:table-cell>
          <table:table-cell office:value-type="float" office:value="2.9" calcext:value-type="float">
            <text:p>2,9</text:p>
          </table:table-cell>
          <table:table-cell table:number-columns-repeated="5"/>
        </table:table-row>
        <table:table-row table:style-name="ro1">
          <table:table-cell office:value-type="float" office:value="5951788" calcext:value-type="float">
            <text:p>5951788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51789" calcext:value-type="float">
            <text:p>5951789</text:p>
          </table:table-cell>
          <table:table-cell office:value-type="float" office:value="17.4" calcext:value-type="float">
            <text:p>17,4</text:p>
          </table:table-cell>
          <table:table-cell table:number-columns-repeated="5"/>
        </table:table-row>
        <table:table-row table:style-name="ro1">
          <table:table-cell office:value-type="float" office:value="5951790" calcext:value-type="float">
            <text:p>5951790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1791" calcext:value-type="float">
            <text:p>5951791</text:p>
          </table:table-cell>
          <table:table-cell office:value-type="float" office:value="6.6" calcext:value-type="float">
            <text:p>6,6</text:p>
          </table:table-cell>
          <table:table-cell table:number-columns-repeated="5"/>
        </table:table-row>
        <table:table-row table:style-name="ro1">
          <table:table-cell office:value-type="float" office:value="5951792" calcext:value-type="float">
            <text:p>5951792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793" calcext:value-type="float">
            <text:p>5951793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51794" calcext:value-type="float">
            <text:p>5951794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795" calcext:value-type="float">
            <text:p>5951795</text:p>
          </table:table-cell>
          <table:table-cell office:value-type="float" office:value="5.23" calcext:value-type="float">
            <text:p>5,23</text:p>
          </table:table-cell>
          <table:table-cell table:number-columns-repeated="5"/>
        </table:table-row>
        <table:table-row table:style-name="ro1">
          <table:table-cell office:value-type="float" office:value="5951796" calcext:value-type="float">
            <text:p>5951796</text:p>
          </table:table-cell>
          <table:table-cell office:value-type="float" office:value="1.88" calcext:value-type="float">
            <text:p>1,88</text:p>
          </table:table-cell>
          <table:table-cell table:number-columns-repeated="5"/>
        </table:table-row>
        <table:table-row table:style-name="ro1">
          <table:table-cell office:value-type="float" office:value="5951797" calcext:value-type="float">
            <text:p>5951797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798" calcext:value-type="float">
            <text:p>5951798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799" calcext:value-type="float">
            <text:p>5951799</text:p>
          </table:table-cell>
          <table:table-cell office:value-type="float" office:value="2.69" calcext:value-type="float">
            <text:p>2,69</text:p>
          </table:table-cell>
          <table:table-cell table:number-columns-repeated="5"/>
        </table:table-row>
        <table:table-row table:style-name="ro1">
          <table:table-cell office:value-type="float" office:value="5951800" calcext:value-type="float">
            <text:p>5951800</text:p>
          </table:table-cell>
          <table:table-cell office:value-type="float" office:value="3.03" calcext:value-type="float">
            <text:p>3,03</text:p>
          </table:table-cell>
          <table:table-cell table:number-columns-repeated="5"/>
        </table:table-row>
        <table:table-row table:style-name="ro1">
          <table:table-cell office:value-type="float" office:value="5951801" calcext:value-type="float">
            <text:p>5951801</text:p>
          </table:table-cell>
          <table:table-cell office:value-type="float" office:value="2.22" calcext:value-type="float">
            <text:p>2,22</text:p>
          </table:table-cell>
          <table:table-cell table:number-columns-repeated="5"/>
        </table:table-row>
        <table:table-row table:style-name="ro1">
          <table:table-cell office:value-type="float" office:value="5951802" calcext:value-type="float">
            <text:p>5951802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51803" calcext:value-type="float">
            <text:p>595180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804" calcext:value-type="float">
            <text:p>5951804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1805" calcext:value-type="float">
            <text:p>5951805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float" office:value="5951806" calcext:value-type="float">
            <text:p>5951806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1807" calcext:value-type="float">
            <text:p>5951807</text:p>
          </table:table-cell>
          <table:table-cell office:value-type="float" office:value="5.26" calcext:value-type="float">
            <text:p>5,26</text:p>
          </table:table-cell>
          <table:table-cell table:number-columns-repeated="5"/>
        </table:table-row>
        <table:table-row table:style-name="ro1">
          <table:table-cell office:value-type="float" office:value="5951808" calcext:value-type="float">
            <text:p>5951808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809" calcext:value-type="float">
            <text:p>5951809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1810" calcext:value-type="float">
            <text:p>5951810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1811" calcext:value-type="float">
            <text:p>5951811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1812" calcext:value-type="float">
            <text:p>5951812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1813" calcext:value-type="float">
            <text:p>595181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814" calcext:value-type="float">
            <text:p>5951814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1815" calcext:value-type="float">
            <text:p>5951815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1816" calcext:value-type="float">
            <text:p>5951816</text:p>
          </table:table-cell>
          <table:table-cell office:value-type="float" office:value="4.03" calcext:value-type="float">
            <text:p>4,03</text:p>
          </table:table-cell>
          <table:table-cell table:number-columns-repeated="5"/>
        </table:table-row>
        <table:table-row table:style-name="ro1">
          <table:table-cell office:value-type="float" office:value="5951817" calcext:value-type="float">
            <text:p>5951817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818" calcext:value-type="float">
            <text:p>5951818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1819" calcext:value-type="float">
            <text:p>5951819</text:p>
          </table:table-cell>
          <table:table-cell office:value-type="float" office:value="15.15" calcext:value-type="float">
            <text:p>15,15</text:p>
          </table:table-cell>
          <table:table-cell table:number-columns-repeated="5"/>
        </table:table-row>
        <table:table-row table:style-name="ro1">
          <table:table-cell office:value-type="float" office:value="5951820" calcext:value-type="float">
            <text:p>59518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1821" calcext:value-type="float">
            <text:p>5951821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822" calcext:value-type="float">
            <text:p>5951822</text:p>
          </table:table-cell>
          <table:table-cell office:value-type="float" office:value="83.77" calcext:value-type="float">
            <text:p>83,77</text:p>
          </table:table-cell>
          <table:table-cell table:number-columns-repeated="5"/>
        </table:table-row>
        <table:table-row table:style-name="ro1">
          <table:table-cell office:value-type="float" office:value="5951823" calcext:value-type="float">
            <text:p>5951823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51824" calcext:value-type="float">
            <text:p>5951824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825" calcext:value-type="float">
            <text:p>5951825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826" calcext:value-type="float">
            <text:p>5951826</text:p>
          </table:table-cell>
          <table:table-cell office:value-type="float" office:value="4.07" calcext:value-type="float">
            <text:p>4,07</text:p>
          </table:table-cell>
          <table:table-cell table:number-columns-repeated="5"/>
        </table:table-row>
        <table:table-row table:style-name="ro1">
          <table:table-cell office:value-type="float" office:value="5951827" calcext:value-type="float">
            <text:p>5951827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1828" calcext:value-type="float">
            <text:p>5951828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51829" calcext:value-type="float">
            <text:p>5951829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51830" calcext:value-type="float">
            <text:p>5951830</text:p>
          </table:table-cell>
          <table:table-cell office:value-type="float" office:value="6.55" calcext:value-type="float">
            <text:p>6,55</text:p>
          </table:table-cell>
          <table:table-cell table:number-columns-repeated="5"/>
        </table:table-row>
        <table:table-row table:style-name="ro1">
          <table:table-cell office:value-type="float" office:value="5951831" calcext:value-type="float">
            <text:p>5951831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832" calcext:value-type="float">
            <text:p>5951832</text:p>
          </table:table-cell>
          <table:table-cell office:value-type="float" office:value="4.84" calcext:value-type="float">
            <text:p>4,84</text:p>
          </table:table-cell>
          <table:table-cell table:number-columns-repeated="5"/>
        </table:table-row>
        <table:table-row table:style-name="ro1">
          <table:table-cell office:value-type="float" office:value="5951833" calcext:value-type="float">
            <text:p>5951833</text:p>
          </table:table-cell>
          <table:table-cell office:value-type="float" office:value="9.63" calcext:value-type="float">
            <text:p>9,63</text:p>
          </table:table-cell>
          <table:table-cell table:number-columns-repeated="5"/>
        </table:table-row>
        <table:table-row table:style-name="ro1">
          <table:table-cell office:value-type="float" office:value="5951834" calcext:value-type="float">
            <text:p>5951834</text:p>
          </table:table-cell>
          <table:table-cell office:value-type="float" office:value="2.85" calcext:value-type="float">
            <text:p>2,85</text:p>
          </table:table-cell>
          <table:table-cell table:number-columns-repeated="5"/>
        </table:table-row>
        <table:table-row table:style-name="ro1">
          <table:table-cell office:value-type="float" office:value="5951835" calcext:value-type="float">
            <text:p>5951835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836" calcext:value-type="float">
            <text:p>5951836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1837" calcext:value-type="float">
            <text:p>5951837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838" calcext:value-type="float">
            <text:p>595183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1839" calcext:value-type="float">
            <text:p>5951839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840" calcext:value-type="float">
            <text:p>5951840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51841" calcext:value-type="float">
            <text:p>59518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842" calcext:value-type="float">
            <text:p>5951842</text:p>
          </table:table-cell>
          <table:table-cell office:value-type="float" office:value="49.31" calcext:value-type="float">
            <text:p>49,31</text:p>
          </table:table-cell>
          <table:table-cell table:number-columns-repeated="5"/>
        </table:table-row>
        <table:table-row table:style-name="ro1">
          <table:table-cell office:value-type="float" office:value="5951843" calcext:value-type="float">
            <text:p>5951843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844" calcext:value-type="float">
            <text:p>5951844</text:p>
          </table:table-cell>
          <table:table-cell office:value-type="float" office:value="10.59" calcext:value-type="float">
            <text:p>10,59</text:p>
          </table:table-cell>
          <table:table-cell table:number-columns-repeated="5"/>
        </table:table-row>
        <table:table-row table:style-name="ro1">
          <table:table-cell office:value-type="float" office:value="5951845" calcext:value-type="float">
            <text:p>5951845</text:p>
          </table:table-cell>
          <table:table-cell office:value-type="float" office:value="9.68" calcext:value-type="float">
            <text:p>9,68</text:p>
          </table:table-cell>
          <table:table-cell table:number-columns-repeated="5"/>
        </table:table-row>
        <table:table-row table:style-name="ro1">
          <table:table-cell office:value-type="float" office:value="5951846" calcext:value-type="float">
            <text:p>5951846</text:p>
          </table:table-cell>
          <table:table-cell office:value-type="float" office:value="6.5" calcext:value-type="float">
            <text:p>6,5</text:p>
          </table:table-cell>
          <table:table-cell table:number-columns-repeated="5"/>
        </table:table-row>
        <table:table-row table:style-name="ro1">
          <table:table-cell office:value-type="float" office:value="5951847" calcext:value-type="float">
            <text:p>5951847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float" office:value="5951848" calcext:value-type="float">
            <text:p>5951848</text:p>
          </table:table-cell>
          <table:table-cell office:value-type="float" office:value="6.29" calcext:value-type="float">
            <text:p>6,29</text:p>
          </table:table-cell>
          <table:table-cell table:number-columns-repeated="5"/>
        </table:table-row>
        <table:table-row table:style-name="ro1">
          <table:table-cell office:value-type="float" office:value="5951849" calcext:value-type="float">
            <text:p>5951849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5951850" calcext:value-type="float">
            <text:p>5951850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851" calcext:value-type="float">
            <text:p>5951851</text:p>
          </table:table-cell>
          <table:table-cell office:value-type="float" office:value="4.26" calcext:value-type="float">
            <text:p>4,26</text:p>
          </table:table-cell>
          <table:table-cell table:number-columns-repeated="5"/>
        </table:table-row>
        <table:table-row table:style-name="ro1">
          <table:table-cell office:value-type="float" office:value="5951852" calcext:value-type="float">
            <text:p>5951852</text:p>
          </table:table-cell>
          <table:table-cell office:value-type="float" office:value="3.08" calcext:value-type="float">
            <text:p>3,08</text:p>
          </table:table-cell>
          <table:table-cell table:number-columns-repeated="5"/>
        </table:table-row>
        <table:table-row table:style-name="ro1">
          <table:table-cell office:value-type="float" office:value="5951853" calcext:value-type="float">
            <text:p>5951853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1854" calcext:value-type="float">
            <text:p>5951854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1855" calcext:value-type="float">
            <text:p>5951855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1856" calcext:value-type="float">
            <text:p>5951856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5951857" calcext:value-type="float">
            <text:p>5951857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1858" calcext:value-type="float">
            <text:p>595185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859" calcext:value-type="float">
            <text:p>5951859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1860" calcext:value-type="float">
            <text:p>5951860</text:p>
          </table:table-cell>
          <table:table-cell office:value-type="float" office:value="3.19" calcext:value-type="float">
            <text:p>3,19</text:p>
          </table:table-cell>
          <table:table-cell table:number-columns-repeated="5"/>
        </table:table-row>
        <table:table-row table:style-name="ro1">
          <table:table-cell office:value-type="float" office:value="5951861" calcext:value-type="float">
            <text:p>5951861</text:p>
          </table:table-cell>
          <table:table-cell office:value-type="float" office:value="4.84" calcext:value-type="float">
            <text:p>4,84</text:p>
          </table:table-cell>
          <table:table-cell table:number-columns-repeated="5"/>
        </table:table-row>
        <table:table-row table:style-name="ro1">
          <table:table-cell office:value-type="float" office:value="5951862" calcext:value-type="float">
            <text:p>5951862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863" calcext:value-type="float">
            <text:p>5951863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1864" calcext:value-type="float">
            <text:p>5951864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1865" calcext:value-type="float">
            <text:p>5951865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1866" calcext:value-type="float">
            <text:p>5951866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1867" calcext:value-type="float">
            <text:p>5951867</text:p>
          </table:table-cell>
          <table:table-cell office:value-type="float" office:value="3.37" calcext:value-type="float">
            <text:p>3,37</text:p>
          </table:table-cell>
          <table:table-cell table:number-columns-repeated="5"/>
        </table:table-row>
        <table:table-row table:style-name="ro1">
          <table:table-cell office:value-type="float" office:value="5951868" calcext:value-type="float">
            <text:p>5951868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float" office:value="5951869" calcext:value-type="float">
            <text:p>5951869</text:p>
          </table:table-cell>
          <table:table-cell office:value-type="float" office:value="7.26" calcext:value-type="float">
            <text:p>7,26</text:p>
          </table:table-cell>
          <table:table-cell table:number-columns-repeated="5"/>
        </table:table-row>
        <table:table-row table:style-name="ro1">
          <table:table-cell office:value-type="float" office:value="5951870" calcext:value-type="float">
            <text:p>5951870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871" calcext:value-type="float">
            <text:p>5951871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5951872" calcext:value-type="float">
            <text:p>5951872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1873" calcext:value-type="float">
            <text:p>5951873</text:p>
          </table:table-cell>
          <table:table-cell office:value-type="float" office:value="10.84" calcext:value-type="float">
            <text:p>10,84</text:p>
          </table:table-cell>
          <table:table-cell table:number-columns-repeated="5"/>
        </table:table-row>
        <table:table-row table:style-name="ro1">
          <table:table-cell office:value-type="float" office:value="5951874" calcext:value-type="float">
            <text:p>5951874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875" calcext:value-type="float">
            <text:p>5951875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951876" calcext:value-type="float">
            <text:p>5951876</text:p>
          </table:table-cell>
          <table:table-cell office:value-type="float" office:value="7.6" calcext:value-type="float">
            <text:p>7,6</text:p>
          </table:table-cell>
          <table:table-cell table:number-columns-repeated="5"/>
        </table:table-row>
        <table:table-row table:style-name="ro1">
          <table:table-cell office:value-type="float" office:value="5951877" calcext:value-type="float">
            <text:p>5951877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878" calcext:value-type="float">
            <text:p>5951878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51879" calcext:value-type="float">
            <text:p>5951879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1880" calcext:value-type="float">
            <text:p>5951880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1881" calcext:value-type="float">
            <text:p>5951881</text:p>
          </table:table-cell>
          <table:table-cell office:value-type="float" office:value="6.77" calcext:value-type="float">
            <text:p>6,77</text:p>
          </table:table-cell>
          <table:table-cell table:number-columns-repeated="5"/>
        </table:table-row>
        <table:table-row table:style-name="ro1">
          <table:table-cell office:value-type="float" office:value="5951882" calcext:value-type="float">
            <text:p>5951882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883" calcext:value-type="float">
            <text:p>5951883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1884" calcext:value-type="float">
            <text:p>5951884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1885" calcext:value-type="float">
            <text:p>5951885</text:p>
          </table:table-cell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office:value-type="float" office:value="5951886" calcext:value-type="float">
            <text:p>5951886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1887" calcext:value-type="float">
            <text:p>5951887</text:p>
          </table:table-cell>
          <table:table-cell office:value-type="float" office:value="7.12" calcext:value-type="float">
            <text:p>7,12</text:p>
          </table:table-cell>
          <table:table-cell table:number-columns-repeated="5"/>
        </table:table-row>
        <table:table-row table:style-name="ro1">
          <table:table-cell office:value-type="float" office:value="5951888" calcext:value-type="float">
            <text:p>5951888</text:p>
          </table:table-cell>
          <table:table-cell office:value-type="float" office:value="1.23" calcext:value-type="float">
            <text:p>1,23</text:p>
          </table:table-cell>
          <table:table-cell table:number-columns-repeated="5"/>
        </table:table-row>
        <table:table-row table:style-name="ro1">
          <table:table-cell office:value-type="float" office:value="5951889" calcext:value-type="float">
            <text:p>5951889</text:p>
          </table:table-cell>
          <table:table-cell office:value-type="float" office:value="3.93" calcext:value-type="float">
            <text:p>3,93</text:p>
          </table:table-cell>
          <table:table-cell table:number-columns-repeated="5"/>
        </table:table-row>
        <table:table-row table:style-name="ro1">
          <table:table-cell office:value-type="float" office:value="5951890" calcext:value-type="float">
            <text:p>5951890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891" calcext:value-type="float">
            <text:p>5951891</text:p>
          </table:table-cell>
          <table:table-cell office:value-type="float" office:value="3.05" calcext:value-type="float">
            <text:p>3,05</text:p>
          </table:table-cell>
          <table:table-cell table:number-columns-repeated="5"/>
        </table:table-row>
        <table:table-row table:style-name="ro1">
          <table:table-cell office:value-type="float" office:value="5951892" calcext:value-type="float">
            <text:p>5951892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1893" calcext:value-type="float">
            <text:p>5951893</text:p>
          </table:table-cell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office:value-type="float" office:value="5951894" calcext:value-type="float">
            <text:p>5951894</text:p>
          </table:table-cell>
          <table:table-cell office:value-type="float" office:value="2.53" calcext:value-type="float">
            <text:p>2,53</text:p>
          </table:table-cell>
          <table:table-cell table:number-columns-repeated="5"/>
        </table:table-row>
        <table:table-row table:style-name="ro1">
          <table:table-cell office:value-type="float" office:value="5951895" calcext:value-type="float">
            <text:p>5951895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5951896" calcext:value-type="float">
            <text:p>5951896</text:p>
          </table:table-cell>
          <table:table-cell office:value-type="float" office:value="10.72" calcext:value-type="float">
            <text:p>10,72</text:p>
          </table:table-cell>
          <table:table-cell table:number-columns-repeated="5"/>
        </table:table-row>
        <table:table-row table:style-name="ro1">
          <table:table-cell office:value-type="float" office:value="5951897" calcext:value-type="float">
            <text:p>5951897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1898" calcext:value-type="float">
            <text:p>59518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1899" calcext:value-type="float">
            <text:p>5951899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900" calcext:value-type="float">
            <text:p>5951900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5951901" calcext:value-type="float">
            <text:p>5951901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902" calcext:value-type="float">
            <text:p>5951902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903" calcext:value-type="float">
            <text:p>5951903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51904" calcext:value-type="float">
            <text:p>5951904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1905" calcext:value-type="float">
            <text:p>5951905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float" office:value="5951906" calcext:value-type="float">
            <text:p>5951906</text:p>
          </table:table-cell>
          <table:table-cell office:value-type="float" office:value="11.92" calcext:value-type="float">
            <text:p>11,92</text:p>
          </table:table-cell>
          <table:table-cell table:number-columns-repeated="5"/>
        </table:table-row>
        <table:table-row table:style-name="ro1">
          <table:table-cell office:value-type="float" office:value="5951907" calcext:value-type="float">
            <text:p>5951907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1908" calcext:value-type="float">
            <text:p>5951908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1909" calcext:value-type="float">
            <text:p>5951909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5951910" calcext:value-type="float">
            <text:p>5951910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51911" calcext:value-type="float">
            <text:p>5951911</text:p>
          </table:table-cell>
          <table:table-cell office:value-type="float" office:value="3.08" calcext:value-type="float">
            <text:p>3,08</text:p>
          </table:table-cell>
          <table:table-cell table:number-columns-repeated="5"/>
        </table:table-row>
        <table:table-row table:style-name="ro1">
          <table:table-cell office:value-type="float" office:value="5951912" calcext:value-type="float">
            <text:p>5951912</text:p>
          </table:table-cell>
          <table:table-cell office:value-type="float" office:value="12.23" calcext:value-type="float">
            <text:p>12,23</text:p>
          </table:table-cell>
          <table:table-cell table:number-columns-repeated="5"/>
        </table:table-row>
        <table:table-row table:style-name="ro1">
          <table:table-cell office:value-type="float" office:value="5951913" calcext:value-type="float">
            <text:p>595191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914" calcext:value-type="float">
            <text:p>5951914</text:p>
          </table:table-cell>
          <table:table-cell office:value-type="float" office:value="4.89" calcext:value-type="float">
            <text:p>4,89</text:p>
          </table:table-cell>
          <table:table-cell table:number-columns-repeated="5"/>
        </table:table-row>
        <table:table-row table:style-name="ro1">
          <table:table-cell office:value-type="float" office:value="5951915" calcext:value-type="float">
            <text:p>5951915</text:p>
          </table:table-cell>
          <table:table-cell office:value-type="float" office:value="4.49" calcext:value-type="float">
            <text:p>4,49</text:p>
          </table:table-cell>
          <table:table-cell table:number-columns-repeated="5"/>
        </table:table-row>
        <table:table-row table:style-name="ro1">
          <table:table-cell office:value-type="float" office:value="5951916" calcext:value-type="float">
            <text:p>5951916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1917" calcext:value-type="float">
            <text:p>5951917</text:p>
          </table:table-cell>
          <table:table-cell office:value-type="float" office:value="67.93" calcext:value-type="float">
            <text:p>67,93</text:p>
          </table:table-cell>
          <table:table-cell table:number-columns-repeated="5"/>
        </table:table-row>
        <table:table-row table:style-name="ro1">
          <table:table-cell office:value-type="float" office:value="5951918" calcext:value-type="float">
            <text:p>5951918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1919" calcext:value-type="float">
            <text:p>5951919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1920" calcext:value-type="float">
            <text:p>5951920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float" office:value="5951921" calcext:value-type="float">
            <text:p>5951921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922" calcext:value-type="float">
            <text:p>5951922</text:p>
          </table:table-cell>
          <table:table-cell office:value-type="float" office:value="4.14" calcext:value-type="float">
            <text:p>4,14</text:p>
          </table:table-cell>
          <table:table-cell table:number-columns-repeated="5"/>
        </table:table-row>
        <table:table-row table:style-name="ro1">
          <table:table-cell office:value-type="float" office:value="5951923" calcext:value-type="float">
            <text:p>5951923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1924" calcext:value-type="float">
            <text:p>5951924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1925" calcext:value-type="float">
            <text:p>5951925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1926" calcext:value-type="float">
            <text:p>5951926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1927" calcext:value-type="float">
            <text:p>5951927</text:p>
          </table:table-cell>
          <table:table-cell office:value-type="float" office:value="63.18" calcext:value-type="float">
            <text:p>63,18</text:p>
          </table:table-cell>
          <table:table-cell table:number-columns-repeated="5"/>
        </table:table-row>
        <table:table-row table:style-name="ro1">
          <table:table-cell office:value-type="float" office:value="5951928" calcext:value-type="float">
            <text:p>5951928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1929" calcext:value-type="float">
            <text:p>5951929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1930" calcext:value-type="float">
            <text:p>5951930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1931" calcext:value-type="float">
            <text:p>5951931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1932" calcext:value-type="float">
            <text:p>5951932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1933" calcext:value-type="float">
            <text:p>5951933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office:value-type="float" office:value="5951934" calcext:value-type="float">
            <text:p>5951934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1935" calcext:value-type="float">
            <text:p>5951935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1936" calcext:value-type="float">
            <text:p>5951936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1937" calcext:value-type="float">
            <text:p>595193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1938" calcext:value-type="float">
            <text:p>5951938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1939" calcext:value-type="float">
            <text:p>5951939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float" office:value="5951940" calcext:value-type="float">
            <text:p>5951940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5951941" calcext:value-type="float">
            <text:p>5951941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1942" calcext:value-type="float">
            <text:p>5951942</text:p>
          </table:table-cell>
          <table:table-cell office:value-type="float" office:value="5.17" calcext:value-type="float">
            <text:p>5,17</text:p>
          </table:table-cell>
          <table:table-cell table:number-columns-repeated="5"/>
        </table:table-row>
        <table:table-row table:style-name="ro1">
          <table:table-cell office:value-type="float" office:value="5951943" calcext:value-type="float">
            <text:p>5951943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1944" calcext:value-type="float">
            <text:p>5951944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1945" calcext:value-type="float">
            <text:p>5951945</text:p>
          </table:table-cell>
          <table:table-cell office:value-type="float" office:value="3.9" calcext:value-type="float">
            <text:p>3,9</text:p>
          </table:table-cell>
          <table:table-cell table:number-columns-repeated="5"/>
        </table:table-row>
        <table:table-row table:style-name="ro1">
          <table:table-cell office:value-type="float" office:value="5951946" calcext:value-type="float">
            <text:p>5951946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1947" calcext:value-type="float">
            <text:p>5951947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51948" calcext:value-type="float">
            <text:p>5951948</text:p>
          </table:table-cell>
          <table:table-cell office:value-type="float" office:value="16.03" calcext:value-type="float">
            <text:p>16,03</text:p>
          </table:table-cell>
          <table:table-cell table:number-columns-repeated="5"/>
        </table:table-row>
        <table:table-row table:style-name="ro1">
          <table:table-cell office:value-type="float" office:value="5951949" calcext:value-type="float">
            <text:p>5951949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5951950" calcext:value-type="float">
            <text:p>5951950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1951" calcext:value-type="float">
            <text:p>5951951</text:p>
          </table:table-cell>
          <table:table-cell office:value-type="float" office:value="1.49" calcext:value-type="float">
            <text:p>1,49</text:p>
          </table:table-cell>
          <table:table-cell table:number-columns-repeated="5"/>
        </table:table-row>
        <table:table-row table:style-name="ro1">
          <table:table-cell office:value-type="float" office:value="5951952" calcext:value-type="float">
            <text:p>5951952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1953" calcext:value-type="float">
            <text:p>5951953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1954" calcext:value-type="float">
            <text:p>5951954</text:p>
          </table:table-cell>
          <table:table-cell office:value-type="float" office:value="46.54" calcext:value-type="float">
            <text:p>46,54</text:p>
          </table:table-cell>
          <table:table-cell table:number-columns-repeated="5"/>
        </table:table-row>
        <table:table-row table:style-name="ro1">
          <table:table-cell office:value-type="float" office:value="5951955" calcext:value-type="float">
            <text:p>5951955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1956" calcext:value-type="float">
            <text:p>5951956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957" calcext:value-type="float">
            <text:p>5951957</text:p>
          </table:table-cell>
          <table:table-cell office:value-type="float" office:value="5.27" calcext:value-type="float">
            <text:p>5,27</text:p>
          </table:table-cell>
          <table:table-cell table:number-columns-repeated="5"/>
        </table:table-row>
        <table:table-row table:style-name="ro1">
          <table:table-cell office:value-type="float" office:value="5951958" calcext:value-type="float">
            <text:p>5951958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1959" calcext:value-type="float">
            <text:p>5951959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1960" calcext:value-type="float">
            <text:p>5951960</text:p>
          </table:table-cell>
          <table:table-cell office:value-type="float" office:value="4.62" calcext:value-type="float">
            <text:p>4,62</text:p>
          </table:table-cell>
          <table:table-cell table:number-columns-repeated="5"/>
        </table:table-row>
        <table:table-row table:style-name="ro1">
          <table:table-cell office:value-type="float" office:value="5951961" calcext:value-type="float">
            <text:p>5951961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1962" calcext:value-type="float">
            <text:p>5951962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1963" calcext:value-type="float">
            <text:p>5951963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5951964" calcext:value-type="float">
            <text:p>5951964</text:p>
          </table:table-cell>
          <table:table-cell office:value-type="float" office:value="14.54" calcext:value-type="float">
            <text:p>14,54</text:p>
          </table:table-cell>
          <table:table-cell table:number-columns-repeated="5"/>
        </table:table-row>
        <table:table-row table:style-name="ro1">
          <table:table-cell office:value-type="float" office:value="5951965" calcext:value-type="float">
            <text:p>5951965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1966" calcext:value-type="float">
            <text:p>5951966</text:p>
          </table:table-cell>
          <table:table-cell office:value-type="float" office:value="15.26" calcext:value-type="float">
            <text:p>15,26</text:p>
          </table:table-cell>
          <table:table-cell table:number-columns-repeated="5"/>
        </table:table-row>
        <table:table-row table:style-name="ro1">
          <table:table-cell office:value-type="float" office:value="5951967" calcext:value-type="float">
            <text:p>5951967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1968" calcext:value-type="float">
            <text:p>5951968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float" office:value="5951969" calcext:value-type="float">
            <text:p>5951969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1970" calcext:value-type="float">
            <text:p>5951970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1971" calcext:value-type="float">
            <text:p>5951971</text:p>
          </table:table-cell>
          <table:table-cell office:value-type="float" office:value="2.54" calcext:value-type="float">
            <text:p>2,54</text:p>
          </table:table-cell>
          <table:table-cell table:number-columns-repeated="5"/>
        </table:table-row>
        <table:table-row table:style-name="ro1">
          <table:table-cell office:value-type="float" office:value="5951972" calcext:value-type="float">
            <text:p>5951972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1973" calcext:value-type="float">
            <text:p>5951973</text:p>
          </table:table-cell>
          <table:table-cell office:value-type="float" office:value="3.6" calcext:value-type="float">
            <text:p>3,6</text:p>
          </table:table-cell>
          <table:table-cell table:number-columns-repeated="5"/>
        </table:table-row>
        <table:table-row table:style-name="ro1">
          <table:table-cell office:value-type="float" office:value="5951974" calcext:value-type="float">
            <text:p>5951974</text:p>
          </table:table-cell>
          <table:table-cell office:value-type="float" office:value="2.61" calcext:value-type="float">
            <text:p>2,61</text:p>
          </table:table-cell>
          <table:table-cell table:number-columns-repeated="5"/>
        </table:table-row>
        <table:table-row table:style-name="ro1">
          <table:table-cell office:value-type="float" office:value="5951975" calcext:value-type="float">
            <text:p>5951975</text:p>
          </table:table-cell>
          <table:table-cell office:value-type="float" office:value="9.61" calcext:value-type="float">
            <text:p>9,61</text:p>
          </table:table-cell>
          <table:table-cell table:number-columns-repeated="5"/>
        </table:table-row>
        <table:table-row table:style-name="ro1">
          <table:table-cell office:value-type="float" office:value="5951976" calcext:value-type="float">
            <text:p>5951976</text:p>
          </table:table-cell>
          <table:table-cell office:value-type="float" office:value="3.57" calcext:value-type="float">
            <text:p>3,57</text:p>
          </table:table-cell>
          <table:table-cell table:number-columns-repeated="5"/>
        </table:table-row>
        <table:table-row table:style-name="ro1">
          <table:table-cell office:value-type="float" office:value="5951977" calcext:value-type="float">
            <text:p>5951977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1978" calcext:value-type="float">
            <text:p>5951978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5951979" calcext:value-type="float">
            <text:p>5951979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51980" calcext:value-type="float">
            <text:p>5951980</text:p>
          </table:table-cell>
          <table:table-cell office:value-type="float" office:value="20.2" calcext:value-type="float">
            <text:p>20,2</text:p>
          </table:table-cell>
          <table:table-cell table:number-columns-repeated="5"/>
        </table:table-row>
        <table:table-row table:style-name="ro1">
          <table:table-cell office:value-type="float" office:value="5951981" calcext:value-type="float">
            <text:p>5951981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5951982" calcext:value-type="float">
            <text:p>5951982</text:p>
          </table:table-cell>
          <table:table-cell office:value-type="float" office:value="3.08" calcext:value-type="float">
            <text:p>3,08</text:p>
          </table:table-cell>
          <table:table-cell table:number-columns-repeated="5"/>
        </table:table-row>
        <table:table-row table:style-name="ro1">
          <table:table-cell office:value-type="float" office:value="5951983" calcext:value-type="float">
            <text:p>5951983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float" office:value="5951984" calcext:value-type="float">
            <text:p>5951984</text:p>
          </table:table-cell>
          <table:table-cell office:value-type="float" office:value="3.13" calcext:value-type="float">
            <text:p>3,13</text:p>
          </table:table-cell>
          <table:table-cell table:number-columns-repeated="5"/>
        </table:table-row>
        <table:table-row table:style-name="ro1">
          <table:table-cell office:value-type="float" office:value="5951985" calcext:value-type="float">
            <text:p>5951985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1986" calcext:value-type="float">
            <text:p>5951986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1987" calcext:value-type="float">
            <text:p>5951987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5951988" calcext:value-type="float">
            <text:p>5951988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1989" calcext:value-type="float">
            <text:p>5951989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51990" calcext:value-type="float">
            <text:p>5951990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float" office:value="5951991" calcext:value-type="float">
            <text:p>5951991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1992" calcext:value-type="float">
            <text:p>5951992</text:p>
          </table:table-cell>
          <table:table-cell office:value-type="float" office:value="4.49" calcext:value-type="float">
            <text:p>4,49</text:p>
          </table:table-cell>
          <table:table-cell table:number-columns-repeated="5"/>
        </table:table-row>
        <table:table-row table:style-name="ro1">
          <table:table-cell office:value-type="float" office:value="5951993" calcext:value-type="float">
            <text:p>5951993</text:p>
          </table:table-cell>
          <table:table-cell office:value-type="float" office:value="10.03" calcext:value-type="float">
            <text:p>10,03</text:p>
          </table:table-cell>
          <table:table-cell table:number-columns-repeated="5"/>
        </table:table-row>
        <table:table-row table:style-name="ro1">
          <table:table-cell office:value-type="float" office:value="5951994" calcext:value-type="float">
            <text:p>5951994</text:p>
          </table:table-cell>
          <table:table-cell office:value-type="float" office:value="4.72" calcext:value-type="float">
            <text:p>4,72</text:p>
          </table:table-cell>
          <table:table-cell table:number-columns-repeated="5"/>
        </table:table-row>
        <table:table-row table:style-name="ro1">
          <table:table-cell office:value-type="float" office:value="5951995" calcext:value-type="float">
            <text:p>5951995</text:p>
          </table:table-cell>
          <table:table-cell office:value-type="float" office:value="5.69" calcext:value-type="float">
            <text:p>5,69</text:p>
          </table:table-cell>
          <table:table-cell table:number-columns-repeated="5"/>
        </table:table-row>
        <table:table-row table:style-name="ro1">
          <table:table-cell office:value-type="float" office:value="5951996" calcext:value-type="float">
            <text:p>595199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1997" calcext:value-type="float">
            <text:p>5951997</text:p>
          </table:table-cell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office:value-type="float" office:value="5951998" calcext:value-type="float">
            <text:p>5951998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1999" calcext:value-type="float">
            <text:p>5951999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2000" calcext:value-type="float">
            <text:p>5952000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2001" calcext:value-type="float">
            <text:p>5952001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2002" calcext:value-type="float">
            <text:p>5952002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2003" calcext:value-type="float">
            <text:p>5952003</text:p>
          </table:table-cell>
          <table:table-cell office:value-type="float" office:value="2.91" calcext:value-type="float">
            <text:p>2,91</text:p>
          </table:table-cell>
          <table:table-cell table:number-columns-repeated="5"/>
        </table:table-row>
        <table:table-row table:style-name="ro1">
          <table:table-cell office:value-type="float" office:value="5952004" calcext:value-type="float">
            <text:p>5952004</text:p>
          </table:table-cell>
          <table:table-cell office:value-type="float" office:value="22.88" calcext:value-type="float">
            <text:p>22,88</text:p>
          </table:table-cell>
          <table:table-cell table:number-columns-repeated="5"/>
        </table:table-row>
        <table:table-row table:style-name="ro1">
          <table:table-cell office:value-type="float" office:value="5952005" calcext:value-type="float">
            <text:p>5952005</text:p>
          </table:table-cell>
          <table:table-cell office:value-type="float" office:value="4.89" calcext:value-type="float">
            <text:p>4,89</text:p>
          </table:table-cell>
          <table:table-cell table:number-columns-repeated="5"/>
        </table:table-row>
        <table:table-row table:style-name="ro1">
          <table:table-cell office:value-type="float" office:value="5952006" calcext:value-type="float">
            <text:p>5952006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float" office:value="5952007" calcext:value-type="float">
            <text:p>5952007</text:p>
          </table:table-cell>
          <table:table-cell office:value-type="float" office:value="3.77" calcext:value-type="float">
            <text:p>3,77</text:p>
          </table:table-cell>
          <table:table-cell table:number-columns-repeated="5"/>
        </table:table-row>
        <table:table-row table:style-name="ro1">
          <table:table-cell office:value-type="float" office:value="5952008" calcext:value-type="float">
            <text:p>5952008</text:p>
          </table:table-cell>
          <table:table-cell office:value-type="float" office:value="13.65" calcext:value-type="float">
            <text:p>13,65</text:p>
          </table:table-cell>
          <table:table-cell table:number-columns-repeated="5"/>
        </table:table-row>
        <table:table-row table:style-name="ro1">
          <table:table-cell office:value-type="float" office:value="5952009" calcext:value-type="float">
            <text:p>5952009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2010" calcext:value-type="float">
            <text:p>5952010</text:p>
          </table:table-cell>
          <table:table-cell office:value-type="float" office:value="1.43" calcext:value-type="float">
            <text:p>1,43</text:p>
          </table:table-cell>
          <table:table-cell table:number-columns-repeated="5"/>
        </table:table-row>
        <table:table-row table:style-name="ro1">
          <table:table-cell office:value-type="float" office:value="5952011" calcext:value-type="float">
            <text:p>5952011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52012" calcext:value-type="float">
            <text:p>5952012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2013" calcext:value-type="float">
            <text:p>5952013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2014" calcext:value-type="float">
            <text:p>5952014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2015" calcext:value-type="float">
            <text:p>5952015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5952016" calcext:value-type="float">
            <text:p>5952016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2017" calcext:value-type="float">
            <text:p>5952017</text:p>
          </table:table-cell>
          <table:table-cell office:value-type="float" office:value="6.47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float" office:value="5952018" calcext:value-type="float">
            <text:p>5952018</text:p>
          </table:table-cell>
          <table:table-cell office:value-type="float" office:value="10.83" calcext:value-type="float">
            <text:p>10,83</text:p>
          </table:table-cell>
          <table:table-cell table:number-columns-repeated="5"/>
        </table:table-row>
        <table:table-row table:style-name="ro1">
          <table:table-cell office:value-type="float" office:value="5952019" calcext:value-type="float">
            <text:p>5952019</text:p>
          </table:table-cell>
          <table:table-cell office:value-type="float" office:value="7.8" calcext:value-type="float">
            <text:p>7,8</text:p>
          </table:table-cell>
          <table:table-cell table:number-columns-repeated="5"/>
        </table:table-row>
        <table:table-row table:style-name="ro1">
          <table:table-cell office:value-type="float" office:value="5952020" calcext:value-type="float">
            <text:p>5952020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float" office:value="5952021" calcext:value-type="float">
            <text:p>5952021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022" calcext:value-type="float">
            <text:p>5952022</text:p>
          </table:table-cell>
          <table:table-cell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5952023" calcext:value-type="float">
            <text:p>595202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024" calcext:value-type="float">
            <text:p>5952024</text:p>
          </table:table-cell>
          <table:table-cell office:value-type="float" office:value="1.89" calcext:value-type="float">
            <text:p>1,89</text:p>
          </table:table-cell>
          <table:table-cell table:number-columns-repeated="5"/>
        </table:table-row>
        <table:table-row table:style-name="ro1">
          <table:table-cell office:value-type="float" office:value="5952025" calcext:value-type="float">
            <text:p>5952025</text:p>
          </table:table-cell>
          <table:table-cell office:value-type="float" office:value="2.01" calcext:value-type="float">
            <text:p>2,01</text:p>
          </table:table-cell>
          <table:table-cell table:number-columns-repeated="5"/>
        </table:table-row>
        <table:table-row table:style-name="ro1">
          <table:table-cell office:value-type="float" office:value="5952026" calcext:value-type="float">
            <text:p>5952026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float" office:value="5952027" calcext:value-type="float">
            <text:p>5952027</text:p>
          </table:table-cell>
          <table:table-cell office:value-type="float" office:value="3.25" calcext:value-type="float">
            <text:p>3,25</text:p>
          </table:table-cell>
          <table:table-cell table:number-columns-repeated="5"/>
        </table:table-row>
        <table:table-row table:style-name="ro1">
          <table:table-cell office:value-type="float" office:value="5952028" calcext:value-type="float">
            <text:p>5952028</text:p>
          </table:table-cell>
          <table:table-cell office:value-type="float" office:value="10.47" calcext:value-type="float">
            <text:p>10,47</text:p>
          </table:table-cell>
          <table:table-cell table:number-columns-repeated="5"/>
        </table:table-row>
        <table:table-row table:style-name="ro1">
          <table:table-cell office:value-type="float" office:value="5952029" calcext:value-type="float">
            <text:p>5952029</text:p>
          </table:table-cell>
          <table:table-cell office:value-type="float" office:value="4.63" calcext:value-type="float">
            <text:p>4,63</text:p>
          </table:table-cell>
          <table:table-cell table:number-columns-repeated="5"/>
        </table:table-row>
        <table:table-row table:style-name="ro1">
          <table:table-cell office:value-type="float" office:value="5952030" calcext:value-type="float">
            <text:p>5952030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2031" calcext:value-type="float">
            <text:p>5952031</text:p>
          </table:table-cell>
          <table:table-cell office:value-type="float" office:value="1.76" calcext:value-type="float">
            <text:p>1,76</text:p>
          </table:table-cell>
          <table:table-cell table:number-columns-repeated="5"/>
        </table:table-row>
        <table:table-row table:style-name="ro1">
          <table:table-cell office:value-type="float" office:value="5952032" calcext:value-type="float">
            <text:p>5952032</text:p>
          </table:table-cell>
          <table:table-cell office:value-type="float" office:value="15.86" calcext:value-type="float">
            <text:p>15,86</text:p>
          </table:table-cell>
          <table:table-cell table:number-columns-repeated="5"/>
        </table:table-row>
        <table:table-row table:style-name="ro1">
          <table:table-cell office:value-type="float" office:value="5952033" calcext:value-type="float">
            <text:p>5952033</text:p>
          </table:table-cell>
          <table:table-cell office:value-type="float" office:value="3.53" calcext:value-type="float">
            <text:p>3,53</text:p>
          </table:table-cell>
          <table:table-cell table:number-columns-repeated="5"/>
        </table:table-row>
        <table:table-row table:style-name="ro1">
          <table:table-cell office:value-type="float" office:value="5952034" calcext:value-type="float">
            <text:p>5952034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2035" calcext:value-type="float">
            <text:p>59520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2036" calcext:value-type="float">
            <text:p>5952036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037" calcext:value-type="float">
            <text:p>5952037</text:p>
          </table:table-cell>
          <table:table-cell office:value-type="float" office:value="14.79" calcext:value-type="float">
            <text:p>14,79</text:p>
          </table:table-cell>
          <table:table-cell table:number-columns-repeated="5"/>
        </table:table-row>
        <table:table-row table:style-name="ro1">
          <table:table-cell office:value-type="float" office:value="5952038" calcext:value-type="float">
            <text:p>5952038</text:p>
          </table:table-cell>
          <table:table-cell office:value-type="float" office:value="6.03" calcext:value-type="float">
            <text:p>6,03</text:p>
          </table:table-cell>
          <table:table-cell table:number-columns-repeated="5"/>
        </table:table-row>
        <table:table-row table:style-name="ro1">
          <table:table-cell office:value-type="float" office:value="5952039" calcext:value-type="float">
            <text:p>5952039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2040" calcext:value-type="float">
            <text:p>5952040</text:p>
          </table:table-cell>
          <table:table-cell office:value-type="float" office:value="7.22" calcext:value-type="float">
            <text:p>7,22</text:p>
          </table:table-cell>
          <table:table-cell table:number-columns-repeated="5"/>
        </table:table-row>
        <table:table-row table:style-name="ro1">
          <table:table-cell office:value-type="float" office:value="5952041" calcext:value-type="float">
            <text:p>5952041</text:p>
          </table:table-cell>
          <table:table-cell office:value-type="float" office:value="2.82" calcext:value-type="float">
            <text:p>2,82</text:p>
          </table:table-cell>
          <table:table-cell table:number-columns-repeated="5"/>
        </table:table-row>
        <table:table-row table:style-name="ro1">
          <table:table-cell office:value-type="float" office:value="5952042" calcext:value-type="float">
            <text:p>5952042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2043" calcext:value-type="float">
            <text:p>5952043</text:p>
          </table:table-cell>
          <table:table-cell office:value-type="float" office:value="5.51" calcext:value-type="float">
            <text:p>5,51</text:p>
          </table:table-cell>
          <table:table-cell table:number-columns-repeated="5"/>
        </table:table-row>
        <table:table-row table:style-name="ro1">
          <table:table-cell office:value-type="float" office:value="5952044" calcext:value-type="float">
            <text:p>5952044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2045" calcext:value-type="float">
            <text:p>595204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52046" calcext:value-type="float">
            <text:p>5952046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float" office:value="5952047" calcext:value-type="float">
            <text:p>5952047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2048" calcext:value-type="float">
            <text:p>5952048</text:p>
          </table:table-cell>
          <table:table-cell office:value-type="float" office:value="2.67" calcext:value-type="float">
            <text:p>2,67</text:p>
          </table:table-cell>
          <table:table-cell table:number-columns-repeated="5"/>
        </table:table-row>
        <table:table-row table:style-name="ro1">
          <table:table-cell office:value-type="float" office:value="5952049" calcext:value-type="float">
            <text:p>5952049</text:p>
          </table:table-cell>
          <table:table-cell office:value-type="float" office:value="5.89" calcext:value-type="float">
            <text:p>5,89</text:p>
          </table:table-cell>
          <table:table-cell table:number-columns-repeated="5"/>
        </table:table-row>
        <table:table-row table:style-name="ro1">
          <table:table-cell office:value-type="float" office:value="5952050" calcext:value-type="float">
            <text:p>5952050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2051" calcext:value-type="float">
            <text:p>5952051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2052" calcext:value-type="float">
            <text:p>5952052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2053" calcext:value-type="float">
            <text:p>5952053</text:p>
          </table:table-cell>
          <table:table-cell office:value-type="float" office:value="5.65" calcext:value-type="float">
            <text:p>5,65</text:p>
          </table:table-cell>
          <table:table-cell table:number-columns-repeated="5"/>
        </table:table-row>
        <table:table-row table:style-name="ro1">
          <table:table-cell office:value-type="float" office:value="5952054" calcext:value-type="float">
            <text:p>5952054</text:p>
          </table:table-cell>
          <table:table-cell office:value-type="float" office:value="3.65" calcext:value-type="float">
            <text:p>3,65</text:p>
          </table:table-cell>
          <table:table-cell table:number-columns-repeated="5"/>
        </table:table-row>
        <table:table-row table:style-name="ro1">
          <table:table-cell office:value-type="float" office:value="5952055" calcext:value-type="float">
            <text:p>5952055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2056" calcext:value-type="float">
            <text:p>5952056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5952057" calcext:value-type="float">
            <text:p>5952057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2058" calcext:value-type="float">
            <text:p>5952058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2059" calcext:value-type="float">
            <text:p>5952059</text:p>
          </table:table-cell>
          <table:table-cell office:value-type="float" office:value="2.56" calcext:value-type="float">
            <text:p>2,56</text:p>
          </table:table-cell>
          <table:table-cell table:number-columns-repeated="5"/>
        </table:table-row>
        <table:table-row table:style-name="ro1">
          <table:table-cell office:value-type="float" office:value="5952060" calcext:value-type="float">
            <text:p>5952060</text:p>
          </table:table-cell>
          <table:table-cell office:value-type="float" office:value="4.23" calcext:value-type="float">
            <text:p>4,23</text:p>
          </table:table-cell>
          <table:table-cell table:number-columns-repeated="5"/>
        </table:table-row>
        <table:table-row table:style-name="ro1">
          <table:table-cell office:value-type="float" office:value="5952061" calcext:value-type="float">
            <text:p>5952061</text:p>
          </table:table-cell>
          <table:table-cell office:value-type="float" office:value="61.17" calcext:value-type="float">
            <text:p>61,17</text:p>
          </table:table-cell>
          <table:table-cell table:number-columns-repeated="5"/>
        </table:table-row>
        <table:table-row table:style-name="ro1">
          <table:table-cell office:value-type="float" office:value="5952062" calcext:value-type="float">
            <text:p>5952062</text:p>
          </table:table-cell>
          <table:table-cell office:value-type="float" office:value="4.86" calcext:value-type="float">
            <text:p>4,86</text:p>
          </table:table-cell>
          <table:table-cell table:number-columns-repeated="5"/>
        </table:table-row>
        <table:table-row table:style-name="ro1">
          <table:table-cell office:value-type="float" office:value="5952063" calcext:value-type="float">
            <text:p>5952063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float" office:value="5952064" calcext:value-type="float">
            <text:p>5952064</text:p>
          </table:table-cell>
          <table:table-cell office:value-type="float" office:value="1.51" calcext:value-type="float">
            <text:p>1,51</text:p>
          </table:table-cell>
          <table:table-cell table:number-columns-repeated="5"/>
        </table:table-row>
        <table:table-row table:style-name="ro1">
          <table:table-cell office:value-type="float" office:value="5952065" calcext:value-type="float">
            <text:p>5952065</text:p>
          </table:table-cell>
          <table:table-cell office:value-type="float" office:value="15.13" calcext:value-type="float">
            <text:p>15,13</text:p>
          </table:table-cell>
          <table:table-cell table:number-columns-repeated="5"/>
        </table:table-row>
        <table:table-row table:style-name="ro1">
          <table:table-cell office:value-type="float" office:value="5952066" calcext:value-type="float">
            <text:p>5952066</text:p>
          </table:table-cell>
          <table:table-cell office:value-type="float" office:value="6.01" calcext:value-type="float">
            <text:p>6,01</text:p>
          </table:table-cell>
          <table:table-cell table:number-columns-repeated="5"/>
        </table:table-row>
        <table:table-row table:style-name="ro1">
          <table:table-cell office:value-type="float" office:value="5952067" calcext:value-type="float">
            <text:p>5952067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2068" calcext:value-type="float">
            <text:p>5952068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2069" calcext:value-type="float">
            <text:p>5952069</text:p>
          </table:table-cell>
          <table:table-cell office:value-type="float" office:value="2.78" calcext:value-type="float">
            <text:p>2,78</text:p>
          </table:table-cell>
          <table:table-cell table:number-columns-repeated="5"/>
        </table:table-row>
        <table:table-row table:style-name="ro1">
          <table:table-cell office:value-type="float" office:value="5952070" calcext:value-type="float">
            <text:p>5952070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2071" calcext:value-type="float">
            <text:p>5952071</text:p>
          </table:table-cell>
          <table:table-cell office:value-type="float" office:value="4.66" calcext:value-type="float">
            <text:p>4,66</text:p>
          </table:table-cell>
          <table:table-cell table:number-columns-repeated="5"/>
        </table:table-row>
        <table:table-row table:style-name="ro1">
          <table:table-cell office:value-type="float" office:value="5952072" calcext:value-type="float">
            <text:p>5952072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2073" calcext:value-type="float">
            <text:p>5952073</text:p>
          </table:table-cell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5952074" calcext:value-type="float">
            <text:p>595207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952075" calcext:value-type="float">
            <text:p>5952075</text:p>
          </table:table-cell>
          <table:table-cell office:value-type="float" office:value="5.82" calcext:value-type="float">
            <text:p>5,82</text:p>
          </table:table-cell>
          <table:table-cell table:number-columns-repeated="5"/>
        </table:table-row>
        <table:table-row table:style-name="ro1">
          <table:table-cell office:value-type="float" office:value="5952076" calcext:value-type="float">
            <text:p>5952076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2077" calcext:value-type="float">
            <text:p>5952077</text:p>
          </table:table-cell>
          <table:table-cell office:value-type="float" office:value="8.27" calcext:value-type="float">
            <text:p>8,27</text:p>
          </table:table-cell>
          <table:table-cell table:number-columns-repeated="5"/>
        </table:table-row>
        <table:table-row table:style-name="ro1">
          <table:table-cell office:value-type="float" office:value="5952078" calcext:value-type="float">
            <text:p>5952078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079" calcext:value-type="float">
            <text:p>5952079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2080" calcext:value-type="float">
            <text:p>5952080</text:p>
          </table:table-cell>
          <table:table-cell office:value-type="float" office:value="2.41" calcext:value-type="float">
            <text:p>2,41</text:p>
          </table:table-cell>
          <table:table-cell table:number-columns-repeated="5"/>
        </table:table-row>
        <table:table-row table:style-name="ro1">
          <table:table-cell office:value-type="float" office:value="5952081" calcext:value-type="float">
            <text:p>5952081</text:p>
          </table:table-cell>
          <table:table-cell office:value-type="float" office:value="5.3" calcext:value-type="float">
            <text:p>5,3</text:p>
          </table:table-cell>
          <table:table-cell table:number-columns-repeated="5"/>
        </table:table-row>
        <table:table-row table:style-name="ro1">
          <table:table-cell office:value-type="float" office:value="5952082" calcext:value-type="float">
            <text:p>5952082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2083" calcext:value-type="float">
            <text:p>5952083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 office:value-type="float" office:value="5952084" calcext:value-type="float">
            <text:p>5952084</text:p>
          </table:table-cell>
          <table:table-cell office:value-type="float" office:value="3.4" calcext:value-type="float">
            <text:p>3,4</text:p>
          </table:table-cell>
          <table:table-cell table:number-columns-repeated="5"/>
        </table:table-row>
        <table:table-row table:style-name="ro1">
          <table:table-cell office:value-type="float" office:value="5952085" calcext:value-type="float">
            <text:p>5952085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2086" calcext:value-type="float">
            <text:p>5952086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2087" calcext:value-type="float">
            <text:p>5952087</text:p>
          </table:table-cell>
          <table:table-cell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 office:value-type="float" office:value="5952088" calcext:value-type="float">
            <text:p>5952088</text:p>
          </table:table-cell>
          <table:table-cell office:value-type="float" office:value="8.29" calcext:value-type="float">
            <text:p>8,29</text:p>
          </table:table-cell>
          <table:table-cell table:number-columns-repeated="5"/>
        </table:table-row>
        <table:table-row table:style-name="ro1">
          <table:table-cell office:value-type="float" office:value="5952089" calcext:value-type="float">
            <text:p>5952089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2090" calcext:value-type="float">
            <text:p>5952090</text:p>
          </table:table-cell>
          <table:table-cell office:value-type="float" office:value="3.82" calcext:value-type="float">
            <text:p>3,82</text:p>
          </table:table-cell>
          <table:table-cell table:number-columns-repeated="5"/>
        </table:table-row>
        <table:table-row table:style-name="ro1">
          <table:table-cell office:value-type="float" office:value="5952091" calcext:value-type="float">
            <text:p>595209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2092" calcext:value-type="float">
            <text:p>5952092</text:p>
          </table:table-cell>
          <table:table-cell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float" office:value="5952093" calcext:value-type="float">
            <text:p>5952093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2094" calcext:value-type="float">
            <text:p>5952094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float" office:value="5952095" calcext:value-type="float">
            <text:p>5952095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2096" calcext:value-type="float">
            <text:p>5952096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2097" calcext:value-type="float">
            <text:p>5952097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2098" calcext:value-type="float">
            <text:p>5952098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float" office:value="5952099" calcext:value-type="float">
            <text:p>5952099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2100" calcext:value-type="float">
            <text:p>5952100</text:p>
          </table:table-cell>
          <table:table-cell office:value-type="float" office:value="7.47" calcext:value-type="float">
            <text:p>7,47</text:p>
          </table:table-cell>
          <table:table-cell table:number-columns-repeated="5"/>
        </table:table-row>
        <table:table-row table:style-name="ro1">
          <table:table-cell office:value-type="float" office:value="5952101" calcext:value-type="float">
            <text:p>59521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2102" calcext:value-type="float">
            <text:p>5952102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2103" calcext:value-type="float">
            <text:p>5952103</text:p>
          </table:table-cell>
          <table:table-cell office:value-type="float" office:value="2.69" calcext:value-type="float">
            <text:p>2,69</text:p>
          </table:table-cell>
          <table:table-cell table:number-columns-repeated="5"/>
        </table:table-row>
        <table:table-row table:style-name="ro1">
          <table:table-cell office:value-type="float" office:value="5952104" calcext:value-type="float">
            <text:p>5952104</text:p>
          </table:table-cell>
          <table:table-cell office:value-type="float" office:value="1.56" calcext:value-type="float">
            <text:p>1,56</text:p>
          </table:table-cell>
          <table:table-cell table:number-columns-repeated="5"/>
        </table:table-row>
        <table:table-row table:style-name="ro1">
          <table:table-cell office:value-type="float" office:value="5952105" calcext:value-type="float">
            <text:p>5952105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float" office:value="5952106" calcext:value-type="float">
            <text:p>5952106</text:p>
          </table:table-cell>
          <table:table-cell office:value-type="float" office:value="13.85" calcext:value-type="float">
            <text:p>13,85</text:p>
          </table:table-cell>
          <table:table-cell table:number-columns-repeated="5"/>
        </table:table-row>
        <table:table-row table:style-name="ro1">
          <table:table-cell office:value-type="float" office:value="5952107" calcext:value-type="float">
            <text:p>5952107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108" calcext:value-type="float">
            <text:p>595210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2109" calcext:value-type="float">
            <text:p>5952109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2110" calcext:value-type="float">
            <text:p>5952110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111" calcext:value-type="float">
            <text:p>5952111</text:p>
          </table:table-cell>
          <table:table-cell office:value-type="float" office:value="3.73" calcext:value-type="float">
            <text:p>3,73</text:p>
          </table:table-cell>
          <table:table-cell table:number-columns-repeated="5"/>
        </table:table-row>
        <table:table-row table:style-name="ro1">
          <table:table-cell office:value-type="float" office:value="5952112" calcext:value-type="float">
            <text:p>5952112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float" office:value="5952113" calcext:value-type="float">
            <text:p>5952113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2114" calcext:value-type="float">
            <text:p>5952114</text:p>
          </table:table-cell>
          <table:table-cell office:value-type="float" office:value="13.14" calcext:value-type="float">
            <text:p>13,14</text:p>
          </table:table-cell>
          <table:table-cell table:number-columns-repeated="5"/>
        </table:table-row>
        <table:table-row table:style-name="ro1">
          <table:table-cell office:value-type="float" office:value="5952115" calcext:value-type="float">
            <text:p>5952115</text:p>
          </table:table-cell>
          <table:table-cell office:value-type="float" office:value="2.81" calcext:value-type="float">
            <text:p>2,81</text:p>
          </table:table-cell>
          <table:table-cell table:number-columns-repeated="5"/>
        </table:table-row>
        <table:table-row table:style-name="ro1">
          <table:table-cell office:value-type="float" office:value="5952116" calcext:value-type="float">
            <text:p>5952116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117" calcext:value-type="float">
            <text:p>5952117</text:p>
          </table:table-cell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office:value-type="float" office:value="5952118" calcext:value-type="float">
            <text:p>5952118</text:p>
          </table:table-cell>
          <table:table-cell office:value-type="float" office:value="40.24" calcext:value-type="float">
            <text:p>40,24</text:p>
          </table:table-cell>
          <table:table-cell table:number-columns-repeated="5"/>
        </table:table-row>
        <table:table-row table:style-name="ro1">
          <table:table-cell office:value-type="float" office:value="5952119" calcext:value-type="float">
            <text:p>5952119</text:p>
          </table:table-cell>
          <table:table-cell office:value-type="float" office:value="7.55" calcext:value-type="float">
            <text:p>7,55</text:p>
          </table:table-cell>
          <table:table-cell table:number-columns-repeated="5"/>
        </table:table-row>
        <table:table-row table:style-name="ro1">
          <table:table-cell office:value-type="float" office:value="5952120" calcext:value-type="float">
            <text:p>5952120</text:p>
          </table:table-cell>
          <table:table-cell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float" office:value="5952121" calcext:value-type="float">
            <text:p>5952121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2122" calcext:value-type="float">
            <text:p>5952122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2123" calcext:value-type="float">
            <text:p>5952123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2124" calcext:value-type="float">
            <text:p>5952124</text:p>
          </table:table-cell>
          <table:table-cell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office:value-type="float" office:value="5952125" calcext:value-type="float">
            <text:p>5952125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2126" calcext:value-type="float">
            <text:p>5952126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2127" calcext:value-type="float">
            <text:p>5952127</text:p>
          </table:table-cell>
          <table:table-cell office:value-type="float" office:value="3.53" calcext:value-type="float">
            <text:p>3,53</text:p>
          </table:table-cell>
          <table:table-cell table:number-columns-repeated="5"/>
        </table:table-row>
        <table:table-row table:style-name="ro1">
          <table:table-cell office:value-type="float" office:value="5952128" calcext:value-type="float">
            <text:p>5952128</text:p>
          </table:table-cell>
          <table:table-cell office:value-type="float" office:value="6.36" calcext:value-type="float">
            <text:p>6,36</text:p>
          </table:table-cell>
          <table:table-cell table:number-columns-repeated="5"/>
        </table:table-row>
        <table:table-row table:style-name="ro1">
          <table:table-cell office:value-type="float" office:value="5952129" calcext:value-type="float">
            <text:p>5952129</text:p>
          </table:table-cell>
          <table:table-cell office:value-type="float" office:value="3.2" calcext:value-type="float">
            <text:p>3,2</text:p>
          </table:table-cell>
          <table:table-cell table:number-columns-repeated="5"/>
        </table:table-row>
        <table:table-row table:style-name="ro1">
          <table:table-cell office:value-type="float" office:value="5952130" calcext:value-type="float">
            <text:p>5952130</text:p>
          </table:table-cell>
          <table:table-cell office:value-type="float" office:value="1.77" calcext:value-type="float">
            <text:p>1,77</text:p>
          </table:table-cell>
          <table:table-cell table:number-columns-repeated="5"/>
        </table:table-row>
        <table:table-row table:style-name="ro1">
          <table:table-cell office:value-type="float" office:value="5952131" calcext:value-type="float">
            <text:p>5952131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2132" calcext:value-type="float">
            <text:p>5952132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float" office:value="5952133" calcext:value-type="float">
            <text:p>5952133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2134" calcext:value-type="float">
            <text:p>5952134</text:p>
          </table:table-cell>
          <table:table-cell office:value-type="float" office:value="6.45" calcext:value-type="float">
            <text:p>6,45</text:p>
          </table:table-cell>
          <table:table-cell table:number-columns-repeated="5"/>
        </table:table-row>
        <table:table-row table:style-name="ro1">
          <table:table-cell office:value-type="float" office:value="5952135" calcext:value-type="float">
            <text:p>5952135</text:p>
          </table:table-cell>
          <table:table-cell office:value-type="float" office:value="2.85" calcext:value-type="float">
            <text:p>2,85</text:p>
          </table:table-cell>
          <table:table-cell table:number-columns-repeated="5"/>
        </table:table-row>
        <table:table-row table:style-name="ro1">
          <table:table-cell office:value-type="float" office:value="5952136" calcext:value-type="float">
            <text:p>5952136</text:p>
          </table:table-cell>
          <table:table-cell office:value-type="float" office:value="110.78" calcext:value-type="float">
            <text:p>110,78</text:p>
          </table:table-cell>
          <table:table-cell table:number-columns-repeated="5"/>
        </table:table-row>
        <table:table-row table:style-name="ro1">
          <table:table-cell office:value-type="float" office:value="5952137" calcext:value-type="float">
            <text:p>5952137</text:p>
          </table:table-cell>
          <table:table-cell office:value-type="float" office:value="6.16" calcext:value-type="float">
            <text:p>6,16</text:p>
          </table:table-cell>
          <table:table-cell table:number-columns-repeated="5"/>
        </table:table-row>
        <table:table-row table:style-name="ro1">
          <table:table-cell office:value-type="float" office:value="5952138" calcext:value-type="float">
            <text:p>5952138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2139" calcext:value-type="float">
            <text:p>5952139</text:p>
          </table:table-cell>
          <table:table-cell office:value-type="float" office:value="11.45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float" office:value="5952140" calcext:value-type="float">
            <text:p>5952140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5952141" calcext:value-type="float">
            <text:p>5952141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952142" calcext:value-type="float">
            <text:p>5952142</text:p>
          </table:table-cell>
          <table:table-cell office:value-type="float" office:value="19.81" calcext:value-type="float">
            <text:p>19,81</text:p>
          </table:table-cell>
          <table:table-cell table:number-columns-repeated="5"/>
        </table:table-row>
        <table:table-row table:style-name="ro1">
          <table:table-cell office:value-type="float" office:value="5952143" calcext:value-type="float">
            <text:p>5952143</text:p>
          </table:table-cell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office:value-type="float" office:value="5952144" calcext:value-type="float">
            <text:p>5952144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2145" calcext:value-type="float">
            <text:p>5952145</text:p>
          </table:table-cell>
          <table:table-cell office:value-type="float" office:value="8.49" calcext:value-type="float">
            <text:p>8,49</text:p>
          </table:table-cell>
          <table:table-cell table:number-columns-repeated="5"/>
        </table:table-row>
        <table:table-row table:style-name="ro1">
          <table:table-cell office:value-type="float" office:value="5952146" calcext:value-type="float">
            <text:p>5952146</text:p>
          </table:table-cell>
          <table:table-cell office:value-type="float" office:value="2.95" calcext:value-type="float">
            <text:p>2,95</text:p>
          </table:table-cell>
          <table:table-cell table:number-columns-repeated="5"/>
        </table:table-row>
        <table:table-row table:style-name="ro1">
          <table:table-cell office:value-type="float" office:value="5952147" calcext:value-type="float">
            <text:p>5952147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2148" calcext:value-type="float">
            <text:p>5952148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1">
          <table:table-cell office:value-type="float" office:value="5952149" calcext:value-type="float">
            <text:p>5952149</text:p>
          </table:table-cell>
          <table:table-cell office:value-type="float" office:value="4.38" calcext:value-type="float">
            <text:p>4,38</text:p>
          </table:table-cell>
          <table:table-cell table:number-columns-repeated="5"/>
        </table:table-row>
        <table:table-row table:style-name="ro1">
          <table:table-cell office:value-type="float" office:value="5952150" calcext:value-type="float">
            <text:p>5952150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2151" calcext:value-type="float">
            <text:p>5952151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2152" calcext:value-type="float">
            <text:p>5952152</text:p>
          </table:table-cell>
          <table:table-cell office:value-type="float" office:value="4.24" calcext:value-type="float">
            <text:p>4,24</text:p>
          </table:table-cell>
          <table:table-cell table:number-columns-repeated="5"/>
        </table:table-row>
        <table:table-row table:style-name="ro1">
          <table:table-cell office:value-type="float" office:value="5952153" calcext:value-type="float">
            <text:p>5952153</text:p>
          </table:table-cell>
          <table:table-cell office:value-type="float" office:value="4.25" calcext:value-type="float">
            <text:p>4,25</text:p>
          </table:table-cell>
          <table:table-cell table:number-columns-repeated="5"/>
        </table:table-row>
        <table:table-row table:style-name="ro1">
          <table:table-cell office:value-type="float" office:value="5952154" calcext:value-type="float">
            <text:p>5952154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float" office:value="5952155" calcext:value-type="float">
            <text:p>5952155</text:p>
          </table:table-cell>
          <table:table-cell office:value-type="float" office:value="1.84" calcext:value-type="float">
            <text:p>1,84</text:p>
          </table:table-cell>
          <table:table-cell table:number-columns-repeated="5"/>
        </table:table-row>
        <table:table-row table:style-name="ro1">
          <table:table-cell office:value-type="float" office:value="5952156" calcext:value-type="float">
            <text:p>5952156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2157" calcext:value-type="float">
            <text:p>5952157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2158" calcext:value-type="float">
            <text:p>5952158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2159" calcext:value-type="float">
            <text:p>5952159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5952160" calcext:value-type="float">
            <text:p>5952160</text:p>
          </table:table-cell>
          <table:table-cell office:value-type="float" office:value="2.09" calcext:value-type="float">
            <text:p>2,09</text:p>
          </table:table-cell>
          <table:table-cell table:number-columns-repeated="5"/>
        </table:table-row>
        <table:table-row table:style-name="ro1">
          <table:table-cell office:value-type="float" office:value="5952161" calcext:value-type="float">
            <text:p>5952161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5952162" calcext:value-type="float">
            <text:p>5952162</text:p>
          </table:table-cell>
          <table:table-cell office:value-type="float" office:value="1.16" calcext:value-type="float">
            <text:p>1,16</text:p>
          </table:table-cell>
          <table:table-cell table:number-columns-repeated="5"/>
        </table:table-row>
        <table:table-row table:style-name="ro1">
          <table:table-cell office:value-type="float" office:value="5952163" calcext:value-type="float">
            <text:p>5952163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2164" calcext:value-type="float">
            <text:p>5952164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52165" calcext:value-type="float">
            <text:p>5952165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2166" calcext:value-type="float">
            <text:p>595216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office:value-type="float" office:value="5952167" calcext:value-type="float">
            <text:p>5952167</text:p>
          </table:table-cell>
          <table:table-cell office:value-type="float" office:value="3.78" calcext:value-type="float">
            <text:p>3,78</text:p>
          </table:table-cell>
          <table:table-cell table:number-columns-repeated="5"/>
        </table:table-row>
        <table:table-row table:style-name="ro1">
          <table:table-cell office:value-type="float" office:value="5952168" calcext:value-type="float">
            <text:p>5952168</text:p>
          </table:table-cell>
          <table:table-cell office:value-type="float" office:value="8.8" calcext:value-type="float">
            <text:p>8,8</text:p>
          </table:table-cell>
          <table:table-cell table:number-columns-repeated="5"/>
        </table:table-row>
        <table:table-row table:style-name="ro1">
          <table:table-cell office:value-type="float" office:value="5952169" calcext:value-type="float">
            <text:p>5952169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2170" calcext:value-type="float">
            <text:p>5952170</text:p>
          </table:table-cell>
          <table:table-cell office:value-type="float" office:value="2.55" calcext:value-type="float">
            <text:p>2,55</text:p>
          </table:table-cell>
          <table:table-cell table:number-columns-repeated="5"/>
        </table:table-row>
        <table:table-row table:style-name="ro1">
          <table:table-cell office:value-type="float" office:value="5952171" calcext:value-type="float">
            <text:p>5952171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5952172" calcext:value-type="float">
            <text:p>5952172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2173" calcext:value-type="float">
            <text:p>5952173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2174" calcext:value-type="float">
            <text:p>5952174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2175" calcext:value-type="float">
            <text:p>5952175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2176" calcext:value-type="float">
            <text:p>5952176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2177" calcext:value-type="float">
            <text:p>5952177</text:p>
          </table:table-cell>
          <table:table-cell office:value-type="float" office:value="8.56" calcext:value-type="float">
            <text:p>8,56</text:p>
          </table:table-cell>
          <table:table-cell table:number-columns-repeated="5"/>
        </table:table-row>
        <table:table-row table:style-name="ro1">
          <table:table-cell office:value-type="float" office:value="5952178" calcext:value-type="float">
            <text:p>5952178</text:p>
          </table:table-cell>
          <table:table-cell office:value-type="float" office:value="1.87" calcext:value-type="float">
            <text:p>1,87</text:p>
          </table:table-cell>
          <table:table-cell table:number-columns-repeated="5"/>
        </table:table-row>
        <table:table-row table:style-name="ro1">
          <table:table-cell office:value-type="float" office:value="5952179" calcext:value-type="float">
            <text:p>5952179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2180" calcext:value-type="float">
            <text:p>5952180</text:p>
          </table:table-cell>
          <table:table-cell office:value-type="float" office:value="1.96" calcext:value-type="float">
            <text:p>1,96</text:p>
          </table:table-cell>
          <table:table-cell table:number-columns-repeated="5"/>
        </table:table-row>
        <table:table-row table:style-name="ro1">
          <table:table-cell office:value-type="float" office:value="5952181" calcext:value-type="float">
            <text:p>5952181</text:p>
          </table:table-cell>
          <table:table-cell office:value-type="float" office:value="2.73" calcext:value-type="float">
            <text:p>2,73</text:p>
          </table:table-cell>
          <table:table-cell table:number-columns-repeated="5"/>
        </table:table-row>
        <table:table-row table:style-name="ro1">
          <table:table-cell office:value-type="float" office:value="5952182" calcext:value-type="float">
            <text:p>5952182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2183" calcext:value-type="float">
            <text:p>5952183</text:p>
          </table:table-cell>
          <table:table-cell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office:value-type="float" office:value="5952184" calcext:value-type="float">
            <text:p>5952184</text:p>
          </table:table-cell>
          <table:table-cell office:value-type="float" office:value="4.43" calcext:value-type="float">
            <text:p>4,43</text:p>
          </table:table-cell>
          <table:table-cell table:number-columns-repeated="5"/>
        </table:table-row>
        <table:table-row table:style-name="ro1">
          <table:table-cell office:value-type="float" office:value="5952185" calcext:value-type="float">
            <text:p>5952185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2186" calcext:value-type="float">
            <text:p>5952186</text:p>
          </table:table-cell>
          <table:table-cell office:value-type="float" office:value="7.9" calcext:value-type="float">
            <text:p>7,9</text:p>
          </table:table-cell>
          <table:table-cell table:number-columns-repeated="5"/>
        </table:table-row>
        <table:table-row table:style-name="ro1">
          <table:table-cell office:value-type="float" office:value="5952187" calcext:value-type="float">
            <text:p>5952187</text:p>
          </table:table-cell>
          <table:table-cell office:value-type="float" office:value="5.37" calcext:value-type="float">
            <text:p>5,37</text:p>
          </table:table-cell>
          <table:table-cell table:number-columns-repeated="5"/>
        </table:table-row>
        <table:table-row table:style-name="ro1">
          <table:table-cell office:value-type="float" office:value="5952188" calcext:value-type="float">
            <text:p>5952188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2189" calcext:value-type="float">
            <text:p>5952189</text:p>
          </table:table-cell>
          <table:table-cell office:value-type="float" office:value="5.77" calcext:value-type="float">
            <text:p>5,77</text:p>
          </table:table-cell>
          <table:table-cell table:number-columns-repeated="5"/>
        </table:table-row>
        <table:table-row table:style-name="ro1">
          <table:table-cell office:value-type="float" office:value="5952190" calcext:value-type="float">
            <text:p>5952190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float" office:value="5952191" calcext:value-type="float">
            <text:p>5952191</text:p>
          </table:table-cell>
          <table:table-cell office:value-type="float" office:value="5.43" calcext:value-type="float">
            <text:p>5,43</text:p>
          </table:table-cell>
          <table:table-cell table:number-columns-repeated="5"/>
        </table:table-row>
        <table:table-row table:style-name="ro1">
          <table:table-cell office:value-type="float" office:value="5952192" calcext:value-type="float">
            <text:p>5952192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1">
          <table:table-cell office:value-type="float" office:value="5952193" calcext:value-type="float">
            <text:p>5952193</text:p>
          </table:table-cell>
          <table:table-cell office:value-type="float" office:value="5.71" calcext:value-type="float">
            <text:p>5,71</text:p>
          </table:table-cell>
          <table:table-cell table:number-columns-repeated="5"/>
        </table:table-row>
        <table:table-row table:style-name="ro1">
          <table:table-cell office:value-type="float" office:value="5952194" calcext:value-type="float">
            <text:p>5952194</text:p>
          </table:table-cell>
          <table:table-cell office:value-type="float" office:value="5.03" calcext:value-type="float">
            <text:p>5,03</text:p>
          </table:table-cell>
          <table:table-cell table:number-columns-repeated="5"/>
        </table:table-row>
        <table:table-row table:style-name="ro1">
          <table:table-cell office:value-type="float" office:value="5952195" calcext:value-type="float">
            <text:p>5952195</text:p>
          </table:table-cell>
          <table:table-cell office:value-type="float" office:value="3.53" calcext:value-type="float">
            <text:p>3,53</text:p>
          </table:table-cell>
          <table:table-cell table:number-columns-repeated="5"/>
        </table:table-row>
        <table:table-row table:style-name="ro1">
          <table:table-cell office:value-type="float" office:value="5952196" calcext:value-type="float">
            <text:p>5952196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52197" calcext:value-type="float">
            <text:p>5952197</text:p>
          </table:table-cell>
          <table:table-cell office:value-type="float" office:value="7.01" calcext:value-type="float">
            <text:p>7,01</text:p>
          </table:table-cell>
          <table:table-cell table:number-columns-repeated="5"/>
        </table:table-row>
        <table:table-row table:style-name="ro1">
          <table:table-cell office:value-type="float" office:value="5952198" calcext:value-type="float">
            <text:p>5952198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5952199" calcext:value-type="float">
            <text:p>5952199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2200" calcext:value-type="float">
            <text:p>5952200</text:p>
          </table:table-cell>
          <table:table-cell office:value-type="float" office:value="2.84" calcext:value-type="float">
            <text:p>2,84</text:p>
          </table:table-cell>
          <table:table-cell table:number-columns-repeated="5"/>
        </table:table-row>
        <table:table-row table:style-name="ro1">
          <table:table-cell office:value-type="float" office:value="5952201" calcext:value-type="float">
            <text:p>5952201</text:p>
          </table:table-cell>
          <table:table-cell office:value-type="float" office:value="8.58" calcext:value-type="float">
            <text:p>8,58</text:p>
          </table:table-cell>
          <table:table-cell table:number-columns-repeated="5"/>
        </table:table-row>
        <table:table-row table:style-name="ro1">
          <table:table-cell office:value-type="float" office:value="5952202" calcext:value-type="float">
            <text:p>5952202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float" office:value="5952203" calcext:value-type="float">
            <text:p>5952203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5952204" calcext:value-type="float">
            <text:p>5952204</text:p>
          </table:table-cell>
          <table:table-cell office:value-type="float" office:value="8.64" calcext:value-type="float">
            <text:p>8,64</text:p>
          </table:table-cell>
          <table:table-cell table:number-columns-repeated="5"/>
        </table:table-row>
        <table:table-row table:style-name="ro1">
          <table:table-cell office:value-type="float" office:value="5952205" calcext:value-type="float">
            <text:p>5952205</text:p>
          </table:table-cell>
          <table:table-cell office:value-type="float" office:value="3.71" calcext:value-type="float">
            <text:p>3,71</text:p>
          </table:table-cell>
          <table:table-cell table:number-columns-repeated="5"/>
        </table:table-row>
        <table:table-row table:style-name="ro1">
          <table:table-cell office:value-type="float" office:value="5952206" calcext:value-type="float">
            <text:p>5952206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float" office:value="5952207" calcext:value-type="float">
            <text:p>5952207</text:p>
          </table:table-cell>
          <table:table-cell office:value-type="float" office:value="20.02" calcext:value-type="float">
            <text:p>20,02</text:p>
          </table:table-cell>
          <table:table-cell table:number-columns-repeated="5"/>
        </table:table-row>
        <table:table-row table:style-name="ro1">
          <table:table-cell office:value-type="float" office:value="5952208" calcext:value-type="float">
            <text:p>5952208</text:p>
          </table:table-cell>
          <table:table-cell office:value-type="float" office:value="6.89" calcext:value-type="float">
            <text:p>6,89</text:p>
          </table:table-cell>
          <table:table-cell table:number-columns-repeated="5"/>
        </table:table-row>
        <table:table-row table:style-name="ro1">
          <table:table-cell office:value-type="float" office:value="5952209" calcext:value-type="float">
            <text:p>5952209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952210" calcext:value-type="float">
            <text:p>5952210</text:p>
          </table:table-cell>
          <table:table-cell office:value-type="float" office:value="21.16" calcext:value-type="float">
            <text:p>21,16</text:p>
          </table:table-cell>
          <table:table-cell table:number-columns-repeated="5"/>
        </table:table-row>
        <table:table-row table:style-name="ro1">
          <table:table-cell office:value-type="float" office:value="5952211" calcext:value-type="float">
            <text:p>5952211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2212" calcext:value-type="float">
            <text:p>5952212</text:p>
          </table:table-cell>
          <table:table-cell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office:value-type="float" office:value="5952213" calcext:value-type="float">
            <text:p>5952213</text:p>
          </table:table-cell>
          <table:table-cell office:value-type="float" office:value="21.69" calcext:value-type="float">
            <text:p>21,69</text:p>
          </table:table-cell>
          <table:table-cell table:number-columns-repeated="5"/>
        </table:table-row>
        <table:table-row table:style-name="ro1">
          <table:table-cell office:value-type="float" office:value="5952214" calcext:value-type="float">
            <text:p>5952214</text:p>
          </table:table-cell>
          <table:table-cell office:value-type="float" office:value="12.63" calcext:value-type="float">
            <text:p>12,63</text:p>
          </table:table-cell>
          <table:table-cell table:number-columns-repeated="5"/>
        </table:table-row>
        <table:table-row table:style-name="ro1">
          <table:table-cell office:value-type="float" office:value="5952215" calcext:value-type="float">
            <text:p>5952215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2216" calcext:value-type="float">
            <text:p>5952216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5952217" calcext:value-type="float">
            <text:p>5952217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2218" calcext:value-type="float">
            <text:p>5952218</text:p>
          </table:table-cell>
          <table:table-cell office:value-type="float" office:value="4.76" calcext:value-type="float">
            <text:p>4,76</text:p>
          </table:table-cell>
          <table:table-cell table:number-columns-repeated="5"/>
        </table:table-row>
        <table:table-row table:style-name="ro1">
          <table:table-cell office:value-type="float" office:value="5952219" calcext:value-type="float">
            <text:p>5952219</text:p>
          </table:table-cell>
          <table:table-cell office:value-type="float" office:value="6.11" calcext:value-type="float">
            <text:p>6,11</text:p>
          </table:table-cell>
          <table:table-cell table:number-columns-repeated="5"/>
        </table:table-row>
        <table:table-row table:style-name="ro1">
          <table:table-cell office:value-type="float" office:value="5952220" calcext:value-type="float">
            <text:p>5952220</text:p>
          </table:table-cell>
          <table:table-cell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5952221" calcext:value-type="float">
            <text:p>595222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952222" calcext:value-type="float">
            <text:p>5952222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float" office:value="5952223" calcext:value-type="float">
            <text:p>5952223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2224" calcext:value-type="float">
            <text:p>5952224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952225" calcext:value-type="float">
            <text:p>5952225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2226" calcext:value-type="float">
            <text:p>5952226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2227" calcext:value-type="float">
            <text:p>5952227</text:p>
          </table:table-cell>
          <table:table-cell office:value-type="float" office:value="2.73" calcext:value-type="float">
            <text:p>2,73</text:p>
          </table:table-cell>
          <table:table-cell table:number-columns-repeated="5"/>
        </table:table-row>
        <table:table-row table:style-name="ro1">
          <table:table-cell office:value-type="float" office:value="5952228" calcext:value-type="float">
            <text:p>5952228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2229" calcext:value-type="float">
            <text:p>5952229</text:p>
          </table:table-cell>
          <table:table-cell office:value-type="float" office:value="3.06" calcext:value-type="float">
            <text:p>3,06</text:p>
          </table:table-cell>
          <table:table-cell table:number-columns-repeated="5"/>
        </table:table-row>
        <table:table-row table:style-name="ro1">
          <table:table-cell office:value-type="float" office:value="5952230" calcext:value-type="float">
            <text:p>5952230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float" office:value="5952231" calcext:value-type="float">
            <text:p>5952231</text:p>
          </table:table-cell>
          <table:table-cell office:value-type="float" office:value="5.07" calcext:value-type="float">
            <text:p>5,07</text:p>
          </table:table-cell>
          <table:table-cell table:number-columns-repeated="5"/>
        </table:table-row>
        <table:table-row table:style-name="ro1">
          <table:table-cell office:value-type="float" office:value="5952232" calcext:value-type="float">
            <text:p>5952232</text:p>
          </table:table-cell>
          <table:table-cell office:value-type="float" office:value="3.65" calcext:value-type="float">
            <text:p>3,65</text:p>
          </table:table-cell>
          <table:table-cell table:number-columns-repeated="5"/>
        </table:table-row>
        <table:table-row table:style-name="ro1">
          <table:table-cell office:value-type="float" office:value="5952233" calcext:value-type="float">
            <text:p>5952233</text:p>
          </table:table-cell>
          <table:table-cell office:value-type="float" office:value="13.33" calcext:value-type="float">
            <text:p>13,33</text:p>
          </table:table-cell>
          <table:table-cell table:number-columns-repeated="5"/>
        </table:table-row>
        <table:table-row table:style-name="ro1">
          <table:table-cell office:value-type="float" office:value="5952234" calcext:value-type="float">
            <text:p>5952234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2235" calcext:value-type="float">
            <text:p>5952235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2236" calcext:value-type="float">
            <text:p>5952236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2237" calcext:value-type="float">
            <text:p>5952237</text:p>
          </table:table-cell>
          <table:table-cell office:value-type="float" office:value="7.6" calcext:value-type="float">
            <text:p>7,6</text:p>
          </table:table-cell>
          <table:table-cell table:number-columns-repeated="5"/>
        </table:table-row>
        <table:table-row table:style-name="ro1">
          <table:table-cell office:value-type="float" office:value="5952238" calcext:value-type="float">
            <text:p>5952238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5952239" calcext:value-type="float">
            <text:p>5952239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 office:value-type="float" office:value="5952240" calcext:value-type="float">
            <text:p>5952240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5952241" calcext:value-type="float">
            <text:p>5952241</text:p>
          </table:table-cell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office:value-type="float" office:value="5952242" calcext:value-type="float">
            <text:p>5952242</text:p>
          </table:table-cell>
          <table:table-cell office:value-type="float" office:value="3.36" calcext:value-type="float">
            <text:p>3,36</text:p>
          </table:table-cell>
          <table:table-cell table:number-columns-repeated="5"/>
        </table:table-row>
        <table:table-row table:style-name="ro1">
          <table:table-cell office:value-type="float" office:value="5952243" calcext:value-type="float">
            <text:p>5952243</text:p>
          </table:table-cell>
          <table:table-cell office:value-type="float" office:value="4.56" calcext:value-type="float">
            <text:p>4,56</text:p>
          </table:table-cell>
          <table:table-cell table:number-columns-repeated="5"/>
        </table:table-row>
        <table:table-row table:style-name="ro1">
          <table:table-cell office:value-type="float" office:value="5952244" calcext:value-type="float">
            <text:p>5952244</text:p>
          </table:table-cell>
          <table:table-cell office:value-type="float" office:value="1.15" calcext:value-type="float">
            <text:p>1,15</text:p>
          </table:table-cell>
          <table:table-cell table:number-columns-repeated="5"/>
        </table:table-row>
        <table:table-row table:style-name="ro1">
          <table:table-cell office:value-type="float" office:value="5952245" calcext:value-type="float">
            <text:p>5952245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2246" calcext:value-type="float">
            <text:p>5952246</text:p>
          </table:table-cell>
          <table:table-cell office:value-type="float" office:value="1.97" calcext:value-type="float">
            <text:p>1,97</text:p>
          </table:table-cell>
          <table:table-cell table:number-columns-repeated="5"/>
        </table:table-row>
        <table:table-row table:style-name="ro1">
          <table:table-cell office:value-type="float" office:value="5952247" calcext:value-type="float">
            <text:p>5952247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2248" calcext:value-type="float">
            <text:p>595224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2249" calcext:value-type="float">
            <text:p>5952249</text:p>
          </table:table-cell>
          <table:table-cell office:value-type="float" office:value="7.65" calcext:value-type="float">
            <text:p>7,65</text:p>
          </table:table-cell>
          <table:table-cell table:number-columns-repeated="5"/>
        </table:table-row>
        <table:table-row table:style-name="ro1">
          <table:table-cell office:value-type="float" office:value="5952250" calcext:value-type="float">
            <text:p>5952250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2251" calcext:value-type="float">
            <text:p>5952251</text:p>
          </table:table-cell>
          <table:table-cell office:value-type="float" office:value="1.81" calcext:value-type="float">
            <text:p>1,81</text:p>
          </table:table-cell>
          <table:table-cell table:number-columns-repeated="5"/>
        </table:table-row>
        <table:table-row table:style-name="ro1">
          <table:table-cell office:value-type="float" office:value="5952252" calcext:value-type="float">
            <text:p>5952252</text:p>
          </table:table-cell>
          <table:table-cell office:value-type="float" office:value="32.38" calcext:value-type="float">
            <text:p>32,38</text:p>
          </table:table-cell>
          <table:table-cell table:number-columns-repeated="5"/>
        </table:table-row>
        <table:table-row table:style-name="ro1">
          <table:table-cell office:value-type="float" office:value="5952253" calcext:value-type="float">
            <text:p>5952253</text:p>
          </table:table-cell>
          <table:table-cell office:value-type="float" office:value="1.18" calcext:value-type="float">
            <text:p>1,18</text:p>
          </table:table-cell>
          <table:table-cell table:number-columns-repeated="5"/>
        </table:table-row>
        <table:table-row table:style-name="ro1">
          <table:table-cell office:value-type="float" office:value="5952254" calcext:value-type="float">
            <text:p>5952254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2255" calcext:value-type="float">
            <text:p>5952255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2256" calcext:value-type="float">
            <text:p>5952256</text:p>
          </table:table-cell>
          <table:table-cell office:value-type="float" office:value="1.12" calcext:value-type="float">
            <text:p>1,12</text:p>
          </table:table-cell>
          <table:table-cell table:number-columns-repeated="5"/>
        </table:table-row>
        <table:table-row table:style-name="ro1">
          <table:table-cell office:value-type="float" office:value="5952257" calcext:value-type="float">
            <text:p>5952257</text:p>
          </table:table-cell>
          <table:table-cell office:value-type="float" office:value="2.71" calcext:value-type="float">
            <text:p>2,71</text:p>
          </table:table-cell>
          <table:table-cell table:number-columns-repeated="5"/>
        </table:table-row>
        <table:table-row table:style-name="ro1">
          <table:table-cell office:value-type="float" office:value="5952258" calcext:value-type="float">
            <text:p>5952258</text:p>
          </table:table-cell>
          <table:table-cell office:value-type="float" office:value="1.47" calcext:value-type="float">
            <text:p>1,47</text:p>
          </table:table-cell>
          <table:table-cell table:number-columns-repeated="5"/>
        </table:table-row>
        <table:table-row table:style-name="ro1">
          <table:table-cell office:value-type="float" office:value="5952259" calcext:value-type="float">
            <text:p>5952259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260" calcext:value-type="float">
            <text:p>595226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2261" calcext:value-type="float">
            <text:p>5952261</text:p>
          </table:table-cell>
          <table:table-cell office:value-type="float" office:value="6.06" calcext:value-type="float">
            <text:p>6,06</text:p>
          </table:table-cell>
          <table:table-cell table:number-columns-repeated="5"/>
        </table:table-row>
        <table:table-row table:style-name="ro1">
          <table:table-cell office:value-type="float" office:value="5952262" calcext:value-type="float">
            <text:p>5952262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2263" calcext:value-type="float">
            <text:p>5952263</text:p>
          </table:table-cell>
          <table:table-cell office:value-type="float" office:value="6.25" calcext:value-type="float">
            <text:p>6,25</text:p>
          </table:table-cell>
          <table:table-cell table:number-columns-repeated="5"/>
        </table:table-row>
        <table:table-row table:style-name="ro1">
          <table:table-cell office:value-type="float" office:value="5952264" calcext:value-type="float">
            <text:p>5952264</text:p>
          </table:table-cell>
          <table:table-cell office:value-type="float" office:value="1.93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float" office:value="5952265" calcext:value-type="float">
            <text:p>5952265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2266" calcext:value-type="float">
            <text:p>5952266</text:p>
          </table:table-cell>
          <table:table-cell office:value-type="float" office:value="3.13" calcext:value-type="float">
            <text:p>3,13</text:p>
          </table:table-cell>
          <table:table-cell table:number-columns-repeated="5"/>
        </table:table-row>
        <table:table-row table:style-name="ro1">
          <table:table-cell office:value-type="float" office:value="5952267" calcext:value-type="float">
            <text:p>5952267</text:p>
          </table:table-cell>
          <table:table-cell office:value-type="float" office:value="6.1" calcext:value-type="float">
            <text:p>6,1</text:p>
          </table:table-cell>
          <table:table-cell table:number-columns-repeated="5"/>
        </table:table-row>
        <table:table-row table:style-name="ro1">
          <table:table-cell office:value-type="float" office:value="5952268" calcext:value-type="float">
            <text:p>5952268</text:p>
          </table:table-cell>
          <table:table-cell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5952269" calcext:value-type="float">
            <text:p>5952269</text:p>
          </table:table-cell>
          <table:table-cell office:value-type="float" office:value="2.64" calcext:value-type="float">
            <text:p>2,64</text:p>
          </table:table-cell>
          <table:table-cell table:number-columns-repeated="5"/>
        </table:table-row>
        <table:table-row table:style-name="ro1">
          <table:table-cell office:value-type="float" office:value="5952270" calcext:value-type="float">
            <text:p>5952270</text:p>
          </table:table-cell>
          <table:table-cell office:value-type="float" office:value="9.82" calcext:value-type="float">
            <text:p>9,82</text:p>
          </table:table-cell>
          <table:table-cell table:number-columns-repeated="5"/>
        </table:table-row>
        <table:table-row table:style-name="ro1">
          <table:table-cell office:value-type="float" office:value="5952271" calcext:value-type="float">
            <text:p>5952271</text:p>
          </table:table-cell>
          <table:table-cell office:value-type="float" office:value="1.4" calcext:value-type="float">
            <text:p>1,4</text:p>
          </table:table-cell>
          <table:table-cell table:number-columns-repeated="5"/>
        </table:table-row>
        <table:table-row table:style-name="ro1">
          <table:table-cell office:value-type="float" office:value="5952272" calcext:value-type="float">
            <text:p>5952272</text:p>
          </table:table-cell>
          <table:table-cell office:value-type="float" office:value="1.17" calcext:value-type="float">
            <text:p>1,17</text:p>
          </table:table-cell>
          <table:table-cell table:number-columns-repeated="5"/>
        </table:table-row>
        <table:table-row table:style-name="ro1">
          <table:table-cell office:value-type="float" office:value="5952273" calcext:value-type="float">
            <text:p>5952273</text:p>
          </table:table-cell>
          <table:table-cell office:value-type="float" office:value="1.54" calcext:value-type="float">
            <text:p>1,54</text:p>
          </table:table-cell>
          <table:table-cell table:number-columns-repeated="5"/>
        </table:table-row>
        <table:table-row table:style-name="ro1">
          <table:table-cell office:value-type="float" office:value="5952274" calcext:value-type="float">
            <text:p>5952274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2275" calcext:value-type="float">
            <text:p>59522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2276" calcext:value-type="float">
            <text:p>5952276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5952277" calcext:value-type="float">
            <text:p>5952277</text:p>
          </table:table-cell>
          <table:table-cell office:value-type="float" office:value="12.3" calcext:value-type="float">
            <text:p>12,3</text:p>
          </table:table-cell>
          <table:table-cell table:number-columns-repeated="5"/>
        </table:table-row>
        <table:table-row table:style-name="ro1">
          <table:table-cell office:value-type="float" office:value="5952278" calcext:value-type="float">
            <text:p>5952278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5952279" calcext:value-type="float">
            <text:p>5952279</text:p>
          </table:table-cell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float" office:value="5952280" calcext:value-type="float">
            <text:p>5952280</text:p>
          </table:table-cell>
          <table:table-cell office:value-type="float" office:value="2.41" calcext:value-type="float">
            <text:p>2,41</text:p>
          </table:table-cell>
          <table:table-cell table:number-columns-repeated="5"/>
        </table:table-row>
        <table:table-row table:style-name="ro1">
          <table:table-cell office:value-type="float" office:value="5952281" calcext:value-type="float">
            <text:p>5952281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2282" calcext:value-type="float">
            <text:p>5952282</text:p>
          </table:table-cell>
          <table:table-cell office:value-type="float" office:value="1.68" calcext:value-type="float">
            <text:p>1,68</text:p>
          </table:table-cell>
          <table:table-cell table:number-columns-repeated="5"/>
        </table:table-row>
        <table:table-row table:style-name="ro1">
          <table:table-cell office:value-type="float" office:value="5952283" calcext:value-type="float">
            <text:p>5952283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2284" calcext:value-type="float">
            <text:p>5952284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285" calcext:value-type="float">
            <text:p>5952285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2286" calcext:value-type="float">
            <text:p>5952286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2287" calcext:value-type="float">
            <text:p>5952287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288" calcext:value-type="float">
            <text:p>5952288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2289" calcext:value-type="float">
            <text:p>5952289</text:p>
          </table:table-cell>
          <table:table-cell office:value-type="float" office:value="14.13" calcext:value-type="float">
            <text:p>14,13</text:p>
          </table:table-cell>
          <table:table-cell table:number-columns-repeated="5"/>
        </table:table-row>
        <table:table-row table:style-name="ro1">
          <table:table-cell office:value-type="float" office:value="5952290" calcext:value-type="float">
            <text:p>5952290</text:p>
          </table:table-cell>
          <table:table-cell office:value-type="float" office:value="3.26" calcext:value-type="float">
            <text:p>3,26</text:p>
          </table:table-cell>
          <table:table-cell table:number-columns-repeated="5"/>
        </table:table-row>
        <table:table-row table:style-name="ro1">
          <table:table-cell office:value-type="float" office:value="5952291" calcext:value-type="float">
            <text:p>5952291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292" calcext:value-type="float">
            <text:p>5952292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2293" calcext:value-type="float">
            <text:p>5952293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952294" calcext:value-type="float">
            <text:p>5952294</text:p>
          </table:table-cell>
          <table:table-cell office:value-type="float" office:value="5.76" calcext:value-type="float">
            <text:p>5,76</text:p>
          </table:table-cell>
          <table:table-cell table:number-columns-repeated="5"/>
        </table:table-row>
        <table:table-row table:style-name="ro1">
          <table:table-cell office:value-type="float" office:value="5952295" calcext:value-type="float">
            <text:p>5952295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2296" calcext:value-type="float">
            <text:p>5952296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952297" calcext:value-type="float">
            <text:p>5952297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office:value-type="float" office:value="5952298" calcext:value-type="float">
            <text:p>5952298</text:p>
          </table:table-cell>
          <table:table-cell office:value-type="float" office:value="36.75" calcext:value-type="float">
            <text:p>36,75</text:p>
          </table:table-cell>
          <table:table-cell table:number-columns-repeated="5"/>
        </table:table-row>
        <table:table-row table:style-name="ro1">
          <table:table-cell office:value-type="float" office:value="5952299" calcext:value-type="float">
            <text:p>5952299</text:p>
          </table:table-cell>
          <table:table-cell office:value-type="float" office:value="2.91" calcext:value-type="float">
            <text:p>2,91</text:p>
          </table:table-cell>
          <table:table-cell table:number-columns-repeated="5"/>
        </table:table-row>
        <table:table-row table:style-name="ro1">
          <table:table-cell office:value-type="float" office:value="5952300" calcext:value-type="float">
            <text:p>5952300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office:value-type="float" office:value="5952301" calcext:value-type="float">
            <text:p>5952301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float" office:value="5952302" calcext:value-type="float">
            <text:p>5952302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5952303" calcext:value-type="float">
            <text:p>5952303</text:p>
          </table:table-cell>
          <table:table-cell office:value-type="float" office:value="1.39" calcext:value-type="float">
            <text:p>1,39</text:p>
          </table:table-cell>
          <table:table-cell table:number-columns-repeated="5"/>
        </table:table-row>
        <table:table-row table:style-name="ro1">
          <table:table-cell office:value-type="float" office:value="5952304" calcext:value-type="float">
            <text:p>5952304</text:p>
          </table:table-cell>
          <table:table-cell office:value-type="float" office:value="14.08" calcext:value-type="float">
            <text:p>14,08</text:p>
          </table:table-cell>
          <table:table-cell table:number-columns-repeated="5"/>
        </table:table-row>
        <table:table-row table:style-name="ro1">
          <table:table-cell office:value-type="float" office:value="5952305" calcext:value-type="float">
            <text:p>5952305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float" office:value="5952306" calcext:value-type="float">
            <text:p>5952306</text:p>
          </table:table-cell>
          <table:table-cell office:value-type="float" office:value="10.08" calcext:value-type="float">
            <text:p>10,08</text:p>
          </table:table-cell>
          <table:table-cell table:number-columns-repeated="5"/>
        </table:table-row>
        <table:table-row table:style-name="ro1">
          <table:table-cell office:value-type="float" office:value="5952307" calcext:value-type="float">
            <text:p>5952307</text:p>
          </table:table-cell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office:value-type="float" office:value="5952308" calcext:value-type="float">
            <text:p>5952308</text:p>
          </table:table-cell>
          <table:table-cell office:value-type="float" office:value="4.33" calcext:value-type="float">
            <text:p>4,33</text:p>
          </table:table-cell>
          <table:table-cell table:number-columns-repeated="5"/>
        </table:table-row>
        <table:table-row table:style-name="ro1">
          <table:table-cell office:value-type="float" office:value="5952309" calcext:value-type="float">
            <text:p>5952309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5952310" calcext:value-type="float">
            <text:p>5952310</text:p>
          </table:table-cell>
          <table:table-cell office:value-type="float" office:value="3.97" calcext:value-type="float">
            <text:p>3,97</text:p>
          </table:table-cell>
          <table:table-cell table:number-columns-repeated="5"/>
        </table:table-row>
        <table:table-row table:style-name="ro1">
          <table:table-cell office:value-type="float" office:value="5952311" calcext:value-type="float">
            <text:p>5952311</text:p>
          </table:table-cell>
          <table:table-cell office:value-type="float" office:value="8.2" calcext:value-type="float">
            <text:p>8,2</text:p>
          </table:table-cell>
          <table:table-cell table:number-columns-repeated="5"/>
        </table:table-row>
        <table:table-row table:style-name="ro1">
          <table:table-cell office:value-type="float" office:value="5952312" calcext:value-type="float">
            <text:p>5952312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float" office:value="5952313" calcext:value-type="float">
            <text:p>5952313</text:p>
          </table:table-cell>
          <table:table-cell office:value-type="float" office:value="2.56" calcext:value-type="float">
            <text:p>2,56</text:p>
          </table:table-cell>
          <table:table-cell table:number-columns-repeated="5"/>
        </table:table-row>
        <table:table-row table:style-name="ro1">
          <table:table-cell office:value-type="float" office:value="5952314" calcext:value-type="float">
            <text:p>5952314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float" office:value="5952315" calcext:value-type="float">
            <text:p>5952315</text:p>
          </table:table-cell>
          <table:table-cell office:value-type="float" office:value="2.54" calcext:value-type="float">
            <text:p>2,54</text:p>
          </table:table-cell>
          <table:table-cell table:number-columns-repeated="5"/>
        </table:table-row>
        <table:table-row table:style-name="ro1">
          <table:table-cell office:value-type="float" office:value="5952316" calcext:value-type="float">
            <text:p>5952316</text:p>
          </table:table-cell>
          <table:table-cell office:value-type="float" office:value="21.44" calcext:value-type="float">
            <text:p>21,44</text:p>
          </table:table-cell>
          <table:table-cell table:number-columns-repeated="5"/>
        </table:table-row>
        <table:table-row table:style-name="ro1">
          <table:table-cell office:value-type="float" office:value="5952317" calcext:value-type="float">
            <text:p>5952317</text:p>
          </table:table-cell>
          <table:table-cell office:value-type="float" office:value="1.65" calcext:value-type="float">
            <text:p>1,65</text:p>
          </table:table-cell>
          <table:table-cell table:number-columns-repeated="5"/>
        </table:table-row>
        <table:table-row table:style-name="ro1">
          <table:table-cell office:value-type="float" office:value="5952318" calcext:value-type="float">
            <text:p>5952318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5952319" calcext:value-type="float">
            <text:p>5952319</text:p>
          </table:table-cell>
          <table:table-cell office:value-type="float" office:value="3.82" calcext:value-type="float">
            <text:p>3,82</text:p>
          </table:table-cell>
          <table:table-cell table:number-columns-repeated="5"/>
        </table:table-row>
        <table:table-row table:style-name="ro1">
          <table:table-cell office:value-type="float" office:value="5952320" calcext:value-type="float">
            <text:p>5952320</text:p>
          </table:table-cell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office:value-type="float" office:value="5952321" calcext:value-type="float">
            <text:p>5952321</text:p>
          </table:table-cell>
          <table:table-cell office:value-type="float" office:value="1.22" calcext:value-type="float">
            <text:p>1,22</text:p>
          </table:table-cell>
          <table:table-cell table:number-columns-repeated="5"/>
        </table:table-row>
        <table:table-row table:style-name="ro1">
          <table:table-cell office:value-type="float" office:value="5952322" calcext:value-type="float">
            <text:p>5952322</text:p>
          </table:table-cell>
          <table:table-cell office:value-type="float" office:value="3.59" calcext:value-type="float">
            <text:p>3,59</text:p>
          </table:table-cell>
          <table:table-cell table:number-columns-repeated="5"/>
        </table:table-row>
        <table:table-row table:style-name="ro1">
          <table:table-cell office:value-type="float" office:value="5952323" calcext:value-type="float">
            <text:p>5952323</text:p>
          </table:table-cell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office:value-type="float" office:value="5952324" calcext:value-type="float">
            <text:p>5952324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float" office:value="5952325" calcext:value-type="float">
            <text:p>5952325</text:p>
          </table:table-cell>
          <table:table-cell office:value-type="float" office:value="1.26" calcext:value-type="float">
            <text:p>1,26</text:p>
          </table:table-cell>
          <table:table-cell table:number-columns-repeated="5"/>
        </table:table-row>
        <table:table-row table:style-name="ro1">
          <table:table-cell office:value-type="float" office:value="5952326" calcext:value-type="float">
            <text:p>5952326</text:p>
          </table:table-cell>
          <table:table-cell office:value-type="float" office:value="1.57" calcext:value-type="float">
            <text:p>1,57</text:p>
          </table:table-cell>
          <table:table-cell table:number-columns-repeated="5"/>
        </table:table-row>
        <table:table-row table:style-name="ro1">
          <table:table-cell office:value-type="float" office:value="5952327" calcext:value-type="float">
            <text:p>5952327</text:p>
          </table:table-cell>
          <table:table-cell office:value-type="float" office:value="1.06" calcext:value-type="float">
            <text:p>1,06</text:p>
          </table:table-cell>
          <table:table-cell table:number-columns-repeated="5"/>
        </table:table-row>
        <table:table-row table:style-name="ro1">
          <table:table-cell office:value-type="float" office:value="5952328" calcext:value-type="float">
            <text:p>5952328</text:p>
          </table:table-cell>
          <table:table-cell office:value-type="float" office:value="1.34" calcext:value-type="float">
            <text:p>1,34</text:p>
          </table:table-cell>
          <table:table-cell table:number-columns-repeated="5"/>
        </table:table-row>
        <table:table-row table:style-name="ro1">
          <table:table-cell office:value-type="float" office:value="5952329" calcext:value-type="float">
            <text:p>5952329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2330" calcext:value-type="float">
            <text:p>5952330</text:p>
          </table:table-cell>
          <table:table-cell office:value-type="float" office:value="8.47" calcext:value-type="float">
            <text:p>8,47</text:p>
          </table:table-cell>
          <table:table-cell table:number-columns-repeated="5"/>
        </table:table-row>
        <table:table-row table:style-name="ro1">
          <table:table-cell office:value-type="float" office:value="5952331" calcext:value-type="float">
            <text:p>5952331</text:p>
          </table:table-cell>
          <table:table-cell office:value-type="float" office:value="5.86" calcext:value-type="float">
            <text:p>5,86</text:p>
          </table:table-cell>
          <table:table-cell table:number-columns-repeated="5"/>
        </table:table-row>
        <table:table-row table:style-name="ro1">
          <table:table-cell office:value-type="float" office:value="5952332" calcext:value-type="float">
            <text:p>5952332</text:p>
          </table:table-cell>
          <table:table-cell office:value-type="float" office:value="13.93" calcext:value-type="float">
            <text:p>13,93</text:p>
          </table:table-cell>
          <table:table-cell table:number-columns-repeated="5"/>
        </table:table-row>
        <table:table-row table:style-name="ro1">
          <table:table-cell office:value-type="float" office:value="5952333" calcext:value-type="float">
            <text:p>5952333</text:p>
          </table:table-cell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office:value-type="float" office:value="5952334" calcext:value-type="float">
            <text:p>5952334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office:value-type="float" office:value="5952335" calcext:value-type="float">
            <text:p>5952335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2336" calcext:value-type="float">
            <text:p>5952336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float" office:value="5952337" calcext:value-type="float">
            <text:p>5952337</text:p>
          </table:table-cell>
          <table:table-cell office:value-type="float" office:value="1.66" calcext:value-type="float">
            <text:p>1,66</text:p>
          </table:table-cell>
          <table:table-cell table:number-columns-repeated="5"/>
        </table:table-row>
        <table:table-row table:style-name="ro1">
          <table:table-cell office:value-type="float" office:value="5952338" calcext:value-type="float">
            <text:p>5952338</text:p>
          </table:table-cell>
          <table:table-cell office:value-type="float" office:value="1.32" calcext:value-type="float">
            <text:p>1,32</text:p>
          </table:table-cell>
          <table:table-cell table:number-columns-repeated="5"/>
        </table:table-row>
        <table:table-row table:style-name="ro1">
          <table:table-cell office:value-type="float" office:value="5952339" calcext:value-type="float">
            <text:p>5952339</text:p>
          </table:table-cell>
          <table:table-cell office:value-type="float" office:value="12.56" calcext:value-type="float">
            <text:p>12,56</text:p>
          </table:table-cell>
          <table:table-cell table:number-columns-repeated="5"/>
        </table:table-row>
        <table:table-row table:style-name="ro1">
          <table:table-cell office:value-type="float" office:value="5952340" calcext:value-type="float">
            <text:p>5952340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2341" calcext:value-type="float">
            <text:p>5952341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float" office:value="5952342" calcext:value-type="float">
            <text:p>5952342</text:p>
          </table:table-cell>
          <table:table-cell office:value-type="float" office:value="7.23" calcext:value-type="float">
            <text:p>7,23</text:p>
          </table:table-cell>
          <table:table-cell table:number-columns-repeated="5"/>
        </table:table-row>
        <table:table-row table:style-name="ro1">
          <table:table-cell office:value-type="float" office:value="5952343" calcext:value-type="float">
            <text:p>5952343</text:p>
          </table:table-cell>
          <table:table-cell office:value-type="float" office:value="5.77" calcext:value-type="float">
            <text:p>5,77</text:p>
          </table:table-cell>
          <table:table-cell table:number-columns-repeated="5"/>
        </table:table-row>
        <table:table-row table:style-name="ro1">
          <table:table-cell office:value-type="float" office:value="5952344" calcext:value-type="float">
            <text:p>5952344</text:p>
          </table:table-cell>
          <table:table-cell office:value-type="float" office:value="3.05" calcext:value-type="float">
            <text:p>3,05</text:p>
          </table:table-cell>
          <table:table-cell table:number-columns-repeated="5"/>
        </table:table-row>
        <table:table-row table:style-name="ro1">
          <table:table-cell office:value-type="float" office:value="5952345" calcext:value-type="float">
            <text:p>5952345</text:p>
          </table:table-cell>
          <table:table-cell office:value-type="float" office:value="4.37" calcext:value-type="float">
            <text:p>4,37</text:p>
          </table:table-cell>
          <table:table-cell table:number-columns-repeated="5"/>
        </table:table-row>
        <table:table-row table:style-name="ro1">
          <table:table-cell office:value-type="float" office:value="5952346" calcext:value-type="float">
            <text:p>5952346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1">
          <table:table-cell office:value-type="float" office:value="5952347" calcext:value-type="float">
            <text:p>5952347</text:p>
          </table:table-cell>
          <table:table-cell office:value-type="float" office:value="6.64" calcext:value-type="float">
            <text:p>6,64</text:p>
          </table:table-cell>
          <table:table-cell table:number-columns-repeated="5"/>
        </table:table-row>
        <table:table-row table:style-name="ro1">
          <table:table-cell office:value-type="float" office:value="5952348" calcext:value-type="float">
            <text:p>5952348</text:p>
          </table:table-cell>
          <table:table-cell office:value-type="float" office:value="1.38" calcext:value-type="float">
            <text:p>1,38</text:p>
          </table:table-cell>
          <table:table-cell table:number-columns-repeated="5"/>
        </table:table-row>
        <table:table-row table:style-name="ro1">
          <table:table-cell office:value-type="float" office:value="5952349" calcext:value-type="float">
            <text:p>5952349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2350" calcext:value-type="float">
            <text:p>5952350</text:p>
          </table:table-cell>
          <table:table-cell office:value-type="float" office:value="4.83" calcext:value-type="float">
            <text:p>4,83</text:p>
          </table:table-cell>
          <table:table-cell table:number-columns-repeated="5"/>
        </table:table-row>
        <table:table-row table:style-name="ro1">
          <table:table-cell office:value-type="float" office:value="5952351" calcext:value-type="float">
            <text:p>5952351</text:p>
          </table:table-cell>
          <table:table-cell office:value-type="float" office:value="5.3" calcext:value-type="float">
            <text:p>5,3</text:p>
          </table:table-cell>
          <table:table-cell table:number-columns-repeated="5"/>
        </table:table-row>
        <table:table-row table:style-name="ro1">
          <table:table-cell office:value-type="float" office:value="5952352" calcext:value-type="float">
            <text:p>5952352</text:p>
          </table:table-cell>
          <table:table-cell office:value-type="float" office:value="1.92" calcext:value-type="float">
            <text:p>1,92</text:p>
          </table:table-cell>
          <table:table-cell table:number-columns-repeated="5"/>
        </table:table-row>
        <table:table-row table:style-name="ro1">
          <table:table-cell office:value-type="float" office:value="5952353" calcext:value-type="float">
            <text:p>595235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float" office:value="5952354" calcext:value-type="float">
            <text:p>5952354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office:value-type="float" office:value="5952355" calcext:value-type="float">
            <text:p>595235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52356" calcext:value-type="float">
            <text:p>5952356</text:p>
          </table:table-cell>
          <table:table-cell office:value-type="float" office:value="11.42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float" office:value="5952357" calcext:value-type="float">
            <text:p>5952357</text:p>
          </table:table-cell>
          <table:table-cell office:value-type="float" office:value="1.04" calcext:value-type="float">
            <text:p>1,04</text:p>
          </table:table-cell>
          <table:table-cell table:number-columns-repeated="5"/>
        </table:table-row>
        <table:table-row table:style-name="ro1">
          <table:table-cell office:value-type="float" office:value="5952358" calcext:value-type="float">
            <text:p>5952358</text:p>
          </table:table-cell>
          <table:table-cell office:value-type="float" office:value="1.42" calcext:value-type="float">
            <text:p>1,42</text:p>
          </table:table-cell>
          <table:table-cell table:number-columns-repeated="5"/>
        </table:table-row>
        <table:table-row table:style-name="ro1">
          <table:table-cell office:value-type="float" office:value="5952359" calcext:value-type="float">
            <text:p>5952359</text:p>
          </table:table-cell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office:value-type="float" office:value="5952360" calcext:value-type="float">
            <text:p>5952360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952361" calcext:value-type="float">
            <text:p>5952361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952362" calcext:value-type="float">
            <text:p>5952362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5952363" calcext:value-type="float">
            <text:p>5952363</text:p>
          </table:table-cell>
          <table:table-cell office:value-type="float" office:value="1.1" calcext:value-type="float">
            <text:p>1,1</text:p>
          </table:table-cell>
          <table:table-cell table:number-columns-repeated="5"/>
        </table:table-row>
        <table:table-row table:style-name="ro1">
          <table:table-cell office:value-type="float" office:value="5952364" calcext:value-type="float">
            <text:p>5952364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office:value-type="float" office:value="5952365" calcext:value-type="float">
            <text:p>5952365</text:p>
          </table:table-cell>
          <table:table-cell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office:value-type="float" office:value="5952366" calcext:value-type="float">
            <text:p>5952366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2367" calcext:value-type="float">
            <text:p>5952367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 office:value-type="float" office:value="5952368" calcext:value-type="float">
            <text:p>5952368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5952369" calcext:value-type="float">
            <text:p>5952369</text:p>
          </table:table-cell>
          <table:table-cell office:value-type="float" office:value="2.66" calcext:value-type="float">
            <text:p>2,66</text:p>
          </table:table-cell>
          <table:table-cell table:number-columns-repeated="5"/>
        </table:table-row>
        <table:table-row table:style-name="ro1">
          <table:table-cell office:value-type="float" office:value="5952370" calcext:value-type="float">
            <text:p>5952370</text:p>
          </table:table-cell>
          <table:table-cell office:value-type="float" office:value="13.68" calcext:value-type="float">
            <text:p>13,68</text:p>
          </table:table-cell>
          <table:table-cell table:number-columns-repeated="5"/>
        </table:table-row>
        <table:table-row table:style-name="ro1">
          <table:table-cell office:value-type="float" office:value="5952371" calcext:value-type="float">
            <text:p>5952371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952372" calcext:value-type="float">
            <text:p>5952372</text:p>
          </table:table-cell>
          <table:table-cell office:value-type="float" office:value="4.98" calcext:value-type="float">
            <text:p>4,98</text:p>
          </table:table-cell>
          <table:table-cell table:number-columns-repeated="5"/>
        </table:table-row>
        <table:table-row table:style-name="ro1">
          <table:table-cell office:value-type="float" office:value="5952373" calcext:value-type="float">
            <text:p>5952373</text:p>
          </table:table-cell>
          <table:table-cell office:value-type="float" office:value="1.61" calcext:value-type="float">
            <text:p>1,61</text:p>
          </table:table-cell>
          <table:table-cell table:number-columns-repeated="5"/>
        </table:table-row>
        <table:table-row table:style-name="ro1">
          <table:table-cell office:value-type="float" office:value="5952374" calcext:value-type="float">
            <text:p>5952374</text:p>
          </table:table-cell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1">
          <table:table-cell office:value-type="float" office:value="5952375" calcext:value-type="float">
            <text:p>5952375</text:p>
          </table:table-cell>
          <table:table-cell office:value-type="float" office:value="2.07" calcext:value-type="float">
            <text:p>2,07</text:p>
          </table:table-cell>
          <table:table-cell table:number-columns-repeated="5"/>
        </table:table-row>
        <table:table-row table:style-name="ro1">
          <table:table-cell office:value-type="float" office:value="5952376" calcext:value-type="float">
            <text:p>5952376</text:p>
          </table:table-cell>
          <table:table-cell office:value-type="float" office:value="1.64" calcext:value-type="float">
            <text:p>1,64</text:p>
          </table:table-cell>
          <table:table-cell table:number-columns-repeated="5"/>
        </table:table-row>
        <table:table-row table:style-name="ro1">
          <table:table-cell office:value-type="float" office:value="5952377" calcext:value-type="float">
            <text:p>5952377</text:p>
          </table:table-cell>
          <table:table-cell office:value-type="float" office:value="1.59" calcext:value-type="float">
            <text:p>1,5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1:27:05.4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08:47:17.856000000</meta:creation-date>
    <dc:date>2023-09-10T11:40:41.529000000</dc:date>
    <meta:editing-duration>PT7H5M</meta:editing-duration>
    <meta:editing-cycles>104</meta:editing-cycles>
    <meta:generator>LibreOffice/7.2.3.2$Windows_X86_64 LibreOffice_project/d166454616c1632304285822f9c83ce2e660fd92</meta:generator>
    <meta:document-statistic meta:table-count="1" meta:cell-count="8762" meta:object-count="0"/>
  </office:meta>
</office:document-meta>
</file>